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Malgun Gothic" svg:font-family="Malgun Gothic" style:font-family-generic="swiss" style:font-pitch="variable" svg:panose-1="2 11 5 3 2 0 0 2 0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fo:language="en"/>
    </style:style>
    <style:style style:name="P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3" style:parent-style-name="Normal" style:family="paragraph">
      <style:paragraph-properties fo:margin-bottom="0in" fo:line-height="100%"/>
    </style:style>
    <style:style style:name="T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 style:parent-style-name="DefaultParagraphFont" style:family="text">
      <style:text-properties style:font-name="Times New Roman" style:font-name-asian="Times New Roman" style:font-name-complex="Times New Roman" fo:font-size="12pt" style:font-size-asian="12pt" style:font-size-complex="12pt"/>
    </style:style>
    <style:style style:name="T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7" style:parent-style-name="DefaultParagraphFont" style:family="text">
      <style:text-properties style:font-name="Times New Roman" style:font-name-asian="Times New Roman" style:font-name-complex="Times New Roman" fo:font-size="12pt" style:font-size-asian="12pt" style:font-size-complex="12pt"/>
    </style:style>
    <style:style style:name="P8" style:parent-style-name="Normal" style:family="paragraph">
      <style:paragraph-properties fo:margin-bottom="0in" fo:line-height="100%"/>
    </style:style>
    <style:style style:name="T9"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1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11"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ableColumn13" style:family="table-column">
      <style:table-column-properties style:column-width="3.6666in"/>
    </style:style>
    <style:style style:name="Table12" style:family="table">
      <style:table-properties style:width="3.6666in" fo:margin-left="0.1666in" table:align="left"/>
    </style:style>
    <style:style style:name="TableRow14" style:family="table-row">
      <style:table-row-properties/>
    </style:style>
    <style:style style:name="TableCell15" style:family="table-cell">
      <style:table-cell-properties fo:border-top="0.0104in solid #AAAAAA" fo:border-left="0.0104in solid #AAAAAA" fo:border-bottom="none" fo:border-right="0.0104in solid #AAAAAA" fo:background-color="#F9F9F9" style:writing-mode="lr-tb" style:vertical-align="middle" fo:padding-top="0.0333in" fo:padding-left="0.0666in" fo:padding-bottom="0.0333in" fo:padding-right="0.0666in"/>
    </style:style>
    <style:style style:name="P16" style:parent-style-name="Normal" style:family="paragraph">
      <style:paragraph-properties fo:text-align="center" fo:margin-bottom="0.1666in" style:line-height-at-least="0.2in"/>
      <style:text-properties style:font-name="Times New Roman" style:font-name-asian="Times New Roman" style:font-name-complex="Times New Roman" fo:font-weight="bold" style:font-weight-asian="bold" style:font-weight-complex="bold" fo:font-size="12.5pt" style:font-size-asian="12.5pt" style:font-size-complex="12.5pt"/>
    </style:style>
    <style:style style:name="TableRow17" style:family="table-row">
      <style:table-row-properties/>
    </style:style>
    <style:style style:name="TableCell18" style:family="table-cell">
      <style:table-cell-properties fo:border-top="none" fo:border-left="0.0104in solid #AAAAAA" fo:border-bottom="none" fo:border-right="0.0104in solid #AAAAAA" fo:background-color="#CCCCFF" style:writing-mode="lr-tb" style:vertical-align="middle" fo:padding-top="0.0166in" fo:padding-left="0.0166in" fo:padding-bottom="0.0166in" fo:padding-right="0.0166in"/>
    </style:style>
    <style:style style:name="P19" style:parent-style-name="Normal" style:family="paragraph">
      <style:paragraph-properties fo:text-align="center" fo:margin-bottom="0.1666in" style:line-height-at-least="0.2333in"/>
    </style:style>
    <style:style style:name="T20" style:parent-style-name="DefaultParagraphFont" style:family="text">
      <style:text-properties style:font-name="Times New Roman" style:font-name-asian="Times New Roman" style:font-name-complex="Times New Roman" fo:font-weight="bold" style:font-weight-asian="bold" style:font-weight-complex="bold" fo:color="#0000FF" fo:font-size="10.5pt" style:font-size-asian="10.5pt" style:font-size-complex="10.5pt" style:text-underline-type="single" style:text-underline-style="solid" style:text-underline-width="auto" style:text-underline-mode="continuous"/>
    </style:style>
    <style:style style:name="TableRow21" style:family="table-row">
      <style:table-row-properties/>
    </style:style>
    <style:style style:name="TableCell22" style:family="table-cell">
      <style:table-cell-properties fo:border-top="none" fo:border-left="0.0104in solid #AAAAAA" fo:border-bottom="none" fo:border-right="0.0104in solid #AAAAAA" fo:background-color="#F9F9F9" style:writing-mode="lr-tb" style:vertical-align="middle" fo:padding-top="0in" fo:padding-left="0.0166in" fo:padding-bottom="0.0666in" fo:padding-right="0.0166in"/>
    </style:style>
    <style:style style:name="P23" style:parent-style-name="Normal" style:family="paragraph">
      <style:paragraph-properties fo:text-align="center" fo:margin-top="0.0694in" fo:margin-bottom="0.0694in" style:line-height-at-least="0.2333in"/>
    </style:style>
    <style:style style:name="T24" style:parent-style-name="DefaultParagraphFont" style:family="text">
      <style:text-properties style:font-name="Times New Roman" style:font-name-asian="Times New Roman" style:font-name-complex="Times New Roman" fo:color="#0000FF" fo:font-size="10.5pt" style:font-size-asian="10.5pt" style:font-size-complex="10.5pt" style:text-underline-type="single" style:text-underline-style="solid" style:text-underline-width="auto" style:text-underline-mode="continuous"/>
    </style:style>
    <style:style style:name="P25" style:parent-style-name="Normal" style:family="paragraph">
      <style:paragraph-properties fo:text-align="center" fo:margin-top="0.0694in" fo:margin-bottom="0.0694in" style:line-height-at-least="0.2333in"/>
    </style:style>
    <style:style style:name="T26" style:parent-style-name="DefaultParagraphFont" style:family="text">
      <style:text-properties style:font-name="Times New Roman" style:font-name-asian="Times New Roman" style:font-name-complex="Times New Roman" fo:color="#0000FF" fo:font-size="10.5pt" style:font-size-asian="10.5pt" style:font-size-complex="10.5pt" style:text-underline-type="single" style:text-underline-style="solid" style:text-underline-width="auto" style:text-underline-mode="continuous"/>
    </style:style>
    <style:style style:name="P27" style:parent-style-name="Normal" style:family="paragraph">
      <style:paragraph-properties fo:text-align="center" fo:margin-top="0.0694in" fo:margin-bottom="0.0694in" style:line-height-at-least="0.2333in"/>
    </style:style>
    <style:style style:name="T28" style:parent-style-name="DefaultParagraphFont" style:family="text">
      <style:text-properties style:font-name="Times New Roman" style:font-name-asian="Times New Roman" style:font-name-complex="Times New Roman" fo:color="#0000FF" fo:font-size="10.5pt" style:font-size-asian="10.5pt" style:font-size-complex="10.5pt" style:text-underline-type="single" style:text-underline-style="solid" style:text-underline-width="auto" style:text-underline-mode="continuous"/>
    </style:style>
    <style:style style:name="P29" style:parent-style-name="Normal" style:family="paragraph">
      <style:paragraph-properties fo:text-align="center" fo:margin-top="0.0694in" fo:margin-bottom="0.0694in" style:line-height-at-least="0.2333in"/>
    </style:style>
    <style:style style:name="T30" style:parent-style-name="DefaultParagraphFont" style:family="text">
      <style:text-properties style:font-name="Times New Roman" style:font-name-asian="Times New Roman" style:font-name-complex="Times New Roman" fo:color="#0000FF" fo:font-size="10.5pt" style:font-size-asian="10.5pt" style:font-size-complex="10.5pt" style:text-underline-type="single" style:text-underline-style="solid" style:text-underline-width="auto" style:text-underline-mode="continuous"/>
    </style:style>
    <style:style style:name="P31" style:parent-style-name="Normal" style:family="paragraph">
      <style:paragraph-properties fo:text-align="center" fo:margin-top="0.0694in" fo:margin-bottom="0.0694in" style:line-height-at-least="0.2333in"/>
    </style:style>
    <style:style style:name="T32" style:parent-style-name="DefaultParagraphFont" style:family="text">
      <style:text-properties style:font-name="Times New Roman" style:font-name-asian="Times New Roman" style:font-name-complex="Times New Roman" fo:color="#0000FF" fo:font-size="10.5pt" style:font-size-asian="10.5pt" style:font-size-complex="10.5pt" style:text-underline-type="single" style:text-underline-style="solid" style:text-underline-width="auto" style:text-underline-mode="continuous"/>
    </style:style>
    <style:style style:name="P33" style:parent-style-name="Normal" style:family="paragraph">
      <style:paragraph-properties fo:text-align="center" fo:margin-top="0.0694in" fo:margin-bottom="0.0694in" style:line-height-at-least="0.2333in"/>
    </style:style>
    <style:style style:name="T34" style:parent-style-name="DefaultParagraphFont" style:family="text">
      <style:text-properties style:font-name="Times New Roman" style:font-name-asian="Times New Roman" style:font-name-complex="Times New Roman" fo:color="#0000FF" fo:font-size="10.5pt" style:font-size-asian="10.5pt" style:font-size-complex="10.5pt" style:text-underline-type="single" style:text-underline-style="solid" style:text-underline-width="auto" style:text-underline-mode="continuous"/>
    </style:style>
    <style:style style:name="P35" style:parent-style-name="Normal" style:family="paragraph">
      <style:paragraph-properties fo:text-align="center" fo:margin-top="0.0694in" fo:margin-bottom="0.0694in" style:line-height-at-least="0.2333in"/>
    </style:style>
    <style:style style:name="T36" style:parent-style-name="DefaultParagraphFont" style:family="text">
      <style:text-properties style:font-name="Times New Roman" style:font-name-asian="Times New Roman" style:font-name-complex="Times New Roman" fo:color="#0000FF" fo:font-size="10.5pt" style:font-size-asian="10.5pt" style:font-size-complex="10.5pt" style:text-underline-type="single" style:text-underline-style="solid" style:text-underline-width="auto" style:text-underline-mode="continuous"/>
    </style:style>
    <style:style style:name="P37" style:parent-style-name="Normal" style:family="paragraph">
      <style:paragraph-properties fo:text-align="center" fo:margin-top="0.0694in" fo:margin-bottom="0.0694in" style:line-height-at-least="0.2333in"/>
    </style:style>
    <style:style style:name="T38" style:parent-style-name="DefaultParagraphFont" style:family="text">
      <style:text-properties style:font-name="Times New Roman" style:font-name-asian="Times New Roman" style:font-name-complex="Times New Roman" fo:color="#0000FF" fo:font-size="10.5pt" style:font-size-asian="10.5pt" style:font-size-complex="10.5pt" style:text-underline-type="single" style:text-underline-style="solid" style:text-underline-width="auto" style:text-underline-mode="continuous"/>
    </style:style>
    <style:style style:name="P39" style:parent-style-name="Normal" style:family="paragraph">
      <style:paragraph-properties fo:text-align="center" fo:margin-top="0.0694in" fo:margin-bottom="0.0694in" style:line-height-at-least="0.2333in"/>
    </style:style>
    <style:style style:name="T40" style:parent-style-name="DefaultParagraphFont" style:family="text">
      <style:text-properties style:font-name="Times New Roman" style:font-name-asian="Times New Roman" style:font-name-complex="Times New Roman" fo:color="#0000FF" fo:font-size="10.5pt" style:font-size-asian="10.5pt" style:font-size-complex="10.5pt" style:text-underline-type="single" style:text-underline-style="solid" style:text-underline-width="auto" style:text-underline-mode="continuous"/>
    </style:style>
    <style:style style:name="P41" style:parent-style-name="Normal" style:family="paragraph">
      <style:paragraph-properties fo:text-align="center" fo:margin-top="0.0694in" fo:margin-bottom="0.0694in" style:line-height-at-least="0.2333in"/>
    </style:style>
    <style:style style:name="T42" style:parent-style-name="DefaultParagraphFont" style:family="text">
      <style:text-properties style:font-name="Times New Roman" style:font-name-asian="Times New Roman" style:font-name-complex="Times New Roman" fo:color="#0000FF" fo:font-size="10.5pt" style:font-size-asian="10.5pt" style:font-size-complex="10.5pt" style:text-underline-type="single" style:text-underline-style="solid" style:text-underline-width="auto" style:text-underline-mode="continuous"/>
    </style:style>
    <style:style style:name="P43" style:parent-style-name="Normal" style:family="paragraph">
      <style:paragraph-properties fo:text-align="center" fo:margin-top="0.0694in" fo:margin-bottom="0.0694in" style:line-height-at-least="0.2333in"/>
    </style:style>
    <style:style style:name="T44" style:parent-style-name="DefaultParagraphFont" style:family="text">
      <style:text-properties style:font-name="Times New Roman" style:font-name-asian="Times New Roman" style:font-name-complex="Times New Roman" fo:color="#0000FF" fo:font-size="10.5pt" style:font-size-asian="10.5pt" style:font-size-complex="10.5pt" style:text-underline-type="single" style:text-underline-style="solid" style:text-underline-width="auto" style:text-underline-mode="continuous"/>
    </style:style>
    <style:style style:name="P45" style:parent-style-name="Normal" style:family="paragraph">
      <style:paragraph-properties fo:text-align="center" fo:margin-top="0.0694in" fo:margin-bottom="0.0694in" style:line-height-at-least="0.2333in"/>
    </style:style>
    <style:style style:name="T46" style:parent-style-name="DefaultParagraphFont" style:family="text">
      <style:text-properties style:font-name="Times New Roman" style:font-name-asian="Times New Roman" style:font-name-complex="Times New Roman" fo:color="#0000FF" fo:font-size="10.5pt" style:font-size-asian="10.5pt" style:font-size-complex="10.5pt" style:text-underline-type="single" style:text-underline-style="solid" style:text-underline-width="auto" style:text-underline-mode="continuous"/>
    </style:style>
    <style:style style:name="P47" style:parent-style-name="Normal" style:family="paragraph">
      <style:paragraph-properties fo:text-align="center" fo:margin-top="0.0694in" fo:margin-bottom="0.0694in" style:line-height-at-least="0.2333in"/>
    </style:style>
    <style:style style:name="T48" style:parent-style-name="DefaultParagraphFont" style:family="text">
      <style:text-properties style:font-name="Times New Roman" style:font-name-asian="Times New Roman" style:font-name-complex="Times New Roman" fo:color="#0000FF" fo:font-size="10.5pt" style:font-size-asian="10.5pt" style:font-size-complex="10.5pt" style:text-underline-type="single" style:text-underline-style="solid" style:text-underline-width="auto" style:text-underline-mode="continuous"/>
    </style:style>
    <style:style style:name="P49" style:parent-style-name="Normal" style:family="paragraph">
      <style:paragraph-properties fo:text-align="center" fo:margin-top="0.0694in" fo:margin-bottom="0.0694in" style:line-height-at-least="0.2333in"/>
    </style:style>
    <style:style style:name="T50" style:parent-style-name="DefaultParagraphFont" style:family="text">
      <style:text-properties style:font-name="Times New Roman" style:font-name-asian="Times New Roman" style:font-name-complex="Times New Roman" fo:color="#0000FF" fo:font-size="10.5pt" style:font-size-asian="10.5pt" style:font-size-complex="10.5pt" style:text-underline-type="single" style:text-underline-style="solid" style:text-underline-width="auto" style:text-underline-mode="continuous"/>
    </style:style>
    <style:style style:name="P51" style:parent-style-name="Normal" style:family="paragraph">
      <style:paragraph-properties fo:text-align="center" fo:margin-top="0.0694in" fo:margin-bottom="0.0694in" style:line-height-at-least="0.2333in"/>
      <style:text-properties style:font-name="Times New Roman" style:font-name-asian="Times New Roman" style:font-name-complex="Times New Roman" fo:font-size="10.5pt" style:font-size-asian="10.5pt" style:font-size-complex="10.5pt"/>
    </style:style>
    <style:style style:name="P52" style:parent-style-name="Normal" style:family="paragraph">
      <style:paragraph-properties fo:text-align="center" fo:margin-top="0.0694in" fo:margin-bottom="0.0694in" style:line-height-at-least="0.2333in"/>
    </style:style>
    <style:style style:name="T53" style:parent-style-name="DefaultParagraphFont" style:family="text">
      <style:text-properties style:font-name="Times New Roman" style:font-name-asian="Times New Roman" style:font-name-complex="Times New Roman" fo:color="#0000FF" fo:font-size="10.5pt" style:font-size-asian="10.5pt" style:font-size-complex="10.5pt" style:text-underline-type="single" style:text-underline-style="solid" style:text-underline-width="auto" style:text-underline-mode="continuous"/>
    </style:style>
    <style:style style:name="P54" style:parent-style-name="Normal" style:family="paragraph">
      <style:paragraph-properties fo:text-align="center" fo:margin-top="0.0694in" fo:margin-bottom="0.0694in" style:line-height-at-least="0.2333in"/>
    </style:style>
    <style:style style:name="T55" style:parent-style-name="DefaultParagraphFont" style:family="text">
      <style:text-properties style:font-name="Times New Roman" style:font-name-asian="Times New Roman" style:font-name-complex="Times New Roman" fo:color="#0000FF" fo:font-size="10.5pt" style:font-size-asian="10.5pt" style:font-size-complex="10.5pt" style:text-underline-type="single" style:text-underline-style="solid" style:text-underline-width="auto" style:text-underline-mode="continuous"/>
    </style:style>
    <style:style style:name="P56" style:parent-style-name="Normal" style:family="paragraph">
      <style:paragraph-properties fo:text-align="center" fo:margin-top="0.0694in" fo:margin-bottom="0.0694in" style:line-height-at-least="0.2333in"/>
    </style:style>
    <style:style style:name="T57" style:parent-style-name="DefaultParagraphFont" style:family="text">
      <style:text-properties style:font-name="Times New Roman" style:font-name-asian="Times New Roman" style:font-name-complex="Times New Roman" fo:color="#0000FF" fo:font-size="10.5pt" style:font-size-asian="10.5pt" style:font-size-complex="10.5pt" style:text-underline-type="single" style:text-underline-style="solid" style:text-underline-width="auto" style:text-underline-mode="continuous"/>
    </style:style>
    <style:style style:name="TableRow58" style:family="table-row">
      <style:table-row-properties/>
    </style:style>
    <style:style style:name="TableCell59" style:family="table-cell">
      <style:table-cell-properties fo:border-top="none" fo:border-left="0.0104in solid #AAAAAA" fo:border-bottom="none" fo:border-right="0.0104in solid #AAAAAA" fo:background-color="#CCCCFF" style:writing-mode="lr-tb" style:vertical-align="middle" fo:padding-top="0.0166in" fo:padding-left="0.0166in" fo:padding-bottom="0.0166in" fo:padding-right="0.0166in"/>
    </style:style>
    <style:style style:name="P60" style:parent-style-name="Normal" style:family="paragraph">
      <style:paragraph-properties fo:text-align="center" fo:margin-bottom="0in" style:line-height-at-least="0.2333in"/>
    </style:style>
    <style:style style:name="T61" style:parent-style-name="DefaultParagraphFont" style:family="text">
      <style:text-properties style:font-name="Times New Roman" style:font-name-asian="Times New Roman" style:font-name-complex="Times New Roman" fo:font-weight="bold" style:font-weight-asian="bold" style:font-weight-complex="bold" fo:color="#0000FF" fo:font-size="10.5pt" style:font-size-asian="10.5pt" style:font-size-complex="10.5pt" style:text-underline-type="single" style:text-underline-style="solid" style:text-underline-width="auto" style:text-underline-mode="continuous"/>
    </style:style>
    <style:style style:name="TableRow62" style:family="table-row">
      <style:table-row-properties/>
    </style:style>
    <style:style style:name="TableCell63" style:family="table-cell">
      <style:table-cell-properties fo:border-top="none" fo:border-left="0.0104in solid #AAAAAA" fo:border-bottom="none" fo:border-right="0.0104in solid #AAAAAA" fo:background-color="#F9F9F9" style:writing-mode="lr-tb" style:vertical-align="middle" fo:padding-top="0in" fo:padding-left="0.0166in" fo:padding-bottom="0.0666in" fo:padding-right="0.0166in"/>
    </style:style>
    <style:style style:name="P64" style:parent-style-name="Normal" style:family="paragraph">
      <style:paragraph-properties fo:text-align="center" fo:margin-top="0.0694in" fo:margin-bottom="0.0694in" style:line-height-at-least="0.2333in"/>
    </style:style>
    <style:style style:name="T65" style:parent-style-name="DefaultParagraphFont" style:family="text">
      <style:text-properties style:font-name="Times New Roman" style:font-name-asian="Times New Roman" style:font-name-complex="Times New Roman" fo:color="#0000FF" fo:font-size="10.5pt" style:font-size-asian="10.5pt" style:font-size-complex="10.5pt" style:text-underline-type="single" style:text-underline-style="solid" style:text-underline-width="auto" style:text-underline-mode="continuous"/>
    </style:style>
    <style:style style:name="P66" style:parent-style-name="Normal" style:family="paragraph">
      <style:paragraph-properties fo:text-align="center" fo:margin-top="0.0694in" fo:margin-bottom="0.0694in" style:line-height-at-least="0.2333in"/>
    </style:style>
    <style:style style:name="T67" style:parent-style-name="DefaultParagraphFont" style:family="text">
      <style:text-properties style:font-name="Times New Roman" style:font-name-asian="Times New Roman" style:font-name-complex="Times New Roman" fo:color="#0000FF" fo:font-size="10.5pt" style:font-size-asian="10.5pt" style:font-size-complex="10.5pt" style:text-underline-type="single" style:text-underline-style="solid" style:text-underline-width="auto" style:text-underline-mode="continuous"/>
    </style:style>
    <style:style style:name="P68" style:parent-style-name="Normal" style:family="paragraph">
      <style:paragraph-properties fo:text-align="center" fo:margin-top="0.0694in" fo:margin-bottom="0.0694in" style:line-height-at-least="0.2333in"/>
    </style:style>
    <style:style style:name="T69" style:parent-style-name="DefaultParagraphFont" style:family="text">
      <style:text-properties style:font-name="Times New Roman" style:font-name-asian="Times New Roman" style:font-name-complex="Times New Roman" fo:color="#0000FF" fo:font-size="10.5pt" style:font-size-asian="10.5pt" style:font-size-complex="10.5pt" style:text-underline-type="single" style:text-underline-style="solid" style:text-underline-width="auto" style:text-underline-mode="continuous"/>
    </style:style>
    <style:style style:name="P70" style:parent-style-name="Normal" style:family="paragraph">
      <style:paragraph-properties fo:text-align="center" fo:margin-top="0.0694in" fo:margin-bottom="0.0694in" style:line-height-at-least="0.2333in"/>
    </style:style>
    <style:style style:name="T71" style:parent-style-name="DefaultParagraphFont" style:family="text">
      <style:text-properties style:font-name="Times New Roman" style:font-name-asian="Times New Roman" style:font-name-complex="Times New Roman" fo:color="#0000FF" fo:font-size="10.5pt" style:font-size-asian="10.5pt" style:font-size-complex="10.5pt" style:text-underline-type="single" style:text-underline-style="solid" style:text-underline-width="auto" style:text-underline-mode="continuous"/>
    </style:style>
    <style:style style:name="TableRow72" style:family="table-row">
      <style:table-row-properties/>
    </style:style>
    <style:style style:name="TableCell73" style:family="table-cell">
      <style:table-cell-properties fo:border-top="none" fo:border-left="0.0104in solid #AAAAAA" fo:border-bottom="none" fo:border-right="0.0104in solid #AAAAAA" fo:background-color="#CCCCFF" style:writing-mode="lr-tb" style:vertical-align="middle" fo:padding-top="0.0166in" fo:padding-left="0.0166in" fo:padding-bottom="0.0166in" fo:padding-right="0.0166in"/>
    </style:style>
    <style:style style:name="P74" style:parent-style-name="Normal" style:family="paragraph">
      <style:paragraph-properties fo:text-align="center" fo:margin-bottom="0in" style:line-height-at-least="0.2333in"/>
    </style:style>
    <style:style style:name="T75" style:parent-style-name="DefaultParagraphFont" style:family="text">
      <style:text-properties style:font-name="Times New Roman" style:font-name-asian="Times New Roman" style:font-name-complex="Times New Roman" fo:font-weight="bold" style:font-weight-asian="bold" style:font-weight-complex="bold" fo:color="#0000FF" fo:font-size="10.5pt" style:font-size-asian="10.5pt" style:font-size-complex="10.5pt" style:text-underline-type="single" style:text-underline-style="solid" style:text-underline-width="auto" style:text-underline-mode="continuous"/>
    </style:style>
    <style:style style:name="T76" style:parent-style-name="DefaultParagraphFont" style:family="text">
      <style:text-properties style:font-name="Times New Roman" style:font-name-asian="Times New Roman" style:font-name-complex="Times New Roman" fo:font-weight="bold" style:font-weight-asian="bold" style:font-weight-complex="bold" fo:font-size="10.5pt" style:font-size-asian="10.5pt" style:font-size-complex="10.5pt"/>
    </style:style>
    <style:style style:name="T77" style:parent-style-name="DefaultParagraphFont" style:family="text">
      <style:text-properties style:font-name="Times New Roman" style:font-name-asian="Times New Roman" style:font-name-complex="Times New Roman" fo:font-weight="bold" style:font-weight-asian="bold" style:font-weight-complex="bold" fo:color="#0000FF" fo:font-size="10.5pt" style:font-size-asian="10.5pt" style:font-size-complex="10.5pt" style:text-underline-type="single" style:text-underline-style="solid" style:text-underline-width="auto" style:text-underline-mode="continuous"/>
    </style:style>
    <style:style style:name="TableRow78" style:family="table-row">
      <style:table-row-properties/>
    </style:style>
    <style:style style:name="TableCell79" style:family="table-cell">
      <style:table-cell-properties fo:border-top="none" fo:border-left="0.0104in solid #AAAAAA" fo:border-bottom="none" fo:border-right="0.0104in solid #AAAAAA" fo:background-color="#F9F9F9" style:writing-mode="lr-tb" style:vertical-align="middle" fo:padding-top="0in" fo:padding-left="0.0166in" fo:padding-bottom="0.0666in" fo:padding-right="0.0166in"/>
    </style:style>
    <style:style style:name="P80" style:parent-style-name="Normal" style:family="paragraph">
      <style:paragraph-properties fo:text-align="center" fo:margin-top="0.0694in" fo:margin-bottom="0.0694in" style:line-height-at-least="0.2333in"/>
    </style:style>
    <style:style style:name="T81" style:parent-style-name="DefaultParagraphFont" style:family="text">
      <style:text-properties style:font-name="Times New Roman" style:font-name-asian="Times New Roman" style:font-name-complex="Times New Roman" fo:color="#0000FF" fo:font-size="10.5pt" style:font-size-asian="10.5pt" style:font-size-complex="10.5pt" style:text-underline-type="single" style:text-underline-style="solid" style:text-underline-width="auto" style:text-underline-mode="continuous"/>
    </style:style>
    <style:style style:name="P82" style:parent-style-name="Normal" style:family="paragraph">
      <style:paragraph-properties fo:text-align="center" fo:margin-top="0.0694in" fo:margin-bottom="0.0694in" style:line-height-at-least="0.2333in"/>
    </style:style>
    <style:style style:name="T83" style:parent-style-name="DefaultParagraphFont" style:family="text">
      <style:text-properties style:font-name="Times New Roman" style:font-name-asian="Times New Roman" style:font-name-complex="Times New Roman" fo:color="#0000FF" fo:font-size="10.5pt" style:font-size-asian="10.5pt" style:font-size-complex="10.5pt" style:text-underline-type="single" style:text-underline-style="solid" style:text-underline-width="auto" style:text-underline-mode="continuous"/>
    </style:style>
    <style:style style:name="P84" style:parent-style-name="Normal" style:family="paragraph">
      <style:paragraph-properties fo:text-align="center" fo:margin-top="0.0694in" fo:margin-bottom="0.0694in" style:line-height-at-least="0.2333in"/>
    </style:style>
    <style:style style:name="T85" style:parent-style-name="DefaultParagraphFont" style:family="text">
      <style:text-properties style:font-name="Times New Roman" style:font-name-asian="Times New Roman" style:font-name-complex="Times New Roman" fo:color="#0000FF" fo:font-size="10.5pt" style:font-size-asian="10.5pt" style:font-size-complex="10.5pt" style:text-underline-type="single" style:text-underline-style="solid" style:text-underline-width="auto" style:text-underline-mode="continuous"/>
    </style:style>
    <style:style style:name="P86" style:parent-style-name="Normal" style:family="paragraph">
      <style:paragraph-properties fo:text-align="center" fo:margin-top="0.0694in" fo:margin-bottom="0.0694in" style:line-height-at-least="0.2333in"/>
    </style:style>
    <style:style style:name="T87" style:parent-style-name="DefaultParagraphFont" style:family="text">
      <style:text-properties style:font-name="Times New Roman" style:font-name-asian="Times New Roman" style:font-name-complex="Times New Roman" fo:color="#0000FF" fo:font-size="10.5pt" style:font-size-asian="10.5pt" style:font-size-complex="10.5pt" style:text-underline-type="single" style:text-underline-style="solid" style:text-underline-width="auto" style:text-underline-mode="continuous"/>
    </style:style>
    <style:style style:name="P88" style:parent-style-name="Normal" style:family="paragraph">
      <style:paragraph-properties fo:text-align="center" fo:margin-top="0.0694in" fo:margin-bottom="0.0694in" style:line-height-at-least="0.2333in"/>
    </style:style>
    <style:style style:name="T89" style:parent-style-name="DefaultParagraphFont" style:family="text">
      <style:text-properties style:font-name="Times New Roman" style:font-name-asian="Times New Roman" style:font-name-complex="Times New Roman" fo:color="#0000FF" fo:font-size="10.5pt" style:font-size-asian="10.5pt" style:font-size-complex="10.5pt" style:text-underline-type="single" style:text-underline-style="solid" style:text-underline-width="auto" style:text-underline-mode="continuous"/>
    </style:style>
    <style:style style:name="P90" style:parent-style-name="Normal" style:family="paragraph">
      <style:paragraph-properties fo:text-align="center" fo:margin-top="0.0694in" fo:margin-bottom="0.0694in" style:line-height-at-least="0.2333in"/>
    </style:style>
    <style:style style:name="T91" style:parent-style-name="DefaultParagraphFont" style:family="text">
      <style:text-properties style:font-name="Times New Roman" style:font-name-asian="Times New Roman" style:font-name-complex="Times New Roman" fo:color="#0000FF" fo:font-size="10.5pt" style:font-size-asian="10.5pt" style:font-size-complex="10.5pt" style:text-underline-type="single" style:text-underline-style="solid" style:text-underline-width="auto" style:text-underline-mode="continuous"/>
    </style:style>
    <style:style style:name="P92" style:parent-style-name="Normal" style:family="paragraph">
      <style:paragraph-properties fo:text-align="center" fo:margin-top="0.0694in" fo:margin-bottom="0.0694in" style:line-height-at-least="0.2333in"/>
    </style:style>
    <style:style style:name="T93" style:parent-style-name="DefaultParagraphFont" style:family="text">
      <style:text-properties style:font-name="Times New Roman" style:font-name-asian="Times New Roman" style:font-name-complex="Times New Roman" fo:color="#0000FF" fo:font-size="10.5pt" style:font-size-asian="10.5pt" style:font-size-complex="10.5pt" style:text-underline-type="single" style:text-underline-style="solid" style:text-underline-width="auto" style:text-underline-mode="continuous"/>
    </style:style>
    <style:style style:name="P94" style:parent-style-name="Normal" style:family="paragraph">
      <style:paragraph-properties fo:text-align="center" fo:margin-top="0.0694in" fo:margin-bottom="0.0694in" style:line-height-at-least="0.2333in"/>
    </style:style>
    <style:style style:name="T95" style:parent-style-name="DefaultParagraphFont" style:family="text">
      <style:text-properties style:font-name="Times New Roman" style:font-name-asian="Times New Roman" style:font-name-complex="Times New Roman" fo:color="#0000FF" fo:font-size="10.5pt" style:font-size-asian="10.5pt" style:font-size-complex="10.5pt" style:text-underline-type="single" style:text-underline-style="solid" style:text-underline-width="auto" style:text-underline-mode="continuous"/>
    </style:style>
    <style:style style:name="P96" style:parent-style-name="Normal" style:family="paragraph">
      <style:paragraph-properties fo:text-align="center" fo:margin-top="0.0694in" fo:margin-bottom="0.0694in" style:line-height-at-least="0.2333in"/>
    </style:style>
    <style:style style:name="T97" style:parent-style-name="DefaultParagraphFont" style:family="text">
      <style:text-properties style:font-name="Times New Roman" style:font-name-asian="Times New Roman" style:font-name-complex="Times New Roman" fo:color="#0000FF" fo:font-size="10.5pt" style:font-size-asian="10.5pt" style:font-size-complex="10.5pt" style:text-underline-type="single" style:text-underline-style="solid" style:text-underline-width="auto" style:text-underline-mode="continuous"/>
    </style:style>
    <style:style style:name="P98" style:parent-style-name="Normal" style:family="paragraph">
      <style:paragraph-properties fo:text-align="center" fo:margin-top="0.0694in" fo:margin-bottom="0.0694in" style:line-height-at-least="0.2333in"/>
    </style:style>
    <style:style style:name="T99" style:parent-style-name="DefaultParagraphFont" style:family="text">
      <style:text-properties style:font-name="Times New Roman" style:font-name-asian="Times New Roman" style:font-name-complex="Times New Roman" fo:color="#0000FF" fo:font-size="10.5pt" style:font-size-asian="10.5pt" style:font-size-complex="10.5pt" style:text-underline-type="single" style:text-underline-style="solid" style:text-underline-width="auto" style:text-underline-mode="continuous"/>
    </style:style>
    <style:style style:name="P100" style:parent-style-name="Normal" style:family="paragraph">
      <style:paragraph-properties fo:text-align="center" fo:margin-top="0.0694in" fo:margin-bottom="0.0694in" style:line-height-at-least="0.2333in"/>
    </style:style>
    <style:style style:name="T101" style:parent-style-name="DefaultParagraphFont" style:family="text">
      <style:text-properties style:font-name="Times New Roman" style:font-name-asian="Times New Roman" style:font-name-complex="Times New Roman" fo:color="#0000FF" fo:font-size="10.5pt" style:font-size-asian="10.5pt" style:font-size-complex="10.5pt" style:text-underline-type="single" style:text-underline-style="solid" style:text-underline-width="auto" style:text-underline-mode="continuous"/>
    </style:style>
    <style:style style:name="P102" style:parent-style-name="Normal" style:family="paragraph">
      <style:paragraph-properties fo:text-align="center" fo:margin-top="0.0694in" fo:margin-bottom="0.0694in" style:line-height-at-least="0.2333in"/>
    </style:style>
    <style:style style:name="T103" style:parent-style-name="DefaultParagraphFont" style:family="text">
      <style:text-properties style:font-name="Times New Roman" style:font-name-asian="Times New Roman" style:font-name-complex="Times New Roman" fo:color="#0000FF" fo:font-size="10.5pt" style:font-size-asian="10.5pt" style:font-size-complex="10.5pt" style:text-underline-type="single" style:text-underline-style="solid" style:text-underline-width="auto" style:text-underline-mode="continuous"/>
    </style:style>
    <style:style style:name="TableRow104" style:family="table-row">
      <style:table-row-properties/>
    </style:style>
    <style:style style:name="TableCell105" style:family="table-cell">
      <style:table-cell-properties fo:border-top="none" fo:border-left="0.0104in solid #AAAAAA" fo:border-bottom="none" fo:border-right="0.0104in solid #AAAAAA" fo:background-color="#CCCCFF" style:writing-mode="lr-tb" style:vertical-align="middle" fo:padding-top="0.0166in" fo:padding-left="0.0166in" fo:padding-bottom="0.0166in" fo:padding-right="0.0166in"/>
    </style:style>
    <style:style style:name="P106" style:parent-style-name="Normal" style:family="paragraph">
      <style:paragraph-properties fo:text-align="center" fo:margin-bottom="0in" style:line-height-at-least="0.2333in"/>
    </style:style>
    <style:style style:name="T107" style:parent-style-name="DefaultParagraphFont" style:family="text">
      <style:text-properties style:font-name="Times New Roman" style:font-name-asian="Times New Roman" style:font-name-complex="Times New Roman" fo:font-weight="bold" style:font-weight-asian="bold" style:font-weight-complex="bold" fo:color="#0000FF" fo:font-size="10.5pt" style:font-size-asian="10.5pt" style:font-size-complex="10.5pt" style:text-underline-type="single" style:text-underline-style="solid" style:text-underline-width="auto" style:text-underline-mode="continuous"/>
    </style:style>
    <style:style style:name="T108" style:parent-style-name="DefaultParagraphFont" style:family="text">
      <style:text-properties style:font-name="Times New Roman" style:font-name-asian="Times New Roman" style:font-name-complex="Times New Roman" fo:font-weight="bold" style:font-weight-asian="bold" style:font-weight-complex="bold" fo:font-size="10.5pt" style:font-size-asian="10.5pt" style:font-size-complex="10.5pt"/>
    </style:style>
    <style:style style:name="T109" style:parent-style-name="DefaultParagraphFont" style:family="text">
      <style:text-properties style:font-name="Times New Roman" style:font-name-asian="Times New Roman" style:font-name-complex="Times New Roman" fo:font-weight="bold" style:font-weight-asian="bold" style:font-weight-complex="bold" fo:color="#0000FF" fo:font-size="10.5pt" style:font-size-asian="10.5pt" style:font-size-complex="10.5pt" style:text-underline-type="single" style:text-underline-style="solid" style:text-underline-width="auto" style:text-underline-mode="continuous"/>
    </style:style>
    <style:style style:name="TableRow110" style:family="table-row">
      <style:table-row-properties/>
    </style:style>
    <style:style style:name="TableCell111" style:family="table-cell">
      <style:table-cell-properties fo:border-top="none" fo:border-left="0.0104in solid #AAAAAA" fo:border-bottom="none" fo:border-right="0.0104in solid #AAAAAA" fo:background-color="#F9F9F9" style:writing-mode="lr-tb" style:vertical-align="middle" fo:padding-top="0in" fo:padding-left="0.0166in" fo:padding-bottom="0.0666in" fo:padding-right="0.0166in"/>
    </style:style>
    <style:style style:name="P112" style:parent-style-name="Normal" style:family="paragraph">
      <style:paragraph-properties fo:text-align="center" fo:margin-top="0.0694in" fo:margin-bottom="0.0694in" style:line-height-at-least="0.2333in"/>
    </style:style>
    <style:style style:name="T113" style:parent-style-name="DefaultParagraphFont" style:family="text">
      <style:text-properties style:font-name="Times New Roman" style:font-name-asian="Times New Roman" style:font-name-complex="Times New Roman" fo:color="#0000FF" fo:font-size="10.5pt" style:font-size-asian="10.5pt" style:font-size-complex="10.5pt" style:text-underline-type="single" style:text-underline-style="solid" style:text-underline-width="auto" style:text-underline-mode="continuous"/>
    </style:style>
    <style:style style:name="P114" style:parent-style-name="Normal" style:family="paragraph">
      <style:paragraph-properties fo:text-align="center" fo:margin-top="0.0694in" fo:margin-bottom="0.0694in" style:line-height-at-least="0.2333in"/>
    </style:style>
    <style:style style:name="T115" style:parent-style-name="DefaultParagraphFont" style:family="text">
      <style:text-properties style:font-name="Times New Roman" style:font-name-asian="Times New Roman" style:font-name-complex="Times New Roman" fo:color="#0000FF" fo:font-size="10.5pt" style:font-size-asian="10.5pt" style:font-size-complex="10.5pt" style:text-underline-type="single" style:text-underline-style="solid" style:text-underline-width="auto" style:text-underline-mode="continuous"/>
    </style:style>
    <style:style style:name="P116" style:parent-style-name="Normal" style:family="paragraph">
      <style:paragraph-properties fo:text-align="center" fo:margin-top="0.0694in" fo:margin-bottom="0.0694in" style:line-height-at-least="0.2333in"/>
    </style:style>
    <style:style style:name="T117" style:parent-style-name="DefaultParagraphFont" style:family="text">
      <style:text-properties style:font-name="Times New Roman" style:font-name-asian="Times New Roman" style:font-name-complex="Times New Roman" fo:color="#0000FF" fo:font-size="10.5pt" style:font-size-asian="10.5pt" style:font-size-complex="10.5pt" style:text-underline-type="single" style:text-underline-style="solid" style:text-underline-width="auto" style:text-underline-mode="continuous"/>
    </style:style>
    <style:style style:name="TableRow118" style:family="table-row">
      <style:table-row-properties/>
    </style:style>
    <style:style style:name="TableCell119" style:family="table-cell">
      <style:table-cell-properties fo:border-top="none" fo:border-left="0.0104in solid #AAAAAA" fo:border-bottom="0.0104in solid #AAAAAA" fo:border-right="0.0104in solid #AAAAAA" fo:background-color="#F9F9F9" style:writing-mode="lr-tb" style:vertical-align="middle" fo:padding-top="0.0333in" fo:padding-left="0.0333in" fo:padding-bottom="0.0333in" fo:padding-right="0.0333in"/>
    </style:style>
    <style:style style:name="P120" style:parent-style-name="Normal" style:family="paragraph">
      <style:paragraph-properties fo:text-align="end" fo:margin-top="0.0694in" fo:margin-bottom="0.0694in" style:line-height-at-least="0.2333in"/>
    </style:style>
    <style:style style:name="T12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22" style:parent-style-name="Normal" style:family="paragraph">
      <style:paragraph-properties fo:text-align="end" fo:margin-top="0.0694in" fo:margin-bottom="0.0694in" style:line-height-at-least="0.2333in"/>
    </style:style>
    <style:style style:name="T12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24" style:parent-style-name="Normal" style:family="paragraph">
      <style:paragraph-properties fo:text-align="end" fo:margin-top="0.0694in" fo:margin-bottom="0.0694in" style:line-height-at-least="0.2333in"/>
    </style:style>
    <style:style style:name="T12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26" style:parent-style-name="Normal" style:family="paragraph">
      <style:paragraph-properties fo:margin-top="0.0694in" fo:margin-bottom="0.0694in" fo:line-height="100%"/>
    </style:style>
    <style:style style:name="T127"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12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129"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13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style:style>
    <style:style style:name="T131"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13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133"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13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135"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13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137"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13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139"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14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141"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14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143"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14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145"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14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147"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14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149"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15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151"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15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153"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15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155"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15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157"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15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159"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16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161"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16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163"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P164" style:parent-style-name="Normal" style:family="paragraph">
      <style:paragraph-properties fo:margin-top="0.0694in" fo:margin-bottom="0.0694in" fo:line-height="100%"/>
    </style:style>
    <style:style style:name="T165"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16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style:style>
    <style:style style:name="T167"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16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169"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17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171"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17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173"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17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175"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17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177"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17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179"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18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181"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18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183"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18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185"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18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187"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18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189"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19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191"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19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193"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19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195"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19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197"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19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199"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20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201"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20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203"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20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205"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20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207"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20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209"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21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211"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21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213"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214"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fo:language="en"/>
    </style:style>
    <style:style style:name="T215"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21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217"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21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219"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22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221"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22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223"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22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225"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22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227"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22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229"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P230" style:parent-style-name="Normal" style:family="paragraph">
      <style:paragraph-properties fo:margin-top="0.0694in" fo:margin-bottom="0.0694in" fo:line-height="100%"/>
    </style:style>
    <style:style style:name="T231"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232" style:parent-style-name="DefaultParagraphFont" style:family="text">
      <style:text-properties style:font-name="Times New Roman" style:font-name-asian="Times New Roman" style:font-name-complex="Times New Roman" style:text-position="super 66.6%" fo:font-size="12pt" style:font-size-asian="12pt" style:font-size-complex="12pt" fo:language="en"/>
    </style:style>
    <style:style style:name="T233"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23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235"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236" style:parent-style-name="DefaultParagraphFont" style:family="text">
      <style:text-properties style:font-name="Times New Roman" style:font-name-asian="Times New Roman" style:font-name-complex="Times New Roman" style:text-position="super 66.6%" fo:font-size="12pt" style:font-size-asian="12pt" style:font-size-complex="12pt" fo:language="en"/>
    </style:style>
    <style:style style:name="T237"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23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239"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24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241"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242" style:parent-style-name="DefaultParagraphFont" style:family="text">
      <style:text-properties style:font-name="Times New Roman" style:font-name-asian="Times New Roman" style:font-name-complex="Times New Roman" style:text-position="super 66.6%" fo:font-size="12pt" style:font-size-asian="12pt" style:font-size-complex="12pt" fo:language="en"/>
    </style:style>
    <style:style style:name="T243"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24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245"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24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247"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248" style:parent-style-name="DefaultParagraphFont" style:family="text">
      <style:text-properties style:font-name="Times New Roman" style:font-name-asian="Times New Roman" style:font-name-complex="Times New Roman" style:text-position="super 66.6%" fo:font-size="12pt" style:font-size-asian="12pt" style:font-size-complex="12pt" fo:language="en"/>
    </style:style>
    <style:style style:name="T249"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250" style:parent-style-name="DefaultParagraphFont" style:family="text">
      <style:text-properties style:font-name="Times New Roman" style:font-name-asian="Times New Roman" style:font-name-complex="Times New Roman" style:text-position="super 66.6%" fo:font-size="12pt" style:font-size-asian="12pt" style:font-size-complex="12pt" fo:language="en"/>
    </style:style>
    <style:style style:name="T251"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25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253"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254" style:parent-style-name="DefaultParagraphFont" style:family="text">
      <style:text-properties style:font-name="Times New Roman" style:font-name-asian="Times New Roman" style:font-name-complex="Times New Roman" style:text-position="super 66.6%" fo:font-size="12pt" style:font-size-asian="12pt" style:font-size-complex="12pt" fo:language="en"/>
    </style:style>
    <style:style style:name="T255"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25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257"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25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259"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P260" style:parent-style-name="Normal" style:family="paragraph">
      <style:paragraph-properties fo:margin-top="0.0694in" fo:margin-bottom="0.0694in" fo:line-height="100%"/>
    </style:style>
    <style:style style:name="T261"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26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style:style>
    <style:style style:name="T263"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26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265"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26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267"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26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269"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27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271"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272"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fo:language="en"/>
    </style:style>
    <style:style style:name="T273"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27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275"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P276" style:parent-style-name="Normal" style:family="paragraph">
      <style:paragraph-properties fo:margin-bottom="0in" fo:line-height="100%"/>
    </style:style>
    <style:style style:name="P277"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language="en"/>
    </style:style>
    <style:style style:name="P278" style:parent-style-name="Normal" style:family="paragraph">
      <style:paragraph-properties fo:margin-top="0.0694in" fo:margin-bottom="0.0694in" fo:line-height="100%"/>
    </style:style>
    <style:style style:name="T27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P280" style:parent-style-name="Normal" style:family="paragraph">
      <style:paragraph-properties fo:margin-top="0.0694in" fo:margin-bottom="0.0694in" fo:line-height="100%"/>
    </style:style>
    <style:style style:name="T28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P282" style:parent-style-name="Normal" style:family="paragraph">
      <style:paragraph-properties fo:margin-top="0.0694in" fo:margin-bottom="0.0694in" fo:line-height="100%"/>
    </style:style>
    <style:style style:name="T28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P284" style:parent-style-name="Normal" style:family="paragraph">
      <style:paragraph-properties fo:margin-top="0.0694in" fo:margin-bottom="0.0694in" fo:line-height="100%"/>
    </style:style>
    <style:style style:name="T28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P286" style:parent-style-name="Normal" style:family="paragraph">
      <style:paragraph-properties fo:margin-top="0.0694in" fo:margin-bottom="0.0694in" fo:line-height="100%"/>
    </style:style>
    <style:style style:name="T28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P288" style:parent-style-name="Normal" style:family="paragraph">
      <style:paragraph-properties fo:margin-top="0.0694in" fo:margin-bottom="0.0694in" fo:line-height="100%"/>
    </style:style>
    <style:style style:name="T28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P290" style:parent-style-name="Normal" style:family="paragraph">
      <style:paragraph-properties fo:margin-top="0.0694in" fo:margin-bottom="0.0694in" fo:line-height="100%"/>
    </style:style>
    <style:style style:name="T29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292"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P293" style:parent-style-name="Normal" style:family="paragraph">
      <style:paragraph-properties fo:margin-top="0.0694in" fo:margin-bottom="0.0694in" fo:line-height="100%"/>
    </style:style>
    <style:style style:name="T29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P295" style:parent-style-name="Normal" style:family="paragraph">
      <style:paragraph-properties fo:margin-top="0.0694in" fo:margin-bottom="0.0694in" fo:line-height="100%"/>
    </style:style>
    <style:style style:name="T29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P297" style:parent-style-name="Normal" style:family="paragraph">
      <style:paragraph-properties fo:margin-top="0.0694in" fo:margin-bottom="0.0694in" fo:line-height="100%"/>
    </style:style>
    <style:style style:name="T29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P299" style:parent-style-name="Normal" style:family="paragraph">
      <style:paragraph-properties fo:margin-top="0.0694in" fo:margin-bottom="0.0694in" fo:line-height="100%"/>
    </style:style>
    <style:style style:name="T30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P301" style:parent-style-name="Normal" style:family="paragraph">
      <style:paragraph-properties fo:margin-top="0.0694in" fo:margin-bottom="0.0694in" fo:line-height="100%"/>
    </style:style>
    <style:style style:name="T30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P303" style:parent-style-name="Normal" style:family="paragraph">
      <style:paragraph-properties fo:margin-top="0.0694in" fo:margin-bottom="0.0694in" fo:line-height="100%"/>
    </style:style>
    <style:style style:name="T30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P305" style:parent-style-name="Normal" style:family="paragraph">
      <style:paragraph-properties fo:margin-top="0.0694in" fo:margin-bottom="0.0694in" fo:line-height="100%"/>
    </style:style>
    <style:style style:name="T30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P307" style:parent-style-name="Normal" style:family="paragraph">
      <style:paragraph-properties fo:margin-top="0.0694in" fo:margin-bottom="0.0694in" fo:line-height="100%"/>
    </style:style>
    <style:style style:name="T30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P309" style:parent-style-name="Normal" style:family="paragraph">
      <style:paragraph-properties fo:margin-top="0.0694in" fo:margin-bottom="0.0694in" fo:line-height="100%"/>
    </style:style>
    <style:style style:name="T31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P311"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language="en"/>
    </style:style>
    <style:style style:name="P312" style:parent-style-name="Normal" style:family="paragraph">
      <style:paragraph-properties fo:margin-top="0.0694in" fo:margin-bottom="0.0694in" fo:line-height="100%"/>
    </style:style>
    <style:style style:name="T313" style:parent-style-name="DefaultParagraphFont" style:family="text">
      <style:text-properties style:font-name="Times New Roman" style:font-name-asian="Times New Roman" style:font-name-complex="Times New Roman" fo:font-size="12pt" style:font-size-asian="12pt" style:font-size-complex="12pt"/>
    </style:style>
    <style:style style:name="T31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15" style:parent-style-name="DefaultParagraphFont" style:family="text">
      <style:text-properties style:font-name="Times New Roman" style:font-name-asian="Times New Roman" style:font-name-complex="Times New Roman" fo:font-size="12pt" style:font-size-asian="12pt" style:font-size-complex="12pt"/>
    </style:style>
    <style:style style:name="T31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17" style:parent-style-name="DefaultParagraphFont" style:family="text">
      <style:text-properties style:font-name="Times New Roman" style:font-name-asian="Times New Roman" style:font-name-complex="Times New Roman" fo:font-size="12pt" style:font-size-asian="12pt" style:font-size-complex="12pt"/>
    </style:style>
    <style:style style:name="T31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19" style:parent-style-name="DefaultParagraphFont" style:family="text">
      <style:text-properties style:font-name="Times New Roman" style:font-name-asian="Times New Roman" style:font-name-complex="Times New Roman" fo:font-size="12pt" style:font-size-asian="12pt" style:font-size-complex="12pt"/>
    </style:style>
    <style:style style:name="T32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321" style:parent-style-name="DefaultParagraphFont" style:family="text">
      <style:text-properties style:font-name="Times New Roman" style:font-name-asian="Times New Roman" style:font-name-complex="Times New Roman" fo:font-size="12pt" style:font-size-asian="12pt" style:font-size-complex="12pt"/>
    </style:style>
    <style:style style:name="T32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23" style:parent-style-name="DefaultParagraphFont" style:family="text">
      <style:text-properties style:font-name="Times New Roman" style:font-name-asian="Times New Roman" style:font-name-complex="Times New Roman" fo:font-size="12pt" style:font-size-asian="12pt" style:font-size-complex="12pt"/>
    </style:style>
    <style:style style:name="T32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25" style:parent-style-name="DefaultParagraphFont" style:family="text">
      <style:text-properties style:font-name="Times New Roman" style:font-name-asian="Times New Roman" style:font-name-complex="Times New Roman" fo:font-size="12pt" style:font-size-asian="12pt" style:font-size-complex="12pt"/>
    </style:style>
    <style:style style:name="T32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27" style:parent-style-name="DefaultParagraphFont" style:family="text">
      <style:text-properties style:font-name="Times New Roman" style:font-name-asian="Times New Roman" style:font-name-complex="Times New Roman" fo:font-size="12pt" style:font-size-asian="12pt" style:font-size-complex="12pt"/>
    </style:style>
    <style:style style:name="T32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29" style:parent-style-name="DefaultParagraphFont" style:family="text">
      <style:text-properties style:font-name="Times New Roman" style:font-name-asian="Times New Roman" style:font-name-complex="Times New Roman" fo:font-size="12pt" style:font-size-asian="12pt" style:font-size-complex="12pt"/>
    </style:style>
    <style:style style:name="T33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31" style:parent-style-name="DefaultParagraphFont" style:family="text">
      <style:text-properties style:font-name="Times New Roman" style:font-name-asian="Times New Roman" style:font-name-complex="Times New Roman" fo:font-size="12pt" style:font-size-asian="12pt" style:font-size-complex="12pt"/>
    </style:style>
    <style:style style:name="P332" style:parent-style-name="Normal" style:family="paragraph">
      <style:paragraph-properties fo:margin-top="0.0694in" fo:margin-bottom="0.0694in" fo:line-height="100%"/>
    </style:style>
    <style:style style:name="T333" style:parent-style-name="DefaultParagraphFont" style:family="text">
      <style:text-properties style:font-name="Times New Roman" style:font-name-asian="Times New Roman" style:font-name-complex="Times New Roman" fo:font-size="12pt" style:font-size-asian="12pt" style:font-size-complex="12pt"/>
    </style:style>
    <style:style style:name="T33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335" style:parent-style-name="DefaultParagraphFont" style:family="text">
      <style:text-properties style:font-name="Times New Roman" style:font-name-asian="Times New Roman" style:font-name-complex="Times New Roman" fo:font-size="12pt" style:font-size-asian="12pt" style:font-size-complex="12pt"/>
    </style:style>
    <style:style style:name="T33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337" style:parent-style-name="DefaultParagraphFont" style:family="text">
      <style:text-properties style:font-name="Times New Roman" style:font-name-asian="Times New Roman" style:font-name-complex="Times New Roman" fo:font-size="12pt" style:font-size-asian="12pt" style:font-size-complex="12pt"/>
    </style:style>
    <style:style style:name="T33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339" style:parent-style-name="DefaultParagraphFont" style:family="text">
      <style:text-properties style:font-name="Times New Roman" style:font-name-asian="Times New Roman" style:font-name-complex="Times New Roman" fo:font-size="12pt" style:font-size-asian="12pt" style:font-size-complex="12pt"/>
    </style:style>
    <style:style style:name="T34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341" style:parent-style-name="DefaultParagraphFont" style:family="text">
      <style:text-properties style:font-name="Times New Roman" style:font-name-asian="Times New Roman" style:font-name-complex="Times New Roman" fo:font-size="12pt" style:font-size-asian="12pt" style:font-size-complex="12pt"/>
    </style:style>
    <style:style style:name="T34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343" style:parent-style-name="DefaultParagraphFont" style:family="text">
      <style:text-properties style:font-name="Times New Roman" style:font-name-asian="Times New Roman" style:font-name-complex="Times New Roman" fo:font-size="12pt" style:font-size-asian="12pt" style:font-size-complex="12pt"/>
    </style:style>
    <style:style style:name="P344"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345" style:parent-style-name="Normal" style:family="paragraph">
      <style:paragraph-properties fo:margin-top="0.0694in" fo:margin-bottom="0.0694in" fo:line-height="100%"/>
    </style:style>
    <style:style style:name="T346" style:parent-style-name="DefaultParagraphFont" style:family="text">
      <style:text-properties style:font-name="Times New Roman" style:font-name-asian="Times New Roman" style:font-name-complex="Times New Roman" fo:font-size="12pt" style:font-size-asian="12pt" style:font-size-complex="12pt"/>
    </style:style>
    <style:style style:name="T34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348" style:parent-style-name="DefaultParagraphFont" style:family="text">
      <style:text-properties style:font-name="Times New Roman" style:font-name-asian="Times New Roman" style:font-name-complex="Times New Roman" fo:font-size="12pt" style:font-size-asian="12pt" style:font-size-complex="12pt"/>
    </style:style>
    <style:style style:name="T34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350" style:parent-style-name="DefaultParagraphFont" style:family="text">
      <style:text-properties style:font-name="Times New Roman" style:font-name-asian="Times New Roman" style:font-name-complex="Times New Roman" fo:font-size="12pt" style:font-size-asian="12pt" style:font-size-complex="12pt"/>
    </style:style>
    <style:style style:name="T35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352" style:parent-style-name="DefaultParagraphFont" style:family="text">
      <style:text-properties style:font-name="Times New Roman" style:font-name-asian="Times New Roman" style:font-name-complex="Times New Roman" fo:font-size="12pt" style:font-size-asian="12pt" style:font-size-complex="12pt"/>
    </style:style>
    <style:style style:name="T35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354" style:parent-style-name="DefaultParagraphFont" style:family="text">
      <style:text-properties style:font-name="Times New Roman" style:font-name-asian="Times New Roman" style:font-name-complex="Times New Roman" fo:font-size="12pt" style:font-size-asian="12pt" style:font-size-complex="12pt"/>
    </style:style>
    <style:style style:name="T35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356" style:parent-style-name="DefaultParagraphFont" style:family="text">
      <style:text-properties style:font-name="Times New Roman" style:font-name-asian="Times New Roman" style:font-name-complex="Times New Roman" fo:font-size="12pt" style:font-size-asian="12pt" style:font-size-complex="12pt"/>
    </style:style>
    <style:style style:name="T35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358" style:parent-style-name="DefaultParagraphFont" style:family="text">
      <style:text-properties style:font-name="Times New Roman" style:font-name-asian="Times New Roman" style:font-name-complex="Times New Roman" fo:font-size="12pt" style:font-size-asian="12pt" style:font-size-complex="12pt"/>
    </style:style>
    <style:style style:name="T359" style:parent-style-name="DefaultParagraphFont" style:family="text">
      <style:text-properties style:font-name="Times New Roman" style:font-name-asian="Times New Roman" style:font-name-complex="Times New Roman" style:text-position="super 66.6%" fo:font-size="12pt" style:font-size-asian="12pt" style:font-size-complex="12pt"/>
    </style:style>
    <style:style style:name="T360" style:parent-style-name="DefaultParagraphFont" style:family="text">
      <style:text-properties style:font-name="Times New Roman" style:font-name-asian="Times New Roman" style:font-name-complex="Times New Roman" fo:font-size="12pt" style:font-size-asian="12pt" style:font-size-complex="12pt"/>
    </style:style>
    <style:style style:name="T36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362" style:parent-style-name="DefaultParagraphFont" style:family="text">
      <style:text-properties style:font-name="Times New Roman" style:font-name-asian="Times New Roman" style:font-name-complex="Times New Roman" fo:font-size="12pt" style:font-size-asian="12pt" style:font-size-complex="12pt"/>
    </style:style>
    <style:style style:name="T36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364" style:parent-style-name="DefaultParagraphFont" style:family="text">
      <style:text-properties style:font-name="Times New Roman" style:font-name-asian="Times New Roman" style:font-name-complex="Times New Roman" fo:font-size="12pt" style:font-size-asian="12pt" style:font-size-complex="12pt"/>
    </style:style>
    <style:style style:name="T36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366" style:parent-style-name="DefaultParagraphFont" style:family="text">
      <style:text-properties style:font-name="Times New Roman" style:font-name-asian="Times New Roman" style:font-name-complex="Times New Roman" fo:font-size="12pt" style:font-size-asian="12pt" style:font-size-complex="12pt"/>
    </style:style>
    <style:style style:name="T36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368" style:parent-style-name="DefaultParagraphFont" style:family="text">
      <style:text-properties style:font-name="Times New Roman" style:font-name-asian="Times New Roman" style:font-name-complex="Times New Roman" fo:font-size="12pt" style:font-size-asian="12pt" style:font-size-complex="12pt"/>
    </style:style>
    <style:style style:name="T36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370" style:parent-style-name="DefaultParagraphFont" style:family="text">
      <style:text-properties style:font-name="Times New Roman" style:font-name-asian="Times New Roman" style:font-name-complex="Times New Roman" fo:font-size="12pt" style:font-size-asian="12pt" style:font-size-complex="12pt"/>
    </style:style>
    <style:style style:name="T37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372" style:parent-style-name="DefaultParagraphFont" style:family="text">
      <style:text-properties style:font-name="Times New Roman" style:font-name-asian="Times New Roman" style:font-name-complex="Times New Roman" fo:font-size="12pt" style:font-size-asian="12pt" style:font-size-complex="12pt"/>
    </style:style>
    <style:style style:name="T37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74" style:parent-style-name="DefaultParagraphFont" style:family="text">
      <style:text-properties style:font-name="Times New Roman" style:font-name-asian="Times New Roman" style:font-name-complex="Times New Roman" fo:font-size="12pt" style:font-size-asian="12pt" style:font-size-complex="12pt"/>
    </style:style>
    <style:style style:name="P375" style:parent-style-name="Normal" style:family="paragraph">
      <style:paragraph-properties fo:margin-top="0.0694in" fo:margin-bottom="0.0694in" fo:line-height="100%"/>
    </style:style>
    <style:style style:name="T376" style:parent-style-name="DefaultParagraphFont" style:family="text">
      <style:text-properties style:font-name="Times New Roman" style:font-name-asian="Times New Roman" style:font-name-complex="Times New Roman" fo:font-size="12pt" style:font-size-asian="12pt" style:font-size-complex="12pt"/>
    </style:style>
    <style:style style:name="T37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378" style:parent-style-name="DefaultParagraphFont" style:family="text">
      <style:text-properties style:font-name="Times New Roman" style:font-name-asian="Times New Roman" style:font-name-complex="Times New Roman" fo:font-size="12pt" style:font-size-asian="12pt" style:font-size-complex="12pt"/>
    </style:style>
    <style:style style:name="T379" style:parent-style-name="DefaultParagraphFont" style:family="text">
      <style:text-properties style:font-name="Times New Roman" style:font-name-asian="Times New Roman" style:font-name-complex="Times New Roman" style:text-position="super 66.6%" fo:font-size="12pt" style:font-size-asian="12pt" style:font-size-complex="12pt"/>
    </style:style>
    <style:style style:name="T380" style:parent-style-name="DefaultParagraphFont" style:family="text">
      <style:text-properties style:font-name="Times New Roman" style:font-name-asian="Times New Roman" style:font-name-complex="Times New Roman" fo:font-size="12pt" style:font-size-asian="12pt" style:font-size-complex="12pt"/>
    </style:style>
    <style:style style:name="T38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382" style:parent-style-name="DefaultParagraphFont" style:family="text">
      <style:text-properties style:font-name="Times New Roman" style:font-name-asian="Times New Roman" style:font-name-complex="Times New Roman" fo:font-size="12pt" style:font-size-asian="12pt" style:font-size-complex="12pt"/>
    </style:style>
    <style:style style:name="T38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384" style:parent-style-name="DefaultParagraphFont" style:family="text">
      <style:text-properties style:font-name="Times New Roman" style:font-name-asian="Times New Roman" style:font-name-complex="Times New Roman" fo:font-size="12pt" style:font-size-asian="12pt" style:font-size-complex="12pt"/>
    </style:style>
    <style:style style:name="T38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86" style:parent-style-name="DefaultParagraphFont" style:family="text">
      <style:text-properties style:font-name="Times New Roman" style:font-name-asian="Times New Roman" style:font-name-complex="Times New Roman" fo:font-size="12pt" style:font-size-asian="12pt" style:font-size-complex="12pt"/>
    </style:style>
    <style:style style:name="T38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388" style:parent-style-name="DefaultParagraphFont" style:family="text">
      <style:text-properties style:font-name="Times New Roman" style:font-name-asian="Times New Roman" style:font-name-complex="Times New Roman" fo:font-size="12pt" style:font-size-asian="12pt" style:font-size-complex="12pt"/>
    </style:style>
    <style:style style:name="P389" style:parent-style-name="Normal" style:family="paragraph">
      <style:paragraph-properties fo:margin-top="0.0694in" fo:margin-bottom="0.0694in" fo:line-height="100%"/>
    </style:style>
    <style:style style:name="T390" style:parent-style-name="DefaultParagraphFont" style:family="text">
      <style:text-properties style:font-name="Times New Roman" style:font-name-asian="Times New Roman" style:font-name-complex="Times New Roman" fo:font-size="12pt" style:font-size-asian="12pt" style:font-size-complex="12pt"/>
    </style:style>
    <style:style style:name="T39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392" style:parent-style-name="DefaultParagraphFont" style:family="text">
      <style:text-properties style:font-name="Times New Roman" style:font-name-asian="Times New Roman" style:font-name-complex="Times New Roman" fo:font-size="12pt" style:font-size-asian="12pt" style:font-size-complex="12pt"/>
    </style:style>
    <style:style style:name="T39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394" style:parent-style-name="DefaultParagraphFont" style:family="text">
      <style:text-properties style:font-name="Times New Roman" style:font-name-asian="Times New Roman" style:font-name-complex="Times New Roman" fo:font-size="12pt" style:font-size-asian="12pt" style:font-size-complex="12pt"/>
    </style:style>
    <style:style style:name="T395"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396" style:parent-style-name="DefaultParagraphFont" style:family="text">
      <style:text-properties style:font-name="Times New Roman" style:font-name-asian="Times New Roman" style:font-name-complex="Times New Roman" fo:font-size="12pt" style:font-size-asian="12pt" style:font-size-complex="12pt"/>
    </style:style>
    <style:style style:name="T39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398"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399" style:parent-style-name="DefaultParagraphFont" style:family="text">
      <style:text-properties style:font-name="Times New Roman" style:font-name-asian="Times New Roman" style:font-name-complex="Times New Roman" fo:font-size="12pt" style:font-size-asian="12pt" style:font-size-complex="12pt"/>
    </style:style>
    <style:style style:name="T400"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401" style:parent-style-name="DefaultParagraphFont" style:family="text">
      <style:text-properties style:font-name="Times New Roman" style:font-name-asian="Times New Roman" style:font-name-complex="Times New Roman" fo:font-size="12pt" style:font-size-asian="12pt" style:font-size-complex="12pt"/>
    </style:style>
    <style:style style:name="T402"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403" style:parent-style-name="DefaultParagraphFont" style:family="text">
      <style:text-properties style:font-name="Times New Roman" style:font-name-asian="Times New Roman" style:font-name-complex="Times New Roman" fo:font-size="12pt" style:font-size-asian="12pt" style:font-size-complex="12pt"/>
    </style:style>
    <style:style style:name="T40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05" style:parent-style-name="DefaultParagraphFont" style:family="text">
      <style:text-properties style:font-name="Times New Roman" style:font-name-asian="Times New Roman" style:font-name-complex="Times New Roman" fo:font-size="12pt" style:font-size-asian="12pt" style:font-size-complex="12pt"/>
    </style:style>
    <style:style style:name="T40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07" style:parent-style-name="DefaultParagraphFont" style:family="text">
      <style:text-properties style:font-name="Times New Roman" style:font-name-asian="Times New Roman" style:font-name-complex="Times New Roman" fo:font-size="12pt" style:font-size-asian="12pt" style:font-size-complex="12pt"/>
    </style:style>
    <style:style style:name="T40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09" style:parent-style-name="DefaultParagraphFont" style:family="text">
      <style:text-properties style:font-name="Times New Roman" style:font-name-asian="Times New Roman" style:font-name-complex="Times New Roman" fo:font-size="12pt" style:font-size-asian="12pt" style:font-size-complex="12pt"/>
    </style:style>
    <style:style style:name="T41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11" style:parent-style-name="DefaultParagraphFont" style:family="text">
      <style:text-properties style:font-name="Times New Roman" style:font-name-asian="Times New Roman" style:font-name-complex="Times New Roman" fo:font-size="12pt" style:font-size-asian="12pt" style:font-size-complex="12pt"/>
    </style:style>
    <style:style style:name="T41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13" style:parent-style-name="DefaultParagraphFont" style:family="text">
      <style:text-properties style:font-name="Times New Roman" style:font-name-asian="Times New Roman" style:font-name-complex="Times New Roman" fo:font-size="12pt" style:font-size-asian="12pt" style:font-size-complex="12pt"/>
    </style:style>
    <style:style style:name="T41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15" style:parent-style-name="DefaultParagraphFont" style:family="text">
      <style:text-properties style:font-name="Times New Roman" style:font-name-asian="Times New Roman" style:font-name-complex="Times New Roman" fo:font-size="12pt" style:font-size-asian="12pt" style:font-size-complex="12pt"/>
    </style:style>
    <style:style style:name="T41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17" style:parent-style-name="DefaultParagraphFont" style:family="text">
      <style:text-properties style:font-name="Times New Roman" style:font-name-asian="Times New Roman" style:font-name-complex="Times New Roman" fo:font-size="12pt" style:font-size-asian="12pt" style:font-size-complex="12pt"/>
    </style:style>
    <style:style style:name="T41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19" style:parent-style-name="DefaultParagraphFont" style:family="text">
      <style:text-properties style:font-name="Times New Roman" style:font-name-asian="Times New Roman" style:font-name-complex="Times New Roman" fo:font-size="12pt" style:font-size-asian="12pt" style:font-size-complex="12pt"/>
    </style:style>
    <style:style style:name="T42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21"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422" style:parent-style-name="DefaultParagraphFont" style:family="text">
      <style:text-properties style:font-name="Times New Roman" style:font-name-asian="Times New Roman" style:font-name-complex="Times New Roman" fo:font-size="12pt" style:font-size-asian="12pt" style:font-size-complex="12pt"/>
    </style:style>
    <style:style style:name="T42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24" style:parent-style-name="DefaultParagraphFont" style:family="text">
      <style:text-properties style:font-name="Times New Roman" style:font-name-asian="Times New Roman" style:font-name-complex="Times New Roman" fo:font-size="12pt" style:font-size-asian="12pt" style:font-size-complex="12pt"/>
    </style:style>
    <style:style style:name="T42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26" style:parent-style-name="DefaultParagraphFont" style:family="text">
      <style:text-properties style:font-name="Times New Roman" style:font-name-asian="Times New Roman" style:font-name-complex="Times New Roman" fo:font-size="12pt" style:font-size-asian="12pt" style:font-size-complex="12pt"/>
    </style:style>
    <style:style style:name="T42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28" style:parent-style-name="DefaultParagraphFont" style:family="text">
      <style:text-properties style:font-name="Times New Roman" style:font-name-asian="Times New Roman" style:font-name-complex="Times New Roman" fo:font-size="12pt" style:font-size-asian="12pt" style:font-size-complex="12pt"/>
    </style:style>
    <style:style style:name="T429" style:parent-style-name="DefaultParagraphFont" style:family="text">
      <style:text-properties style:font-name="Times New Roman" style:font-name-asian="Times New Roman" style:font-name-complex="Times New Roman" style:text-position="super 66.6%" fo:font-size="12pt" style:font-size-asian="12pt" style:font-size-complex="12pt"/>
    </style:style>
    <style:style style:name="T430" style:parent-style-name="DefaultParagraphFont" style:family="text">
      <style:text-properties style:font-name="Times New Roman" style:font-name-asian="Times New Roman" style:font-name-complex="Times New Roman" fo:font-style="italic" style:font-style-asian="italic" style:font-style-complex="italic" fo:color="#0000FF" style:text-position="super 66.6%" fo:font-size="12pt" style:font-size-asian="12pt" style:font-size-complex="12pt" style:text-underline-type="single" style:text-underline-style="solid" style:text-underline-width="auto" style:text-underline-mode="continuous"/>
    </style:style>
    <style:style style:name="T431" style:parent-style-name="DefaultParagraphFont" style:family="text">
      <style:text-properties style:font-name="Times New Roman" style:font-name-asian="Times New Roman" style:font-name-complex="Times New Roman" style:text-position="super 66.6%" fo:font-size="12pt" style:font-size-asian="12pt" style:font-size-complex="12pt"/>
    </style:style>
    <style:style style:name="T432" style:parent-style-name="DefaultParagraphFont" style:family="text">
      <style:text-properties style:font-name="Times New Roman" style:font-name-asian="Times New Roman" style:font-name-complex="Times New Roman" fo:font-size="12pt" style:font-size-asian="12pt" style:font-size-complex="12pt"/>
    </style:style>
    <style:style style:name="T43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34" style:parent-style-name="DefaultParagraphFont" style:family="text">
      <style:text-properties style:font-name="Times New Roman" style:font-name-asian="Times New Roman" style:font-name-complex="Times New Roman" fo:font-size="12pt" style:font-size-asian="12pt" style:font-size-complex="12pt"/>
    </style:style>
    <style:style style:name="T43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36" style:parent-style-name="DefaultParagraphFont" style:family="text">
      <style:text-properties style:font-name="Times New Roman" style:font-name-asian="Times New Roman" style:font-name-complex="Times New Roman" fo:font-size="12pt" style:font-size-asian="12pt" style:font-size-complex="12pt"/>
    </style:style>
    <style:style style:name="T43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38" style:parent-style-name="DefaultParagraphFont" style:family="text">
      <style:text-properties style:font-name="Times New Roman" style:font-name-asian="Times New Roman" style:font-name-complex="Times New Roman" fo:font-size="12pt" style:font-size-asian="12pt" style:font-size-complex="12pt"/>
    </style:style>
    <style:style style:name="T43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40" style:parent-style-name="DefaultParagraphFont" style:family="text">
      <style:text-properties style:font-name="Times New Roman" style:font-name-asian="Times New Roman" style:font-name-complex="Times New Roman" fo:font-size="12pt" style:font-size-asian="12pt" style:font-size-complex="12pt"/>
    </style:style>
    <style:style style:name="T44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42" style:parent-style-name="DefaultParagraphFont" style:family="text">
      <style:text-properties style:font-name="Times New Roman" style:font-name-asian="Times New Roman" style:font-name-complex="Times New Roman" fo:font-size="12pt" style:font-size-asian="12pt" style:font-size-complex="12pt"/>
    </style:style>
    <style:style style:name="P443"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TableColumn445" style:family="table-column">
      <style:table-column-properties style:column-width="0.5729in"/>
    </style:style>
    <style:style style:name="TableColumn446" style:family="table-column">
      <style:table-column-properties style:column-width="5.927in"/>
    </style:style>
    <style:style style:name="Table444" style:family="table">
      <style:table-properties style:width="6.5in" fo:margin-left="0in" table:align="left"/>
    </style:style>
    <style:style style:name="TableRow447" style:family="table-row">
      <style:table-row-properties/>
    </style:style>
    <style:style style:name="TableCell448" style:family="table-cell">
      <style:table-cell-properties fo:border="none" style:writing-mode="lr-tb" style:vertical-align="middle" fo:padding-top="0.0104in" fo:padding-left="0.0104in" fo:padding-bottom="0.0104in" fo:padding-right="0.0104in"/>
    </style:style>
    <style:style style:name="P449" style:parent-style-name="Normal" style:family="paragraph">
      <style:paragraph-properties fo:margin-bottom="0in" fo:line-height="100%"/>
    </style:style>
    <style:style style:name="T450" style:parent-style-name="DefaultParagraphFont" style:family="text">
      <style:text-properties style:font-name="Times New Roman" style:font-name-asian="Times New Roman" style:font-name-complex="Times New Roman" fo:color="#0000FF" fo:font-size="12pt" style:font-size-asian="12pt" style:font-size-complex="12pt"/>
    </style:style>
    <style:style style:name="TableCell451" style:family="table-cell">
      <style:table-cell-properties fo:border="none" style:writing-mode="lr-tb" style:vertical-align="middle" fo:padding-top="0.0104in" fo:padding-left="0.0104in" fo:padding-bottom="0.0104in" fo:padding-right="0.0104in"/>
    </style:style>
    <style:style style:name="P452" style:parent-style-name="Normal" style:family="paragraph">
      <style:paragraph-properties fo:margin-bottom="0in" fo:line-height="100%"/>
    </style:style>
    <style:style style:name="T453" style:parent-style-name="DefaultParagraphFont" style:family="text">
      <style:text-properties style:font-name="Times New Roman" style:font-name-asian="Times New Roman" style:font-name-complex="Times New Roman" fo:font-size="12pt" style:font-size-asian="12pt" style:font-size-complex="12pt"/>
    </style:style>
    <style:style style:name="T45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455"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456" style:parent-style-name="DefaultParagraphFont" style:family="text">
      <style:text-properties style:font-name="Times New Roman" style:font-name-asian="Times New Roman" style:font-name-complex="Times New Roman" fo:font-size="12pt" style:font-size-asian="12pt" style:font-size-complex="12pt"/>
    </style:style>
    <style:style style:name="T45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58" style:parent-style-name="DefaultParagraphFont" style:family="text">
      <style:text-properties style:font-name="Times New Roman" style:font-name-asian="Times New Roman" style:font-name-complex="Times New Roman" fo:font-size="12pt" style:font-size-asian="12pt" style:font-size-complex="12pt"/>
    </style:style>
    <style:style style:name="T45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60" style:parent-style-name="DefaultParagraphFont" style:family="text">
      <style:text-properties style:font-name="Times New Roman" style:font-name-asian="Times New Roman" style:font-name-complex="Times New Roman" fo:font-size="12pt" style:font-size-asian="12pt" style:font-size-complex="12pt"/>
    </style:style>
    <style:style style:name="T461" style:parent-style-name="DefaultParagraphFont" style:family="text">
      <style:text-properties style:font-name="Times New Roman" style:font-name-asian="Times New Roman" style:font-name-complex="Times New Roman" fo:font-style="italic" style:font-style-asian="italic" style:font-style-complex="italic" fo:font-size="10pt" style:font-size-asian="10pt" style:font-size-complex="10pt"/>
    </style:style>
    <style:style style:name="T462" style:parent-style-name="DefaultParagraphFont" style:family="text">
      <style:text-properties style:font-name="Times New Roman" style:font-name-asian="Times New Roman" style:font-name-complex="Times New Roman" fo:font-style="italic" style:font-style-asian="italic" style:font-style-complex="italic" fo:color="#0000FF" fo:font-size="10pt" style:font-size-asian="10pt" style:font-size-complex="10pt" style:text-underline-type="single" style:text-underline-style="solid" style:text-underline-width="auto" style:text-underline-mode="continuous"/>
    </style:style>
    <style:style style:name="T463" style:parent-style-name="DefaultParagraphFont" style:family="text">
      <style:text-properties style:font-name="Times New Roman" style:font-name-asian="Times New Roman" style:font-name-complex="Times New Roman" fo:font-style="italic" style:font-style-asian="italic" style:font-style-complex="italic" fo:font-size="10pt" style:font-size-asian="10pt" style:font-size-complex="10pt"/>
    </style:style>
    <style:style style:name="P464" style:parent-style-name="Normal" style:family="paragraph">
      <style:paragraph-properties fo:margin-top="0.0694in" fo:margin-bottom="0.0694in" fo:line-height="100%"/>
    </style:style>
    <style:style style:name="T465" style:parent-style-name="DefaultParagraphFont" style:family="text">
      <style:text-properties style:font-name="Times New Roman" style:font-name-asian="Times New Roman" style:font-name-complex="Times New Roman" fo:font-size="12pt" style:font-size-asian="12pt" style:font-size-complex="12pt"/>
    </style:style>
    <style:style style:name="T46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67" style:parent-style-name="DefaultParagraphFont" style:family="text">
      <style:text-properties style:font-name="Times New Roman" style:font-name-asian="Times New Roman" style:font-name-complex="Times New Roman" fo:font-size="12pt" style:font-size-asian="12pt" style:font-size-complex="12pt"/>
    </style:style>
    <style:style style:name="T468" style:parent-style-name="DefaultParagraphFont" style:family="text">
      <style:text-properties style:font-name="Times New Roman" style:font-name-asian="Times New Roman" style:font-name-complex="Times New Roman" style:text-position="super 66.6%" fo:font-size="12pt" style:font-size-asian="12pt" style:font-size-complex="12pt"/>
    </style:style>
    <style:style style:name="T469" style:parent-style-name="DefaultParagraphFont" style:family="text">
      <style:text-properties style:font-name="Times New Roman" style:font-name-asian="Times New Roman" style:font-name-complex="Times New Roman" fo:font-size="12pt" style:font-size-asian="12pt" style:font-size-complex="12pt"/>
    </style:style>
    <style:style style:name="T470" style:parent-style-name="DefaultParagraphFont" style:family="text">
      <style:text-properties style:font-name="Times New Roman" style:font-name-asian="Times New Roman" style:font-name-complex="Times New Roman" style:text-position="super 66.6%" fo:font-size="12pt" style:font-size-asian="12pt" style:font-size-complex="12pt"/>
    </style:style>
    <style:style style:name="T471" style:parent-style-name="DefaultParagraphFont" style:family="text">
      <style:text-properties style:font-name="Times New Roman" style:font-name-asian="Times New Roman" style:font-name-complex="Times New Roman" fo:font-size="12pt" style:font-size-asian="12pt" style:font-size-complex="12pt"/>
    </style:style>
    <style:style style:name="P472" style:parent-style-name="Normal" style:family="paragraph">
      <style:paragraph-properties fo:margin-top="0.0694in" fo:margin-bottom="0.0694in" fo:line-height="100%"/>
    </style:style>
    <style:style style:name="T473" style:parent-style-name="DefaultParagraphFont" style:family="text">
      <style:text-properties style:font-name="Times New Roman" style:font-name-asian="Times New Roman" style:font-name-complex="Times New Roman" fo:font-size="12pt" style:font-size-asian="12pt" style:font-size-complex="12pt"/>
    </style:style>
    <style:style style:name="T47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75" style:parent-style-name="DefaultParagraphFont" style:family="text">
      <style:text-properties style:font-name="Times New Roman" style:font-name-asian="Times New Roman" style:font-name-complex="Times New Roman" fo:font-size="12pt" style:font-size-asian="12pt" style:font-size-complex="12pt"/>
    </style:style>
    <style:style style:name="T476"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477"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478" style:parent-style-name="DefaultParagraphFont" style:family="text">
      <style:text-properties style:font-name="Times New Roman" style:font-name-asian="Times New Roman" style:font-name-complex="Times New Roman" fo:font-size="12pt" style:font-size-asian="12pt" style:font-size-complex="12pt"/>
    </style:style>
    <style:style style:name="T47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80" style:parent-style-name="DefaultParagraphFont" style:family="text">
      <style:text-properties style:font-name="Times New Roman" style:font-name-asian="Times New Roman" style:font-name-complex="Times New Roman" fo:font-size="12pt" style:font-size-asian="12pt" style:font-size-complex="12pt"/>
    </style:style>
    <style:style style:name="T481" style:parent-style-name="DefaultParagraphFont" style:family="text">
      <style:text-properties style:font-name="Times New Roman" style:font-name-asian="Times New Roman" style:font-name-complex="Times New Roman" style:text-position="super 66.6%" fo:font-size="12pt" style:font-size-asian="12pt" style:font-size-complex="12pt"/>
    </style:style>
    <style:style style:name="T482" style:parent-style-name="DefaultParagraphFont" style:family="text">
      <style:text-properties style:font-name="Times New Roman" style:font-name-asian="Times New Roman" style:font-name-complex="Times New Roman" fo:font-size="12pt" style:font-size-asian="12pt" style:font-size-complex="12pt"/>
    </style:style>
    <style:style style:name="T48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84" style:parent-style-name="DefaultParagraphFont" style:family="text">
      <style:text-properties style:font-name="Times New Roman" style:font-name-asian="Times New Roman" style:font-name-complex="Times New Roman" fo:font-size="12pt" style:font-size-asian="12pt" style:font-size-complex="12pt"/>
    </style:style>
    <style:style style:name="T485" style:parent-style-name="DefaultParagraphFont" style:family="text">
      <style:text-properties style:font-name="Times New Roman" style:font-name-asian="Times New Roman" style:font-name-complex="Times New Roman" style:text-position="super 66.6%" fo:font-size="12pt" style:font-size-asian="12pt" style:font-size-complex="12pt"/>
    </style:style>
    <style:style style:name="T486" style:parent-style-name="DefaultParagraphFont" style:family="text">
      <style:text-properties style:font-name="Times New Roman" style:font-name-asian="Times New Roman" style:font-name-complex="Times New Roman" fo:font-size="12pt" style:font-size-asian="12pt" style:font-size-complex="12pt"/>
    </style:style>
    <style:style style:name="T487" style:parent-style-name="DefaultParagraphFont" style:family="text">
      <style:text-properties style:font-name="Times New Roman" style:font-name-asian="Times New Roman" style:font-name-complex="Times New Roman" style:text-position="super 66.6%" fo:font-size="12pt" style:font-size-asian="12pt" style:font-size-complex="12pt"/>
    </style:style>
    <style:style style:name="T488" style:parent-style-name="DefaultParagraphFont" style:family="text">
      <style:text-properties style:font-name="Times New Roman" style:font-name-asian="Times New Roman" style:font-name-complex="Times New Roman" fo:font-size="12pt" style:font-size-asian="12pt" style:font-size-complex="12pt"/>
    </style:style>
    <style:style style:name="T489" style:parent-style-name="DefaultParagraphFont" style:family="text">
      <style:text-properties style:font-name="Times New Roman" style:font-name-asian="Times New Roman" style:font-name-complex="Times New Roman" style:text-position="super 66.6%" fo:font-size="12pt" style:font-size-asian="12pt" style:font-size-complex="12pt"/>
    </style:style>
    <style:style style:name="T490" style:parent-style-name="DefaultParagraphFont" style:family="text">
      <style:text-properties style:font-name="Times New Roman" style:font-name-asian="Times New Roman" style:font-name-complex="Times New Roman" fo:font-size="12pt" style:font-size-asian="12pt" style:font-size-complex="12pt"/>
    </style:style>
    <style:style style:name="P491" style:parent-style-name="Normal" style:family="paragraph">
      <style:paragraph-properties fo:margin-top="0.0694in" fo:margin-bottom="0.0694in" fo:line-height="100%"/>
    </style:style>
    <style:style style:name="T492" style:parent-style-name="DefaultParagraphFont" style:family="text">
      <style:text-properties style:font-name="Times New Roman" style:font-name-asian="Times New Roman" style:font-name-complex="Times New Roman" fo:font-size="12pt" style:font-size-asian="12pt" style:font-size-complex="12pt"/>
    </style:style>
    <style:style style:name="T49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94" style:parent-style-name="DefaultParagraphFont" style:family="text">
      <style:text-properties style:font-name="Times New Roman" style:font-name-asian="Times New Roman" style:font-name-complex="Times New Roman" fo:font-size="12pt" style:font-size-asian="12pt" style:font-size-complex="12pt"/>
    </style:style>
    <style:style style:name="T495"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496" style:parent-style-name="DefaultParagraphFont" style:family="text">
      <style:text-properties style:font-name="Times New Roman" style:font-name-asian="Times New Roman" style:font-name-complex="Times New Roman" fo:font-size="12pt" style:font-size-asian="12pt" style:font-size-complex="12pt"/>
    </style:style>
    <style:style style:name="P497" style:parent-style-name="Normal" style:family="paragraph">
      <style:paragraph-properties fo:margin-top="0.0694in" fo:margin-bottom="0.0694in" fo:line-height="100%"/>
    </style:style>
    <style:style style:name="T498" style:parent-style-name="DefaultParagraphFont" style:family="text">
      <style:text-properties style:font-name="Times New Roman" style:font-name-asian="Times New Roman" style:font-name-complex="Times New Roman" fo:font-size="12pt" style:font-size-asian="12pt" style:font-size-complex="12pt"/>
    </style:style>
    <style:style style:name="T49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00" style:parent-style-name="DefaultParagraphFont" style:family="text">
      <style:text-properties style:font-name="Times New Roman" style:font-name-asian="Times New Roman" style:font-name-complex="Times New Roman" fo:font-size="12pt" style:font-size-asian="12pt" style:font-size-complex="12pt"/>
    </style:style>
    <style:style style:name="T501"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502" style:parent-style-name="DefaultParagraphFont" style:family="text">
      <style:text-properties style:font-name="Times New Roman" style:font-name-asian="Times New Roman" style:font-name-complex="Times New Roman" fo:font-size="12pt" style:font-size-asian="12pt" style:font-size-complex="12pt"/>
    </style:style>
    <style:style style:name="P503" style:parent-style-name="Normal" style:family="paragraph">
      <style:paragraph-properties fo:margin-top="0.0694in" fo:margin-bottom="0.0694in" fo:line-height="100%"/>
    </style:style>
    <style:style style:name="T504" style:parent-style-name="DefaultParagraphFont" style:family="text">
      <style:text-properties style:font-name="Times New Roman" style:font-name-asian="Times New Roman" style:font-name-complex="Times New Roman" fo:font-size="12pt" style:font-size-asian="12pt" style:font-size-complex="12pt"/>
    </style:style>
    <style:style style:name="T50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06" style:parent-style-name="DefaultParagraphFont" style:family="text">
      <style:text-properties style:font-name="Times New Roman" style:font-name-asian="Times New Roman" style:font-name-complex="Times New Roman" fo:font-size="12pt" style:font-size-asian="12pt" style:font-size-complex="12pt"/>
    </style:style>
    <style:style style:name="T507"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508" style:parent-style-name="DefaultParagraphFont" style:family="text">
      <style:text-properties style:font-name="Times New Roman" style:font-name-asian="Times New Roman" style:font-name-complex="Times New Roman" fo:font-size="12pt" style:font-size-asian="12pt" style:font-size-complex="12pt"/>
    </style:style>
    <style:style style:name="P509"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51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511" style:parent-style-name="Normal" style:family="paragraph">
      <style:paragraph-properties fo:margin-bottom="0in" fo:line-height="100%" fo:margin-left="0.5in">
        <style:tab-stops/>
      </style:paragraph-properties>
    </style:style>
    <style:style style:name="T512" style:parent-style-name="DefaultParagraphFont" style:family="text">
      <style:text-properties style:font-name="Times New Roman" style:font-name-asian="Times New Roman" style:font-name-complex="Times New Roman" fo:font-size="12pt" style:font-size-asian="12pt" style:font-size-complex="12pt"/>
    </style:style>
    <style:style style:name="T51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14" style:parent-style-name="DefaultParagraphFont" style:family="text">
      <style:text-properties style:font-name="Times New Roman" style:font-name-asian="Times New Roman" style:font-name-complex="Times New Roman" fo:font-size="12pt" style:font-size-asian="12pt" style:font-size-complex="12pt"/>
    </style:style>
    <style:style style:name="T51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16" style:parent-style-name="DefaultParagraphFont" style:family="text">
      <style:text-properties style:font-name="Times New Roman" style:font-name-asian="Times New Roman" style:font-name-complex="Times New Roman" fo:font-size="12pt" style:font-size-asian="12pt" style:font-size-complex="12pt"/>
    </style:style>
    <style:style style:name="P51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518" style:parent-style-name="Normal" style:family="paragraph">
      <style:paragraph-properties fo:margin-bottom="0in" fo:line-height="100%" fo:margin-left="0.5in">
        <style:tab-stops/>
      </style:paragraph-properties>
    </style:style>
    <style:style style:name="T51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20" style:parent-style-name="DefaultParagraphFont" style:family="text">
      <style:text-properties style:font-name="Times New Roman" style:font-name-asian="Times New Roman" style:font-name-complex="Times New Roman" fo:font-size="12pt" style:font-size-asian="12pt" style:font-size-complex="12pt"/>
    </style:style>
    <style:style style:name="T52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22" style:parent-style-name="DefaultParagraphFont" style:family="text">
      <style:text-properties style:font-name="Times New Roman" style:font-name-asian="Times New Roman" style:font-name-complex="Times New Roman" fo:font-size="12pt" style:font-size-asian="12pt" style:font-size-complex="12pt"/>
    </style:style>
    <style:style style:name="P523" style:parent-style-name="Normal" style:family="paragraph">
      <style:paragraph-properties fo:margin-bottom="0in" fo:line-height="100%" fo:margin-left="0.5in">
        <style:tab-stops/>
      </style:paragraph-properties>
    </style:style>
    <style:style style:name="T52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25" style:parent-style-name="DefaultParagraphFont" style:family="text">
      <style:text-properties style:font-name="Times New Roman" style:font-name-asian="Times New Roman" style:font-name-complex="Times New Roman" fo:font-size="12pt" style:font-size-asian="12pt" style:font-size-complex="12pt"/>
    </style:style>
    <style:style style:name="T52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27" style:parent-style-name="DefaultParagraphFont" style:family="text">
      <style:text-properties style:font-name="Times New Roman" style:font-name-asian="Times New Roman" style:font-name-complex="Times New Roman" fo:font-size="12pt" style:font-size-asian="12pt" style:font-size-complex="12pt"/>
    </style:style>
    <style:style style:name="T52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29" style:parent-style-name="DefaultParagraphFont" style:family="text">
      <style:text-properties style:font-name="Times New Roman" style:font-name-asian="Times New Roman" style:font-name-complex="Times New Roman" fo:font-size="12pt" style:font-size-asian="12pt" style:font-size-complex="12pt"/>
    </style:style>
    <style:style style:name="P53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531" style:parent-style-name="Normal" style:family="paragraph">
      <style:paragraph-properties fo:margin-bottom="0in" fo:line-height="100%" fo:margin-left="0.5in">
        <style:tab-stops/>
      </style:paragraph-properties>
    </style:style>
    <style:style style:name="T53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33" style:parent-style-name="DefaultParagraphFont" style:family="text">
      <style:text-properties style:font-name="Times New Roman" style:font-name-asian="Times New Roman" style:font-name-complex="Times New Roman" fo:font-size="12pt" style:font-size-asian="12pt" style:font-size-complex="12pt"/>
    </style:style>
    <style:style style:name="T53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35" style:parent-style-name="DefaultParagraphFont" style:family="text">
      <style:text-properties style:font-name="Times New Roman" style:font-name-asian="Times New Roman" style:font-name-complex="Times New Roman" fo:font-size="12pt" style:font-size-asian="12pt" style:font-size-complex="12pt"/>
    </style:style>
    <style:style style:name="P53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537" style:parent-style-name="Normal" style:family="paragraph">
      <style:paragraph-properties fo:margin-bottom="0in" fo:line-height="100%" fo:margin-left="0.5in">
        <style:tab-stops/>
      </style:paragraph-properties>
    </style:style>
    <style:style style:name="T53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39" style:parent-style-name="DefaultParagraphFont" style:family="text">
      <style:text-properties style:font-name="Times New Roman" style:font-name-asian="Times New Roman" style:font-name-complex="Times New Roman" fo:font-size="12pt" style:font-size-asian="12pt" style:font-size-complex="12pt"/>
    </style:style>
    <style:style style:name="T54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41" style:parent-style-name="DefaultParagraphFont" style:family="text">
      <style:text-properties style:font-name="Times New Roman" style:font-name-asian="Times New Roman" style:font-name-complex="Times New Roman" fo:font-size="12pt" style:font-size-asian="12pt" style:font-size-complex="12pt"/>
    </style:style>
    <style:style style:name="P54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543" style:parent-style-name="Normal" style:family="paragraph">
      <style:paragraph-properties fo:margin-bottom="0in" fo:line-height="100%" fo:margin-left="0.5in">
        <style:tab-stops/>
      </style:paragraph-properties>
    </style:style>
    <style:style style:name="T54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45" style:parent-style-name="DefaultParagraphFont" style:family="text">
      <style:text-properties style:font-name="Times New Roman" style:font-name-asian="Times New Roman" style:font-name-complex="Times New Roman" fo:font-size="12pt" style:font-size-asian="12pt" style:font-size-complex="12pt"/>
    </style:style>
    <style:style style:name="T54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47" style:parent-style-name="DefaultParagraphFont" style:family="text">
      <style:text-properties style:font-name="Times New Roman" style:font-name-asian="Times New Roman" style:font-name-complex="Times New Roman" fo:font-size="12pt" style:font-size-asian="12pt" style:font-size-complex="12pt"/>
    </style:style>
    <style:style style:name="T54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49" style:parent-style-name="DefaultParagraphFont" style:family="text">
      <style:text-properties style:font-name="Times New Roman" style:font-name-asian="Times New Roman" style:font-name-complex="Times New Roman" fo:font-size="12pt" style:font-size-asian="12pt" style:font-size-complex="12pt"/>
    </style:style>
    <style:style style:name="T550"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P55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552" style:parent-style-name="Normal" style:family="paragraph">
      <style:paragraph-properties fo:margin-bottom="0in" fo:line-height="100%" fo:margin-left="0.5in">
        <style:tab-stops/>
      </style:paragraph-properties>
    </style:style>
    <style:style style:name="T55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54" style:parent-style-name="DefaultParagraphFont" style:family="text">
      <style:text-properties style:font-name="Times New Roman" style:font-name-asian="Times New Roman" style:font-name-complex="Times New Roman" fo:font-size="12pt" style:font-size-asian="12pt" style:font-size-complex="12pt"/>
    </style:style>
    <style:style style:name="T55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56" style:parent-style-name="DefaultParagraphFont" style:family="text">
      <style:text-properties style:font-name="Times New Roman" style:font-name-asian="Times New Roman" style:font-name-complex="Times New Roman" fo:font-size="12pt" style:font-size-asian="12pt" style:font-size-complex="12pt"/>
    </style:style>
    <style:style style:name="T55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58" style:parent-style-name="DefaultParagraphFont" style:family="text">
      <style:text-properties style:font-name="Times New Roman" style:font-name-asian="Times New Roman" style:font-name-complex="Times New Roman" fo:font-size="12pt" style:font-size-asian="12pt" style:font-size-complex="12pt"/>
    </style:style>
    <style:style style:name="T559"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P560"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56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562" style:parent-style-name="Normal" style:family="paragraph">
      <style:paragraph-properties fo:margin-bottom="0in" fo:line-height="100%" fo:margin-left="0.5in">
        <style:tab-stops/>
      </style:paragraph-properties>
    </style:style>
    <style:style style:name="T56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64" style:parent-style-name="DefaultParagraphFont" style:family="text">
      <style:text-properties style:font-name="Times New Roman" style:font-name-asian="Times New Roman" style:font-name-complex="Times New Roman" fo:font-size="12pt" style:font-size-asian="12pt" style:font-size-complex="12pt"/>
    </style:style>
    <style:style style:name="T56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66" style:parent-style-name="DefaultParagraphFont" style:family="text">
      <style:text-properties style:font-name="Times New Roman" style:font-name-asian="Times New Roman" style:font-name-complex="Times New Roman" fo:font-size="12pt" style:font-size-asian="12pt" style:font-size-complex="12pt"/>
    </style:style>
    <style:style style:name="T56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68" style:parent-style-name="DefaultParagraphFont" style:family="text">
      <style:text-properties style:font-name="Times New Roman" style:font-name-asian="Times New Roman" style:font-name-complex="Times New Roman" fo:font-size="12pt" style:font-size-asian="12pt" style:font-size-complex="12pt"/>
    </style:style>
    <style:style style:name="T56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70" style:parent-style-name="DefaultParagraphFont" style:family="text">
      <style:text-properties style:font-name="Times New Roman" style:font-name-asian="Times New Roman" style:font-name-complex="Times New Roman" fo:font-size="12pt" style:font-size-asian="12pt" style:font-size-complex="12pt"/>
    </style:style>
    <style:style style:name="T571"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572" style:parent-style-name="DefaultParagraphFont" style:family="text">
      <style:text-properties style:font-name="Times New Roman" style:font-name-asian="Times New Roman" style:font-name-complex="Times New Roman" fo:font-size="12pt" style:font-size-asian="12pt" style:font-size-complex="12pt"/>
    </style:style>
    <style:style style:name="T57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74" style:parent-style-name="DefaultParagraphFont" style:family="text">
      <style:text-properties style:font-name="Times New Roman" style:font-name-asian="Times New Roman" style:font-name-complex="Times New Roman" fo:font-size="12pt" style:font-size-asian="12pt" style:font-size-complex="12pt"/>
    </style:style>
    <style:style style:name="T57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76" style:parent-style-name="DefaultParagraphFont" style:family="text">
      <style:text-properties style:font-name="Times New Roman" style:font-name-asian="Times New Roman" style:font-name-complex="Times New Roman" fo:font-size="12pt" style:font-size-asian="12pt" style:font-size-complex="12pt"/>
    </style:style>
    <style:style style:name="T57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78" style:parent-style-name="DefaultParagraphFont" style:family="text">
      <style:text-properties style:font-name="Times New Roman" style:font-name-asian="Times New Roman" style:font-name-complex="Times New Roman" fo:font-size="12pt" style:font-size-asian="12pt" style:font-size-complex="12pt"/>
    </style:style>
    <style:style style:name="T57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80" style:parent-style-name="DefaultParagraphFont" style:family="text">
      <style:text-properties style:font-name="Times New Roman" style:font-name-asian="Times New Roman" style:font-name-complex="Times New Roman" fo:font-size="12pt" style:font-size-asian="12pt" style:font-size-complex="12pt"/>
    </style:style>
    <style:style style:name="P58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582" style:parent-style-name="Normal" style:family="paragraph">
      <style:paragraph-properties fo:margin-bottom="0in" fo:line-height="100%" fo:margin-left="0.5in">
        <style:tab-stops/>
      </style:paragraph-properties>
    </style:style>
    <style:style style:name="T58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84" style:parent-style-name="DefaultParagraphFont" style:family="text">
      <style:text-properties style:font-name="Times New Roman" style:font-name-asian="Times New Roman" style:font-name-complex="Times New Roman" fo:font-size="12pt" style:font-size-asian="12pt" style:font-size-complex="12pt"/>
    </style:style>
    <style:style style:name="T58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86" style:parent-style-name="DefaultParagraphFont" style:family="text">
      <style:text-properties style:font-name="Times New Roman" style:font-name-asian="Times New Roman" style:font-name-complex="Times New Roman" fo:font-size="12pt" style:font-size-asian="12pt" style:font-size-complex="12pt"/>
    </style:style>
    <style:style style:name="T58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88" style:parent-style-name="DefaultParagraphFont" style:family="text">
      <style:text-properties style:font-name="Times New Roman" style:font-name-asian="Times New Roman" style:font-name-complex="Times New Roman" fo:font-size="12pt" style:font-size-asian="12pt" style:font-size-complex="12pt"/>
    </style:style>
    <style:style style:name="T589"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P59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591" style:parent-style-name="Normal" style:family="paragraph">
      <style:paragraph-properties fo:margin-bottom="0in" fo:line-height="100%" fo:margin-left="0.5in">
        <style:tab-stops/>
      </style:paragraph-properties>
    </style:style>
    <style:style style:name="T59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93" style:parent-style-name="DefaultParagraphFont" style:family="text">
      <style:text-properties style:font-name="Times New Roman" style:font-name-asian="Times New Roman" style:font-name-complex="Times New Roman" fo:font-size="12pt" style:font-size-asian="12pt" style:font-size-complex="12pt"/>
    </style:style>
    <style:style style:name="T59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95" style:parent-style-name="DefaultParagraphFont" style:family="text">
      <style:text-properties style:font-name="Times New Roman" style:font-name-asian="Times New Roman" style:font-name-complex="Times New Roman" fo:font-size="12pt" style:font-size-asian="12pt" style:font-size-complex="12pt"/>
    </style:style>
    <style:style style:name="T59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97" style:parent-style-name="DefaultParagraphFont" style:family="text">
      <style:text-properties style:font-name="Times New Roman" style:font-name-asian="Times New Roman" style:font-name-complex="Times New Roman" fo:font-size="12pt" style:font-size-asian="12pt" style:font-size-complex="12pt"/>
    </style:style>
    <style:style style:name="T59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99" style:parent-style-name="DefaultParagraphFont" style:family="text">
      <style:text-properties style:font-name="Times New Roman" style:font-name-asian="Times New Roman" style:font-name-complex="Times New Roman" fo:font-size="12pt" style:font-size-asian="12pt" style:font-size-complex="12pt"/>
    </style:style>
    <style:style style:name="P60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601" style:parent-style-name="Normal" style:family="paragraph">
      <style:paragraph-properties fo:margin-bottom="0in" fo:line-height="100%" fo:margin-left="0.5in">
        <style:tab-stops/>
      </style:paragraph-properties>
    </style:style>
    <style:style style:name="T60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603" style:parent-style-name="DefaultParagraphFont" style:family="text">
      <style:text-properties style:font-name="Times New Roman" style:font-name-asian="Times New Roman" style:font-name-complex="Times New Roman" fo:font-size="12pt" style:font-size-asian="12pt" style:font-size-complex="12pt"/>
    </style:style>
    <style:style style:name="T60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605" style:parent-style-name="DefaultParagraphFont" style:family="text">
      <style:text-properties style:font-name="Times New Roman" style:font-name-asian="Times New Roman" style:font-name-complex="Times New Roman" fo:font-size="12pt" style:font-size-asian="12pt" style:font-size-complex="12pt"/>
    </style:style>
    <style:style style:name="T60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607" style:parent-style-name="DefaultParagraphFont" style:family="text">
      <style:text-properties style:font-name="Times New Roman" style:font-name-asian="Times New Roman" style:font-name-complex="Times New Roman" fo:font-size="12pt" style:font-size-asian="12pt" style:font-size-complex="12pt"/>
    </style:style>
    <style:style style:name="T608"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609" style:parent-style-name="DefaultParagraphFont" style:family="text">
      <style:text-properties style:font-name="Times New Roman" style:font-name-asian="Times New Roman" style:font-name-complex="Times New Roman" fo:font-size="12pt" style:font-size-asian="12pt" style:font-size-complex="12pt"/>
    </style:style>
    <style:style style:name="T61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611" style:parent-style-name="DefaultParagraphFont" style:family="text">
      <style:text-properties style:font-name="Times New Roman" style:font-name-asian="Times New Roman" style:font-name-complex="Times New Roman" fo:font-size="12pt" style:font-size-asian="12pt" style:font-size-complex="12pt"/>
    </style:style>
    <style:style style:name="T61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613" style:parent-style-name="DefaultParagraphFont" style:family="text">
      <style:text-properties style:font-name="Times New Roman" style:font-name-asian="Times New Roman" style:font-name-complex="Times New Roman" fo:font-size="12pt" style:font-size-asian="12pt" style:font-size-complex="12pt"/>
    </style:style>
    <style:style style:name="T61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615" style:parent-style-name="DefaultParagraphFont" style:family="text">
      <style:text-properties style:font-name="Times New Roman" style:font-name-asian="Times New Roman" style:font-name-complex="Times New Roman" fo:font-size="12pt" style:font-size-asian="12pt" style:font-size-complex="12pt"/>
    </style:style>
    <style:style style:name="T616"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617" style:parent-style-name="DefaultParagraphFont" style:family="text">
      <style:text-properties style:font-name="Times New Roman" style:font-name-asian="Times New Roman" style:font-name-complex="Times New Roman" fo:font-size="12pt" style:font-size-asian="12pt" style:font-size-complex="12pt"/>
    </style:style>
    <style:style style:name="T61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619" style:parent-style-name="DefaultParagraphFont" style:family="text">
      <style:text-properties style:font-name="Times New Roman" style:font-name-asian="Times New Roman" style:font-name-complex="Times New Roman" fo:font-size="12pt" style:font-size-asian="12pt" style:font-size-complex="12pt"/>
    </style:style>
    <style:style style:name="P62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621" style:parent-style-name="Normal" style:family="paragraph">
      <style:paragraph-properties fo:margin-bottom="0in" fo:line-height="100%" fo:margin-left="0.5in">
        <style:tab-stops/>
      </style:paragraph-properties>
    </style:style>
    <style:style style:name="T62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623" style:parent-style-name="DefaultParagraphFont" style:family="text">
      <style:text-properties style:font-name="Times New Roman" style:font-name-asian="Times New Roman" style:font-name-complex="Times New Roman" fo:font-size="12pt" style:font-size-asian="12pt" style:font-size-complex="12pt"/>
    </style:style>
    <style:style style:name="T62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625" style:parent-style-name="DefaultParagraphFont" style:family="text">
      <style:text-properties style:font-name="Times New Roman" style:font-name-asian="Times New Roman" style:font-name-complex="Times New Roman" fo:font-size="12pt" style:font-size-asian="12pt" style:font-size-complex="12pt"/>
    </style:style>
    <style:style style:name="T62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627" style:parent-style-name="DefaultParagraphFont" style:family="text">
      <style:text-properties style:font-name="Times New Roman" style:font-name-asian="Times New Roman" style:font-name-complex="Times New Roman" fo:font-size="12pt" style:font-size-asian="12pt" style:font-size-complex="12pt"/>
    </style:style>
    <style:style style:name="T62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629" style:parent-style-name="DefaultParagraphFont" style:family="text">
      <style:text-properties style:font-name="Times New Roman" style:font-name-asian="Times New Roman" style:font-name-complex="Times New Roman" fo:font-size="12pt" style:font-size-asian="12pt" style:font-size-complex="12pt"/>
    </style:style>
    <style:style style:name="T630"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P63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632" style:parent-style-name="Normal" style:family="paragraph">
      <style:paragraph-properties fo:margin-bottom="0in" fo:line-height="100%" fo:margin-left="0.5in">
        <style:tab-stops/>
      </style:paragraph-properties>
    </style:style>
    <style:style style:name="T633" style:parent-style-name="DefaultParagraphFont" style:family="text">
      <style:text-properties style:font-name="Times New Roman" style:font-name-asian="Times New Roman" style:font-name-complex="Times New Roman" fo:font-size="12pt" style:font-size-asian="12pt" style:font-size-complex="12pt"/>
    </style:style>
    <style:style style:name="T63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635" style:parent-style-name="DefaultParagraphFont" style:family="text">
      <style:text-properties style:font-name="Times New Roman" style:font-name-asian="Times New Roman" style:font-name-complex="Times New Roman" fo:font-size="12pt" style:font-size-asian="12pt" style:font-size-complex="12pt"/>
    </style:style>
    <style:style style:name="T63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637" style:parent-style-name="DefaultParagraphFont" style:family="text">
      <style:text-properties style:font-name="Times New Roman" style:font-name-asian="Times New Roman" style:font-name-complex="Times New Roman" fo:font-size="12pt" style:font-size-asian="12pt" style:font-size-complex="12pt"/>
    </style:style>
    <style:style style:name="T638"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P63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640" style:parent-style-name="Normal" style:family="paragraph">
      <style:paragraph-properties fo:margin-bottom="0in" fo:line-height="100%" fo:margin-left="0.5in">
        <style:tab-stops/>
      </style:paragraph-properties>
    </style:style>
    <style:style style:name="T641" style:parent-style-name="DefaultParagraphFont" style:family="text">
      <style:text-properties style:font-name="Times New Roman" style:font-name-asian="Times New Roman" style:font-name-complex="Times New Roman" fo:font-size="12pt" style:font-size-asian="12pt" style:font-size-complex="12pt"/>
    </style:style>
    <style:style style:name="T64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643" style:parent-style-name="DefaultParagraphFont" style:family="text">
      <style:text-properties style:font-name="Times New Roman" style:font-name-asian="Times New Roman" style:font-name-complex="Times New Roman" fo:font-size="12pt" style:font-size-asian="12pt" style:font-size-complex="12pt"/>
    </style:style>
    <style:style style:name="T64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645" style:parent-style-name="DefaultParagraphFont" style:family="text">
      <style:text-properties style:font-name="Times New Roman" style:font-name-asian="Times New Roman" style:font-name-complex="Times New Roman" fo:font-size="12pt" style:font-size-asian="12pt" style:font-size-complex="12pt"/>
    </style:style>
    <style:style style:name="T64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647" style:parent-style-name="DefaultParagraphFont" style:family="text">
      <style:text-properties style:font-name="Times New Roman" style:font-name-asian="Times New Roman" style:font-name-complex="Times New Roman" fo:font-size="12pt" style:font-size-asian="12pt" style:font-size-complex="12pt"/>
    </style:style>
    <style:style style:name="P64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649" style:parent-style-name="Normal" style:family="paragraph">
      <style:paragraph-properties fo:margin-bottom="0in" fo:line-height="100%" fo:margin-left="0.5in">
        <style:tab-stops/>
      </style:paragraph-properties>
    </style:style>
    <style:style style:name="T650" style:parent-style-name="DefaultParagraphFont" style:family="text">
      <style:text-properties style:font-name="Times New Roman" style:font-name-asian="Times New Roman" style:font-name-complex="Times New Roman" fo:font-size="12pt" style:font-size-asian="12pt" style:font-size-complex="12pt"/>
    </style:style>
    <style:style style:name="T65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652" style:parent-style-name="DefaultParagraphFont" style:family="text">
      <style:text-properties style:font-name="Times New Roman" style:font-name-asian="Times New Roman" style:font-name-complex="Times New Roman" fo:font-size="12pt" style:font-size-asian="12pt" style:font-size-complex="12pt"/>
    </style:style>
    <style:style style:name="T65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654" style:parent-style-name="DefaultParagraphFont" style:family="text">
      <style:text-properties style:font-name="Times New Roman" style:font-name-asian="Times New Roman" style:font-name-complex="Times New Roman" fo:font-size="12pt" style:font-size-asian="12pt" style:font-size-complex="12pt"/>
    </style:style>
    <style:style style:name="T65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656" style:parent-style-name="DefaultParagraphFont" style:family="text">
      <style:text-properties style:font-name="Times New Roman" style:font-name-asian="Times New Roman" style:font-name-complex="Times New Roman" fo:font-size="12pt" style:font-size-asian="12pt" style:font-size-complex="12pt"/>
    </style:style>
    <style:style style:name="T65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658" style:parent-style-name="DefaultParagraphFont" style:family="text">
      <style:text-properties style:font-name="Times New Roman" style:font-name-asian="Times New Roman" style:font-name-complex="Times New Roman" fo:font-size="12pt" style:font-size-asian="12pt" style:font-size-complex="12pt"/>
    </style:style>
    <style:style style:name="T65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660" style:parent-style-name="DefaultParagraphFont" style:family="text">
      <style:text-properties style:font-name="Times New Roman" style:font-name-asian="Times New Roman" style:font-name-complex="Times New Roman" fo:font-size="12pt" style:font-size-asian="12pt" style:font-size-complex="12pt"/>
    </style:style>
    <style:style style:name="P66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662" style:parent-style-name="Normal" style:family="paragraph">
      <style:paragraph-properties fo:margin-bottom="0in" fo:line-height="100%" fo:margin-left="0.5in">
        <style:tab-stops/>
      </style:paragraph-properties>
    </style:style>
    <style:style style:name="T663" style:parent-style-name="DefaultParagraphFont" style:family="text">
      <style:text-properties style:font-name="Times New Roman" style:font-name-asian="Times New Roman" style:font-name-complex="Times New Roman" fo:font-size="12pt" style:font-size-asian="12pt" style:font-size-complex="12pt"/>
    </style:style>
    <style:style style:name="T66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665" style:parent-style-name="DefaultParagraphFont" style:family="text">
      <style:text-properties style:font-name="Times New Roman" style:font-name-asian="Times New Roman" style:font-name-complex="Times New Roman" fo:font-size="12pt" style:font-size-asian="12pt" style:font-size-complex="12pt"/>
    </style:style>
    <style:style style:name="P66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667" style:parent-style-name="Normal" style:family="paragraph">
      <style:paragraph-properties fo:margin-bottom="0in" fo:line-height="100%" fo:margin-left="0.5in">
        <style:tab-stops/>
      </style:paragraph-properties>
    </style:style>
    <style:style style:name="T668" style:parent-style-name="DefaultParagraphFont" style:family="text">
      <style:text-properties style:font-name="Times New Roman" style:font-name-asian="Times New Roman" style:font-name-complex="Times New Roman" fo:font-size="12pt" style:font-size-asian="12pt" style:font-size-complex="12pt"/>
    </style:style>
    <style:style style:name="T66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670" style:parent-style-name="DefaultParagraphFont" style:family="text">
      <style:text-properties style:font-name="Times New Roman" style:font-name-asian="Times New Roman" style:font-name-complex="Times New Roman" fo:font-size="12pt" style:font-size-asian="12pt" style:font-size-complex="12pt"/>
    </style:style>
    <style:style style:name="T67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672" style:parent-style-name="DefaultParagraphFont" style:family="text">
      <style:text-properties style:font-name="Times New Roman" style:font-name-asian="Times New Roman" style:font-name-complex="Times New Roman" fo:font-size="12pt" style:font-size-asian="12pt" style:font-size-complex="12pt"/>
    </style:style>
    <style:style style:name="T67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674" style:parent-style-name="DefaultParagraphFont" style:family="text">
      <style:text-properties style:font-name="Times New Roman" style:font-name-asian="Times New Roman" style:font-name-complex="Times New Roman" fo:font-size="12pt" style:font-size-asian="12pt" style:font-size-complex="12pt"/>
    </style:style>
    <style:style style:name="T67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676" style:parent-style-name="DefaultParagraphFont" style:family="text">
      <style:text-properties style:font-name="Times New Roman" style:font-name-asian="Times New Roman" style:font-name-complex="Times New Roman" fo:font-size="12pt" style:font-size-asian="12pt" style:font-size-complex="12pt"/>
    </style:style>
    <style:style style:name="T67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678" style:parent-style-name="DefaultParagraphFont" style:family="text">
      <style:text-properties style:font-name="Times New Roman" style:font-name-asian="Times New Roman" style:font-name-complex="Times New Roman" fo:font-size="12pt" style:font-size-asian="12pt" style:font-size-complex="12pt"/>
    </style:style>
    <style:style style:name="P67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680" style:parent-style-name="Normal" style:family="paragraph">
      <style:paragraph-properties fo:margin-bottom="0in" fo:line-height="100%" fo:margin-left="0.5in">
        <style:tab-stops/>
      </style:paragraph-properties>
    </style:style>
    <style:style style:name="T681" style:parent-style-name="DefaultParagraphFont" style:family="text">
      <style:text-properties style:font-name="Times New Roman" style:font-name-asian="Times New Roman" style:font-name-complex="Times New Roman" fo:font-size="12pt" style:font-size-asian="12pt" style:font-size-complex="12pt"/>
    </style:style>
    <style:style style:name="T68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683" style:parent-style-name="DefaultParagraphFont" style:family="text">
      <style:text-properties style:font-name="Times New Roman" style:font-name-asian="Times New Roman" style:font-name-complex="Times New Roman" fo:font-size="12pt" style:font-size-asian="12pt" style:font-size-complex="12pt"/>
    </style:style>
    <style:style style:name="T68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685" style:parent-style-name="DefaultParagraphFont" style:family="text">
      <style:text-properties style:font-name="Times New Roman" style:font-name-asian="Times New Roman" style:font-name-complex="Times New Roman" fo:font-size="12pt" style:font-size-asian="12pt" style:font-size-complex="12pt"/>
    </style:style>
    <style:style style:name="P686" style:parent-style-name="Normal" style:family="paragraph">
      <style:paragraph-properties fo:margin-bottom="0in" fo:line-height="100%" fo:margin-left="0.5in">
        <style:tab-stops/>
      </style:paragraph-properties>
    </style:style>
    <style:style style:name="T68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688" style:parent-style-name="DefaultParagraphFont" style:family="text">
      <style:text-properties style:font-name="Times New Roman" style:font-name-asian="Times New Roman" style:font-name-complex="Times New Roman" fo:font-size="12pt" style:font-size-asian="12pt" style:font-size-complex="12pt"/>
    </style:style>
    <style:style style:name="T68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690" style:parent-style-name="DefaultParagraphFont" style:family="text">
      <style:text-properties style:font-name="Times New Roman" style:font-name-asian="Times New Roman" style:font-name-complex="Times New Roman" fo:font-size="12pt" style:font-size-asian="12pt" style:font-size-complex="12pt"/>
    </style:style>
    <style:style style:name="T691"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P69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693" style:parent-style-name="Normal" style:family="paragraph">
      <style:paragraph-properties fo:margin-bottom="0in" fo:line-height="100%" fo:margin-left="0.5in">
        <style:tab-stops/>
      </style:paragraph-properties>
    </style:style>
    <style:style style:name="T694" style:parent-style-name="DefaultParagraphFont" style:family="text">
      <style:text-properties style:font-name="Times New Roman" style:font-name-asian="Times New Roman" style:font-name-complex="Times New Roman" fo:font-size="12pt" style:font-size-asian="12pt" style:font-size-complex="12pt"/>
    </style:style>
    <style:style style:name="T69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696" style:parent-style-name="DefaultParagraphFont" style:family="text">
      <style:text-properties style:font-name="Times New Roman" style:font-name-asian="Times New Roman" style:font-name-complex="Times New Roman" fo:font-size="12pt" style:font-size-asian="12pt" style:font-size-complex="12pt"/>
    </style:style>
    <style:style style:name="T69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698" style:parent-style-name="DefaultParagraphFont" style:family="text">
      <style:text-properties style:font-name="Times New Roman" style:font-name-asian="Times New Roman" style:font-name-complex="Times New Roman" fo:font-size="12pt" style:font-size-asian="12pt" style:font-size-complex="12pt"/>
    </style:style>
    <style:style style:name="T69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700" style:parent-style-name="DefaultParagraphFont" style:family="text">
      <style:text-properties style:font-name="Times New Roman" style:font-name-asian="Times New Roman" style:font-name-complex="Times New Roman" fo:font-size="12pt" style:font-size-asian="12pt" style:font-size-complex="12pt"/>
    </style:style>
    <style:style style:name="P70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702" style:parent-style-name="Normal" style:family="paragraph">
      <style:paragraph-properties fo:margin-bottom="0in" fo:line-height="100%" fo:margin-left="0.5in">
        <style:tab-stops/>
      </style:paragraph-properties>
    </style:style>
    <style:style style:name="T70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704" style:parent-style-name="DefaultParagraphFont" style:family="text">
      <style:text-properties style:font-name="Times New Roman" style:font-name-asian="Times New Roman" style:font-name-complex="Times New Roman" fo:font-size="12pt" style:font-size-asian="12pt" style:font-size-complex="12pt"/>
    </style:style>
    <style:style style:name="T70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706" style:parent-style-name="DefaultParagraphFont" style:family="text">
      <style:text-properties style:font-name="Times New Roman" style:font-name-asian="Times New Roman" style:font-name-complex="Times New Roman" fo:font-size="12pt" style:font-size-asian="12pt" style:font-size-complex="12pt"/>
    </style:style>
    <style:style style:name="T707"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P70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709" style:parent-style-name="Normal" style:family="paragraph">
      <style:paragraph-properties fo:margin-bottom="0in" fo:line-height="100%" fo:margin-left="0.5in">
        <style:tab-stops/>
      </style:paragraph-properties>
    </style:style>
    <style:style style:name="T710" style:parent-style-name="DefaultParagraphFont" style:family="text">
      <style:text-properties style:font-name="Times New Roman" style:font-name-asian="Times New Roman" style:font-name-complex="Times New Roman" fo:font-size="12pt" style:font-size-asian="12pt" style:font-size-complex="12pt"/>
    </style:style>
    <style:style style:name="T711"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712"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P71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714" style:parent-style-name="Normal" style:family="paragraph">
      <style:paragraph-properties fo:margin-bottom="0in" fo:line-height="100%" fo:margin-left="0.5in">
        <style:tab-stops/>
      </style:paragraph-properties>
    </style:style>
    <style:style style:name="T715" style:parent-style-name="DefaultParagraphFont" style:family="text">
      <style:text-properties style:font-name="Times New Roman" style:font-name-asian="Times New Roman" style:font-name-complex="Times New Roman" fo:font-size="12pt" style:font-size-asian="12pt" style:font-size-complex="12pt"/>
    </style:style>
    <style:style style:name="T71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717" style:parent-style-name="DefaultParagraphFont" style:family="text">
      <style:text-properties style:font-name="Times New Roman" style:font-name-asian="Times New Roman" style:font-name-complex="Times New Roman" fo:font-size="12pt" style:font-size-asian="12pt" style:font-size-complex="12pt"/>
    </style:style>
    <style:style style:name="T718" style:parent-style-name="DefaultParagraphFont" style:family="text">
      <style:text-properties style:font-name="Times New Roman" style:font-name-asian="Times New Roman" style:font-name-complex="Times New Roman" fo:font-size="12pt" style:font-size-asian="12pt" style:font-size-complex="12pt"/>
    </style:style>
    <style:style style:name="T71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720" style:parent-style-name="DefaultParagraphFont" style:family="text">
      <style:text-properties style:font-name="Times New Roman" style:font-name-asian="Times New Roman" style:font-name-complex="Times New Roman" fo:font-size="12pt" style:font-size-asian="12pt" style:font-size-complex="12pt"/>
    </style:style>
    <style:style style:name="P72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722" style:parent-style-name="Normal" style:family="paragraph">
      <style:paragraph-properties fo:margin-bottom="0in" fo:line-height="100%" fo:margin-left="0.5in">
        <style:tab-stops/>
      </style:paragraph-properties>
    </style:style>
    <style:style style:name="T723" style:parent-style-name="DefaultParagraphFont" style:family="text">
      <style:text-properties style:font-name="Times New Roman" style:font-name-asian="Times New Roman" style:font-name-complex="Times New Roman" fo:font-size="12pt" style:font-size-asian="12pt" style:font-size-complex="12pt"/>
    </style:style>
    <style:style style:name="T72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725" style:parent-style-name="DefaultParagraphFont" style:family="text">
      <style:text-properties style:font-name="Times New Roman" style:font-name-asian="Times New Roman" style:font-name-complex="Times New Roman" fo:font-size="12pt" style:font-size-asian="12pt" style:font-size-complex="12pt"/>
    </style:style>
    <style:style style:name="P726"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72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728" style:parent-style-name="Normal" style:family="paragraph">
      <style:paragraph-properties fo:margin-bottom="0in" fo:line-height="100%" fo:margin-left="0.5in">
        <style:tab-stops/>
      </style:paragraph-properties>
    </style:style>
    <style:style style:name="T72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730" style:parent-style-name="DefaultParagraphFont" style:family="text">
      <style:text-properties style:font-name="Times New Roman" style:font-name-asian="Times New Roman" style:font-name-complex="Times New Roman" fo:font-size="12pt" style:font-size-asian="12pt" style:font-size-complex="12pt"/>
    </style:style>
    <style:style style:name="T73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732" style:parent-style-name="DefaultParagraphFont" style:family="text">
      <style:text-properties style:font-name="Times New Roman" style:font-name-asian="Times New Roman" style:font-name-complex="Times New Roman" fo:font-size="12pt" style:font-size-asian="12pt" style:font-size-complex="12pt"/>
    </style:style>
    <style:style style:name="T73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734" style:parent-style-name="DefaultParagraphFont" style:family="text">
      <style:text-properties style:font-name="Times New Roman" style:font-name-asian="Times New Roman" style:font-name-complex="Times New Roman" fo:font-size="12pt" style:font-size-asian="12pt" style:font-size-complex="12pt"/>
    </style:style>
    <style:style style:name="T735"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P73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737" style:parent-style-name="Normal" style:family="paragraph">
      <style:paragraph-properties fo:margin-bottom="0in" fo:line-height="100%" fo:margin-left="0.5in">
        <style:tab-stops/>
      </style:paragraph-properties>
    </style:style>
    <style:style style:name="T738" style:parent-style-name="DefaultParagraphFont" style:family="text">
      <style:text-properties style:font-name="Times New Roman" style:font-name-asian="Times New Roman" style:font-name-complex="Times New Roman" fo:font-size="12pt" style:font-size-asian="12pt" style:font-size-complex="12pt"/>
    </style:style>
    <style:style style:name="T73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740" style:parent-style-name="DefaultParagraphFont" style:family="text">
      <style:text-properties style:font-name="Times New Roman" style:font-name-asian="Times New Roman" style:font-name-complex="Times New Roman" fo:font-size="12pt" style:font-size-asian="12pt" style:font-size-complex="12pt"/>
    </style:style>
    <style:style style:name="T74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742" style:parent-style-name="DefaultParagraphFont" style:family="text">
      <style:text-properties style:font-name="Times New Roman" style:font-name-asian="Times New Roman" style:font-name-complex="Times New Roman" fo:font-size="12pt" style:font-size-asian="12pt" style:font-size-complex="12pt"/>
    </style:style>
    <style:style style:name="T74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744" style:parent-style-name="DefaultParagraphFont" style:family="text">
      <style:text-properties style:font-name="Times New Roman" style:font-name-asian="Times New Roman" style:font-name-complex="Times New Roman" fo:font-size="12pt" style:font-size-asian="12pt" style:font-size-complex="12pt"/>
    </style:style>
    <style:style style:name="P74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746" style:parent-style-name="Normal" style:family="paragraph">
      <style:paragraph-properties fo:margin-bottom="0in" fo:line-height="100%" fo:margin-left="0.5in">
        <style:tab-stops/>
      </style:paragraph-properties>
    </style:style>
    <style:style style:name="T747" style:parent-style-name="DefaultParagraphFont" style:family="text">
      <style:text-properties style:font-name="Times New Roman" style:font-name-asian="Times New Roman" style:font-name-complex="Times New Roman" fo:font-size="12pt" style:font-size-asian="12pt" style:font-size-complex="12pt"/>
    </style:style>
    <style:style style:name="T74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749" style:parent-style-name="DefaultParagraphFont" style:family="text">
      <style:text-properties style:font-name="Times New Roman" style:font-name-asian="Times New Roman" style:font-name-complex="Times New Roman" fo:font-size="12pt" style:font-size-asian="12pt" style:font-size-complex="12pt"/>
    </style:style>
    <style:style style:name="T75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751" style:parent-style-name="DefaultParagraphFont" style:family="text">
      <style:text-properties style:font-name="Times New Roman" style:font-name-asian="Times New Roman" style:font-name-complex="Times New Roman" fo:font-size="12pt" style:font-size-asian="12pt" style:font-size-complex="12pt"/>
    </style:style>
    <style:style style:name="T75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753" style:parent-style-name="DefaultParagraphFont" style:family="text">
      <style:text-properties style:font-name="Times New Roman" style:font-name-asian="Times New Roman" style:font-name-complex="Times New Roman" fo:font-size="12pt" style:font-size-asian="12pt" style:font-size-complex="12pt"/>
    </style:style>
    <style:style style:name="T75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755" style:parent-style-name="DefaultParagraphFont" style:family="text">
      <style:text-properties style:font-name="Times New Roman" style:font-name-asian="Times New Roman" style:font-name-complex="Times New Roman" fo:font-size="12pt" style:font-size-asian="12pt" style:font-size-complex="12pt"/>
    </style:style>
    <style:style style:name="P75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757" style:parent-style-name="Normal" style:family="paragraph">
      <style:paragraph-properties fo:margin-bottom="0in" fo:line-height="100%" fo:margin-left="0.5in">
        <style:tab-stops/>
      </style:paragraph-properties>
    </style:style>
    <style:style style:name="T758" style:parent-style-name="DefaultParagraphFont" style:family="text">
      <style:text-properties style:font-name="Times New Roman" style:font-name-asian="Times New Roman" style:font-name-complex="Times New Roman" fo:font-size="12pt" style:font-size-asian="12pt" style:font-size-complex="12pt"/>
    </style:style>
    <style:style style:name="T75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760" style:parent-style-name="DefaultParagraphFont" style:family="text">
      <style:text-properties style:font-name="Times New Roman" style:font-name-asian="Times New Roman" style:font-name-complex="Times New Roman" fo:font-size="12pt" style:font-size-asian="12pt" style:font-size-complex="12pt"/>
    </style:style>
    <style:style style:name="T76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762" style:parent-style-name="DefaultParagraphFont" style:family="text">
      <style:text-properties style:font-name="Times New Roman" style:font-name-asian="Times New Roman" style:font-name-complex="Times New Roman" fo:font-size="12pt" style:font-size-asian="12pt" style:font-size-complex="12pt"/>
    </style:style>
    <style:style style:name="T763"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P76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765" style:parent-style-name="Normal" style:family="paragraph">
      <style:paragraph-properties fo:margin-bottom="0in" fo:line-height="100%" fo:margin-left="0.5in">
        <style:tab-stops/>
      </style:paragraph-properties>
    </style:style>
    <style:style style:name="T766" style:parent-style-name="DefaultParagraphFont" style:family="text">
      <style:text-properties style:font-name="Times New Roman" style:font-name-asian="Times New Roman" style:font-name-complex="Times New Roman" fo:font-size="12pt" style:font-size-asian="12pt" style:font-size-complex="12pt"/>
    </style:style>
    <style:style style:name="T76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768" style:parent-style-name="DefaultParagraphFont" style:family="text">
      <style:text-properties style:font-name="Times New Roman" style:font-name-asian="Times New Roman" style:font-name-complex="Times New Roman" fo:font-size="12pt" style:font-size-asian="12pt" style:font-size-complex="12pt"/>
    </style:style>
    <style:style style:name="T76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770" style:parent-style-name="DefaultParagraphFont" style:family="text">
      <style:text-properties style:font-name="Times New Roman" style:font-name-asian="Times New Roman" style:font-name-complex="Times New Roman" fo:font-size="12pt" style:font-size-asian="12pt" style:font-size-complex="12pt"/>
    </style:style>
    <style:style style:name="T77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772" style:parent-style-name="DefaultParagraphFont" style:family="text">
      <style:text-properties style:font-name="Times New Roman" style:font-name-asian="Times New Roman" style:font-name-complex="Times New Roman" fo:font-size="12pt" style:font-size-asian="12pt" style:font-size-complex="12pt"/>
    </style:style>
    <style:style style:name="P77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774" style:parent-style-name="Normal" style:family="paragraph">
      <style:paragraph-properties fo:margin-bottom="0in" fo:line-height="100%" fo:margin-left="0.5in">
        <style:tab-stops/>
      </style:paragraph-properties>
    </style:style>
    <style:style style:name="T775" style:parent-style-name="DefaultParagraphFont" style:family="text">
      <style:text-properties style:font-name="Times New Roman" style:font-name-asian="Times New Roman" style:font-name-complex="Times New Roman" fo:font-size="12pt" style:font-size-asian="12pt" style:font-size-complex="12pt"/>
    </style:style>
    <style:style style:name="T77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777" style:parent-style-name="DefaultParagraphFont" style:family="text">
      <style:text-properties style:font-name="Times New Roman" style:font-name-asian="Times New Roman" style:font-name-complex="Times New Roman" fo:font-size="12pt" style:font-size-asian="12pt" style:font-size-complex="12pt"/>
    </style:style>
    <style:style style:name="T77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779" style:parent-style-name="DefaultParagraphFont" style:family="text">
      <style:text-properties style:font-name="Times New Roman" style:font-name-asian="Times New Roman" style:font-name-complex="Times New Roman" fo:font-size="12pt" style:font-size-asian="12pt" style:font-size-complex="12pt"/>
    </style:style>
    <style:style style:name="P78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781" style:parent-style-name="Normal" style:family="paragraph">
      <style:paragraph-properties fo:margin-bottom="0in" fo:line-height="100%" fo:margin-left="0.5in">
        <style:tab-stops/>
      </style:paragraph-properties>
    </style:style>
    <style:style style:name="T782" style:parent-style-name="DefaultParagraphFont" style:family="text">
      <style:text-properties style:font-name="Times New Roman" style:font-name-asian="Times New Roman" style:font-name-complex="Times New Roman" fo:font-size="12pt" style:font-size-asian="12pt" style:font-size-complex="12pt"/>
    </style:style>
    <style:style style:name="T78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784" style:parent-style-name="DefaultParagraphFont" style:family="text">
      <style:text-properties style:font-name="Times New Roman" style:font-name-asian="Times New Roman" style:font-name-complex="Times New Roman" fo:font-size="12pt" style:font-size-asian="12pt" style:font-size-complex="12pt"/>
    </style:style>
    <style:style style:name="T78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786" style:parent-style-name="DefaultParagraphFont" style:family="text">
      <style:text-properties style:font-name="Times New Roman" style:font-name-asian="Times New Roman" style:font-name-complex="Times New Roman" fo:font-size="12pt" style:font-size-asian="12pt" style:font-size-complex="12pt"/>
    </style:style>
    <style:style style:name="T78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788" style:parent-style-name="DefaultParagraphFont" style:family="text">
      <style:text-properties style:font-name="Times New Roman" style:font-name-asian="Times New Roman" style:font-name-complex="Times New Roman" fo:font-size="12pt" style:font-size-asian="12pt" style:font-size-complex="12pt"/>
    </style:style>
    <style:style style:name="T78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790" style:parent-style-name="DefaultParagraphFont" style:family="text">
      <style:text-properties style:font-name="Times New Roman" style:font-name-asian="Times New Roman" style:font-name-complex="Times New Roman" fo:font-size="12pt" style:font-size-asian="12pt" style:font-size-complex="12pt"/>
    </style:style>
    <style:style style:name="P79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792" style:parent-style-name="Normal" style:family="paragraph">
      <style:paragraph-properties fo:margin-bottom="0in" fo:line-height="100%" fo:margin-left="0.5in">
        <style:tab-stops/>
      </style:paragraph-properties>
    </style:style>
    <style:style style:name="T793" style:parent-style-name="DefaultParagraphFont" style:family="text">
      <style:text-properties style:font-name="Times New Roman" style:font-name-asian="Times New Roman" style:font-name-complex="Times New Roman" fo:font-size="12pt" style:font-size-asian="12pt" style:font-size-complex="12pt"/>
    </style:style>
    <style:style style:name="T794"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P79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796" style:parent-style-name="Normal" style:family="paragraph">
      <style:paragraph-properties fo:margin-bottom="0in" fo:line-height="100%" fo:margin-left="0.5in">
        <style:tab-stops/>
      </style:paragraph-properties>
    </style:style>
    <style:style style:name="T797" style:parent-style-name="DefaultParagraphFont" style:family="text">
      <style:text-properties style:font-name="Times New Roman" style:font-name-asian="Times New Roman" style:font-name-complex="Times New Roman" fo:font-size="12pt" style:font-size-asian="12pt" style:font-size-complex="12pt"/>
    </style:style>
    <style:style style:name="T79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799" style:parent-style-name="DefaultParagraphFont" style:family="text">
      <style:text-properties style:font-name="Times New Roman" style:font-name-asian="Times New Roman" style:font-name-complex="Times New Roman" fo:font-size="12pt" style:font-size-asian="12pt" style:font-size-complex="12pt"/>
    </style:style>
    <style:style style:name="T80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801" style:parent-style-name="DefaultParagraphFont" style:family="text">
      <style:text-properties style:font-name="Times New Roman" style:font-name-asian="Times New Roman" style:font-name-complex="Times New Roman" fo:font-size="12pt" style:font-size-asian="12pt" style:font-size-complex="12pt"/>
    </style:style>
    <style:style style:name="T80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803" style:parent-style-name="DefaultParagraphFont" style:family="text">
      <style:text-properties style:font-name="Times New Roman" style:font-name-asian="Times New Roman" style:font-name-complex="Times New Roman" fo:font-size="12pt" style:font-size-asian="12pt" style:font-size-complex="12pt"/>
    </style:style>
    <style:style style:name="P80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805" style:parent-style-name="Normal" style:family="paragraph">
      <style:paragraph-properties fo:margin-bottom="0in" fo:line-height="100%" fo:margin-left="0.5in">
        <style:tab-stops/>
      </style:paragraph-properties>
    </style:style>
    <style:style style:name="T806" style:parent-style-name="DefaultParagraphFont" style:family="text">
      <style:text-properties style:font-name="Times New Roman" style:font-name-asian="Times New Roman" style:font-name-complex="Times New Roman" fo:font-size="12pt" style:font-size-asian="12pt" style:font-size-complex="12pt"/>
    </style:style>
    <style:style style:name="T80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808" style:parent-style-name="DefaultParagraphFont" style:family="text">
      <style:text-properties style:font-name="Times New Roman" style:font-name-asian="Times New Roman" style:font-name-complex="Times New Roman" fo:font-size="12pt" style:font-size-asian="12pt" style:font-size-complex="12pt"/>
    </style:style>
    <style:style style:name="T80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810" style:parent-style-name="DefaultParagraphFont" style:family="text">
      <style:text-properties style:font-name="Times New Roman" style:font-name-asian="Times New Roman" style:font-name-complex="Times New Roman" fo:font-size="12pt" style:font-size-asian="12pt" style:font-size-complex="12pt"/>
    </style:style>
    <style:style style:name="T811"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812" style:parent-style-name="DefaultParagraphFont" style:family="text">
      <style:text-properties style:font-name="Times New Roman" style:font-name-asian="Times New Roman" style:font-name-complex="Times New Roman" fo:font-size="12pt" style:font-size-asian="12pt" style:font-size-complex="12pt"/>
    </style:style>
    <style:style style:name="T81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814" style:parent-style-name="DefaultParagraphFont" style:family="text">
      <style:text-properties style:font-name="Times New Roman" style:font-name-asian="Times New Roman" style:font-name-complex="Times New Roman" fo:font-size="12pt" style:font-size-asian="12pt" style:font-size-complex="12pt"/>
    </style:style>
    <style:style style:name="T81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816" style:parent-style-name="DefaultParagraphFont" style:family="text">
      <style:text-properties style:font-name="Times New Roman" style:font-name-asian="Times New Roman" style:font-name-complex="Times New Roman" fo:font-size="12pt" style:font-size-asian="12pt" style:font-size-complex="12pt"/>
    </style:style>
    <style:style style:name="T81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818" style:parent-style-name="DefaultParagraphFont" style:family="text">
      <style:text-properties style:font-name="Times New Roman" style:font-name-asian="Times New Roman" style:font-name-complex="Times New Roman" fo:font-size="12pt" style:font-size-asian="12pt" style:font-size-complex="12pt"/>
    </style:style>
    <style:style style:name="T81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820" style:parent-style-name="DefaultParagraphFont" style:family="text">
      <style:text-properties style:font-name="Times New Roman" style:font-name-asian="Times New Roman" style:font-name-complex="Times New Roman" fo:font-size="12pt" style:font-size-asian="12pt" style:font-size-complex="12pt"/>
    </style:style>
    <style:style style:name="P82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822" style:parent-style-name="Normal" style:family="paragraph">
      <style:paragraph-properties fo:margin-bottom="0in" fo:line-height="100%" fo:margin-left="0.5in">
        <style:tab-stops/>
      </style:paragraph-properties>
    </style:style>
    <style:style style:name="T823" style:parent-style-name="DefaultParagraphFont" style:family="text">
      <style:text-properties style:font-name="Times New Roman" style:font-name-asian="Times New Roman" style:font-name-complex="Times New Roman" fo:font-size="12pt" style:font-size-asian="12pt" style:font-size-complex="12pt"/>
    </style:style>
    <style:style style:name="T824"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825" style:parent-style-name="DefaultParagraphFont" style:family="text">
      <style:text-properties style:font-name="Times New Roman" style:font-name-asian="Times New Roman" style:font-name-complex="Times New Roman" fo:font-size="12pt" style:font-size-asian="12pt" style:font-size-complex="12pt"/>
    </style:style>
    <style:style style:name="T82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827" style:parent-style-name="DefaultParagraphFont" style:family="text">
      <style:text-properties style:font-name="Times New Roman" style:font-name-asian="Times New Roman" style:font-name-complex="Times New Roman" fo:font-size="12pt" style:font-size-asian="12pt" style:font-size-complex="12pt"/>
    </style:style>
    <style:style style:name="T82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829" style:parent-style-name="DefaultParagraphFont" style:family="text">
      <style:text-properties style:font-name="Times New Roman" style:font-name-asian="Times New Roman" style:font-name-complex="Times New Roman" fo:font-size="12pt" style:font-size-asian="12pt" style:font-size-complex="12pt"/>
    </style:style>
    <style:style style:name="T83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831" style:parent-style-name="DefaultParagraphFont" style:family="text">
      <style:text-properties style:font-name="Times New Roman" style:font-name-asian="Times New Roman" style:font-name-complex="Times New Roman" fo:font-size="12pt" style:font-size-asian="12pt" style:font-size-complex="12pt"/>
    </style:style>
    <style:style style:name="T83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833" style:parent-style-name="DefaultParagraphFont" style:family="text">
      <style:text-properties style:font-name="Times New Roman" style:font-name-asian="Times New Roman" style:font-name-complex="Times New Roman" fo:font-size="12pt" style:font-size-asian="12pt" style:font-size-complex="12pt"/>
    </style:style>
    <style:style style:name="T834"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P83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836" style:parent-style-name="Normal" style:family="paragraph">
      <style:paragraph-properties fo:margin-bottom="0in" fo:line-height="100%" fo:margin-left="0.5in">
        <style:tab-stops/>
      </style:paragraph-properties>
    </style:style>
    <style:style style:name="T837" style:parent-style-name="DefaultParagraphFont" style:family="text">
      <style:text-properties style:font-name="Times New Roman" style:font-name-asian="Times New Roman" style:font-name-complex="Times New Roman" fo:font-size="12pt" style:font-size-asian="12pt" style:font-size-complex="12pt"/>
    </style:style>
    <style:style style:name="T83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839" style:parent-style-name="DefaultParagraphFont" style:family="text">
      <style:text-properties style:font-name="Times New Roman" style:font-name-asian="Times New Roman" style:font-name-complex="Times New Roman" fo:font-size="12pt" style:font-size-asian="12pt" style:font-size-complex="12pt"/>
    </style:style>
    <style:style style:name="T84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841" style:parent-style-name="DefaultParagraphFont" style:family="text">
      <style:text-properties style:font-name="Times New Roman" style:font-name-asian="Times New Roman" style:font-name-complex="Times New Roman" fo:font-size="12pt" style:font-size-asian="12pt" style:font-size-complex="12pt"/>
    </style:style>
    <style:style style:name="P84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843" style:parent-style-name="Normal" style:family="paragraph">
      <style:paragraph-properties fo:margin-bottom="0in" fo:line-height="100%" fo:margin-left="0.5in">
        <style:tab-stops/>
      </style:paragraph-properties>
    </style:style>
    <style:style style:name="T844" style:parent-style-name="DefaultParagraphFont" style:family="text">
      <style:text-properties style:font-name="Times New Roman" style:font-name-asian="Times New Roman" style:font-name-complex="Times New Roman" fo:font-size="12pt" style:font-size-asian="12pt" style:font-size-complex="12pt"/>
    </style:style>
    <style:style style:name="T84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846" style:parent-style-name="DefaultParagraphFont" style:family="text">
      <style:text-properties style:font-name="Times New Roman" style:font-name-asian="Times New Roman" style:font-name-complex="Times New Roman" fo:font-size="12pt" style:font-size-asian="12pt" style:font-size-complex="12pt"/>
    </style:style>
    <style:style style:name="P84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848" style:parent-style-name="Normal" style:family="paragraph">
      <style:paragraph-properties fo:margin-bottom="0in" fo:line-height="100%" fo:margin-left="0.5in">
        <style:tab-stops/>
      </style:paragraph-properties>
    </style:style>
    <style:style style:name="T849" style:parent-style-name="DefaultParagraphFont" style:family="text">
      <style:text-properties style:font-name="Times New Roman" style:font-name-asian="Times New Roman" style:font-name-complex="Times New Roman" fo:font-size="12pt" style:font-size-asian="12pt" style:font-size-complex="12pt"/>
    </style:style>
    <style:style style:name="T85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851" style:parent-style-name="DefaultParagraphFont" style:family="text">
      <style:text-properties style:font-name="Times New Roman" style:font-name-asian="Times New Roman" style:font-name-complex="Times New Roman" fo:font-size="12pt" style:font-size-asian="12pt" style:font-size-complex="12pt"/>
    </style:style>
    <style:style style:name="T85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853" style:parent-style-name="DefaultParagraphFont" style:family="text">
      <style:text-properties style:font-name="Times New Roman" style:font-name-asian="Times New Roman" style:font-name-complex="Times New Roman" fo:font-size="12pt" style:font-size-asian="12pt" style:font-size-complex="12pt"/>
    </style:style>
    <style:style style:name="T85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855" style:parent-style-name="DefaultParagraphFont" style:family="text">
      <style:text-properties style:font-name="Times New Roman" style:font-name-asian="Times New Roman" style:font-name-complex="Times New Roman" fo:font-size="12pt" style:font-size-asian="12pt" style:font-size-complex="12pt"/>
    </style:style>
    <style:style style:name="T856"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P85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858" style:parent-style-name="Normal" style:family="paragraph">
      <style:paragraph-properties fo:margin-bottom="0in" fo:line-height="100%" fo:margin-left="0.5in">
        <style:tab-stops/>
      </style:paragraph-properties>
    </style:style>
    <style:style style:name="T859" style:parent-style-name="DefaultParagraphFont" style:family="text">
      <style:text-properties style:font-name="Times New Roman" style:font-name-asian="Times New Roman" style:font-name-complex="Times New Roman" fo:font-size="12pt" style:font-size-asian="12pt" style:font-size-complex="12pt"/>
    </style:style>
    <style:style style:name="T86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861" style:parent-style-name="DefaultParagraphFont" style:family="text">
      <style:text-properties style:font-name="Times New Roman" style:font-name-asian="Times New Roman" style:font-name-complex="Times New Roman" fo:font-size="12pt" style:font-size-asian="12pt" style:font-size-complex="12pt"/>
    </style:style>
    <style:style style:name="P86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863" style:parent-style-name="Normal" style:family="paragraph">
      <style:paragraph-properties fo:margin-bottom="0in" fo:line-height="100%" fo:margin-left="0.5in">
        <style:tab-stops/>
      </style:paragraph-properties>
    </style:style>
    <style:style style:name="T864" style:parent-style-name="DefaultParagraphFont" style:family="text">
      <style:text-properties style:font-name="Times New Roman" style:font-name-asian="Times New Roman" style:font-name-complex="Times New Roman" fo:font-size="12pt" style:font-size-asian="12pt" style:font-size-complex="12pt"/>
    </style:style>
    <style:style style:name="T86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866" style:parent-style-name="DefaultParagraphFont" style:family="text">
      <style:text-properties style:font-name="Times New Roman" style:font-name-asian="Times New Roman" style:font-name-complex="Times New Roman" fo:font-size="12pt" style:font-size-asian="12pt" style:font-size-complex="12pt"/>
    </style:style>
    <style:style style:name="P86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868" style:parent-style-name="Normal" style:family="paragraph">
      <style:paragraph-properties fo:margin-bottom="0in" fo:line-height="100%" fo:margin-left="0.5in">
        <style:tab-stops/>
      </style:paragraph-properties>
    </style:style>
    <style:style style:name="T869" style:parent-style-name="DefaultParagraphFont" style:family="text">
      <style:text-properties style:font-name="Times New Roman" style:font-name-asian="Times New Roman" style:font-name-complex="Times New Roman" fo:font-size="12pt" style:font-size-asian="12pt" style:font-size-complex="12pt"/>
    </style:style>
    <style:style style:name="T87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871" style:parent-style-name="DefaultParagraphFont" style:family="text">
      <style:text-properties style:font-name="Times New Roman" style:font-name-asian="Times New Roman" style:font-name-complex="Times New Roman" fo:font-size="12pt" style:font-size-asian="12pt" style:font-size-complex="12pt"/>
    </style:style>
    <style:style style:name="T87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873" style:parent-style-name="DefaultParagraphFont" style:family="text">
      <style:text-properties style:font-name="Times New Roman" style:font-name-asian="Times New Roman" style:font-name-complex="Times New Roman" fo:font-size="12pt" style:font-size-asian="12pt" style:font-size-complex="12pt"/>
    </style:style>
    <style:style style:name="P87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875" style:parent-style-name="Normal" style:family="paragraph">
      <style:paragraph-properties fo:margin-bottom="0in" fo:line-height="100%" fo:margin-left="0.5in">
        <style:tab-stops/>
      </style:paragraph-properties>
    </style:style>
    <style:style style:name="T876" style:parent-style-name="DefaultParagraphFont" style:family="text">
      <style:text-properties style:font-name="Times New Roman" style:font-name-asian="Times New Roman" style:font-name-complex="Times New Roman" fo:font-size="12pt" style:font-size-asian="12pt" style:font-size-complex="12pt"/>
    </style:style>
    <style:style style:name="T87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878" style:parent-style-name="DefaultParagraphFont" style:family="text">
      <style:text-properties style:font-name="Times New Roman" style:font-name-asian="Times New Roman" style:font-name-complex="Times New Roman" fo:font-size="12pt" style:font-size-asian="12pt" style:font-size-complex="12pt"/>
    </style:style>
    <style:style style:name="P879"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880"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P881" style:parent-style-name="Normal" style:family="paragraph">
      <style:paragraph-properties fo:margin-top="0.0694in" fo:margin-bottom="0.0694in" fo:line-height="100%"/>
    </style:style>
    <style:style style:name="T882" style:parent-style-name="DefaultParagraphFont" style:family="text">
      <style:text-properties style:font-name="Times New Roman" style:font-name-asian="Times New Roman" style:font-name-complex="Times New Roman" fo:font-size="12pt" style:font-size-asian="12pt" style:font-size-complex="12pt"/>
    </style:style>
    <style:style style:name="T88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884" style:parent-style-name="DefaultParagraphFont" style:family="text">
      <style:text-properties style:font-name="Times New Roman" style:font-name-asian="Times New Roman" style:font-name-complex="Times New Roman" fo:font-size="12pt" style:font-size-asian="12pt" style:font-size-complex="12pt"/>
    </style:style>
    <style:style style:name="T88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886" style:parent-style-name="DefaultParagraphFont" style:family="text">
      <style:text-properties style:font-name="Times New Roman" style:font-name-asian="Times New Roman" style:font-name-complex="Times New Roman" fo:font-size="12pt" style:font-size-asian="12pt" style:font-size-complex="12pt"/>
    </style:style>
    <style:style style:name="T887"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888" style:parent-style-name="DefaultParagraphFont" style:family="text">
      <style:text-properties style:font-name="Times New Roman" style:font-name-asian="Times New Roman" style:font-name-complex="Times New Roman" fo:font-size="12pt" style:font-size-asian="12pt" style:font-size-complex="12pt"/>
    </style:style>
    <style:style style:name="T88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890" style:parent-style-name="DefaultParagraphFont" style:family="text">
      <style:text-properties style:font-name="Times New Roman" style:font-name-asian="Times New Roman" style:font-name-complex="Times New Roman" fo:font-size="12pt" style:font-size-asian="12pt" style:font-size-complex="12pt"/>
    </style:style>
    <style:style style:name="T89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892" style:parent-style-name="DefaultParagraphFont" style:family="text">
      <style:text-properties style:font-name="Times New Roman" style:font-name-asian="Times New Roman" style:font-name-complex="Times New Roman" fo:font-size="12pt" style:font-size-asian="12pt" style:font-size-complex="12pt"/>
    </style:style>
    <style:style style:name="T89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894" style:parent-style-name="DefaultParagraphFont" style:family="text">
      <style:text-properties style:font-name="Times New Roman" style:font-name-asian="Times New Roman" style:font-name-complex="Times New Roman" fo:font-size="12pt" style:font-size-asian="12pt" style:font-size-complex="12pt"/>
    </style:style>
    <style:style style:name="T89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896" style:parent-style-name="DefaultParagraphFont" style:family="text">
      <style:text-properties style:font-name="Times New Roman" style:font-name-asian="Times New Roman" style:font-name-complex="Times New Roman" fo:font-size="12pt" style:font-size-asian="12pt" style:font-size-complex="12pt"/>
    </style:style>
    <style:style style:name="T897"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898" style:parent-style-name="DefaultParagraphFont" style:family="text">
      <style:text-properties style:font-name="Times New Roman" style:font-name-asian="Times New Roman" style:font-name-complex="Times New Roman" fo:font-size="12pt" style:font-size-asian="12pt" style:font-size-complex="12pt"/>
    </style:style>
    <style:style style:name="P899" style:parent-style-name="Normal" style:family="paragraph">
      <style:paragraph-properties fo:margin-top="0.0694in" fo:margin-bottom="0.0694in" fo:line-height="100%"/>
    </style:style>
    <style:style style:name="T900" style:parent-style-name="DefaultParagraphFont" style:family="text">
      <style:text-properties style:font-name="Times New Roman" style:font-name-asian="Times New Roman" style:font-name-complex="Times New Roman" fo:font-size="12pt" style:font-size-asian="12pt" style:font-size-complex="12pt"/>
    </style:style>
    <style:style style:name="T90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902" style:parent-style-name="DefaultParagraphFont" style:family="text">
      <style:text-properties style:font-name="Times New Roman" style:font-name-asian="Times New Roman" style:font-name-complex="Times New Roman" fo:font-size="12pt" style:font-size-asian="12pt" style:font-size-complex="12pt"/>
    </style:style>
    <style:style style:name="T90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904" style:parent-style-name="DefaultParagraphFont" style:family="text">
      <style:text-properties style:font-name="Times New Roman" style:font-name-asian="Times New Roman" style:font-name-complex="Times New Roman" fo:font-size="12pt" style:font-size-asian="12pt" style:font-size-complex="12pt"/>
    </style:style>
    <style:style style:name="T90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906" style:parent-style-name="DefaultParagraphFont" style:family="text">
      <style:text-properties style:font-name="Times New Roman" style:font-name-asian="Times New Roman" style:font-name-complex="Times New Roman" fo:font-size="12pt" style:font-size-asian="12pt" style:font-size-complex="12pt"/>
    </style:style>
    <style:style style:name="T90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908" style:parent-style-name="DefaultParagraphFont" style:family="text">
      <style:text-properties style:font-name="Times New Roman" style:font-name-asian="Times New Roman" style:font-name-complex="Times New Roman" fo:font-size="12pt" style:font-size-asian="12pt" style:font-size-complex="12pt"/>
    </style:style>
    <style:style style:name="T90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910" style:parent-style-name="DefaultParagraphFont" style:family="text">
      <style:text-properties style:font-name="Times New Roman" style:font-name-asian="Times New Roman" style:font-name-complex="Times New Roman" fo:font-size="12pt" style:font-size-asian="12pt" style:font-size-complex="12pt"/>
    </style:style>
    <style:style style:name="T91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912" style:parent-style-name="DefaultParagraphFont" style:family="text">
      <style:text-properties style:font-name="Times New Roman" style:font-name-asian="Times New Roman" style:font-name-complex="Times New Roman" fo:font-size="12pt" style:font-size-asian="12pt" style:font-size-complex="12pt"/>
    </style:style>
    <style:style style:name="P913" style:parent-style-name="Normal" style:family="paragraph">
      <style:paragraph-properties fo:margin-top="0.0694in" fo:margin-bottom="0.0694in" fo:line-height="100%"/>
    </style:style>
    <style:style style:name="T914" style:parent-style-name="DefaultParagraphFont" style:family="text">
      <style:text-properties style:font-name="Times New Roman" style:font-name-asian="Times New Roman" style:font-name-complex="Times New Roman" fo:font-size="12pt" style:font-size-asian="12pt" style:font-size-complex="12pt"/>
    </style:style>
    <style:style style:name="T91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916" style:parent-style-name="DefaultParagraphFont" style:family="text">
      <style:text-properties style:font-name="Times New Roman" style:font-name-asian="Times New Roman" style:font-name-complex="Times New Roman" fo:font-size="12pt" style:font-size-asian="12pt" style:font-size-complex="12pt"/>
    </style:style>
    <style:style style:name="T91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918" style:parent-style-name="DefaultParagraphFont" style:family="text">
      <style:text-properties style:font-name="Times New Roman" style:font-name-asian="Times New Roman" style:font-name-complex="Times New Roman" fo:font-size="12pt" style:font-size-asian="12pt" style:font-size-complex="12pt"/>
    </style:style>
    <style:style style:name="T91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920" style:parent-style-name="DefaultParagraphFont" style:family="text">
      <style:text-properties style:font-name="Times New Roman" style:font-name-asian="Times New Roman" style:font-name-complex="Times New Roman" fo:font-size="12pt" style:font-size-asian="12pt" style:font-size-complex="12pt"/>
    </style:style>
    <style:style style:name="P921" style:parent-style-name="Normal" style:family="paragraph">
      <style:paragraph-properties fo:margin-top="0.0694in" fo:margin-bottom="0.0694in" fo:line-height="100%"/>
    </style:style>
    <style:style style:name="T922" style:parent-style-name="DefaultParagraphFont" style:family="text">
      <style:text-properties style:font-name="Times New Roman" style:font-name-asian="Times New Roman" style:font-name-complex="Times New Roman" fo:font-size="12pt" style:font-size-asian="12pt" style:font-size-complex="12pt"/>
    </style:style>
    <style:style style:name="T923" style:parent-style-name="DefaultParagraphFont" style:family="text">
      <style:text-properties style:font-name="Courier New" style:font-name-asian="Times New Roman" style:font-name-complex="Courier New" fo:font-size="10pt" style:font-size-asian="10pt" style:font-size-complex="10pt"/>
    </style:style>
    <style:style style:name="T924" style:parent-style-name="DefaultParagraphFont" style:family="text">
      <style:text-properties style:font-name="Times New Roman" style:font-name-asian="Times New Roman" style:font-name-complex="Times New Roman" fo:font-size="12pt" style:font-size-asian="12pt" style:font-size-complex="12pt"/>
    </style:style>
    <style:style style:name="T925" style:parent-style-name="DefaultParagraphFont" style:family="text">
      <style:text-properties style:font-name="Courier New" style:font-name-asian="Times New Roman" style:font-name-complex="Courier New" fo:font-size="10pt" style:font-size-asian="10pt" style:font-size-complex="10pt"/>
    </style:style>
    <style:style style:name="T926" style:parent-style-name="DefaultParagraphFont" style:family="text">
      <style:text-properties style:font-name="Times New Roman" style:font-name-asian="Times New Roman" style:font-name-complex="Times New Roman" fo:font-size="12pt" style:font-size-asian="12pt" style:font-size-complex="12pt"/>
    </style:style>
    <style:style style:name="T927" style:parent-style-name="DefaultParagraphFont" style:family="text">
      <style:text-properties style:font-name="Courier New" style:font-name-asian="Times New Roman" style:font-name-complex="Courier New" fo:font-size="10pt" style:font-size-asian="10pt" style:font-size-complex="10pt"/>
    </style:style>
    <style:style style:name="T928" style:parent-style-name="DefaultParagraphFont" style:family="text">
      <style:text-properties style:font-name="Times New Roman" style:font-name-asian="Times New Roman" style:font-name-complex="Times New Roman" fo:font-size="12pt" style:font-size-asian="12pt" style:font-size-complex="12pt"/>
    </style:style>
    <style:style style:name="T929" style:parent-style-name="DefaultParagraphFont" style:family="text">
      <style:text-properties style:font-name="Courier New" style:font-name-asian="Times New Roman" style:font-name-complex="Courier New" fo:font-size="10pt" style:font-size-asian="10pt" style:font-size-complex="10pt"/>
    </style:style>
    <style:style style:name="T930" style:parent-style-name="DefaultParagraphFont" style:family="text">
      <style:text-properties style:font-name="Times New Roman" style:font-name-asian="Times New Roman" style:font-name-complex="Times New Roman" fo:font-size="12pt" style:font-size-asian="12pt" style:font-size-complex="12pt"/>
    </style:style>
    <style:style style:name="T931" style:parent-style-name="DefaultParagraphFont" style:family="text">
      <style:text-properties style:font-name="Courier New" style:font-name-asian="Times New Roman" style:font-name-complex="Courier New" fo:font-size="10pt" style:font-size-asian="10pt" style:font-size-complex="10pt"/>
    </style:style>
    <style:style style:name="T932" style:parent-style-name="DefaultParagraphFont" style:family="text">
      <style:text-properties style:font-name="Times New Roman" style:font-name-asian="Times New Roman" style:font-name-complex="Times New Roman" fo:font-size="12pt" style:font-size-asian="12pt" style:font-size-complex="12pt"/>
    </style:style>
    <style:style style:name="T933" style:parent-style-name="DefaultParagraphFont" style:family="text">
      <style:text-properties style:font-name="Courier New" style:font-name-asian="Times New Roman" style:font-name-complex="Courier New" fo:font-size="10pt" style:font-size-asian="10pt" style:font-size-complex="10pt"/>
    </style:style>
    <style:style style:name="T934" style:parent-style-name="DefaultParagraphFont" style:family="text">
      <style:text-properties style:font-name="Times New Roman" style:font-name-asian="Times New Roman" style:font-name-complex="Times New Roman" fo:font-size="12pt" style:font-size-asian="12pt" style:font-size-complex="12pt"/>
    </style:style>
    <style:style style:name="T935"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936" style:parent-style-name="DefaultParagraphFont" style:family="text">
      <style:text-properties style:font-name="Times New Roman" style:font-name-asian="Times New Roman" style:font-name-complex="Times New Roman" fo:font-size="12pt" style:font-size-asian="12pt" style:font-size-complex="12pt"/>
    </style:style>
    <style:style style:name="P937" style:parent-style-name="Normal" style:family="paragraph">
      <style:paragraph-properties fo:margin-top="0.0694in" fo:margin-bottom="0.0694in" fo:line-height="100%"/>
    </style:style>
    <style:style style:name="T938" style:parent-style-name="DefaultParagraphFont" style:family="text">
      <style:text-properties style:font-name="Times New Roman" style:font-name-asian="Times New Roman" style:font-name-complex="Times New Roman" fo:font-size="12pt" style:font-size-asian="12pt" style:font-size-complex="12pt"/>
    </style:style>
    <style:style style:name="T93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940" style:parent-style-name="DefaultParagraphFont" style:family="text">
      <style:text-properties style:font-name="Times New Roman" style:font-name-asian="Times New Roman" style:font-name-complex="Times New Roman" fo:font-size="12pt" style:font-size-asian="12pt" style:font-size-complex="12pt"/>
    </style:style>
    <style:style style:name="P941" style:parent-style-name="Normal" style:family="paragraph">
      <style:paragraph-properties fo:margin-top="0.0694in" fo:margin-bottom="0.0694in" fo:line-height="100%"/>
    </style:style>
    <style:style style:name="T94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943" style:parent-style-name="DefaultParagraphFont" style:family="text">
      <style:text-properties style:font-name="Times New Roman" style:font-name-asian="Times New Roman" style:font-name-complex="Times New Roman" fo:font-size="12pt" style:font-size-asian="12pt" style:font-size-complex="12pt"/>
    </style:style>
    <style:style style:name="P944"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945"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946"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947"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P948" style:parent-style-name="Normal" style:family="paragraph">
      <style:paragraph-properties fo:margin-top="0.0694in" fo:margin-bottom="0.0694in" fo:line-height="100%"/>
    </style:style>
    <style:style style:name="T949" style:parent-style-name="DefaultParagraphFont" style:family="text">
      <style:text-properties style:font-name="Times New Roman" style:font-name-asian="Times New Roman" style:font-name-complex="Times New Roman" fo:font-size="12pt" style:font-size-asian="12pt" style:font-size-complex="12pt"/>
    </style:style>
    <style:style style:name="T95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951" style:parent-style-name="DefaultParagraphFont" style:family="text">
      <style:text-properties style:font-name="Times New Roman" style:font-name-asian="Times New Roman" style:font-name-complex="Times New Roman" fo:font-size="12pt" style:font-size-asian="12pt" style:font-size-complex="12pt"/>
    </style:style>
    <style:style style:name="T952"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953" style:parent-style-name="DefaultParagraphFont" style:family="text">
      <style:text-properties style:font-name="Times New Roman" style:font-name-asian="Times New Roman" style:font-name-complex="Times New Roman" fo:font-size="12pt" style:font-size-asian="12pt" style:font-size-complex="12pt"/>
    </style:style>
    <style:style style:name="P954" style:parent-style-name="Normal" style:family="paragraph">
      <style:paragraph-properties fo:margin-top="0.0694in" fo:margin-bottom="0.0694in" fo:line-height="100%"/>
    </style:style>
    <style:style style:name="T955" style:parent-style-name="DefaultParagraphFont" style:family="text">
      <style:text-properties style:font-name="Times New Roman" style:font-name-asian="Times New Roman" style:font-name-complex="Times New Roman" fo:font-size="12pt" style:font-size-asian="12pt" style:font-size-complex="12pt"/>
    </style:style>
    <style:style style:name="T95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957" style:parent-style-name="DefaultParagraphFont" style:family="text">
      <style:text-properties style:font-name="Times New Roman" style:font-name-asian="Times New Roman" style:font-name-complex="Times New Roman" fo:font-size="12pt" style:font-size-asian="12pt" style:font-size-complex="12pt"/>
    </style:style>
    <style:style style:name="T95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959" style:parent-style-name="DefaultParagraphFont" style:family="text">
      <style:text-properties style:font-name="Times New Roman" style:font-name-asian="Times New Roman" style:font-name-complex="Times New Roman" fo:font-size="12pt" style:font-size-asian="12pt" style:font-size-complex="12pt"/>
    </style:style>
    <style:style style:name="T96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961" style:parent-style-name="DefaultParagraphFont" style:family="text">
      <style:text-properties style:font-name="Times New Roman" style:font-name-asian="Times New Roman" style:font-name-complex="Times New Roman" fo:font-size="12pt" style:font-size-asian="12pt" style:font-size-complex="12pt"/>
    </style:style>
    <style:style style:name="T96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963" style:parent-style-name="DefaultParagraphFont" style:family="text">
      <style:text-properties style:font-name="Times New Roman" style:font-name-asian="Times New Roman" style:font-name-complex="Times New Roman" fo:font-size="12pt" style:font-size-asian="12pt" style:font-size-complex="12pt"/>
    </style:style>
    <style:style style:name="T96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965" style:parent-style-name="DefaultParagraphFont" style:family="text">
      <style:text-properties style:font-name="Times New Roman" style:font-name-asian="Times New Roman" style:font-name-complex="Times New Roman" fo:font-size="12pt" style:font-size-asian="12pt" style:font-size-complex="12pt"/>
    </style:style>
    <style:style style:name="T96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967" style:parent-style-name="DefaultParagraphFont" style:family="text">
      <style:text-properties style:font-name="Times New Roman" style:font-name-asian="Times New Roman" style:font-name-complex="Times New Roman" fo:font-size="12pt" style:font-size-asian="12pt" style:font-size-complex="12pt"/>
    </style:style>
    <style:style style:name="T968"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969" style:parent-style-name="DefaultParagraphFont" style:family="text">
      <style:text-properties style:font-name="Times New Roman" style:font-name-asian="Times New Roman" style:font-name-complex="Times New Roman" fo:font-size="12pt" style:font-size-asian="12pt" style:font-size-complex="12pt"/>
    </style:style>
    <style:style style:name="T970"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971" style:parent-style-name="DefaultParagraphFont" style:family="text">
      <style:text-properties style:font-name="Times New Roman" style:font-name-asian="Times New Roman" style:font-name-complex="Times New Roman" fo:font-size="12pt" style:font-size-asian="12pt" style:font-size-complex="12pt"/>
    </style:style>
    <style:style style:name="P972" style:parent-style-name="Normal" style:family="paragraph">
      <style:paragraph-properties fo:margin-top="0.0694in" fo:margin-bottom="0.0694in" fo:line-height="100%"/>
    </style:style>
    <style:style style:name="T973" style:parent-style-name="DefaultParagraphFont" style:family="text">
      <style:text-properties style:font-name="Times New Roman" style:font-name-asian="Times New Roman" style:font-name-complex="Times New Roman" fo:font-size="12pt" style:font-size-asian="12pt" style:font-size-complex="12pt"/>
    </style:style>
    <style:style style:name="T97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975" style:parent-style-name="DefaultParagraphFont" style:family="text">
      <style:text-properties style:font-name="Times New Roman" style:font-name-asian="Times New Roman" style:font-name-complex="Times New Roman" fo:font-size="12pt" style:font-size-asian="12pt" style:font-size-complex="12pt"/>
    </style:style>
    <style:style style:name="T97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977" style:parent-style-name="DefaultParagraphFont" style:family="text">
      <style:text-properties style:font-name="Times New Roman" style:font-name-asian="Times New Roman" style:font-name-complex="Times New Roman" fo:font-size="12pt" style:font-size-asian="12pt" style:font-size-complex="12pt"/>
    </style:style>
    <style:style style:name="P978" style:parent-style-name="Normal" style:family="paragraph">
      <style:paragraph-properties fo:margin-top="0.0694in" fo:margin-bottom="0.0694in" fo:line-height="100%"/>
    </style:style>
    <style:style style:name="T97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980" style:parent-style-name="DefaultParagraphFont" style:family="text">
      <style:text-properties style:font-name="Times New Roman" style:font-name-asian="Times New Roman" style:font-name-complex="Times New Roman" fo:font-size="12pt" style:font-size-asian="12pt" style:font-size-complex="12pt"/>
    </style:style>
    <style:style style:name="P981" style:parent-style-name="Normal" style:family="paragraph">
      <style:paragraph-properties fo:margin-top="0.0694in" fo:margin-bottom="0.0694in" fo:line-height="100%"/>
    </style:style>
    <style:style style:name="T982" style:parent-style-name="DefaultParagraphFont" style:family="text">
      <style:text-properties style:font-name="Times New Roman" style:font-name-asian="Times New Roman" style:font-name-complex="Times New Roman" fo:font-size="12pt" style:font-size-asian="12pt" style:font-size-complex="12pt"/>
    </style:style>
    <style:style style:name="T983" style:parent-style-name="DefaultParagraphFont" style:family="text">
      <style:text-properties style:font-name="Times New Roman" style:font-name-asian="Times New Roman" style:font-name-complex="Times New Roman" style:text-position="super 66.6%" fo:font-size="12pt" style:font-size-asian="12pt" style:font-size-complex="12pt"/>
    </style:style>
    <style:style style:name="T984" style:parent-style-name="DefaultParagraphFont" style:family="text">
      <style:text-properties style:font-name="Times New Roman" style:font-name-asian="Times New Roman" style:font-name-complex="Times New Roman" fo:font-style="italic" style:font-style-asian="italic" style:font-style-complex="italic" fo:color="#0000FF" style:text-position="super 66.6%" fo:font-size="12pt" style:font-size-asian="12pt" style:font-size-complex="12pt" style:text-underline-type="single" style:text-underline-style="solid" style:text-underline-width="auto" style:text-underline-mode="continuous"/>
    </style:style>
    <style:style style:name="T985" style:parent-style-name="DefaultParagraphFont" style:family="text">
      <style:text-properties style:font-name="Times New Roman" style:font-name-asian="Times New Roman" style:font-name-complex="Times New Roman" style:text-position="super 66.6%" fo:font-size="12pt" style:font-size-asian="12pt" style:font-size-complex="12pt"/>
    </style:style>
    <style:style style:name="T986" style:parent-style-name="DefaultParagraphFont" style:family="text">
      <style:text-properties style:font-name="Times New Roman" style:font-name-asian="Times New Roman" style:font-name-complex="Times New Roman" fo:font-size="12pt" style:font-size-asian="12pt" style:font-size-complex="12pt"/>
    </style:style>
    <style:style style:name="T987" style:parent-style-name="DefaultParagraphFont" style:family="text">
      <style:text-properties style:font-name="Times New Roman" style:font-name-asian="Times New Roman" style:font-name-complex="Times New Roman" style:text-position="super 66.6%" fo:font-size="12pt" style:font-size-asian="12pt" style:font-size-complex="12pt"/>
    </style:style>
    <style:style style:name="T988" style:parent-style-name="DefaultParagraphFont" style:family="text">
      <style:text-properties style:font-name="Times New Roman" style:font-name-asian="Times New Roman" style:font-name-complex="Times New Roman" fo:font-style="italic" style:font-style-asian="italic" style:font-style-complex="italic" fo:color="#0000FF" style:text-position="super 66.6%" fo:font-size="12pt" style:font-size-asian="12pt" style:font-size-complex="12pt" style:text-underline-type="single" style:text-underline-style="solid" style:text-underline-width="auto" style:text-underline-mode="continuous"/>
    </style:style>
    <style:style style:name="T989" style:parent-style-name="DefaultParagraphFont" style:family="text">
      <style:text-properties style:font-name="Times New Roman" style:font-name-asian="Times New Roman" style:font-name-complex="Times New Roman" style:text-position="super 66.6%" fo:font-size="12pt" style:font-size-asian="12pt" style:font-size-complex="12pt"/>
    </style:style>
    <style:style style:name="P990" style:parent-style-name="Normal" style:family="paragraph">
      <style:paragraph-properties fo:margin-top="0.0694in" fo:margin-bottom="0.0694in" fo:line-height="100%"/>
    </style:style>
    <style:style style:name="T991" style:parent-style-name="DefaultParagraphFont" style:family="text">
      <style:text-properties style:font-name="Times New Roman" style:font-name-asian="Times New Roman" style:font-name-complex="Times New Roman" fo:font-size="12pt" style:font-size-asian="12pt" style:font-size-complex="12pt"/>
    </style:style>
    <style:style style:name="T99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993" style:parent-style-name="DefaultParagraphFont" style:family="text">
      <style:text-properties style:font-name="Times New Roman" style:font-name-asian="Times New Roman" style:font-name-complex="Times New Roman" fo:font-size="12pt" style:font-size-asian="12pt" style:font-size-complex="12pt"/>
    </style:style>
    <style:style style:name="P994" style:parent-style-name="Normal" style:family="paragraph">
      <style:paragraph-properties fo:margin-bottom="0in" fo:line-height="100%" fo:margin-left="0.5in">
        <style:tab-stops/>
      </style:paragraph-properties>
    </style:style>
    <style:style style:name="T995" style:parent-style-name="DefaultParagraphFont" style:family="text">
      <style:text-properties style:font-name="Times New Roman" style:font-name-asian="Times New Roman" style:font-name-complex="Times New Roman" fo:font-size="12pt" style:font-size-asian="12pt" style:font-size-complex="12pt"/>
    </style:style>
    <style:style style:name="T99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997" style:parent-style-name="DefaultParagraphFont" style:family="text">
      <style:text-properties style:font-name="Times New Roman" style:font-name-asian="Times New Roman" style:font-name-complex="Times New Roman" fo:font-size="12pt" style:font-size-asian="12pt" style:font-size-complex="12pt"/>
    </style:style>
    <style:style style:name="P99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99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100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100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100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100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100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100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1006" style:parent-style-name="Normal" style:family="paragraph">
      <style:paragraph-properties fo:margin-bottom="0in" fo:line-height="100%" fo:margin-left="0.5in">
        <style:tab-stops/>
      </style:paragraph-properties>
      <style:text-properties style:font-name="Times New Roman" style:font-name-asian="Times New Roman" style:font-name-complex="Times New Roman" fo:font-size="12pt" style:font-size-asian="12pt" style:font-size-complex="12pt"/>
    </style:style>
    <style:style style:name="P1007" style:parent-style-name="Normal" style:family="paragraph">
      <style:paragraph-properties fo:margin-top="0.0694in" fo:margin-bottom="0.0694in" fo:line-height="100%"/>
    </style:style>
    <style:style style:name="T1008" style:parent-style-name="DefaultParagraphFont" style:family="text">
      <style:text-properties style:font-name="Times New Roman" style:font-name-asian="Times New Roman" style:font-name-complex="Times New Roman" fo:font-size="12pt" style:font-size-asian="12pt" style:font-size-complex="12pt"/>
    </style:style>
    <style:style style:name="T100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010" style:parent-style-name="DefaultParagraphFont" style:family="text">
      <style:text-properties style:font-name="Times New Roman" style:font-name-asian="Times New Roman" style:font-name-complex="Times New Roman" fo:font-size="12pt" style:font-size-asian="12pt" style:font-size-complex="12pt"/>
    </style:style>
    <style:style style:name="P1011"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P1012" style:parent-style-name="Normal" style:family="paragraph">
      <style:paragraph-properties fo:margin-top="0.0694in" fo:margin-bottom="0.0694in" fo:line-height="100%"/>
    </style:style>
    <style:style style:name="T1013" style:parent-style-name="DefaultParagraphFont" style:family="text">
      <style:text-properties style:font-name="Times New Roman" style:font-name-asian="Times New Roman" style:font-name-complex="Times New Roman" fo:font-size="12pt" style:font-size-asian="12pt" style:font-size-complex="12pt"/>
    </style:style>
    <style:style style:name="T101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015" style:parent-style-name="DefaultParagraphFont" style:family="text">
      <style:text-properties style:font-name="Times New Roman" style:font-name-asian="Times New Roman" style:font-name-complex="Times New Roman" fo:font-size="12pt" style:font-size-asian="12pt" style:font-size-complex="12pt"/>
    </style:style>
    <style:style style:name="T101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017" style:parent-style-name="DefaultParagraphFont" style:family="text">
      <style:text-properties style:font-name="Times New Roman" style:font-name-asian="Times New Roman" style:font-name-complex="Times New Roman" fo:font-size="12pt" style:font-size-asian="12pt" style:font-size-complex="12pt"/>
    </style:style>
    <style:style style:name="T101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019" style:parent-style-name="DefaultParagraphFont" style:family="text">
      <style:text-properties style:font-name="Times New Roman" style:font-name-asian="Times New Roman" style:font-name-complex="Times New Roman" fo:font-size="12pt" style:font-size-asian="12pt" style:font-size-complex="12pt"/>
    </style:style>
    <style:style style:name="T102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021" style:parent-style-name="DefaultParagraphFont" style:family="text">
      <style:text-properties style:font-name="Times New Roman" style:font-name-asian="Times New Roman" style:font-name-complex="Times New Roman" fo:font-size="12pt" style:font-size-asian="12pt" style:font-size-complex="12pt"/>
    </style:style>
    <style:style style:name="T1022"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023" style:parent-style-name="DefaultParagraphFont" style:family="text">
      <style:text-properties style:font-name="Times New Roman" style:font-name-asian="Times New Roman" style:font-name-complex="Times New Roman" fo:font-size="12pt" style:font-size-asian="12pt" style:font-size-complex="12pt"/>
    </style:style>
    <style:style style:name="P1024" style:parent-style-name="Normal" style:family="paragraph">
      <style:paragraph-properties fo:margin-top="0.0694in" fo:margin-bottom="0.0694in" fo:line-height="100%"/>
    </style:style>
    <style:style style:name="T1025" style:parent-style-name="DefaultParagraphFont" style:family="text">
      <style:text-properties style:font-name="Times New Roman" style:font-name-asian="Times New Roman" style:font-name-complex="Times New Roman" fo:font-size="12pt" style:font-size-asian="12pt" style:font-size-complex="12pt"/>
    </style:style>
    <style:style style:name="T1026" style:parent-style-name="DefaultParagraphFont" style:family="text">
      <style:text-properties style:font-name="Times New Roman" style:font-name-asian="Times New Roman" style:font-name-complex="Times New Roman" style:text-position="super 66.6%" fo:font-size="12pt" style:font-size-asian="12pt" style:font-size-complex="12pt"/>
    </style:style>
    <style:style style:name="T1027" style:parent-style-name="DefaultParagraphFont" style:family="text">
      <style:text-properties style:font-name="Times New Roman" style:font-name-asian="Times New Roman" style:font-name-complex="Times New Roman" fo:font-style="italic" style:font-style-asian="italic" style:font-style-complex="italic" fo:color="#0000FF" style:text-position="super 66.6%" fo:font-size="12pt" style:font-size-asian="12pt" style:font-size-complex="12pt" style:text-underline-type="single" style:text-underline-style="solid" style:text-underline-width="auto" style:text-underline-mode="continuous"/>
    </style:style>
    <style:style style:name="T1028" style:parent-style-name="DefaultParagraphFont" style:family="text">
      <style:text-properties style:font-name="Times New Roman" style:font-name-asian="Times New Roman" style:font-name-complex="Times New Roman" style:text-position="super 66.6%" fo:font-size="12pt" style:font-size-asian="12pt" style:font-size-complex="12pt"/>
    </style:style>
    <style:style style:name="T1029" style:parent-style-name="DefaultParagraphFont" style:family="text">
      <style:text-properties style:font-name="Times New Roman" style:font-name-asian="Times New Roman" style:font-name-complex="Times New Roman" fo:font-size="12pt" style:font-size-asian="12pt" style:font-size-complex="12pt"/>
    </style:style>
    <style:style style:name="P1030" style:parent-style-name="Normal" style:family="paragraph">
      <style:paragraph-properties fo:margin-top="0.0694in" fo:margin-bottom="0.0694in" fo:line-height="100%"/>
    </style:style>
    <style:style style:name="T1031" style:parent-style-name="DefaultParagraphFont" style:family="text">
      <style:text-properties style:font-name="Times New Roman" style:font-name-asian="Times New Roman" style:font-name-complex="Times New Roman" fo:font-size="12pt" style:font-size-asian="12pt" style:font-size-complex="12pt"/>
    </style:style>
    <style:style style:name="T103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033" style:parent-style-name="DefaultParagraphFont" style:family="text">
      <style:text-properties style:font-name="Times New Roman" style:font-name-asian="Times New Roman" style:font-name-complex="Times New Roman" fo:font-size="12pt" style:font-size-asian="12pt" style:font-size-complex="12pt"/>
    </style:style>
    <style:style style:name="T103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035" style:parent-style-name="DefaultParagraphFont" style:family="text">
      <style:text-properties style:font-name="Times New Roman" style:font-name-asian="Times New Roman" style:font-name-complex="Times New Roman" fo:font-size="12pt" style:font-size-asian="12pt" style:font-size-complex="12pt"/>
    </style:style>
    <style:style style:name="T1036"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037" style:parent-style-name="DefaultParagraphFont" style:family="text">
      <style:text-properties style:font-name="Times New Roman" style:font-name-asian="Times New Roman" style:font-name-complex="Times New Roman" fo:font-size="12pt" style:font-size-asian="12pt" style:font-size-complex="12pt"/>
    </style:style>
    <style:style style:name="P1038" style:parent-style-name="Normal" style:family="paragraph">
      <style:paragraph-properties fo:margin-top="0.0694in" fo:margin-bottom="0.0694in" fo:line-height="100%"/>
    </style:style>
    <style:style style:name="T103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040" style:parent-style-name="DefaultParagraphFont" style:family="text">
      <style:text-properties style:font-name="Times New Roman" style:font-name-asian="Times New Roman" style:font-name-complex="Times New Roman" fo:font-size="12pt" style:font-size-asian="12pt" style:font-size-complex="12pt"/>
    </style:style>
    <style:style style:name="T104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042" style:parent-style-name="DefaultParagraphFont" style:family="text">
      <style:text-properties style:font-name="Times New Roman" style:font-name-asian="Times New Roman" style:font-name-complex="Times New Roman" fo:font-size="12pt" style:font-size-asian="12pt" style:font-size-complex="12pt"/>
    </style:style>
    <style:style style:name="T104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044" style:parent-style-name="DefaultParagraphFont" style:family="text">
      <style:text-properties style:font-name="Times New Roman" style:font-name-asian="Times New Roman" style:font-name-complex="Times New Roman" fo:font-size="12pt" style:font-size-asian="12pt" style:font-size-complex="12pt"/>
    </style:style>
    <style:style style:name="T104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046" style:parent-style-name="DefaultParagraphFont" style:family="text">
      <style:text-properties style:font-name="Times New Roman" style:font-name-asian="Times New Roman" style:font-name-complex="Times New Roman" fo:font-size="12pt" style:font-size-asian="12pt" style:font-size-complex="12pt"/>
    </style:style>
    <style:style style:name="T104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048" style:parent-style-name="DefaultParagraphFont" style:family="text">
      <style:text-properties style:font-name="Times New Roman" style:font-name-asian="Times New Roman" style:font-name-complex="Times New Roman" fo:font-size="12pt" style:font-size-asian="12pt" style:font-size-complex="12pt"/>
    </style:style>
    <style:style style:name="T104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050" style:parent-style-name="DefaultParagraphFont" style:family="text">
      <style:text-properties style:font-name="Times New Roman" style:font-name-asian="Times New Roman" style:font-name-complex="Times New Roman" fo:font-size="12pt" style:font-size-asian="12pt" style:font-size-complex="12pt"/>
    </style:style>
    <style:style style:name="P1051" style:parent-style-name="Normal" style:family="paragraph">
      <style:paragraph-properties fo:margin-top="0.0694in" fo:margin-bottom="0.0694in" fo:line-height="100%"/>
    </style:style>
    <style:style style:name="T105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053" style:parent-style-name="DefaultParagraphFont" style:family="text">
      <style:text-properties style:font-name="Times New Roman" style:font-name-asian="Times New Roman" style:font-name-complex="Times New Roman" fo:font-size="12pt" style:font-size-asian="12pt" style:font-size-complex="12pt"/>
    </style:style>
    <style:style style:name="T105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055" style:parent-style-name="DefaultParagraphFont" style:family="text">
      <style:text-properties style:font-name="Times New Roman" style:font-name-asian="Times New Roman" style:font-name-complex="Times New Roman" fo:font-size="12pt" style:font-size-asian="12pt" style:font-size-complex="12pt"/>
    </style:style>
    <style:style style:name="T105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057" style:parent-style-name="DefaultParagraphFont" style:family="text">
      <style:text-properties style:font-name="Times New Roman" style:font-name-asian="Times New Roman" style:font-name-complex="Times New Roman" fo:font-size="12pt" style:font-size-asian="12pt" style:font-size-complex="12pt"/>
    </style:style>
    <style:style style:name="T105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059" style:parent-style-name="DefaultParagraphFont" style:family="text">
      <style:text-properties style:font-name="Times New Roman" style:font-name-asian="Times New Roman" style:font-name-complex="Times New Roman" fo:font-size="12pt" style:font-size-asian="12pt" style:font-size-complex="12pt"/>
    </style:style>
    <style:style style:name="T106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061" style:parent-style-name="DefaultParagraphFont" style:family="text">
      <style:text-properties style:font-name="Times New Roman" style:font-name-asian="Times New Roman" style:font-name-complex="Times New Roman" fo:font-size="12pt" style:font-size-asian="12pt" style:font-size-complex="12pt"/>
    </style:style>
    <style:style style:name="T106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063" style:parent-style-name="DefaultParagraphFont" style:family="text">
      <style:text-properties style:font-name="Times New Roman" style:font-name-asian="Times New Roman" style:font-name-complex="Times New Roman" fo:font-size="12pt" style:font-size-asian="12pt" style:font-size-complex="12pt"/>
    </style:style>
    <style:style style:name="P1064"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1065" style:parent-style-name="Normal" style:family="paragraph">
      <style:paragraph-properties fo:margin-top="0.0694in" fo:margin-bottom="0.0694in" fo:line-height="100%"/>
    </style:style>
    <style:style style:name="T1066" style:parent-style-name="DefaultParagraphFont" style:family="text">
      <style:text-properties style:font-name="Times New Roman" style:font-name-asian="Times New Roman" style:font-name-complex="Times New Roman" fo:font-size="12pt" style:font-size-asian="12pt" style:font-size-complex="12pt"/>
    </style:style>
    <style:style style:name="T106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068" style:parent-style-name="DefaultParagraphFont" style:family="text">
      <style:text-properties style:font-name="Times New Roman" style:font-name-asian="Times New Roman" style:font-name-complex="Times New Roman" fo:font-size="12pt" style:font-size-asian="12pt" style:font-size-complex="12pt"/>
    </style:style>
    <style:style style:name="T1069"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070"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071"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072" style:parent-style-name="DefaultParagraphFont" style:family="text">
      <style:text-properties style:font-name="Times New Roman" style:font-name-asian="Times New Roman" style:font-name-complex="Times New Roman" fo:font-size="12pt" style:font-size-asian="12pt" style:font-size-complex="12pt"/>
    </style:style>
    <style:style style:name="T107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074" style:parent-style-name="DefaultParagraphFont" style:family="text">
      <style:text-properties style:font-name="Times New Roman" style:font-name-asian="Times New Roman" style:font-name-complex="Times New Roman" fo:font-size="12pt" style:font-size-asian="12pt" style:font-size-complex="12pt"/>
    </style:style>
    <style:style style:name="T107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076" style:parent-style-name="DefaultParagraphFont" style:family="text">
      <style:text-properties style:font-name="Times New Roman" style:font-name-asian="Times New Roman" style:font-name-complex="Times New Roman" fo:font-size="12pt" style:font-size-asian="12pt" style:font-size-complex="12pt"/>
    </style:style>
    <style:style style:name="T107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078" style:parent-style-name="DefaultParagraphFont" style:family="text">
      <style:text-properties style:font-name="Times New Roman" style:font-name-asian="Times New Roman" style:font-name-complex="Times New Roman" fo:font-size="12pt" style:font-size-asian="12pt" style:font-size-complex="12pt"/>
    </style:style>
    <style:style style:name="P1079" style:parent-style-name="Normal" style:family="paragraph">
      <style:paragraph-properties fo:margin-top="0.0694in" fo:margin-bottom="0.0694in" fo:line-height="100%"/>
    </style:style>
    <style:style style:name="T1080" style:parent-style-name="DefaultParagraphFont" style:family="text">
      <style:text-properties style:font-name="Times New Roman" style:font-name-asian="Times New Roman" style:font-name-complex="Times New Roman" fo:font-size="12pt" style:font-size-asian="12pt" style:font-size-complex="12pt"/>
    </style:style>
    <style:style style:name="T1081" style:parent-style-name="DefaultParagraphFont" style:family="text">
      <style:text-properties style:font-name="Courier New" style:font-name-asian="Times New Roman" style:font-name-complex="Courier New" fo:font-size="10pt" style:font-size-asian="10pt" style:font-size-complex="10pt"/>
    </style:style>
    <style:style style:name="T1082" style:parent-style-name="DefaultParagraphFont" style:family="text">
      <style:text-properties style:font-name="Times New Roman" style:font-name-asian="Times New Roman" style:font-name-complex="Times New Roman" fo:font-size="12pt" style:font-size-asian="12pt" style:font-size-complex="12pt"/>
    </style:style>
    <style:style style:name="T108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084" style:parent-style-name="DefaultParagraphFont" style:family="text">
      <style:text-properties style:font-name="Times New Roman" style:font-name-asian="Times New Roman" style:font-name-complex="Times New Roman" fo:font-size="12pt" style:font-size-asian="12pt" style:font-size-complex="12pt"/>
    </style:style>
    <style:style style:name="T108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086" style:parent-style-name="DefaultParagraphFont" style:family="text">
      <style:text-properties style:font-name="Times New Roman" style:font-name-asian="Times New Roman" style:font-name-complex="Times New Roman" fo:font-size="12pt" style:font-size-asian="12pt" style:font-size-complex="12pt"/>
    </style:style>
    <style:style style:name="T108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088" style:parent-style-name="DefaultParagraphFont" style:family="text">
      <style:text-properties style:font-name="Times New Roman" style:font-name-asian="Times New Roman" style:font-name-complex="Times New Roman" fo:font-size="12pt" style:font-size-asian="12pt" style:font-size-complex="12pt"/>
    </style:style>
    <style:style style:name="T108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090" style:parent-style-name="DefaultParagraphFont" style:family="text">
      <style:text-properties style:font-name="Times New Roman" style:font-name-asian="Times New Roman" style:font-name-complex="Times New Roman" fo:font-size="12pt" style:font-size-asian="12pt" style:font-size-complex="12pt"/>
    </style:style>
    <style:style style:name="T109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092" style:parent-style-name="DefaultParagraphFont" style:family="text">
      <style:text-properties style:font-name="Times New Roman" style:font-name-asian="Times New Roman" style:font-name-complex="Times New Roman" fo:font-size="12pt" style:font-size-asian="12pt" style:font-size-complex="12pt"/>
    </style:style>
    <style:style style:name="T1093"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094" style:parent-style-name="DefaultParagraphFont" style:family="text">
      <style:text-properties style:font-name="Times New Roman" style:font-name-asian="Times New Roman" style:font-name-complex="Times New Roman" fo:font-size="12pt" style:font-size-asian="12pt" style:font-size-complex="12pt"/>
    </style:style>
    <style:style style:name="T109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096" style:parent-style-name="DefaultParagraphFont" style:family="text">
      <style:text-properties style:font-name="Times New Roman" style:font-name-asian="Times New Roman" style:font-name-complex="Times New Roman" fo:font-size="12pt" style:font-size-asian="12pt" style:font-size-complex="12pt"/>
    </style:style>
    <style:style style:name="T1097" style:parent-style-name="DefaultParagraphFont" style:family="text">
      <style:text-properties style:font-name="Courier New" style:font-name-asian="Times New Roman" style:font-name-complex="Courier New" fo:font-size="10pt" style:font-size-asian="10pt" style:font-size-complex="10pt"/>
    </style:style>
    <style:style style:name="T1098" style:parent-style-name="DefaultParagraphFont" style:family="text">
      <style:text-properties style:font-name="Times New Roman" style:font-name-asian="Times New Roman" style:font-name-complex="Times New Roman" fo:font-size="12pt" style:font-size-asian="12pt" style:font-size-complex="12pt"/>
    </style:style>
    <style:style style:name="T1099" style:parent-style-name="DefaultParagraphFont" style:family="text">
      <style:text-properties style:font-name="Courier New" style:font-name-asian="Times New Roman" style:font-name-complex="Courier New" fo:font-size="10pt" style:font-size-asian="10pt" style:font-size-complex="10pt"/>
    </style:style>
    <style:style style:name="T1100" style:parent-style-name="DefaultParagraphFont" style:family="text">
      <style:text-properties style:font-name="Times New Roman" style:font-name-asian="Times New Roman" style:font-name-complex="Times New Roman" fo:font-size="12pt" style:font-size-asian="12pt" style:font-size-complex="12pt"/>
    </style:style>
    <style:style style:name="T110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102" style:parent-style-name="DefaultParagraphFont" style:family="text">
      <style:text-properties style:font-name="Times New Roman" style:font-name-asian="Times New Roman" style:font-name-complex="Times New Roman" fo:font-size="12pt" style:font-size-asian="12pt" style:font-size-complex="12pt"/>
    </style:style>
    <style:style style:name="T110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104" style:parent-style-name="DefaultParagraphFont" style:family="text">
      <style:text-properties style:font-name="Times New Roman" style:font-name-asian="Times New Roman" style:font-name-complex="Times New Roman" fo:font-size="12pt" style:font-size-asian="12pt" style:font-size-complex="12pt"/>
    </style:style>
    <style:style style:name="TableColumn1106" style:family="table-column">
      <style:table-column-properties style:column-width="0.7277in"/>
    </style:style>
    <style:style style:name="TableColumn1107" style:family="table-column">
      <style:table-column-properties style:column-width="0.7791in"/>
    </style:style>
    <style:style style:name="TableColumn1108" style:family="table-column">
      <style:table-column-properties style:column-width="0.2368in"/>
    </style:style>
    <style:style style:name="TableColumn1109" style:family="table-column">
      <style:table-column-properties style:column-width="0.7597in"/>
    </style:style>
    <style:style style:name="TableColumn1110" style:family="table-column">
      <style:table-column-properties style:column-width="0.4548in"/>
    </style:style>
    <style:style style:name="TableColumn1111" style:family="table-column">
      <style:table-column-properties style:column-width="0.6666in"/>
    </style:style>
    <style:style style:name="TableColumn1112" style:family="table-column">
      <style:table-column-properties style:column-width="2.875in"/>
    </style:style>
    <style:style style:name="Table1105" style:family="table">
      <style:table-properties style:width="6.5in" fo:margin-left="0in" table:align="left"/>
    </style:style>
    <style:style style:name="TableRow1113" style:family="table-row">
      <style:table-row-properties/>
    </style:style>
    <style:style style:name="TableCell1114" style:family="table-cell">
      <style:table-cell-properties fo:border="none" style:writing-mode="lr-tb" style:vertical-align="middle" fo:padding-top="0.0104in" fo:padding-left="0.0104in" fo:padding-bottom="0.0104in" fo:padding-right="0.0104in"/>
    </style:style>
    <style:style style:name="P1115" style:parent-style-name="Normal" style:family="paragraph">
      <style:paragraph-properties fo:text-align="center" fo:margin-bottom="0in" fo:line-height="100%"/>
      <style:text-properties style:font-name="Times New Roman" style:font-name-asian="Times New Roman" style:font-name-complex="Times New Roman" fo:font-size="12pt" style:font-size-asian="12pt" style:font-size-complex="12pt"/>
    </style:style>
    <style:style style:name="TableRow1116" style:family="table-row">
      <style:table-row-properties/>
    </style:style>
    <style:style style:name="TableCell1117" style:family="table-cell">
      <style:table-cell-properties fo:border="none" style:writing-mode="lr-tb" style:vertical-align="middle" fo:padding-top="0.0104in" fo:padding-left="0.0104in" fo:padding-bottom="0.0104in" fo:padding-right="0.0104in"/>
    </style:style>
    <style:style style:name="P1118" style:parent-style-name="Normal"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1119" style:family="table-cell">
      <style:table-cell-properties fo:border="none" style:writing-mode="lr-tb" style:vertical-align="middle" fo:padding-top="0.0104in" fo:padding-left="0.0104in" fo:padding-bottom="0.0104in" fo:padding-right="0.0104in"/>
    </style:style>
    <style:style style:name="P1120" style:parent-style-name="Normal"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1121" style:family="table-cell">
      <style:table-cell-properties fo:border="none" style:writing-mode="lr-tb" style:vertical-align="middle" fo:padding-top="0.0104in" fo:padding-left="0.0104in" fo:padding-bottom="0.0104in" fo:padding-right="0.0104in"/>
    </style:style>
    <style:style style:name="P1122" style:parent-style-name="Normal"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1123" style:family="table-cell">
      <style:table-cell-properties fo:border="none" style:writing-mode="lr-tb" style:vertical-align="middle" fo:padding-top="0.0104in" fo:padding-left="0.0104in" fo:padding-bottom="0.0104in" fo:padding-right="0.0104in"/>
    </style:style>
    <style:style style:name="P1124" style:parent-style-name="Normal"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1125" style:family="table-cell">
      <style:table-cell-properties fo:border="none" style:writing-mode="lr-tb" style:vertical-align="middle" fo:padding-top="0.0104in" fo:padding-left="0.0104in" fo:padding-bottom="0.0104in" fo:padding-right="0.0104in"/>
    </style:style>
    <style:style style:name="P1126" style:parent-style-name="Normal"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1127" style:family="table-cell">
      <style:table-cell-properties fo:border="none" style:writing-mode="lr-tb" style:vertical-align="middle" fo:padding-top="0.0104in" fo:padding-left="0.0104in" fo:padding-bottom="0.0104in" fo:padding-right="0.0104in"/>
    </style:style>
    <style:style style:name="P1128" style:parent-style-name="Normal"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1129" style:family="table-cell">
      <style:table-cell-properties fo:border="none" style:writing-mode="lr-tb" style:vertical-align="middle" fo:padding-top="0.0104in" fo:padding-left="0.0104in" fo:padding-bottom="0.0104in" fo:padding-right="0.0104in"/>
    </style:style>
    <style:style style:name="P1130" style:parent-style-name="Normal"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Row1131" style:family="table-row">
      <style:table-row-properties/>
    </style:style>
    <style:style style:name="TableCell1132" style:family="table-cell">
      <style:table-cell-properties fo:border="none" style:writing-mode="lr-tb" style:vertical-align="middle" fo:padding-top="0.0104in" fo:padding-left="0.0104in" fo:padding-bottom="0.0104in" fo:padding-right="0.0104in"/>
    </style:style>
    <style:style style:name="P1133" style:parent-style-name="Normal"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1134" style:family="table-cell">
      <style:table-cell-properties fo:border="none" style:writing-mode="lr-tb" style:vertical-align="middle" fo:padding-top="0.0104in" fo:padding-left="0.0104in" fo:padding-bottom="0.0104in" fo:padding-right="0.0104in"/>
    </style:style>
    <style:style style:name="P113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1136" style:family="table-cell">
      <style:table-cell-properties fo:border="none" style:writing-mode="lr-tb" style:vertical-align="middle" fo:padding-top="0.0104in" fo:padding-left="0.0104in" fo:padding-bottom="0.0104in" fo:padding-right="0.0104in"/>
    </style:style>
    <style:style style:name="P113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1138" style:family="table-cell">
      <style:table-cell-properties fo:border="none" style:writing-mode="lr-tb" style:vertical-align="middle" fo:padding-top="0.0104in" fo:padding-left="0.0104in" fo:padding-bottom="0.0104in" fo:padding-right="0.0104in"/>
    </style:style>
    <style:style style:name="P113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1140" style:family="table-cell">
      <style:table-cell-properties fo:border="none" style:writing-mode="lr-tb" style:vertical-align="middle" fo:padding-top="0.0104in" fo:padding-left="0.0104in" fo:padding-bottom="0.0104in" fo:padding-right="0.0104in"/>
    </style:style>
    <style:style style:name="P114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1142" style:family="table-cell">
      <style:table-cell-properties fo:border="none" style:writing-mode="lr-tb" style:vertical-align="middle" fo:padding-top="0.0104in" fo:padding-left="0.0104in" fo:padding-bottom="0.0104in" fo:padding-right="0.0104in"/>
    </style:style>
    <style:style style:name="P114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1144" style:family="table-cell">
      <style:table-cell-properties fo:border="none" style:writing-mode="lr-tb" style:vertical-align="middle" fo:padding-top="0.0104in" fo:padding-left="0.0104in" fo:padding-bottom="0.0104in" fo:padding-right="0.0104in"/>
    </style:style>
    <style:style style:name="P1145" style:parent-style-name="Normal" style:family="paragraph">
      <style:paragraph-properties fo:margin-bottom="0in" fo:line-height="100%"/>
    </style:style>
    <style:style style:name="T114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147" style:parent-style-name="DefaultParagraphFont" style:family="text">
      <style:text-properties style:font-name="Times New Roman" style:font-name-asian="Times New Roman" style:font-name-complex="Times New Roman" fo:font-size="12pt" style:font-size-asian="12pt" style:font-size-complex="12pt"/>
    </style:style>
    <style:style style:name="T114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149" style:parent-style-name="DefaultParagraphFont" style:family="text">
      <style:text-properties style:font-name="Times New Roman" style:font-name-asian="Times New Roman" style:font-name-complex="Times New Roman" fo:font-size="12pt" style:font-size-asian="12pt" style:font-size-complex="12pt"/>
    </style:style>
    <style:style style:name="T115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151" style:parent-style-name="DefaultParagraphFont" style:family="text">
      <style:text-properties style:font-name="Times New Roman" style:font-name-asian="Times New Roman" style:font-name-complex="Times New Roman" fo:font-size="12pt" style:font-size-asian="12pt" style:font-size-complex="12pt"/>
    </style:style>
    <style:style style:name="TableRow1152" style:family="table-row">
      <style:table-row-properties/>
    </style:style>
    <style:style style:name="TableCell1153" style:family="table-cell">
      <style:table-cell-properties fo:border="none" style:writing-mode="lr-tb" style:vertical-align="middle" fo:padding-top="0.0104in" fo:padding-left="0.0104in" fo:padding-bottom="0.0104in" fo:padding-right="0.0104in"/>
    </style:style>
    <style:style style:name="P1154" style:parent-style-name="Normal"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1155" style:family="table-cell">
      <style:table-cell-properties fo:border="none" style:writing-mode="lr-tb" style:vertical-align="middle" fo:padding-top="0.0104in" fo:padding-left="0.0104in" fo:padding-bottom="0.0104in" fo:padding-right="0.0104in"/>
    </style:style>
    <style:style style:name="P115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1157" style:family="table-cell">
      <style:table-cell-properties fo:border="none" style:writing-mode="lr-tb" style:vertical-align="middle" fo:padding-top="0.0104in" fo:padding-left="0.0104in" fo:padding-bottom="0.0104in" fo:padding-right="0.0104in"/>
    </style:style>
    <style:style style:name="P115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1159" style:family="table-cell">
      <style:table-cell-properties fo:border="none" style:writing-mode="lr-tb" style:vertical-align="middle" fo:padding-top="0.0104in" fo:padding-left="0.0104in" fo:padding-bottom="0.0104in" fo:padding-right="0.0104in"/>
    </style:style>
    <style:style style:name="P116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1161" style:family="table-cell">
      <style:table-cell-properties fo:border="none" style:writing-mode="lr-tb" style:vertical-align="middle" fo:padding-top="0.0104in" fo:padding-left="0.0104in" fo:padding-bottom="0.0104in" fo:padding-right="0.0104in"/>
    </style:style>
    <style:style style:name="P116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1163" style:family="table-cell">
      <style:table-cell-properties fo:border="none" style:writing-mode="lr-tb" style:vertical-align="middle" fo:padding-top="0.0104in" fo:padding-left="0.0104in" fo:padding-bottom="0.0104in" fo:padding-right="0.0104in"/>
    </style:style>
    <style:style style:name="P116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1165" style:family="table-cell">
      <style:table-cell-properties fo:border="none" style:writing-mode="lr-tb" style:vertical-align="middle" fo:padding-top="0.0104in" fo:padding-left="0.0104in" fo:padding-bottom="0.0104in" fo:padding-right="0.0104in"/>
    </style:style>
    <style:style style:name="P1166" style:parent-style-name="Normal" style:family="paragraph">
      <style:paragraph-properties fo:margin-bottom="0in" fo:line-height="100%"/>
    </style:style>
    <style:style style:name="T1167" style:parent-style-name="DefaultParagraphFont" style:family="text">
      <style:text-properties style:font-name="Times New Roman" style:font-name-asian="Times New Roman" style:font-name-complex="Times New Roman" fo:font-size="12pt" style:font-size-asian="12pt" style:font-size-complex="12pt"/>
    </style:style>
    <style:style style:name="T116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169" style:parent-style-name="DefaultParagraphFont" style:family="text">
      <style:text-properties style:font-name="Times New Roman" style:font-name-asian="Times New Roman" style:font-name-complex="Times New Roman" fo:font-size="12pt" style:font-size-asian="12pt" style:font-size-complex="12pt"/>
    </style:style>
    <style:style style:name="T117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171" style:parent-style-name="DefaultParagraphFont" style:family="text">
      <style:text-properties style:font-name="Times New Roman" style:font-name-asian="Times New Roman" style:font-name-complex="Times New Roman" fo:font-size="12pt" style:font-size-asian="12pt" style:font-size-complex="12pt"/>
    </style:style>
    <style:style style:name="T117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173" style:parent-style-name="DefaultParagraphFont" style:family="text">
      <style:text-properties style:font-name="Times New Roman" style:font-name-asian="Times New Roman" style:font-name-complex="Times New Roman" fo:font-size="12pt" style:font-size-asian="12pt" style:font-size-complex="12pt"/>
    </style:style>
    <style:style style:name="T117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175" style:parent-style-name="DefaultParagraphFont" style:family="text">
      <style:text-properties style:font-name="Times New Roman" style:font-name-asian="Times New Roman" style:font-name-complex="Times New Roman" fo:font-size="12pt" style:font-size-asian="12pt" style:font-size-complex="12pt"/>
    </style:style>
    <style:style style:name="T117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177" style:parent-style-name="DefaultParagraphFont" style:family="text">
      <style:text-properties style:font-name="Times New Roman" style:font-name-asian="Times New Roman" style:font-name-complex="Times New Roman" fo:font-size="12pt" style:font-size-asian="12pt" style:font-size-complex="12pt"/>
    </style:style>
    <style:style style:name="T117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179" style:parent-style-name="DefaultParagraphFont" style:family="text">
      <style:text-properties style:font-name="Times New Roman" style:font-name-asian="Times New Roman" style:font-name-complex="Times New Roman" fo:font-size="12pt" style:font-size-asian="12pt" style:font-size-complex="12pt"/>
    </style:style>
    <style:style style:name="T118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181" style:parent-style-name="DefaultParagraphFont" style:family="text">
      <style:text-properties style:font-name="Times New Roman" style:font-name-asian="Times New Roman" style:font-name-complex="Times New Roman" fo:font-size="12pt" style:font-size-asian="12pt" style:font-size-complex="12pt"/>
    </style:style>
    <style:style style:name="T118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183" style:parent-style-name="DefaultParagraphFont" style:family="text">
      <style:text-properties style:font-name="Times New Roman" style:font-name-asian="Times New Roman" style:font-name-complex="Times New Roman" fo:font-size="12pt" style:font-size-asian="12pt" style:font-size-complex="12pt"/>
    </style:style>
    <style:style style:name="T118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185" style:parent-style-name="DefaultParagraphFont" style:family="text">
      <style:text-properties style:font-name="Times New Roman" style:font-name-asian="Times New Roman" style:font-name-complex="Times New Roman" fo:font-size="12pt" style:font-size-asian="12pt" style:font-size-complex="12pt"/>
    </style:style>
    <style:style style:name="TableRow1186" style:family="table-row">
      <style:table-row-properties/>
    </style:style>
    <style:style style:name="TableCell1187" style:family="table-cell">
      <style:table-cell-properties fo:border="none" style:writing-mode="lr-tb" style:vertical-align="middle" fo:padding-top="0.0104in" fo:padding-left="0.0104in" fo:padding-bottom="0.0104in" fo:padding-right="0.0104in"/>
    </style:style>
    <style:style style:name="P1188" style:parent-style-name="Normal"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1189" style:family="table-cell">
      <style:table-cell-properties fo:border="none" style:writing-mode="lr-tb" style:vertical-align="middle" fo:padding-top="0.0104in" fo:padding-left="0.0104in" fo:padding-bottom="0.0104in" fo:padding-right="0.0104in"/>
    </style:style>
    <style:style style:name="P119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1191" style:family="table-cell">
      <style:table-cell-properties fo:border="none" style:writing-mode="lr-tb" style:vertical-align="middle" fo:padding-top="0.0104in" fo:padding-left="0.0104in" fo:padding-bottom="0.0104in" fo:padding-right="0.0104in"/>
    </style:style>
    <style:style style:name="P119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1193" style:family="table-cell">
      <style:table-cell-properties fo:border="none" style:writing-mode="lr-tb" style:vertical-align="middle" fo:padding-top="0.0104in" fo:padding-left="0.0104in" fo:padding-bottom="0.0104in" fo:padding-right="0.0104in"/>
    </style:style>
    <style:style style:name="P119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1195" style:family="table-cell">
      <style:table-cell-properties fo:border="none" style:writing-mode="lr-tb" style:vertical-align="middle" fo:padding-top="0.0104in" fo:padding-left="0.0104in" fo:padding-bottom="0.0104in" fo:padding-right="0.0104in"/>
    </style:style>
    <style:style style:name="P119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1197" style:family="table-cell">
      <style:table-cell-properties fo:border="none" style:writing-mode="lr-tb" style:vertical-align="middle" fo:padding-top="0.0104in" fo:padding-left="0.0104in" fo:padding-bottom="0.0104in" fo:padding-right="0.0104in"/>
    </style:style>
    <style:style style:name="P119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1199" style:family="table-cell">
      <style:table-cell-properties fo:border="none" style:writing-mode="lr-tb" style:vertical-align="middle" fo:padding-top="0.0104in" fo:padding-left="0.0104in" fo:padding-bottom="0.0104in" fo:padding-right="0.0104in"/>
    </style:style>
    <style:style style:name="P1200" style:parent-style-name="Normal" style:family="paragraph">
      <style:paragraph-properties fo:margin-bottom="0in" fo:line-height="100%"/>
    </style:style>
    <style:style style:name="T120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202" style:parent-style-name="DefaultParagraphFont" style:family="text">
      <style:text-properties style:font-name="Times New Roman" style:font-name-asian="Times New Roman" style:font-name-complex="Times New Roman" fo:font-size="12pt" style:font-size-asian="12pt" style:font-size-complex="12pt"/>
    </style:style>
    <style:style style:name="T120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204" style:parent-style-name="DefaultParagraphFont" style:family="text">
      <style:text-properties style:font-name="Times New Roman" style:font-name-asian="Times New Roman" style:font-name-complex="Times New Roman" fo:font-size="12pt" style:font-size-asian="12pt" style:font-size-complex="12pt"/>
    </style:style>
    <style:style style:name="TableRow1205" style:family="table-row">
      <style:table-row-properties/>
    </style:style>
    <style:style style:name="TableCell1206" style:family="table-cell">
      <style:table-cell-properties fo:border="none" style:writing-mode="lr-tb" style:vertical-align="middle" fo:padding-top="0.0104in" fo:padding-left="0.0104in" fo:padding-bottom="0.0104in" fo:padding-right="0.0104in"/>
    </style:style>
    <style:style style:name="P1207" style:parent-style-name="Normal"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1208" style:family="table-cell">
      <style:table-cell-properties fo:border="none" style:writing-mode="lr-tb" style:vertical-align="middle" fo:padding-top="0.0104in" fo:padding-left="0.0104in" fo:padding-bottom="0.0104in" fo:padding-right="0.0104in"/>
    </style:style>
    <style:style style:name="P120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1210" style:family="table-cell">
      <style:table-cell-properties fo:border="none" style:writing-mode="lr-tb" style:vertical-align="middle" fo:padding-top="0.0104in" fo:padding-left="0.0104in" fo:padding-bottom="0.0104in" fo:padding-right="0.0104in"/>
    </style:style>
    <style:style style:name="P121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1212" style:family="table-cell">
      <style:table-cell-properties fo:border="none" style:writing-mode="lr-tb" style:vertical-align="middle" fo:padding-top="0.0104in" fo:padding-left="0.0104in" fo:padding-bottom="0.0104in" fo:padding-right="0.0104in"/>
    </style:style>
    <style:style style:name="P121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1214" style:family="table-cell">
      <style:table-cell-properties fo:border="none" style:writing-mode="lr-tb" style:vertical-align="middle" fo:padding-top="0.0104in" fo:padding-left="0.0104in" fo:padding-bottom="0.0104in" fo:padding-right="0.0104in"/>
    </style:style>
    <style:style style:name="P121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1216" style:family="table-cell">
      <style:table-cell-properties fo:border="none" style:writing-mode="lr-tb" style:vertical-align="middle" fo:padding-top="0.0104in" fo:padding-left="0.0104in" fo:padding-bottom="0.0104in" fo:padding-right="0.0104in"/>
    </style:style>
    <style:style style:name="P121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1218" style:family="table-cell">
      <style:table-cell-properties fo:border="none" style:writing-mode="lr-tb" style:vertical-align="middle" fo:padding-top="0.0104in" fo:padding-left="0.0104in" fo:padding-bottom="0.0104in" fo:padding-right="0.0104in"/>
    </style:style>
    <style:style style:name="P1219" style:parent-style-name="Normal" style:family="paragraph">
      <style:paragraph-properties fo:margin-bottom="0in" fo:line-height="100%"/>
    </style:style>
    <style:style style:name="T122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221" style:parent-style-name="DefaultParagraphFont" style:family="text">
      <style:text-properties style:font-name="Times New Roman" style:font-name-asian="Times New Roman" style:font-name-complex="Times New Roman" fo:font-size="12pt" style:font-size-asian="12pt" style:font-size-complex="12pt"/>
    </style:style>
    <style:style style:name="T122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223"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224" style:parent-style-name="DefaultParagraphFont" style:family="text">
      <style:text-properties style:font-name="Times New Roman" style:font-name-asian="Times New Roman" style:font-name-complex="Times New Roman" fo:font-size="12pt" style:font-size-asian="12pt" style:font-size-complex="12pt"/>
    </style:style>
    <style:style style:name="P1225" style:parent-style-name="Normal" style:family="paragraph">
      <style:paragraph-properties fo:margin-top="0.0694in" fo:margin-bottom="0.0694in" fo:line-height="100%"/>
    </style:style>
    <style:style style:name="T1226" style:parent-style-name="DefaultParagraphFont" style:family="text">
      <style:text-properties style:font-name="Times New Roman" style:font-name-asian="Times New Roman" style:font-name-complex="Times New Roman" fo:font-size="12pt" style:font-size-asian="12pt" style:font-size-complex="12pt"/>
    </style:style>
    <style:style style:name="T122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228" style:parent-style-name="DefaultParagraphFont" style:family="text">
      <style:text-properties style:font-name="Times New Roman" style:font-name-asian="Times New Roman" style:font-name-complex="Times New Roman" fo:font-size="12pt" style:font-size-asian="12pt" style:font-size-complex="12pt"/>
    </style:style>
    <style:style style:name="T122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230" style:parent-style-name="DefaultParagraphFont" style:family="text">
      <style:text-properties style:font-name="Times New Roman" style:font-name-asian="Times New Roman" style:font-name-complex="Times New Roman" fo:font-size="12pt" style:font-size-asian="12pt" style:font-size-complex="12pt"/>
    </style:style>
    <style:style style:name="T123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232" style:parent-style-name="DefaultParagraphFont" style:family="text">
      <style:text-properties style:font-name="Times New Roman" style:font-name-asian="Times New Roman" style:font-name-complex="Times New Roman" fo:font-size="12pt" style:font-size-asian="12pt" style:font-size-complex="12pt"/>
    </style:style>
    <style:style style:name="T123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234" style:parent-style-name="DefaultParagraphFont" style:family="text">
      <style:text-properties style:font-name="Times New Roman" style:font-name-asian="Times New Roman" style:font-name-complex="Times New Roman" fo:font-size="12pt" style:font-size-asian="12pt" style:font-size-complex="12pt"/>
    </style:style>
    <style:style style:name="T1235" style:parent-style-name="DefaultParagraphFont" style:family="text">
      <style:text-properties style:font-name="Courier New" style:font-name-asian="Times New Roman" style:font-name-complex="Courier New" fo:font-size="10pt" style:font-size-asian="10pt" style:font-size-complex="10pt"/>
    </style:style>
    <style:style style:name="T1236" style:parent-style-name="DefaultParagraphFont" style:family="text">
      <style:text-properties style:font-name="Times New Roman" style:font-name-asian="Times New Roman" style:font-name-complex="Times New Roman" fo:font-size="12pt" style:font-size-asian="12pt" style:font-size-complex="12pt"/>
    </style:style>
    <style:style style:name="T1237" style:parent-style-name="DefaultParagraphFont" style:family="text">
      <style:text-properties style:font-name="Courier New" style:font-name-asian="Times New Roman" style:font-name-complex="Courier New" fo:font-size="10pt" style:font-size-asian="10pt" style:font-size-complex="10pt"/>
    </style:style>
    <style:style style:name="T1238" style:parent-style-name="DefaultParagraphFont" style:family="text">
      <style:text-properties style:font-name="Times New Roman" style:font-name-asian="Times New Roman" style:font-name-complex="Times New Roman" fo:font-size="12pt" style:font-size-asian="12pt" style:font-size-complex="12pt"/>
    </style:style>
    <style:style style:name="T1239" style:parent-style-name="DefaultParagraphFont" style:family="text">
      <style:text-properties style:font-name="Courier New" style:font-name-asian="Times New Roman" style:font-name-complex="Courier New" fo:font-size="10pt" style:font-size-asian="10pt" style:font-size-complex="10pt"/>
    </style:style>
    <style:style style:name="T1240" style:parent-style-name="DefaultParagraphFont" style:family="text">
      <style:text-properties style:font-name="Times New Roman" style:font-name-asian="Times New Roman" style:font-name-complex="Times New Roman" fo:font-size="12pt" style:font-size-asian="12pt" style:font-size-complex="12pt"/>
    </style:style>
    <style:style style:name="T1241" style:parent-style-name="DefaultParagraphFont" style:family="text">
      <style:text-properties style:font-name="Courier New" style:font-name-asian="Times New Roman" style:font-name-complex="Courier New" fo:font-size="10pt" style:font-size-asian="10pt" style:font-size-complex="10pt"/>
    </style:style>
    <style:style style:name="T1242" style:parent-style-name="DefaultParagraphFont" style:family="text">
      <style:text-properties style:font-name="Times New Roman" style:font-name-asian="Times New Roman" style:font-name-complex="Times New Roman" fo:font-size="12pt" style:font-size-asian="12pt" style:font-size-complex="12pt"/>
    </style:style>
    <style:style style:name="T1243" style:parent-style-name="DefaultParagraphFont" style:family="text">
      <style:text-properties style:font-name="Courier New" style:font-name-asian="Times New Roman" style:font-name-complex="Courier New" fo:font-size="10pt" style:font-size-asian="10pt" style:font-size-complex="10pt"/>
    </style:style>
    <style:style style:name="T1244" style:parent-style-name="DefaultParagraphFont" style:family="text">
      <style:text-properties style:font-name="Times New Roman" style:font-name-asian="Times New Roman" style:font-name-complex="Times New Roman" fo:font-size="12pt" style:font-size-asian="12pt" style:font-size-complex="12pt"/>
    </style:style>
    <style:style style:name="T1245" style:parent-style-name="DefaultParagraphFont" style:family="text">
      <style:text-properties style:font-name="Courier New" style:font-name-asian="Times New Roman" style:font-name-complex="Courier New" fo:font-size="10pt" style:font-size-asian="10pt" style:font-size-complex="10pt"/>
    </style:style>
    <style:style style:name="T1246" style:parent-style-name="DefaultParagraphFont" style:family="text">
      <style:text-properties style:font-name="Times New Roman" style:font-name-asian="Times New Roman" style:font-name-complex="Times New Roman" fo:font-size="12pt" style:font-size-asian="12pt" style:font-size-complex="12pt"/>
    </style:style>
    <style:style style:name="P1247" style:parent-style-name="Normal" style:family="paragraph">
      <style:paragraph-properties fo:margin-top="0.0694in" fo:margin-bottom="0.0694in" fo:line-height="100%"/>
    </style:style>
    <style:style style:name="T1248" style:parent-style-name="DefaultParagraphFont" style:family="text">
      <style:text-properties style:font-name="Times New Roman" style:font-name-asian="Times New Roman" style:font-name-complex="Times New Roman" fo:font-size="12pt" style:font-size-asian="12pt" style:font-size-complex="12pt"/>
    </style:style>
    <style:style style:name="T124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250" style:parent-style-name="DefaultParagraphFont" style:family="text">
      <style:text-properties style:font-name="Times New Roman" style:font-name-asian="Times New Roman" style:font-name-complex="Times New Roman" fo:font-size="12pt" style:font-size-asian="12pt" style:font-size-complex="12pt"/>
    </style:style>
    <style:style style:name="P1251" style:parent-style-name="Normal" style:family="paragraph">
      <style:paragraph-properties fo:margin-top="0.0694in" fo:margin-bottom="0.0694in" fo:line-height="100%"/>
    </style:style>
    <style:style style:name="T1252" style:parent-style-name="DefaultParagraphFont" style:family="text">
      <style:text-properties style:font-name="Times New Roman" style:font-name-asian="Times New Roman" style:font-name-complex="Times New Roman" fo:font-size="12pt" style:font-size-asian="12pt" style:font-size-complex="12pt"/>
    </style:style>
    <style:style style:name="T125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254" style:parent-style-name="DefaultParagraphFont" style:family="text">
      <style:text-properties style:font-name="Times New Roman" style:font-name-asian="Times New Roman" style:font-name-complex="Times New Roman" fo:font-size="12pt" style:font-size-asian="12pt" style:font-size-complex="12pt"/>
    </style:style>
    <style:style style:name="T1255" style:parent-style-name="DefaultParagraphFont" style:family="text">
      <style:text-properties style:font-name="Times New Roman" style:font-name-asian="Times New Roman" style:font-name-complex="Times New Roman" style:text-position="super 66.6%" fo:font-size="12pt" style:font-size-asian="12pt" style:font-size-complex="12pt"/>
    </style:style>
    <style:style style:name="T1256" style:parent-style-name="DefaultParagraphFont" style:family="text">
      <style:text-properties style:font-name="Times New Roman" style:font-name-asian="Times New Roman" style:font-name-complex="Times New Roman" fo:font-style="italic" style:font-style-asian="italic" style:font-style-complex="italic" fo:color="#0000FF" style:text-position="super 66.6%" fo:font-size="12pt" style:font-size-asian="12pt" style:font-size-complex="12pt" style:text-underline-type="single" style:text-underline-style="solid" style:text-underline-width="auto" style:text-underline-mode="continuous"/>
    </style:style>
    <style:style style:name="T1257" style:parent-style-name="DefaultParagraphFont" style:family="text">
      <style:text-properties style:font-name="Times New Roman" style:font-name-asian="Times New Roman" style:font-name-complex="Times New Roman" style:text-position="super 66.6%" fo:font-size="12pt" style:font-size-asian="12pt" style:font-size-complex="12pt"/>
    </style:style>
    <style:style style:name="T1258" style:parent-style-name="DefaultParagraphFont" style:family="text">
      <style:text-properties style:font-name="Times New Roman" style:font-name-asian="Times New Roman" style:font-name-complex="Times New Roman" fo:font-size="12pt" style:font-size-asian="12pt" style:font-size-complex="12pt"/>
    </style:style>
    <style:style style:name="T125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260" style:parent-style-name="DefaultParagraphFont" style:family="text">
      <style:text-properties style:font-name="Times New Roman" style:font-name-asian="Times New Roman" style:font-name-complex="Times New Roman" fo:font-size="12pt" style:font-size-asian="12pt" style:font-size-complex="12pt"/>
    </style:style>
    <style:style style:name="T126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262" style:parent-style-name="DefaultParagraphFont" style:family="text">
      <style:text-properties style:font-name="Times New Roman" style:font-name-asian="Times New Roman" style:font-name-complex="Times New Roman" fo:font-size="12pt" style:font-size-asian="12pt" style:font-size-complex="12pt"/>
    </style:style>
    <style:style style:name="P1263"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1264"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1265" style:parent-style-name="Normal" style:family="paragraph">
      <style:paragraph-properties fo:margin-top="0.0694in" fo:margin-bottom="0.0694in" fo:line-height="100%"/>
    </style:style>
    <style:style style:name="T1266" style:parent-style-name="DefaultParagraphFont" style:family="text">
      <style:text-properties style:font-name="Times New Roman" style:font-name-asian="Times New Roman" style:font-name-complex="Times New Roman" fo:font-size="12pt" style:font-size-asian="12pt" style:font-size-complex="12pt"/>
    </style:style>
    <style:style style:name="T126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268" style:parent-style-name="DefaultParagraphFont" style:family="text">
      <style:text-properties style:font-name="Times New Roman" style:font-name-asian="Times New Roman" style:font-name-complex="Times New Roman" fo:font-size="12pt" style:font-size-asian="12pt" style:font-size-complex="12pt"/>
    </style:style>
    <style:style style:name="T126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270" style:parent-style-name="DefaultParagraphFont" style:family="text">
      <style:text-properties style:font-name="Times New Roman" style:font-name-asian="Times New Roman" style:font-name-complex="Times New Roman" fo:font-size="12pt" style:font-size-asian="12pt" style:font-size-complex="12pt"/>
    </style:style>
    <style:style style:name="T1271"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272" style:parent-style-name="DefaultParagraphFont" style:family="text">
      <style:text-properties style:font-name="Times New Roman" style:font-name-asian="Times New Roman" style:font-name-complex="Times New Roman" fo:font-size="12pt" style:font-size-asian="12pt" style:font-size-complex="12pt"/>
    </style:style>
    <style:style style:name="T127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274" style:parent-style-name="DefaultParagraphFont" style:family="text">
      <style:text-properties style:font-name="Times New Roman" style:font-name-asian="Times New Roman" style:font-name-complex="Times New Roman" fo:font-size="12pt" style:font-size-asian="12pt" style:font-size-complex="12pt"/>
    </style:style>
    <style:style style:name="T127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276" style:parent-style-name="DefaultParagraphFont" style:family="text">
      <style:text-properties style:font-name="Times New Roman" style:font-name-asian="Times New Roman" style:font-name-complex="Times New Roman" fo:font-size="12pt" style:font-size-asian="12pt" style:font-size-complex="12pt"/>
    </style:style>
    <style:style style:name="P1277" style:parent-style-name="Normal" style:family="paragraph">
      <style:paragraph-properties fo:margin-top="0.0694in" fo:margin-bottom="0.0694in" fo:line-height="100%"/>
    </style:style>
    <style:style style:name="T1278" style:parent-style-name="DefaultParagraphFont" style:family="text">
      <style:text-properties style:font-name="Times New Roman" style:font-name-asian="Times New Roman" style:font-name-complex="Times New Roman" fo:font-size="12pt" style:font-size-asian="12pt" style:font-size-complex="12pt"/>
    </style:style>
    <style:style style:name="T127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280" style:parent-style-name="DefaultParagraphFont" style:family="text">
      <style:text-properties style:font-name="Times New Roman" style:font-name-asian="Times New Roman" style:font-name-complex="Times New Roman" fo:font-size="12pt" style:font-size-asian="12pt" style:font-size-complex="12pt"/>
    </style:style>
    <style:style style:name="T128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282" style:parent-style-name="DefaultParagraphFont" style:family="text">
      <style:text-properties style:font-name="Times New Roman" style:font-name-asian="Times New Roman" style:font-name-complex="Times New Roman" fo:font-size="12pt" style:font-size-asian="12pt" style:font-size-complex="12pt"/>
    </style:style>
    <style:style style:name="T128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284" style:parent-style-name="DefaultParagraphFont" style:family="text">
      <style:text-properties style:font-name="Times New Roman" style:font-name-asian="Times New Roman" style:font-name-complex="Times New Roman" fo:font-size="12pt" style:font-size-asian="12pt" style:font-size-complex="12pt"/>
    </style:style>
    <style:style style:name="T128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286" style:parent-style-name="DefaultParagraphFont" style:family="text">
      <style:text-properties style:font-name="Times New Roman" style:font-name-asian="Times New Roman" style:font-name-complex="Times New Roman" fo:font-size="12pt" style:font-size-asian="12pt" style:font-size-complex="12pt"/>
    </style:style>
    <style:style style:name="T128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288" style:parent-style-name="DefaultParagraphFont" style:family="text">
      <style:text-properties style:font-name="Times New Roman" style:font-name-asian="Times New Roman" style:font-name-complex="Times New Roman" fo:font-size="12pt" style:font-size-asian="12pt" style:font-size-complex="12pt"/>
    </style:style>
    <style:style style:name="T128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290" style:parent-style-name="DefaultParagraphFont" style:family="text">
      <style:text-properties style:font-name="Times New Roman" style:font-name-asian="Times New Roman" style:font-name-complex="Times New Roman" fo:font-size="12pt" style:font-size-asian="12pt" style:font-size-complex="12pt"/>
    </style:style>
    <style:style style:name="T129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292" style:parent-style-name="DefaultParagraphFont" style:family="text">
      <style:text-properties style:font-name="Times New Roman" style:font-name-asian="Times New Roman" style:font-name-complex="Times New Roman" fo:font-size="12pt" style:font-size-asian="12pt" style:font-size-complex="12pt"/>
    </style:style>
    <style:style style:name="T129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294" style:parent-style-name="DefaultParagraphFont" style:family="text">
      <style:text-properties style:font-name="Times New Roman" style:font-name-asian="Times New Roman" style:font-name-complex="Times New Roman" fo:font-size="12pt" style:font-size-asian="12pt" style:font-size-complex="12pt"/>
    </style:style>
    <style:style style:name="T129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296" style:parent-style-name="DefaultParagraphFont" style:family="text">
      <style:text-properties style:font-name="Times New Roman" style:font-name-asian="Times New Roman" style:font-name-complex="Times New Roman" fo:font-size="12pt" style:font-size-asian="12pt" style:font-size-complex="12pt"/>
    </style:style>
    <style:style style:name="T129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298" style:parent-style-name="DefaultParagraphFont" style:family="text">
      <style:text-properties style:font-name="Times New Roman" style:font-name-asian="Times New Roman" style:font-name-complex="Times New Roman" fo:font-size="12pt" style:font-size-asian="12pt" style:font-size-complex="12pt"/>
    </style:style>
    <style:style style:name="T129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300" style:parent-style-name="DefaultParagraphFont" style:family="text">
      <style:text-properties style:font-name="Times New Roman" style:font-name-asian="Times New Roman" style:font-name-complex="Times New Roman" fo:font-size="12pt" style:font-size-asian="12pt" style:font-size-complex="12pt"/>
    </style:style>
    <style:style style:name="P1301" style:parent-style-name="Normal" style:family="paragraph">
      <style:paragraph-properties fo:margin-top="0.0694in" fo:margin-bottom="0.0694in" fo:line-height="100%"/>
    </style:style>
    <style:style style:name="T130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303" style:parent-style-name="DefaultParagraphFont" style:family="text">
      <style:text-properties style:font-name="Times New Roman" style:font-name-asian="Times New Roman" style:font-name-complex="Times New Roman" fo:font-size="12pt" style:font-size-asian="12pt" style:font-size-complex="12pt"/>
    </style:style>
    <style:style style:name="T130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305" style:parent-style-name="DefaultParagraphFont" style:family="text">
      <style:text-properties style:font-name="Times New Roman" style:font-name-asian="Times New Roman" style:font-name-complex="Times New Roman" fo:font-size="12pt" style:font-size-asian="12pt" style:font-size-complex="12pt"/>
    </style:style>
    <style:style style:name="T130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307" style:parent-style-name="DefaultParagraphFont" style:family="text">
      <style:text-properties style:font-name="Times New Roman" style:font-name-asian="Times New Roman" style:font-name-complex="Times New Roman" fo:font-size="12pt" style:font-size-asian="12pt" style:font-size-complex="12pt"/>
    </style:style>
    <style:style style:name="T130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309" style:parent-style-name="DefaultParagraphFont" style:family="text">
      <style:text-properties style:font-name="Times New Roman" style:font-name-asian="Times New Roman" style:font-name-complex="Times New Roman" fo:font-size="12pt" style:font-size-asian="12pt" style:font-size-complex="12pt"/>
    </style:style>
    <style:style style:name="T131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311" style:parent-style-name="DefaultParagraphFont" style:family="text">
      <style:text-properties style:font-name="Times New Roman" style:font-name-asian="Times New Roman" style:font-name-complex="Times New Roman" fo:font-size="12pt" style:font-size-asian="12pt" style:font-size-complex="12pt"/>
    </style:style>
    <style:style style:name="T131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313" style:parent-style-name="DefaultParagraphFont" style:family="text">
      <style:text-properties style:font-name="Times New Roman" style:font-name-asian="Times New Roman" style:font-name-complex="Times New Roman" fo:font-size="12pt" style:font-size-asian="12pt" style:font-size-complex="12pt"/>
    </style:style>
    <style:style style:name="T131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315" style:parent-style-name="DefaultParagraphFont" style:family="text">
      <style:text-properties style:font-name="Times New Roman" style:font-name-asian="Times New Roman" style:font-name-complex="Times New Roman" fo:font-size="12pt" style:font-size-asian="12pt" style:font-size-complex="12pt"/>
    </style:style>
    <style:style style:name="P1316" style:parent-style-name="Normal" style:family="paragraph">
      <style:paragraph-properties fo:margin-top="0.0694in" fo:margin-bottom="0.0694in" fo:line-height="100%"/>
    </style:style>
    <style:style style:name="T131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318" style:parent-style-name="DefaultParagraphFont" style:family="text">
      <style:text-properties style:font-name="Times New Roman" style:font-name-asian="Times New Roman" style:font-name-complex="Times New Roman" fo:font-size="12pt" style:font-size-asian="12pt" style:font-size-complex="12pt"/>
    </style:style>
    <style:style style:name="T131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320" style:parent-style-name="DefaultParagraphFont" style:family="text">
      <style:text-properties style:font-name="Times New Roman" style:font-name-asian="Times New Roman" style:font-name-complex="Times New Roman" fo:font-size="12pt" style:font-size-asian="12pt" style:font-size-complex="12pt"/>
    </style:style>
    <style:style style:name="T132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322" style:parent-style-name="DefaultParagraphFont" style:family="text">
      <style:text-properties style:font-name="Times New Roman" style:font-name-asian="Times New Roman" style:font-name-complex="Times New Roman" fo:font-size="12pt" style:font-size-asian="12pt" style:font-size-complex="12pt"/>
    </style:style>
    <style:style style:name="P1323" style:parent-style-name="Normal" style:family="paragraph">
      <style:paragraph-properties fo:margin-top="0.0694in" fo:margin-bottom="0.0694in" fo:line-height="100%"/>
    </style:style>
    <style:style style:name="T132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325" style:parent-style-name="DefaultParagraphFont" style:family="text">
      <style:text-properties style:font-name="Times New Roman" style:font-name-asian="Times New Roman" style:font-name-complex="Times New Roman" fo:font-size="12pt" style:font-size-asian="12pt" style:font-size-complex="12pt"/>
    </style:style>
    <style:style style:name="T132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327" style:parent-style-name="DefaultParagraphFont" style:family="text">
      <style:text-properties style:font-name="Times New Roman" style:font-name-asian="Times New Roman" style:font-name-complex="Times New Roman" fo:font-size="12pt" style:font-size-asian="12pt" style:font-size-complex="12pt"/>
    </style:style>
    <style:style style:name="P1328" style:parent-style-name="Normal" style:family="paragraph">
      <style:paragraph-properties fo:margin-top="0.0694in" fo:margin-bottom="0.0694in" fo:line-height="100%"/>
    </style:style>
    <style:style style:name="T1329" style:parent-style-name="DefaultParagraphFont" style:family="text">
      <style:text-properties style:font-name="Times New Roman" style:font-name-asian="Times New Roman" style:font-name-complex="Times New Roman" fo:font-size="12pt" style:font-size-asian="12pt" style:font-size-complex="12pt"/>
    </style:style>
    <style:style style:name="T133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331" style:parent-style-name="DefaultParagraphFont" style:family="text">
      <style:text-properties style:font-name="Times New Roman" style:font-name-asian="Times New Roman" style:font-name-complex="Times New Roman" fo:font-size="12pt" style:font-size-asian="12pt" style:font-size-complex="12pt"/>
    </style:style>
    <style:style style:name="P1332" style:parent-style-name="Normal" style:family="paragraph">
      <style:paragraph-properties fo:margin-top="0.0694in" fo:margin-bottom="0.0694in" fo:line-height="100%"/>
    </style:style>
    <style:style style:name="T1333" style:parent-style-name="DefaultParagraphFont" style:family="text">
      <style:text-properties style:font-name="Times New Roman" style:font-name-asian="Times New Roman" style:font-name-complex="Times New Roman" fo:font-size="12pt" style:font-size-asian="12pt" style:font-size-complex="12pt"/>
    </style:style>
    <style:style style:name="T133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335" style:parent-style-name="DefaultParagraphFont" style:family="text">
      <style:text-properties style:font-name="Times New Roman" style:font-name-asian="Times New Roman" style:font-name-complex="Times New Roman" fo:font-size="12pt" style:font-size-asian="12pt" style:font-size-complex="12pt"/>
    </style:style>
    <style:style style:name="T133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337" style:parent-style-name="DefaultParagraphFont" style:family="text">
      <style:text-properties style:font-name="Times New Roman" style:font-name-asian="Times New Roman" style:font-name-complex="Times New Roman" fo:font-size="12pt" style:font-size-asian="12pt" style:font-size-complex="12pt"/>
    </style:style>
    <style:style style:name="T133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339" style:parent-style-name="DefaultParagraphFont" style:family="text">
      <style:text-properties style:font-name="Times New Roman" style:font-name-asian="Times New Roman" style:font-name-complex="Times New Roman" fo:font-size="12pt" style:font-size-asian="12pt" style:font-size-complex="12pt"/>
    </style:style>
    <style:style style:name="T134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341" style:parent-style-name="DefaultParagraphFont" style:family="text">
      <style:text-properties style:font-name="Times New Roman" style:font-name-asian="Times New Roman" style:font-name-complex="Times New Roman" fo:font-size="12pt" style:font-size-asian="12pt" style:font-size-complex="12pt"/>
    </style:style>
    <style:style style:name="T134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343" style:parent-style-name="DefaultParagraphFont" style:family="text">
      <style:text-properties style:font-name="Times New Roman" style:font-name-asian="Times New Roman" style:font-name-complex="Times New Roman" fo:font-size="12pt" style:font-size-asian="12pt" style:font-size-complex="12pt"/>
    </style:style>
    <style:style style:name="T134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345" style:parent-style-name="DefaultParagraphFont" style:family="text">
      <style:text-properties style:font-name="Times New Roman" style:font-name-asian="Times New Roman" style:font-name-complex="Times New Roman" fo:font-size="12pt" style:font-size-asian="12pt" style:font-size-complex="12pt"/>
    </style:style>
    <style:style style:name="T134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347" style:parent-style-name="DefaultParagraphFont" style:family="text">
      <style:text-properties style:font-name="Times New Roman" style:font-name-asian="Times New Roman" style:font-name-complex="Times New Roman" fo:font-size="12pt" style:font-size-asian="12pt" style:font-size-complex="12pt"/>
    </style:style>
    <style:style style:name="P1348" style:parent-style-name="Normal" style:family="paragraph">
      <style:paragraph-properties fo:margin-top="0.0694in" fo:margin-bottom="0.0694in" fo:line-height="100%"/>
    </style:style>
    <style:style style:name="T134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350" style:parent-style-name="DefaultParagraphFont" style:family="text">
      <style:text-properties style:font-name="Times New Roman" style:font-name-asian="Times New Roman" style:font-name-complex="Times New Roman" fo:font-size="12pt" style:font-size-asian="12pt" style:font-size-complex="12pt"/>
    </style:style>
    <style:style style:name="P1351" style:parent-style-name="Normal" style:family="paragraph">
      <style:paragraph-properties fo:margin-top="0.0694in" fo:margin-bottom="0.0694in" fo:line-height="100%"/>
    </style:style>
    <style:style style:name="T135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353" style:parent-style-name="DefaultParagraphFont" style:family="text">
      <style:text-properties style:font-name="Times New Roman" style:font-name-asian="Times New Roman" style:font-name-complex="Times New Roman" fo:font-size="12pt" style:font-size-asian="12pt" style:font-size-complex="12pt"/>
    </style:style>
    <style:style style:name="P1354" style:parent-style-name="Normal" style:family="paragraph">
      <style:paragraph-properties fo:margin-top="0.0694in" fo:margin-bottom="0.0694in" fo:line-height="100%"/>
    </style:style>
    <style:style style:name="T135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356" style:parent-style-name="DefaultParagraphFont" style:family="text">
      <style:text-properties style:font-name="Times New Roman" style:font-name-asian="Times New Roman" style:font-name-complex="Times New Roman" fo:font-size="12pt" style:font-size-asian="12pt" style:font-size-complex="12pt"/>
    </style:style>
    <style:style style:name="T135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358" style:parent-style-name="DefaultParagraphFont" style:family="text">
      <style:text-properties style:font-name="Times New Roman" style:font-name-asian="Times New Roman" style:font-name-complex="Times New Roman" fo:font-size="12pt" style:font-size-asian="12pt" style:font-size-complex="12pt"/>
    </style:style>
    <style:style style:name="P1359" style:parent-style-name="Normal" style:family="paragraph">
      <style:paragraph-properties fo:margin-top="0.0694in" fo:margin-bottom="0.0694in" fo:line-height="100%"/>
    </style:style>
    <style:style style:name="T1360" style:parent-style-name="DefaultParagraphFont" style:family="text">
      <style:text-properties style:font-name="Times New Roman" style:font-name-asian="Times New Roman" style:font-name-complex="Times New Roman" fo:font-size="12pt" style:font-size-asian="12pt" style:font-size-complex="12pt"/>
    </style:style>
    <style:style style:name="T136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362" style:parent-style-name="DefaultParagraphFont" style:family="text">
      <style:text-properties style:font-name="Times New Roman" style:font-name-asian="Times New Roman" style:font-name-complex="Times New Roman" fo:font-size="12pt" style:font-size-asian="12pt" style:font-size-complex="12pt"/>
    </style:style>
    <style:style style:name="T136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364" style:parent-style-name="DefaultParagraphFont" style:family="text">
      <style:text-properties style:font-name="Times New Roman" style:font-name-asian="Times New Roman" style:font-name-complex="Times New Roman" fo:font-size="12pt" style:font-size-asian="12pt" style:font-size-complex="12pt"/>
    </style:style>
    <style:style style:name="T136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366" style:parent-style-name="DefaultParagraphFont" style:family="text">
      <style:text-properties style:font-name="Times New Roman" style:font-name-asian="Times New Roman" style:font-name-complex="Times New Roman" fo:font-size="12pt" style:font-size-asian="12pt" style:font-size-complex="12pt"/>
    </style:style>
    <style:style style:name="T136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368" style:parent-style-name="DefaultParagraphFont" style:family="text">
      <style:text-properties style:font-name="Times New Roman" style:font-name-asian="Times New Roman" style:font-name-complex="Times New Roman" fo:font-size="12pt" style:font-size-asian="12pt" style:font-size-complex="12pt"/>
    </style:style>
    <style:style style:name="P1369" style:parent-style-name="Normal" style:family="paragraph">
      <style:paragraph-properties fo:margin-top="0.0694in" fo:margin-bottom="0.0694in" fo:line-height="100%"/>
    </style:style>
    <style:style style:name="T1370" style:parent-style-name="DefaultParagraphFont" style:family="text">
      <style:text-properties style:font-name="Times New Roman" style:font-name-asian="Times New Roman" style:font-name-complex="Times New Roman" fo:font-size="12pt" style:font-size-asian="12pt" style:font-size-complex="12pt"/>
    </style:style>
    <style:style style:name="T137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372" style:parent-style-name="DefaultParagraphFont" style:family="text">
      <style:text-properties style:font-name="Times New Roman" style:font-name-asian="Times New Roman" style:font-name-complex="Times New Roman" fo:font-size="12pt" style:font-size-asian="12pt" style:font-size-complex="12pt"/>
    </style:style>
    <style:style style:name="T137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374" style:parent-style-name="Normal" style:family="paragraph">
      <style:paragraph-properties fo:margin-top="0.0694in" fo:margin-bottom="0.0694in" fo:line-height="100%"/>
    </style:style>
    <style:style style:name="T137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376" style:parent-style-name="DefaultParagraphFont" style:family="text">
      <style:text-properties style:font-name="Times New Roman" style:font-name-asian="Times New Roman" style:font-name-complex="Times New Roman" fo:font-size="12pt" style:font-size-asian="12pt" style:font-size-complex="12pt"/>
    </style:style>
    <style:style style:name="P1377" style:parent-style-name="Normal" style:family="paragraph">
      <style:paragraph-properties fo:margin-top="0.0694in" fo:margin-bottom="0.0694in" fo:line-height="100%"/>
    </style:style>
    <style:style style:name="T1378" style:parent-style-name="DefaultParagraphFont" style:family="text">
      <style:text-properties style:font-name="Times New Roman" style:font-name-asian="Times New Roman" style:font-name-complex="Times New Roman" fo:font-size="12pt" style:font-size-asian="12pt" style:font-size-complex="12pt"/>
    </style:style>
    <style:style style:name="T137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380" style:parent-style-name="DefaultParagraphFont" style:family="text">
      <style:text-properties style:font-name="Times New Roman" style:font-name-asian="Times New Roman" style:font-name-complex="Times New Roman" fo:font-size="12pt" style:font-size-asian="12pt" style:font-size-complex="12pt"/>
    </style:style>
    <style:style style:name="P1381" style:parent-style-name="Normal" style:family="paragraph">
      <style:paragraph-properties fo:margin-top="0.0694in" fo:margin-bottom="0.0694in" fo:line-height="100%"/>
    </style:style>
    <style:style style:name="T1382" style:parent-style-name="DefaultParagraphFont" style:family="text">
      <style:text-properties style:font-name="Times New Roman" style:font-name-asian="Times New Roman" style:font-name-complex="Times New Roman" fo:font-size="12pt" style:font-size-asian="12pt" style:font-size-complex="12pt"/>
    </style:style>
    <style:style style:name="T138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384" style:parent-style-name="DefaultParagraphFont" style:family="text">
      <style:text-properties style:font-name="Times New Roman" style:font-name-asian="Times New Roman" style:font-name-complex="Times New Roman" fo:font-size="12pt" style:font-size-asian="12pt" style:font-size-complex="12pt"/>
    </style:style>
    <style:style style:name="P1385" style:parent-style-name="Normal" style:family="paragraph">
      <style:paragraph-properties fo:margin-top="0.0694in" fo:margin-bottom="0.0694in" fo:line-height="100%"/>
    </style:style>
    <style:style style:name="T138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387" style:parent-style-name="DefaultParagraphFont" style:family="text">
      <style:text-properties style:font-name="Times New Roman" style:font-name-asian="Times New Roman" style:font-name-complex="Times New Roman" fo:font-size="12pt" style:font-size-asian="12pt" style:font-size-complex="12pt"/>
    </style:style>
    <style:style style:name="T138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389" style:parent-style-name="DefaultParagraphFont" style:family="text">
      <style:text-properties style:font-name="Times New Roman" style:font-name-asian="Times New Roman" style:font-name-complex="Times New Roman" fo:font-size="12pt" style:font-size-asian="12pt" style:font-size-complex="12pt"/>
    </style:style>
    <style:style style:name="P1390" style:parent-style-name="Normal" style:family="paragraph">
      <style:paragraph-properties fo:margin-top="0.0694in" fo:margin-bottom="0.0694in" fo:line-height="100%"/>
    </style:style>
    <style:style style:name="T139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392" style:parent-style-name="DefaultParagraphFont" style:family="text">
      <style:text-properties style:font-name="Times New Roman" style:font-name-asian="Times New Roman" style:font-name-complex="Times New Roman" fo:font-size="12pt" style:font-size-asian="12pt" style:font-size-complex="12pt"/>
    </style:style>
    <style:style style:name="T139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394" style:parent-style-name="DefaultParagraphFont" style:family="text">
      <style:text-properties style:font-name="Times New Roman" style:font-name-asian="Times New Roman" style:font-name-complex="Times New Roman" fo:font-size="12pt" style:font-size-asian="12pt" style:font-size-complex="12pt"/>
    </style:style>
    <style:style style:name="P1395" style:parent-style-name="Normal" style:family="paragraph">
      <style:paragraph-properties fo:margin-top="0.0694in" fo:margin-bottom="0.0694in" fo:line-height="100%"/>
    </style:style>
    <style:style style:name="T139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397" style:parent-style-name="DefaultParagraphFont" style:family="text">
      <style:text-properties style:font-name="Times New Roman" style:font-name-asian="Times New Roman" style:font-name-complex="Times New Roman" fo:font-size="12pt" style:font-size-asian="12pt" style:font-size-complex="12pt"/>
    </style:style>
    <style:style style:name="P1398" style:parent-style-name="Normal" style:family="paragraph">
      <style:paragraph-properties fo:margin-top="0.0694in" fo:margin-bottom="0.0694in" fo:line-height="100%"/>
    </style:style>
    <style:style style:name="T139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400" style:parent-style-name="Normal" style:family="paragraph">
      <style:paragraph-properties fo:margin-top="0.0694in" fo:margin-bottom="0.0694in" fo:line-height="100%"/>
    </style:style>
    <style:style style:name="T140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402" style:parent-style-name="DefaultParagraphFont" style:family="text">
      <style:text-properties style:font-name="Times New Roman" style:font-name-asian="Times New Roman" style:font-name-complex="Times New Roman" fo:font-size="12pt" style:font-size-asian="12pt" style:font-size-complex="12pt"/>
    </style:style>
    <style:style style:name="P1403" style:parent-style-name="Normal" style:family="paragraph">
      <style:paragraph-properties fo:margin-top="0.0694in" fo:margin-bottom="0.0694in" fo:line-height="100%"/>
    </style:style>
    <style:style style:name="T140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405" style:parent-style-name="Normal" style:family="paragraph">
      <style:paragraph-properties fo:margin-top="0.0694in" fo:margin-bottom="0.0694in" fo:line-height="100%"/>
    </style:style>
    <style:style style:name="T140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407" style:parent-style-name="Normal" style:family="paragraph">
      <style:paragraph-properties fo:margin-top="0.0694in" fo:margin-bottom="0.0694in" fo:line-height="100%"/>
    </style:style>
    <style:style style:name="T1408" style:parent-style-name="DefaultParagraphFont" style:family="text">
      <style:text-properties style:font-name="Times New Roman" style:font-name-asian="Times New Roman" style:font-name-complex="Times New Roman" fo:font-size="12pt" style:font-size-asian="12pt" style:font-size-complex="12pt"/>
    </style:style>
    <style:style style:name="T1409" style:parent-style-name="DefaultParagraphFont" style:family="text">
      <style:text-properties style:font-name="Times New Roman" style:font-name-asian="Times New Roman" style:font-name-complex="Times New Roman" style:text-position="super 66.6%" fo:font-size="12pt" style:font-size-asian="12pt" style:font-size-complex="12pt"/>
    </style:style>
    <style:style style:name="T1410" style:parent-style-name="DefaultParagraphFont" style:family="text">
      <style:text-properties style:font-name="Times New Roman" style:font-name-asian="Times New Roman" style:font-name-complex="Times New Roman" fo:font-style="italic" style:font-style-asian="italic" style:font-style-complex="italic" fo:color="#0000FF" style:text-position="super 66.6%" fo:font-size="12pt" style:font-size-asian="12pt" style:font-size-complex="12pt" style:text-underline-type="single" style:text-underline-style="solid" style:text-underline-width="auto" style:text-underline-mode="continuous"/>
    </style:style>
    <style:style style:name="T1411" style:parent-style-name="DefaultParagraphFont" style:family="text">
      <style:text-properties style:font-name="Times New Roman" style:font-name-asian="Times New Roman" style:font-name-complex="Times New Roman" style:text-position="super 66.6%" fo:font-size="12pt" style:font-size-asian="12pt" style:font-size-complex="12pt"/>
    </style:style>
    <style:style style:name="T1412" style:parent-style-name="DefaultParagraphFont" style:family="text">
      <style:text-properties style:font-name="Times New Roman" style:font-name-asian="Times New Roman" style:font-name-complex="Times New Roman" fo:font-size="12pt" style:font-size-asian="12pt" style:font-size-complex="12pt"/>
    </style:style>
    <style:style style:name="T141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414" style:parent-style-name="DefaultParagraphFont" style:family="text">
      <style:text-properties style:font-name="Times New Roman" style:font-name-asian="Times New Roman" style:font-name-complex="Times New Roman" fo:font-size="12pt" style:font-size-asian="12pt" style:font-size-complex="12pt"/>
    </style:style>
    <style:style style:name="T141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416" style:parent-style-name="DefaultParagraphFont" style:family="text">
      <style:text-properties style:font-name="Times New Roman" style:font-name-asian="Times New Roman" style:font-name-complex="Times New Roman" fo:font-size="12pt" style:font-size-asian="12pt" style:font-size-complex="12pt"/>
    </style:style>
    <style:style style:name="P1417"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1418" style:parent-style-name="Normal" style:family="paragraph">
      <style:paragraph-properties fo:margin-top="0.0694in" fo:margin-bottom="0.0694in" fo:line-height="100%"/>
    </style:style>
    <style:style style:name="T141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420"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1421" style:parent-style-name="Normal" style:family="paragraph">
      <style:paragraph-properties fo:margin-top="0.0694in" fo:margin-bottom="0.0694in" fo:line-height="100%"/>
    </style:style>
    <style:style style:name="T1422" style:parent-style-name="DefaultParagraphFont" style:family="text">
      <style:text-properties style:font-name="Times New Roman" style:font-name-asian="Times New Roman" style:font-name-complex="Times New Roman" fo:font-size="10pt" style:font-size-asian="10pt" style:font-size-complex="10pt"/>
    </style:style>
    <style:style style:name="T1423" style:parent-style-name="DefaultParagraphFont" style:family="text">
      <style:text-properties style:font-name="Times New Roman" style:font-name-asian="Times New Roman" style:font-name-complex="Times New Roman" fo:font-style="italic" style:font-style-asian="italic" style:font-style-complex="italic" fo:color="#0000FF" fo:font-size="10pt" style:font-size-asian="10pt" style:font-size-complex="10pt" style:text-underline-type="single" style:text-underline-style="solid" style:text-underline-width="auto" style:text-underline-mode="continuous"/>
    </style:style>
    <style:style style:name="T1424" style:parent-style-name="DefaultParagraphFont" style:family="text">
      <style:text-properties style:font-name="Times New Roman" style:font-name-asian="Times New Roman" style:font-name-complex="Times New Roman" fo:font-size="10pt" style:font-size-asian="10pt" style:font-size-complex="10pt"/>
    </style:style>
    <style:style style:name="T1425" style:parent-style-name="DefaultParagraphFont" style:family="text">
      <style:text-properties style:font-name="Times New Roman" style:font-name-asian="Times New Roman" style:font-name-complex="Times New Roman" fo:color="#0000FF" fo:font-size="10pt" style:font-size-asian="10pt" style:font-size-complex="10pt" style:text-underline-type="single" style:text-underline-style="solid" style:text-underline-width="auto" style:text-underline-mode="continuous"/>
    </style:style>
    <style:style style:name="T1426" style:parent-style-name="DefaultParagraphFont" style:family="text">
      <style:text-properties style:font-name="Times New Roman" style:font-name-asian="Times New Roman" style:font-name-complex="Times New Roman" fo:font-size="10pt" style:font-size-asian="10pt" style:font-size-complex="10pt"/>
    </style:style>
    <style:style style:name="P1427"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1428"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1429" style:parent-style-name="Normal" style:family="paragraph">
      <style:paragraph-properties fo:margin-bottom="0in" fo:line-height="100%"/>
    </style:style>
    <style:style style:name="T1430" style:parent-style-name="DefaultParagraphFont" style:family="text">
      <style:text-properties style:font-name="Times New Roman" style:font-name-asian="Times New Roman" style:font-name-complex="Times New Roman" fo:font-size="12pt" style:font-size-asian="12pt" style:font-size-complex="12pt"/>
    </style:style>
    <style:style style:name="T1431" style:parent-style-name="DefaultParagraphFont" style:family="text">
      <style:text-properties style:font-name="Times New Roman" style:font-name-asian="Times New Roman" style:font-name-complex="Times New Roman" fo:font-size="12pt" style:font-size-asian="12pt" style:font-size-complex="12pt"/>
    </style:style>
    <style:style style:name="T1432"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43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434"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43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436" style:parent-style-name="DefaultParagraphFont" style:family="text">
      <style:text-properties style:font-name="Times New Roman" style:font-name-asian="Times New Roman" style:font-name-complex="Times New Roman" fo:font-size="12pt" style:font-size-asian="12pt" style:font-size-complex="12pt"/>
    </style:style>
    <style:style style:name="P1437" style:parent-style-name="Normal" style:family="paragraph">
      <style:paragraph-properties fo:margin-bottom="0in" fo:line-height="100%"/>
    </style:style>
    <style:style style:name="T1438" style:parent-style-name="DefaultParagraphFont" style:family="text">
      <style:text-properties style:font-name="Times New Roman" style:font-name-asian="Times New Roman" style:font-name-complex="Times New Roman" fo:font-size="12pt" style:font-size-asian="12pt" style:font-size-complex="12pt"/>
    </style:style>
    <style:style style:name="T1439" style:parent-style-name="DefaultParagraphFont" style:family="text">
      <style:text-properties style:font-name="Times New Roman" style:font-name-asian="Times New Roman" style:font-name-complex="Times New Roman" fo:font-size="12pt" style:font-size-asian="12pt" style:font-size-complex="12pt"/>
    </style:style>
    <style:style style:name="T1440" style:parent-style-name="DefaultParagraphFont" style:family="text">
      <style:text-properties style:font-name="Times New Roman" style:font-name-asian="Times New Roman" style:font-name-complex="Times New Roman" fo:font-size="12pt" style:font-size-asian="12pt" style:font-size-complex="12pt"/>
    </style:style>
    <style:style style:name="T1441" style:parent-style-name="DefaultParagraphFont" style:family="text">
      <style:text-properties style:font-name="Times New Roman" style:font-name-asian="Times New Roman" style:font-name-complex="Times New Roman" fo:font-size="12pt" style:font-size-asian="12pt" style:font-size-complex="12pt"/>
    </style:style>
    <style:style style:name="T1442"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44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444"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44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446" style:parent-style-name="DefaultParagraphFont" style:family="text">
      <style:text-properties style:font-name="Times New Roman" style:font-name-asian="Times New Roman" style:font-name-complex="Times New Roman" fo:font-size="12pt" style:font-size-asian="12pt" style:font-size-complex="12pt"/>
    </style:style>
    <style:style style:name="P1447" style:parent-style-name="Normal" style:family="paragraph">
      <style:paragraph-properties fo:margin-bottom="0in" fo:line-height="100%"/>
    </style:style>
    <style:style style:name="T1448" style:parent-style-name="DefaultParagraphFont" style:family="text">
      <style:text-properties style:font-name="Times New Roman" style:font-name-asian="Times New Roman" style:font-name-complex="Times New Roman" fo:font-size="12pt" style:font-size-asian="12pt" style:font-size-complex="12pt"/>
    </style:style>
    <style:style style:name="T1449" style:parent-style-name="DefaultParagraphFont" style:family="text">
      <style:text-properties style:font-name="Times New Roman" style:font-name-asian="Times New Roman" style:font-name-complex="Times New Roman" fo:font-size="12pt" style:font-size-asian="12pt" style:font-size-complex="12pt"/>
    </style:style>
    <style:style style:name="T1450" style:parent-style-name="DefaultParagraphFont" style:family="text">
      <style:text-properties style:font-name="Times New Roman" style:font-name-asian="Times New Roman" style:font-name-complex="Times New Roman" fo:font-size="12pt" style:font-size-asian="12pt" style:font-size-complex="12pt"/>
    </style:style>
    <style:style style:name="T1451" style:parent-style-name="DefaultParagraphFont" style:family="text">
      <style:text-properties style:font-name="Times New Roman" style:font-name-asian="Times New Roman" style:font-name-complex="Times New Roman" fo:font-size="12pt" style:font-size-asian="12pt" style:font-size-complex="12pt"/>
    </style:style>
    <style:style style:name="T1452"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45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454"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45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456" style:parent-style-name="DefaultParagraphFont" style:family="text">
      <style:text-properties style:font-name="Times New Roman" style:font-name-asian="Times New Roman" style:font-name-complex="Times New Roman" fo:font-size="12pt" style:font-size-asian="12pt" style:font-size-complex="12pt"/>
    </style:style>
    <style:style style:name="P1457" style:parent-style-name="Normal" style:family="paragraph">
      <style:paragraph-properties fo:margin-bottom="0in" fo:line-height="100%"/>
    </style:style>
    <style:style style:name="T1458" style:parent-style-name="DefaultParagraphFont" style:family="text">
      <style:text-properties style:font-name="Times New Roman" style:font-name-asian="Times New Roman" style:font-name-complex="Times New Roman" fo:font-size="12pt" style:font-size-asian="12pt" style:font-size-complex="12pt"/>
    </style:style>
    <style:style style:name="T1459" style:parent-style-name="DefaultParagraphFont" style:family="text">
      <style:text-properties style:font-name="Times New Roman" style:font-name-asian="Times New Roman" style:font-name-complex="Times New Roman" fo:font-size="12pt" style:font-size-asian="12pt" style:font-size-complex="12pt"/>
    </style:style>
    <style:style style:name="T1460" style:parent-style-name="DefaultParagraphFont" style:family="text">
      <style:text-properties style:font-name="Times New Roman" style:font-name-asian="Times New Roman" style:font-name-complex="Times New Roman" fo:font-size="12pt" style:font-size-asian="12pt" style:font-size-complex="12pt"/>
    </style:style>
    <style:style style:name="T1461" style:parent-style-name="DefaultParagraphFont" style:family="text">
      <style:text-properties style:font-name="Times New Roman" style:font-name-asian="Times New Roman" style:font-name-complex="Times New Roman" fo:font-size="12pt" style:font-size-asian="12pt" style:font-size-complex="12pt"/>
    </style:style>
    <style:style style:name="T146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463"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46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465"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T146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467"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46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469"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47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471" style:parent-style-name="DefaultParagraphFont" style:family="text">
      <style:text-properties style:font-name="Times New Roman" style:font-name-asian="Times New Roman" style:font-name-complex="Times New Roman" fo:font-size="12pt" style:font-size-asian="12pt" style:font-size-complex="12pt"/>
    </style:style>
    <style:style style:name="P1472" style:parent-style-name="Normal" style:family="paragraph">
      <style:paragraph-properties fo:margin-bottom="0in" fo:line-height="100%"/>
    </style:style>
    <style:style style:name="T1473" style:parent-style-name="DefaultParagraphFont" style:family="text">
      <style:text-properties style:font-name="Times New Roman" style:font-name-asian="Times New Roman" style:font-name-complex="Times New Roman" fo:font-size="12pt" style:font-size-asian="12pt" style:font-size-complex="12pt"/>
    </style:style>
    <style:style style:name="T1474" style:parent-style-name="DefaultParagraphFont" style:family="text">
      <style:text-properties style:font-name="Times New Roman" style:font-name-asian="Times New Roman" style:font-name-complex="Times New Roman" fo:font-size="12pt" style:font-size-asian="12pt" style:font-size-complex="12pt"/>
    </style:style>
    <style:style style:name="T1475" style:parent-style-name="DefaultParagraphFont" style:family="text">
      <style:text-properties style:font-name="Times New Roman" style:font-name-asian="Times New Roman" style:font-name-complex="Times New Roman" fo:font-size="12pt" style:font-size-asian="12pt" style:font-size-complex="12pt"/>
    </style:style>
    <style:style style:name="T1476" style:parent-style-name="DefaultParagraphFont" style:family="text">
      <style:text-properties style:font-name="Times New Roman" style:font-name-asian="Times New Roman" style:font-name-complex="Times New Roman" fo:font-size="12pt" style:font-size-asian="12pt" style:font-size-complex="12pt"/>
    </style:style>
    <style:style style:name="T147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478"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47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480"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48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482" style:parent-style-name="DefaultParagraphFont" style:family="text">
      <style:text-properties style:font-name="Times New Roman" style:font-name-asian="Times New Roman" style:font-name-complex="Times New Roman" fo:font-size="12pt" style:font-size-asian="12pt" style:font-size-complex="12pt"/>
    </style:style>
    <style:style style:name="P1483" style:parent-style-name="Normal" style:family="paragraph">
      <style:paragraph-properties fo:margin-bottom="0in" fo:line-height="100%"/>
    </style:style>
    <style:style style:name="T1484" style:parent-style-name="DefaultParagraphFont" style:family="text">
      <style:text-properties style:font-name="Times New Roman" style:font-name-asian="Times New Roman" style:font-name-complex="Times New Roman" fo:font-size="12pt" style:font-size-asian="12pt" style:font-size-complex="12pt"/>
    </style:style>
    <style:style style:name="T1485" style:parent-style-name="DefaultParagraphFont" style:family="text">
      <style:text-properties style:font-name="Times New Roman" style:font-name-asian="Times New Roman" style:font-name-complex="Times New Roman" fo:font-size="12pt" style:font-size-asian="12pt" style:font-size-complex="12pt"/>
    </style:style>
    <style:style style:name="T1486" style:parent-style-name="DefaultParagraphFont" style:family="text">
      <style:text-properties style:font-name="Times New Roman" style:font-name-asian="Times New Roman" style:font-name-complex="Times New Roman" fo:font-size="12pt" style:font-size-asian="12pt" style:font-size-complex="12pt"/>
    </style:style>
    <style:style style:name="T1487" style:parent-style-name="DefaultParagraphFont" style:family="text">
      <style:text-properties style:font-name="Times New Roman" style:font-name-asian="Times New Roman" style:font-name-complex="Times New Roman" fo:font-size="12pt" style:font-size-asian="12pt" style:font-size-complex="12pt"/>
    </style:style>
    <style:style style:name="T1488"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48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490"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49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492" style:parent-style-name="DefaultParagraphFont" style:family="text">
      <style:text-properties style:font-name="Times New Roman" style:font-name-asian="Times New Roman" style:font-name-complex="Times New Roman" fo:font-size="12pt" style:font-size-asian="12pt" style:font-size-complex="12pt"/>
    </style:style>
    <style:style style:name="P1493" style:parent-style-name="Normal" style:family="paragraph">
      <style:paragraph-properties fo:margin-bottom="0in" fo:line-height="100%"/>
    </style:style>
    <style:style style:name="T1494" style:parent-style-name="DefaultParagraphFont" style:family="text">
      <style:text-properties style:font-name="Times New Roman" style:font-name-asian="Times New Roman" style:font-name-complex="Times New Roman" fo:font-size="12pt" style:font-size-asian="12pt" style:font-size-complex="12pt"/>
    </style:style>
    <style:style style:name="T1495" style:parent-style-name="DefaultParagraphFont" style:family="text">
      <style:text-properties style:font-name="Times New Roman" style:font-name-asian="Times New Roman" style:font-name-complex="Times New Roman" fo:font-size="12pt" style:font-size-asian="12pt" style:font-size-complex="12pt"/>
    </style:style>
    <style:style style:name="T1496" style:parent-style-name="DefaultParagraphFont" style:family="text">
      <style:text-properties style:font-name="Times New Roman" style:font-name-asian="Times New Roman" style:font-name-complex="Times New Roman" fo:font-size="12pt" style:font-size-asian="12pt" style:font-size-complex="12pt"/>
    </style:style>
    <style:style style:name="T1497" style:parent-style-name="DefaultParagraphFont" style:family="text">
      <style:text-properties style:font-name="Times New Roman" style:font-name-asian="Times New Roman" style:font-name-complex="Times New Roman" fo:font-size="12pt" style:font-size-asian="12pt" style:font-size-complex="12pt"/>
    </style:style>
    <style:style style:name="T1498"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49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500"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50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502" style:parent-style-name="DefaultParagraphFont" style:family="text">
      <style:text-properties style:font-name="Times New Roman" style:font-name-asian="Times New Roman" style:font-name-complex="Times New Roman" fo:font-size="12pt" style:font-size-asian="12pt" style:font-size-complex="12pt"/>
    </style:style>
    <style:style style:name="P1503" style:parent-style-name="Normal" style:family="paragraph">
      <style:paragraph-properties fo:margin-bottom="0in" fo:line-height="100%"/>
    </style:style>
    <style:style style:name="T1504" style:parent-style-name="DefaultParagraphFont" style:family="text">
      <style:text-properties style:font-name="Times New Roman" style:font-name-asian="Times New Roman" style:font-name-complex="Times New Roman" fo:font-size="12pt" style:font-size-asian="12pt" style:font-size-complex="12pt"/>
    </style:style>
    <style:style style:name="T1505" style:parent-style-name="DefaultParagraphFont" style:family="text">
      <style:text-properties style:font-name="Times New Roman" style:font-name-asian="Times New Roman" style:font-name-complex="Times New Roman" fo:font-size="12pt" style:font-size-asian="12pt" style:font-size-complex="12pt"/>
    </style:style>
    <style:style style:name="T1506" style:parent-style-name="DefaultParagraphFont" style:family="text">
      <style:text-properties style:font-name="Times New Roman" style:font-name-asian="Times New Roman" style:font-name-complex="Times New Roman" fo:font-size="12pt" style:font-size-asian="12pt" style:font-size-complex="12pt"/>
    </style:style>
    <style:style style:name="T1507" style:parent-style-name="DefaultParagraphFont" style:family="text">
      <style:text-properties style:font-name="Times New Roman" style:font-name-asian="Times New Roman" style:font-name-complex="Times New Roman" fo:font-size="12pt" style:font-size-asian="12pt" style:font-size-complex="12pt"/>
    </style:style>
    <style:style style:name="T1508"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50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510" style:parent-style-name="DefaultParagraphFont" style:family="text">
      <style:text-properties style:font-name="Times New Roman" style:font-name-asian="Times New Roman" style:font-name-complex="Times New Roman" fo:font-size="12pt" style:font-size-asian="12pt" style:font-size-complex="12pt"/>
    </style:style>
    <style:style style:name="P1511" style:parent-style-name="Normal" style:family="paragraph">
      <style:paragraph-properties fo:margin-bottom="0in" fo:line-height="100%"/>
    </style:style>
    <style:style style:name="T1512" style:parent-style-name="DefaultParagraphFont" style:family="text">
      <style:text-properties style:font-name="Times New Roman" style:font-name-asian="Times New Roman" style:font-name-complex="Times New Roman" fo:font-size="12pt" style:font-size-asian="12pt" style:font-size-complex="12pt"/>
    </style:style>
    <style:style style:name="T1513" style:parent-style-name="DefaultParagraphFont" style:family="text">
      <style:text-properties style:font-name="Times New Roman" style:font-name-asian="Times New Roman" style:font-name-complex="Times New Roman" fo:font-size="12pt" style:font-size-asian="12pt" style:font-size-complex="12pt"/>
    </style:style>
    <style:style style:name="T1514" style:parent-style-name="DefaultParagraphFont" style:family="text">
      <style:text-properties style:font-name="Times New Roman" style:font-name-asian="Times New Roman" style:font-name-complex="Times New Roman" fo:font-size="12pt" style:font-size-asian="12pt" style:font-size-complex="12pt"/>
    </style:style>
    <style:style style:name="T1515" style:parent-style-name="DefaultParagraphFont" style:family="text">
      <style:text-properties style:font-name="Times New Roman" style:font-name-asian="Times New Roman" style:font-name-complex="Times New Roman" fo:font-size="12pt" style:font-size-asian="12pt" style:font-size-complex="12pt"/>
    </style:style>
    <style:style style:name="T1516"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51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518" style:parent-style-name="DefaultParagraphFont" style:family="text">
      <style:text-properties style:font-name="Times New Roman" style:font-name-asian="Times New Roman" style:font-name-complex="Times New Roman" fo:font-size="12pt" style:font-size-asian="12pt" style:font-size-complex="12pt"/>
    </style:style>
    <style:style style:name="P1519" style:parent-style-name="Normal" style:family="paragraph">
      <style:paragraph-properties fo:margin-bottom="0in" fo:line-height="100%"/>
    </style:style>
    <style:style style:name="T1520" style:parent-style-name="DefaultParagraphFont" style:family="text">
      <style:text-properties style:font-name="Times New Roman" style:font-name-asian="Times New Roman" style:font-name-complex="Times New Roman" fo:font-size="12pt" style:font-size-asian="12pt" style:font-size-complex="12pt"/>
    </style:style>
    <style:style style:name="T1521" style:parent-style-name="DefaultParagraphFont" style:family="text">
      <style:text-properties style:font-name="Times New Roman" style:font-name-asian="Times New Roman" style:font-name-complex="Times New Roman" fo:font-size="12pt" style:font-size-asian="12pt" style:font-size-complex="12pt"/>
    </style:style>
    <style:style style:name="T1522" style:parent-style-name="DefaultParagraphFont" style:family="text">
      <style:text-properties style:font-name="Times New Roman" style:font-name-asian="Times New Roman" style:font-name-complex="Times New Roman" fo:font-size="12pt" style:font-size-asian="12pt" style:font-size-complex="12pt"/>
    </style:style>
    <style:style style:name="T1523" style:parent-style-name="DefaultParagraphFont" style:family="text">
      <style:text-properties style:font-name="Times New Roman" style:font-name-asian="Times New Roman" style:font-name-complex="Times New Roman" fo:font-size="12pt" style:font-size-asian="12pt" style:font-size-complex="12pt"/>
    </style:style>
    <style:style style:name="T1524"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52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526"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52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528" style:parent-style-name="DefaultParagraphFont" style:family="text">
      <style:text-properties style:font-name="Times New Roman" style:font-name-asian="Times New Roman" style:font-name-complex="Times New Roman" fo:font-size="12pt" style:font-size-asian="12pt" style:font-size-complex="12pt"/>
    </style:style>
    <style:style style:name="P1529" style:parent-style-name="Normal" style:family="paragraph">
      <style:paragraph-properties fo:margin-bottom="0in" fo:line-height="100%"/>
    </style:style>
    <style:style style:name="T1530" style:parent-style-name="DefaultParagraphFont" style:family="text">
      <style:text-properties style:font-name="Times New Roman" style:font-name-asian="Times New Roman" style:font-name-complex="Times New Roman" fo:font-size="12pt" style:font-size-asian="12pt" style:font-size-complex="12pt"/>
    </style:style>
    <style:style style:name="T1531" style:parent-style-name="DefaultParagraphFont" style:family="text">
      <style:text-properties style:font-name="Times New Roman" style:font-name-asian="Times New Roman" style:font-name-complex="Times New Roman" fo:font-size="12pt" style:font-size-asian="12pt" style:font-size-complex="12pt"/>
    </style:style>
    <style:style style:name="T1532" style:parent-style-name="DefaultParagraphFont" style:family="text">
      <style:text-properties style:font-name="Times New Roman" style:font-name-asian="Times New Roman" style:font-name-complex="Times New Roman" fo:font-size="12pt" style:font-size-asian="12pt" style:font-size-complex="12pt"/>
    </style:style>
    <style:style style:name="T1533" style:parent-style-name="DefaultParagraphFont" style:family="text">
      <style:text-properties style:font-name="Times New Roman" style:font-name-asian="Times New Roman" style:font-name-complex="Times New Roman" fo:font-size="12pt" style:font-size-asian="12pt" style:font-size-complex="12pt"/>
    </style:style>
    <style:style style:name="T1534"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53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536"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53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538" style:parent-style-name="DefaultParagraphFont" style:family="text">
      <style:text-properties style:font-name="Times New Roman" style:font-name-asian="Times New Roman" style:font-name-complex="Times New Roman" fo:font-size="12pt" style:font-size-asian="12pt" style:font-size-complex="12pt"/>
    </style:style>
    <style:style style:name="P1539" style:parent-style-name="Normal" style:family="paragraph">
      <style:paragraph-properties fo:margin-bottom="0in" fo:line-height="100%"/>
    </style:style>
    <style:style style:name="T1540" style:parent-style-name="DefaultParagraphFont" style:family="text">
      <style:text-properties style:font-name="Times New Roman" style:font-name-asian="Times New Roman" style:font-name-complex="Times New Roman" fo:font-size="12pt" style:font-size-asian="12pt" style:font-size-complex="12pt"/>
    </style:style>
    <style:style style:name="T1541" style:parent-style-name="DefaultParagraphFont" style:family="text">
      <style:text-properties style:font-name="Times New Roman" style:font-name-asian="Times New Roman" style:font-name-complex="Times New Roman" fo:font-size="12pt" style:font-size-asian="12pt" style:font-size-complex="12pt"/>
    </style:style>
    <style:style style:name="T1542" style:parent-style-name="DefaultParagraphFont" style:family="text">
      <style:text-properties style:font-name="Times New Roman" style:font-name-asian="Times New Roman" style:font-name-complex="Times New Roman" fo:font-size="12pt" style:font-size-asian="12pt" style:font-size-complex="12pt"/>
    </style:style>
    <style:style style:name="T1543" style:parent-style-name="DefaultParagraphFont" style:family="text">
      <style:text-properties style:font-name="Times New Roman" style:font-name-asian="Times New Roman" style:font-name-complex="Times New Roman" fo:font-size="12pt" style:font-size-asian="12pt" style:font-size-complex="12pt"/>
    </style:style>
    <style:style style:name="T1544"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54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546" style:parent-style-name="DefaultParagraphFont" style:family="text">
      <style:text-properties style:font-name="Times New Roman" style:font-name-asian="Times New Roman" style:font-name-complex="Times New Roman" fo:font-size="12pt" style:font-size-asian="12pt" style:font-size-complex="12pt"/>
    </style:style>
    <style:style style:name="P1547" style:parent-style-name="Normal" style:family="paragraph">
      <style:paragraph-properties fo:margin-bottom="0in" fo:line-height="100%"/>
    </style:style>
    <style:style style:name="T1548" style:parent-style-name="DefaultParagraphFont" style:family="text">
      <style:text-properties style:font-name="Times New Roman" style:font-name-asian="Times New Roman" style:font-name-complex="Times New Roman" fo:font-size="12pt" style:font-size-asian="12pt" style:font-size-complex="12pt"/>
    </style:style>
    <style:style style:name="T1549" style:parent-style-name="DefaultParagraphFont" style:family="text">
      <style:text-properties style:font-name="Times New Roman" style:font-name-asian="Times New Roman" style:font-name-complex="Times New Roman" fo:font-size="12pt" style:font-size-asian="12pt" style:font-size-complex="12pt"/>
    </style:style>
    <style:style style:name="T1550" style:parent-style-name="DefaultParagraphFont" style:family="text">
      <style:text-properties style:font-name="Times New Roman" style:font-name-asian="Times New Roman" style:font-name-complex="Times New Roman" fo:font-size="12pt" style:font-size-asian="12pt" style:font-size-complex="12pt"/>
    </style:style>
    <style:style style:name="T1551" style:parent-style-name="DefaultParagraphFont" style:family="text">
      <style:text-properties style:font-name="Times New Roman" style:font-name-asian="Times New Roman" style:font-name-complex="Times New Roman" fo:font-size="12pt" style:font-size-asian="12pt" style:font-size-complex="12pt"/>
    </style:style>
    <style:style style:name="T1552"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55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554" style:parent-style-name="DefaultParagraphFont" style:family="text">
      <style:text-properties style:font-name="Times New Roman" style:font-name-asian="Times New Roman" style:font-name-complex="Times New Roman" fo:font-size="12pt" style:font-size-asian="12pt" style:font-size-complex="12pt"/>
    </style:style>
    <style:style style:name="P1555" style:parent-style-name="Normal" style:family="paragraph">
      <style:paragraph-properties fo:margin-bottom="0in" fo:line-height="100%"/>
    </style:style>
    <style:style style:name="T1556" style:parent-style-name="DefaultParagraphFont" style:family="text">
      <style:text-properties style:font-name="Times New Roman" style:font-name-asian="Times New Roman" style:font-name-complex="Times New Roman" fo:font-size="12pt" style:font-size-asian="12pt" style:font-size-complex="12pt"/>
    </style:style>
    <style:style style:name="T1557" style:parent-style-name="DefaultParagraphFont" style:family="text">
      <style:text-properties style:font-name="Times New Roman" style:font-name-asian="Times New Roman" style:font-name-complex="Times New Roman" fo:font-size="12pt" style:font-size-asian="12pt" style:font-size-complex="12pt"/>
    </style:style>
    <style:style style:name="T1558" style:parent-style-name="DefaultParagraphFont" style:family="text">
      <style:text-properties style:font-name="Times New Roman" style:font-name-asian="Times New Roman" style:font-name-complex="Times New Roman" fo:font-size="12pt" style:font-size-asian="12pt" style:font-size-complex="12pt"/>
    </style:style>
    <style:style style:name="T1559" style:parent-style-name="DefaultParagraphFont" style:family="text">
      <style:text-properties style:font-name="Times New Roman" style:font-name-asian="Times New Roman" style:font-name-complex="Times New Roman" fo:font-size="12pt" style:font-size-asian="12pt" style:font-size-complex="12pt"/>
    </style:style>
    <style:style style:name="T1560"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561" style:parent-style-name="DefaultParagraphFont" style:family="text">
      <style:text-properties style:font-name="Times New Roman" style:font-name-asian="Times New Roman" style:font-name-complex="Times New Roman" fo:font-size="12pt" style:font-size-asian="12pt" style:font-size-complex="12pt"/>
    </style:style>
    <style:style style:name="T156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563" style:parent-style-name="DefaultParagraphFont" style:family="text">
      <style:text-properties style:font-name="Times New Roman" style:font-name-asian="Times New Roman" style:font-name-complex="Times New Roman" fo:font-size="12pt" style:font-size-asian="12pt" style:font-size-complex="12pt"/>
    </style:style>
    <style:style style:name="P1564" style:parent-style-name="Normal" style:family="paragraph">
      <style:paragraph-properties fo:margin-bottom="0in" fo:line-height="100%"/>
    </style:style>
    <style:style style:name="T1565" style:parent-style-name="DefaultParagraphFont" style:family="text">
      <style:text-properties style:font-name="Times New Roman" style:font-name-asian="Times New Roman" style:font-name-complex="Times New Roman" fo:font-size="12pt" style:font-size-asian="12pt" style:font-size-complex="12pt"/>
    </style:style>
    <style:style style:name="T1566" style:parent-style-name="DefaultParagraphFont" style:family="text">
      <style:text-properties style:font-name="Times New Roman" style:font-name-asian="Times New Roman" style:font-name-complex="Times New Roman" fo:font-size="12pt" style:font-size-asian="12pt" style:font-size-complex="12pt"/>
    </style:style>
    <style:style style:name="T1567" style:parent-style-name="DefaultParagraphFont" style:family="text">
      <style:text-properties style:font-name="Times New Roman" style:font-name-asian="Times New Roman" style:font-name-complex="Times New Roman" fo:font-size="12pt" style:font-size-asian="12pt" style:font-size-complex="12pt"/>
    </style:style>
    <style:style style:name="T1568" style:parent-style-name="DefaultParagraphFont" style:family="text">
      <style:text-properties style:font-name="Times New Roman" style:font-name-asian="Times New Roman" style:font-name-complex="Times New Roman" fo:font-size="12pt" style:font-size-asian="12pt" style:font-size-complex="12pt"/>
    </style:style>
    <style:style style:name="P1569" style:parent-style-name="Normal" style:family="paragraph">
      <style:paragraph-properties fo:margin-bottom="0in" fo:line-height="100%"/>
    </style:style>
    <style:style style:name="T1570" style:parent-style-name="DefaultParagraphFont" style:family="text">
      <style:text-properties style:font-name="Times New Roman" style:font-name-asian="Times New Roman" style:font-name-complex="Times New Roman" fo:font-size="12pt" style:font-size-asian="12pt" style:font-size-complex="12pt"/>
    </style:style>
    <style:style style:name="T1571" style:parent-style-name="DefaultParagraphFont" style:family="text">
      <style:text-properties style:font-name="Times New Roman" style:font-name-asian="Times New Roman" style:font-name-complex="Times New Roman" fo:font-size="12pt" style:font-size-asian="12pt" style:font-size-complex="12pt"/>
    </style:style>
    <style:style style:name="T1572" style:parent-style-name="DefaultParagraphFont" style:family="text">
      <style:text-properties style:font-name="Times New Roman" style:font-name-asian="Times New Roman" style:font-name-complex="Times New Roman" fo:font-size="12pt" style:font-size-asian="12pt" style:font-size-complex="12pt"/>
    </style:style>
    <style:style style:name="T1573" style:parent-style-name="DefaultParagraphFont" style:family="text">
      <style:text-properties style:font-name="Times New Roman" style:font-name-asian="Times New Roman" style:font-name-complex="Times New Roman" fo:font-size="12pt" style:font-size-asian="12pt" style:font-size-complex="12pt"/>
    </style:style>
    <style:style style:name="P1574" style:parent-style-name="Normal" style:family="paragraph">
      <style:paragraph-properties fo:margin-bottom="0in" fo:line-height="100%"/>
    </style:style>
    <style:style style:name="T1575" style:parent-style-name="DefaultParagraphFont" style:family="text">
      <style:text-properties style:font-name="Times New Roman" style:font-name-asian="Times New Roman" style:font-name-complex="Times New Roman" fo:font-size="12pt" style:font-size-asian="12pt" style:font-size-complex="12pt"/>
    </style:style>
    <style:style style:name="T1576" style:parent-style-name="DefaultParagraphFont" style:family="text">
      <style:text-properties style:font-name="Times New Roman" style:font-name-asian="Times New Roman" style:font-name-complex="Times New Roman" fo:font-size="12pt" style:font-size-asian="12pt" style:font-size-complex="12pt"/>
    </style:style>
    <style:style style:name="T1577" style:parent-style-name="DefaultParagraphFont" style:family="text">
      <style:text-properties style:font-name="Times New Roman" style:font-name-asian="Times New Roman" style:font-name-complex="Times New Roman" fo:font-size="12pt" style:font-size-asian="12pt" style:font-size-complex="12pt"/>
    </style:style>
    <style:style style:name="T1578" style:parent-style-name="DefaultParagraphFont" style:family="text">
      <style:text-properties style:font-name="Times New Roman" style:font-name-asian="Times New Roman" style:font-name-complex="Times New Roman" fo:font-size="12pt" style:font-size-asian="12pt" style:font-size-complex="12pt"/>
    </style:style>
    <style:style style:name="P1579" style:parent-style-name="Normal" style:family="paragraph">
      <style:paragraph-properties fo:margin-bottom="0in" fo:line-height="100%"/>
    </style:style>
    <style:style style:name="T1580" style:parent-style-name="DefaultParagraphFont" style:family="text">
      <style:text-properties style:font-name="Times New Roman" style:font-name-asian="Times New Roman" style:font-name-complex="Times New Roman" fo:font-size="12pt" style:font-size-asian="12pt" style:font-size-complex="12pt"/>
    </style:style>
    <style:style style:name="T1581" style:parent-style-name="DefaultParagraphFont" style:family="text">
      <style:text-properties style:font-name="Times New Roman" style:font-name-asian="Times New Roman" style:font-name-complex="Times New Roman" fo:font-size="12pt" style:font-size-asian="12pt" style:font-size-complex="12pt"/>
    </style:style>
    <style:style style:name="T1582" style:parent-style-name="DefaultParagraphFont" style:family="text">
      <style:text-properties style:font-name="Times New Roman" style:font-name-asian="Times New Roman" style:font-name-complex="Times New Roman" fo:font-size="12pt" style:font-size-asian="12pt" style:font-size-complex="12pt"/>
    </style:style>
    <style:style style:name="T1583" style:parent-style-name="DefaultParagraphFont" style:family="text">
      <style:text-properties style:font-name="Times New Roman" style:font-name-asian="Times New Roman" style:font-name-complex="Times New Roman" fo:font-size="12pt" style:font-size-asian="12pt" style:font-size-complex="12pt"/>
    </style:style>
    <style:style style:name="P1584" style:parent-style-name="Normal" style:family="paragraph">
      <style:paragraph-properties fo:margin-bottom="0in" fo:line-height="100%"/>
    </style:style>
    <style:style style:name="T1585" style:parent-style-name="DefaultParagraphFont" style:family="text">
      <style:text-properties style:font-name="Times New Roman" style:font-name-asian="Times New Roman" style:font-name-complex="Times New Roman" fo:font-size="12pt" style:font-size-asian="12pt" style:font-size-complex="12pt"/>
    </style:style>
    <style:style style:name="T1586" style:parent-style-name="DefaultParagraphFont" style:family="text">
      <style:text-properties style:font-name="Times New Roman" style:font-name-asian="Times New Roman" style:font-name-complex="Times New Roman" fo:font-size="12pt" style:font-size-asian="12pt" style:font-size-complex="12pt"/>
    </style:style>
    <style:style style:name="T1587" style:parent-style-name="DefaultParagraphFont" style:family="text">
      <style:text-properties style:font-name="Times New Roman" style:font-name-asian="Times New Roman" style:font-name-complex="Times New Roman" fo:font-size="12pt" style:font-size-asian="12pt" style:font-size-complex="12pt"/>
    </style:style>
    <style:style style:name="T1588" style:parent-style-name="DefaultParagraphFont" style:family="text">
      <style:text-properties style:font-name="Times New Roman" style:font-name-asian="Times New Roman" style:font-name-complex="Times New Roman" fo:font-size="12pt" style:font-size-asian="12pt" style:font-size-complex="12pt"/>
    </style:style>
    <style:style style:name="P1589" style:parent-style-name="Normal" style:family="paragraph">
      <style:paragraph-properties fo:margin-bottom="0in" fo:line-height="100%"/>
    </style:style>
    <style:style style:name="T1590" style:parent-style-name="DefaultParagraphFont" style:family="text">
      <style:text-properties style:font-name="Times New Roman" style:font-name-asian="Times New Roman" style:font-name-complex="Times New Roman" fo:font-size="12pt" style:font-size-asian="12pt" style:font-size-complex="12pt"/>
    </style:style>
    <style:style style:name="T1591" style:parent-style-name="DefaultParagraphFont" style:family="text">
      <style:text-properties style:font-name="Times New Roman" style:font-name-asian="Times New Roman" style:font-name-complex="Times New Roman" fo:font-size="12pt" style:font-size-asian="12pt" style:font-size-complex="12pt"/>
    </style:style>
    <style:style style:name="T1592" style:parent-style-name="DefaultParagraphFont" style:family="text">
      <style:text-properties style:font-name="Times New Roman" style:font-name-asian="Times New Roman" style:font-name-complex="Times New Roman" fo:font-size="12pt" style:font-size-asian="12pt" style:font-size-complex="12pt"/>
    </style:style>
    <style:style style:name="T1593" style:parent-style-name="DefaultParagraphFont" style:family="text">
      <style:text-properties style:font-name="Times New Roman" style:font-name-asian="Times New Roman" style:font-name-complex="Times New Roman" fo:font-size="12pt" style:font-size-asian="12pt" style:font-size-complex="12pt"/>
    </style:style>
    <style:style style:name="P1594" style:parent-style-name="Normal" style:family="paragraph">
      <style:paragraph-properties fo:margin-bottom="0in" fo:line-height="100%"/>
    </style:style>
    <style:style style:name="T1595" style:parent-style-name="DefaultParagraphFont" style:family="text">
      <style:text-properties style:font-name="Times New Roman" style:font-name-asian="Times New Roman" style:font-name-complex="Times New Roman" fo:font-size="12pt" style:font-size-asian="12pt" style:font-size-complex="12pt"/>
    </style:style>
    <style:style style:name="T1596" style:parent-style-name="DefaultParagraphFont" style:family="text">
      <style:text-properties style:font-name="Times New Roman" style:font-name-asian="Times New Roman" style:font-name-complex="Times New Roman" fo:font-size="12pt" style:font-size-asian="12pt" style:font-size-complex="12pt"/>
    </style:style>
    <style:style style:name="T1597" style:parent-style-name="DefaultParagraphFont" style:family="text">
      <style:text-properties style:font-name="Times New Roman" style:font-name-asian="Times New Roman" style:font-name-complex="Times New Roman" fo:font-size="12pt" style:font-size-asian="12pt" style:font-size-complex="12pt"/>
    </style:style>
    <style:style style:name="T1598" style:parent-style-name="DefaultParagraphFont" style:family="text">
      <style:text-properties style:font-name="Times New Roman" style:font-name-asian="Times New Roman" style:font-name-complex="Times New Roman" fo:font-size="12pt" style:font-size-asian="12pt" style:font-size-complex="12pt"/>
    </style:style>
    <style:style style:name="T1599"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60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601"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60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603" style:parent-style-name="DefaultParagraphFont" style:family="text">
      <style:text-properties style:font-name="Times New Roman" style:font-name-asian="Times New Roman" style:font-name-complex="Times New Roman" fo:font-size="12pt" style:font-size-asian="12pt" style:font-size-complex="12pt"/>
    </style:style>
    <style:style style:name="P1604" style:parent-style-name="Normal" style:family="paragraph">
      <style:paragraph-properties fo:margin-bottom="0in" fo:line-height="100%"/>
    </style:style>
    <style:style style:name="T1605" style:parent-style-name="DefaultParagraphFont" style:family="text">
      <style:text-properties style:font-name="Times New Roman" style:font-name-asian="Times New Roman" style:font-name-complex="Times New Roman" fo:font-size="12pt" style:font-size-asian="12pt" style:font-size-complex="12pt"/>
    </style:style>
    <style:style style:name="T1606" style:parent-style-name="DefaultParagraphFont" style:family="text">
      <style:text-properties style:font-name="Times New Roman" style:font-name-asian="Times New Roman" style:font-name-complex="Times New Roman" fo:font-size="12pt" style:font-size-asian="12pt" style:font-size-complex="12pt"/>
    </style:style>
    <style:style style:name="T1607" style:parent-style-name="DefaultParagraphFont" style:family="text">
      <style:text-properties style:font-name="Times New Roman" style:font-name-asian="Times New Roman" style:font-name-complex="Times New Roman" fo:font-size="12pt" style:font-size-asian="12pt" style:font-size-complex="12pt"/>
    </style:style>
    <style:style style:name="T1608" style:parent-style-name="DefaultParagraphFont" style:family="text">
      <style:text-properties style:font-name="Times New Roman" style:font-name-asian="Times New Roman" style:font-name-complex="Times New Roman" fo:font-size="12pt" style:font-size-asian="12pt" style:font-size-complex="12pt"/>
    </style:style>
    <style:style style:name="T1609"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61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611" style:parent-style-name="DefaultParagraphFont" style:family="text">
      <style:text-properties style:font-name="Times New Roman" style:font-name-asian="Times New Roman" style:font-name-complex="Times New Roman" fo:font-size="12pt" style:font-size-asian="12pt" style:font-size-complex="12pt"/>
    </style:style>
    <style:style style:name="P1612" style:parent-style-name="Normal" style:family="paragraph">
      <style:paragraph-properties fo:margin-bottom="0in" fo:line-height="100%"/>
    </style:style>
    <style:style style:name="T1613" style:parent-style-name="DefaultParagraphFont" style:family="text">
      <style:text-properties style:font-name="Times New Roman" style:font-name-asian="Times New Roman" style:font-name-complex="Times New Roman" fo:font-size="12pt" style:font-size-asian="12pt" style:font-size-complex="12pt"/>
    </style:style>
    <style:style style:name="T1614" style:parent-style-name="DefaultParagraphFont" style:family="text">
      <style:text-properties style:font-name="Times New Roman" style:font-name-asian="Times New Roman" style:font-name-complex="Times New Roman" fo:font-size="12pt" style:font-size-asian="12pt" style:font-size-complex="12pt"/>
    </style:style>
    <style:style style:name="T1615" style:parent-style-name="DefaultParagraphFont" style:family="text">
      <style:text-properties style:font-name="Times New Roman" style:font-name-asian="Times New Roman" style:font-name-complex="Times New Roman" fo:font-size="12pt" style:font-size-asian="12pt" style:font-size-complex="12pt"/>
    </style:style>
    <style:style style:name="T1616" style:parent-style-name="DefaultParagraphFont" style:family="text">
      <style:text-properties style:font-name="Times New Roman" style:font-name-asian="Times New Roman" style:font-name-complex="Times New Roman" fo:font-size="12pt" style:font-size-asian="12pt" style:font-size-complex="12pt"/>
    </style:style>
    <style:style style:name="T161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618" style:parent-style-name="DefaultParagraphFont" style:family="text">
      <style:text-properties style:font-name="Times New Roman" style:font-name-asian="Times New Roman" style:font-name-complex="Times New Roman" fo:font-size="12pt" style:font-size-asian="12pt" style:font-size-complex="12pt"/>
    </style:style>
    <style:style style:name="P1619" style:parent-style-name="Normal" style:family="paragraph">
      <style:paragraph-properties fo:margin-bottom="0in" fo:line-height="100%"/>
    </style:style>
    <style:style style:name="T1620" style:parent-style-name="DefaultParagraphFont" style:family="text">
      <style:text-properties style:font-name="Times New Roman" style:font-name-asian="Times New Roman" style:font-name-complex="Times New Roman" fo:font-size="12pt" style:font-size-asian="12pt" style:font-size-complex="12pt"/>
    </style:style>
    <style:style style:name="T1621" style:parent-style-name="DefaultParagraphFont" style:family="text">
      <style:text-properties style:font-name="Times New Roman" style:font-name-asian="Times New Roman" style:font-name-complex="Times New Roman" fo:font-size="12pt" style:font-size-asian="12pt" style:font-size-complex="12pt"/>
    </style:style>
    <style:style style:name="T1622" style:parent-style-name="DefaultParagraphFont" style:family="text">
      <style:text-properties style:font-name="Times New Roman" style:font-name-asian="Times New Roman" style:font-name-complex="Times New Roman" fo:font-size="12pt" style:font-size-asian="12pt" style:font-size-complex="12pt"/>
    </style:style>
    <style:style style:name="T1623" style:parent-style-name="DefaultParagraphFont" style:family="text">
      <style:text-properties style:font-name="Times New Roman" style:font-name-asian="Times New Roman" style:font-name-complex="Times New Roman" fo:font-size="12pt" style:font-size-asian="12pt" style:font-size-complex="12pt"/>
    </style:style>
    <style:style style:name="T162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625"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62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627"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62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629" style:parent-style-name="DefaultParagraphFont" style:family="text">
      <style:text-properties style:font-name="Times New Roman" style:font-name-asian="Times New Roman" style:font-name-complex="Times New Roman" fo:font-size="12pt" style:font-size-asian="12pt" style:font-size-complex="12pt"/>
    </style:style>
    <style:style style:name="P1630" style:parent-style-name="Normal" style:family="paragraph">
      <style:paragraph-properties fo:margin-bottom="0in" fo:line-height="100%"/>
    </style:style>
    <style:style style:name="T1631" style:parent-style-name="DefaultParagraphFont" style:family="text">
      <style:text-properties style:font-name="Times New Roman" style:font-name-asian="Times New Roman" style:font-name-complex="Times New Roman" fo:font-size="12pt" style:font-size-asian="12pt" style:font-size-complex="12pt"/>
    </style:style>
    <style:style style:name="T1632" style:parent-style-name="DefaultParagraphFont" style:family="text">
      <style:text-properties style:font-name="Times New Roman" style:font-name-asian="Times New Roman" style:font-name-complex="Times New Roman" fo:font-size="12pt" style:font-size-asian="12pt" style:font-size-complex="12pt"/>
    </style:style>
    <style:style style:name="T1633" style:parent-style-name="DefaultParagraphFont" style:family="text">
      <style:text-properties style:font-name="Times New Roman" style:font-name-asian="Times New Roman" style:font-name-complex="Times New Roman" fo:font-size="12pt" style:font-size-asian="12pt" style:font-size-complex="12pt"/>
    </style:style>
    <style:style style:name="T1634" style:parent-style-name="DefaultParagraphFont" style:family="text">
      <style:text-properties style:font-name="Times New Roman" style:font-name-asian="Times New Roman" style:font-name-complex="Times New Roman" fo:font-size="12pt" style:font-size-asian="12pt" style:font-size-complex="12pt"/>
    </style:style>
    <style:style style:name="T1635"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63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637"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63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639" style:parent-style-name="DefaultParagraphFont" style:family="text">
      <style:text-properties style:font-name="Times New Roman" style:font-name-asian="Times New Roman" style:font-name-complex="Times New Roman" fo:font-size="12pt" style:font-size-asian="12pt" style:font-size-complex="12pt"/>
    </style:style>
    <style:style style:name="P1640" style:parent-style-name="Normal" style:family="paragraph">
      <style:paragraph-properties fo:margin-bottom="0in" fo:line-height="100%"/>
    </style:style>
    <style:style style:name="T1641" style:parent-style-name="DefaultParagraphFont" style:family="text">
      <style:text-properties style:font-name="Times New Roman" style:font-name-asian="Times New Roman" style:font-name-complex="Times New Roman" fo:font-size="12pt" style:font-size-asian="12pt" style:font-size-complex="12pt"/>
    </style:style>
    <style:style style:name="T1642" style:parent-style-name="DefaultParagraphFont" style:family="text">
      <style:text-properties style:font-name="Times New Roman" style:font-name-asian="Times New Roman" style:font-name-complex="Times New Roman" fo:font-size="12pt" style:font-size-asian="12pt" style:font-size-complex="12pt"/>
    </style:style>
    <style:style style:name="T1643" style:parent-style-name="DefaultParagraphFont" style:family="text">
      <style:text-properties style:font-name="Times New Roman" style:font-name-asian="Times New Roman" style:font-name-complex="Times New Roman" fo:font-size="12pt" style:font-size-asian="12pt" style:font-size-complex="12pt"/>
    </style:style>
    <style:style style:name="T1644" style:parent-style-name="DefaultParagraphFont" style:family="text">
      <style:text-properties style:font-name="Times New Roman" style:font-name-asian="Times New Roman" style:font-name-complex="Times New Roman" fo:font-size="12pt" style:font-size-asian="12pt" style:font-size-complex="12pt"/>
    </style:style>
    <style:style style:name="T164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646"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64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648" style:parent-style-name="DefaultParagraphFont" style:family="text">
      <style:text-properties style:font-name="Times New Roman" style:font-name-asian="Times New Roman" style:font-name-complex="Times New Roman" fo:font-size="12pt" style:font-size-asian="12pt" style:font-size-complex="12pt"/>
    </style:style>
    <style:style style:name="P1649" style:parent-style-name="Normal" style:family="paragraph">
      <style:paragraph-properties fo:margin-bottom="0in" fo:line-height="100%"/>
    </style:style>
    <style:style style:name="T1650" style:parent-style-name="DefaultParagraphFont" style:family="text">
      <style:text-properties style:font-name="Times New Roman" style:font-name-asian="Times New Roman" style:font-name-complex="Times New Roman" fo:font-size="12pt" style:font-size-asian="12pt" style:font-size-complex="12pt"/>
    </style:style>
    <style:style style:name="T1651" style:parent-style-name="DefaultParagraphFont" style:family="text">
      <style:text-properties style:font-name="Times New Roman" style:font-name-asian="Times New Roman" style:font-name-complex="Times New Roman" fo:font-size="12pt" style:font-size-asian="12pt" style:font-size-complex="12pt"/>
    </style:style>
    <style:style style:name="T1652" style:parent-style-name="DefaultParagraphFont" style:family="text">
      <style:text-properties style:font-name="Times New Roman" style:font-name-asian="Times New Roman" style:font-name-complex="Times New Roman" fo:font-size="12pt" style:font-size-asian="12pt" style:font-size-complex="12pt"/>
    </style:style>
    <style:style style:name="T1653" style:parent-style-name="DefaultParagraphFont" style:family="text">
      <style:text-properties style:font-name="Times New Roman" style:font-name-asian="Times New Roman" style:font-name-complex="Times New Roman" fo:font-size="12pt" style:font-size-asian="12pt" style:font-size-complex="12pt"/>
    </style:style>
    <style:style style:name="T165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655"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65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657"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65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659" style:parent-style-name="DefaultParagraphFont" style:family="text">
      <style:text-properties style:font-name="Times New Roman" style:font-name-asian="Times New Roman" style:font-name-complex="Times New Roman" fo:font-size="12pt" style:font-size-asian="12pt" style:font-size-complex="12pt"/>
    </style:style>
    <style:style style:name="P1660" style:parent-style-name="Normal" style:family="paragraph">
      <style:paragraph-properties fo:margin-bottom="0in" fo:line-height="100%"/>
    </style:style>
    <style:style style:name="T1661" style:parent-style-name="DefaultParagraphFont" style:family="text">
      <style:text-properties style:font-name="Times New Roman" style:font-name-asian="Times New Roman" style:font-name-complex="Times New Roman" fo:font-size="12pt" style:font-size-asian="12pt" style:font-size-complex="12pt"/>
    </style:style>
    <style:style style:name="T1662" style:parent-style-name="DefaultParagraphFont" style:family="text">
      <style:text-properties style:font-name="Times New Roman" style:font-name-asian="Times New Roman" style:font-name-complex="Times New Roman" fo:font-size="12pt" style:font-size-asian="12pt" style:font-size-complex="12pt"/>
    </style:style>
    <style:style style:name="T1663" style:parent-style-name="DefaultParagraphFont" style:family="text">
      <style:text-properties style:font-name="Times New Roman" style:font-name-asian="Times New Roman" style:font-name-complex="Times New Roman" fo:font-size="12pt" style:font-size-asian="12pt" style:font-size-complex="12pt"/>
    </style:style>
    <style:style style:name="T1664" style:parent-style-name="DefaultParagraphFont" style:family="text">
      <style:text-properties style:font-name="Times New Roman" style:font-name-asian="Times New Roman" style:font-name-complex="Times New Roman" fo:font-size="12pt" style:font-size-asian="12pt" style:font-size-complex="12pt"/>
    </style:style>
    <style:style style:name="T166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666"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66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668"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66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670" style:parent-style-name="DefaultParagraphFont" style:family="text">
      <style:text-properties style:font-name="Times New Roman" style:font-name-asian="Times New Roman" style:font-name-complex="Times New Roman" fo:font-size="12pt" style:font-size-asian="12pt" style:font-size-complex="12pt"/>
    </style:style>
    <style:style style:name="P1671" style:parent-style-name="Normal" style:family="paragraph">
      <style:paragraph-properties fo:margin-bottom="0in" fo:line-height="100%"/>
    </style:style>
    <style:style style:name="T1672" style:parent-style-name="DefaultParagraphFont" style:family="text">
      <style:text-properties style:font-name="Times New Roman" style:font-name-asian="Times New Roman" style:font-name-complex="Times New Roman" fo:font-size="12pt" style:font-size-asian="12pt" style:font-size-complex="12pt"/>
    </style:style>
    <style:style style:name="T1673" style:parent-style-name="DefaultParagraphFont" style:family="text">
      <style:text-properties style:font-name="Times New Roman" style:font-name-asian="Times New Roman" style:font-name-complex="Times New Roman" fo:font-size="12pt" style:font-size-asian="12pt" style:font-size-complex="12pt"/>
    </style:style>
    <style:style style:name="T1674" style:parent-style-name="DefaultParagraphFont" style:family="text">
      <style:text-properties style:font-name="Times New Roman" style:font-name-asian="Times New Roman" style:font-name-complex="Times New Roman" fo:font-size="12pt" style:font-size-asian="12pt" style:font-size-complex="12pt"/>
    </style:style>
    <style:style style:name="T1675" style:parent-style-name="DefaultParagraphFont" style:family="text">
      <style:text-properties style:font-name="Times New Roman" style:font-name-asian="Times New Roman" style:font-name-complex="Times New Roman" fo:font-size="12pt" style:font-size-asian="12pt" style:font-size-complex="12pt"/>
    </style:style>
    <style:style style:name="T1676"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67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678" style:parent-style-name="DefaultParagraphFont" style:family="text">
      <style:text-properties style:font-name="Times New Roman" style:font-name-asian="Times New Roman" style:font-name-complex="Times New Roman" fo:font-size="12pt" style:font-size-asian="12pt" style:font-size-complex="12pt"/>
    </style:style>
    <style:style style:name="P1679" style:parent-style-name="Normal" style:family="paragraph">
      <style:paragraph-properties fo:margin-bottom="0in" fo:line-height="100%"/>
    </style:style>
    <style:style style:name="T1680" style:parent-style-name="DefaultParagraphFont" style:family="text">
      <style:text-properties style:font-name="Times New Roman" style:font-name-asian="Times New Roman" style:font-name-complex="Times New Roman" fo:font-size="12pt" style:font-size-asian="12pt" style:font-size-complex="12pt"/>
    </style:style>
    <style:style style:name="T1681" style:parent-style-name="DefaultParagraphFont" style:family="text">
      <style:text-properties style:font-name="Times New Roman" style:font-name-asian="Times New Roman" style:font-name-complex="Times New Roman" fo:font-size="12pt" style:font-size-asian="12pt" style:font-size-complex="12pt"/>
    </style:style>
    <style:style style:name="T1682" style:parent-style-name="DefaultParagraphFont" style:family="text">
      <style:text-properties style:font-name="Times New Roman" style:font-name-asian="Times New Roman" style:font-name-complex="Times New Roman" fo:font-size="12pt" style:font-size-asian="12pt" style:font-size-complex="12pt"/>
    </style:style>
    <style:style style:name="T1683" style:parent-style-name="DefaultParagraphFont" style:family="text">
      <style:text-properties style:font-name="Times New Roman" style:font-name-asian="Times New Roman" style:font-name-complex="Times New Roman" fo:font-size="12pt" style:font-size-asian="12pt" style:font-size-complex="12pt"/>
    </style:style>
    <style:style style:name="T168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685"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68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687"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T168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689" style:parent-style-name="DefaultParagraphFont" style:family="text">
      <style:text-properties style:font-name="Times New Roman" style:font-name-asian="Times New Roman" style:font-name-complex="Times New Roman" fo:font-size="12pt" style:font-size-asian="12pt" style:font-size-complex="12pt"/>
    </style:style>
    <style:style style:name="P1690" style:parent-style-name="Normal" style:family="paragraph">
      <style:paragraph-properties fo:margin-bottom="0in" fo:line-height="100%"/>
    </style:style>
    <style:style style:name="T1691" style:parent-style-name="DefaultParagraphFont" style:family="text">
      <style:text-properties style:font-name="Times New Roman" style:font-name-asian="Times New Roman" style:font-name-complex="Times New Roman" fo:font-size="12pt" style:font-size-asian="12pt" style:font-size-complex="12pt"/>
    </style:style>
    <style:style style:name="T1692" style:parent-style-name="DefaultParagraphFont" style:family="text">
      <style:text-properties style:font-name="Times New Roman" style:font-name-asian="Times New Roman" style:font-name-complex="Times New Roman" fo:font-size="12pt" style:font-size-asian="12pt" style:font-size-complex="12pt"/>
    </style:style>
    <style:style style:name="T1693" style:parent-style-name="DefaultParagraphFont" style:family="text">
      <style:text-properties style:font-name="Times New Roman" style:font-name-asian="Times New Roman" style:font-name-complex="Times New Roman" fo:font-size="12pt" style:font-size-asian="12pt" style:font-size-complex="12pt"/>
    </style:style>
    <style:style style:name="T1694" style:parent-style-name="DefaultParagraphFont" style:family="text">
      <style:text-properties style:font-name="Times New Roman" style:font-name-asian="Times New Roman" style:font-name-complex="Times New Roman" fo:font-size="12pt" style:font-size-asian="12pt" style:font-size-complex="12pt"/>
    </style:style>
    <style:style style:name="T1695"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69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697"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69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699" style:parent-style-name="DefaultParagraphFont" style:family="text">
      <style:text-properties style:font-name="Times New Roman" style:font-name-asian="Times New Roman" style:font-name-complex="Times New Roman" fo:font-size="12pt" style:font-size-asian="12pt" style:font-size-complex="12pt"/>
    </style:style>
    <style:style style:name="P1700" style:parent-style-name="Normal" style:family="paragraph">
      <style:paragraph-properties fo:margin-bottom="0in" fo:line-height="100%"/>
    </style:style>
    <style:style style:name="T1701" style:parent-style-name="DefaultParagraphFont" style:family="text">
      <style:text-properties style:font-name="Times New Roman" style:font-name-asian="Times New Roman" style:font-name-complex="Times New Roman" fo:font-size="12pt" style:font-size-asian="12pt" style:font-size-complex="12pt"/>
    </style:style>
    <style:style style:name="T1702" style:parent-style-name="DefaultParagraphFont" style:family="text">
      <style:text-properties style:font-name="Times New Roman" style:font-name-asian="Times New Roman" style:font-name-complex="Times New Roman" fo:font-size="12pt" style:font-size-asian="12pt" style:font-size-complex="12pt"/>
    </style:style>
    <style:style style:name="T1703" style:parent-style-name="DefaultParagraphFont" style:family="text">
      <style:text-properties style:font-name="Times New Roman" style:font-name-asian="Times New Roman" style:font-name-complex="Times New Roman" fo:font-size="12pt" style:font-size-asian="12pt" style:font-size-complex="12pt"/>
    </style:style>
    <style:style style:name="T1704" style:parent-style-name="DefaultParagraphFont" style:family="text">
      <style:text-properties style:font-name="Times New Roman" style:font-name-asian="Times New Roman" style:font-name-complex="Times New Roman" fo:font-size="12pt" style:font-size-asian="12pt" style:font-size-complex="12pt"/>
    </style:style>
    <style:style style:name="T1705"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70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707"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70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709" style:parent-style-name="DefaultParagraphFont" style:family="text">
      <style:text-properties style:font-name="Times New Roman" style:font-name-asian="Times New Roman" style:font-name-complex="Times New Roman" fo:font-size="12pt" style:font-size-asian="12pt" style:font-size-complex="12pt"/>
    </style:style>
    <style:style style:name="P1710" style:parent-style-name="Normal" style:family="paragraph">
      <style:paragraph-properties fo:margin-bottom="0in" fo:line-height="100%"/>
    </style:style>
    <style:style style:name="T1711" style:parent-style-name="DefaultParagraphFont" style:family="text">
      <style:text-properties style:font-name="Times New Roman" style:font-name-asian="Times New Roman" style:font-name-complex="Times New Roman" fo:font-size="12pt" style:font-size-asian="12pt" style:font-size-complex="12pt"/>
    </style:style>
    <style:style style:name="T1712" style:parent-style-name="DefaultParagraphFont" style:family="text">
      <style:text-properties style:font-name="Times New Roman" style:font-name-asian="Times New Roman" style:font-name-complex="Times New Roman" fo:font-size="12pt" style:font-size-asian="12pt" style:font-size-complex="12pt"/>
    </style:style>
    <style:style style:name="T1713" style:parent-style-name="DefaultParagraphFont" style:family="text">
      <style:text-properties style:font-name="Times New Roman" style:font-name-asian="Times New Roman" style:font-name-complex="Times New Roman" fo:font-size="12pt" style:font-size-asian="12pt" style:font-size-complex="12pt"/>
    </style:style>
    <style:style style:name="T1714" style:parent-style-name="DefaultParagraphFont" style:family="text">
      <style:text-properties style:font-name="Times New Roman" style:font-name-asian="Times New Roman" style:font-name-complex="Times New Roman" fo:font-size="12pt" style:font-size-asian="12pt" style:font-size-complex="12pt"/>
    </style:style>
    <style:style style:name="T1715"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71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717" style:parent-style-name="DefaultParagraphFont" style:family="text">
      <style:text-properties style:font-name="Times New Roman" style:font-name-asian="Times New Roman" style:font-name-complex="Times New Roman" fo:font-size="12pt" style:font-size-asian="12pt" style:font-size-complex="12pt"/>
    </style:style>
    <style:style style:name="P1718" style:parent-style-name="Normal" style:family="paragraph">
      <style:paragraph-properties fo:margin-bottom="0in" fo:line-height="100%"/>
    </style:style>
    <style:style style:name="T1719" style:parent-style-name="DefaultParagraphFont" style:family="text">
      <style:text-properties style:font-name="Times New Roman" style:font-name-asian="Times New Roman" style:font-name-complex="Times New Roman" fo:font-size="12pt" style:font-size-asian="12pt" style:font-size-complex="12pt"/>
    </style:style>
    <style:style style:name="T1720" style:parent-style-name="DefaultParagraphFont" style:family="text">
      <style:text-properties style:font-name="Times New Roman" style:font-name-asian="Times New Roman" style:font-name-complex="Times New Roman" fo:font-size="12pt" style:font-size-asian="12pt" style:font-size-complex="12pt"/>
    </style:style>
    <style:style style:name="T1721" style:parent-style-name="DefaultParagraphFont" style:family="text">
      <style:text-properties style:font-name="Times New Roman" style:font-name-asian="Times New Roman" style:font-name-complex="Times New Roman" fo:font-size="12pt" style:font-size-asian="12pt" style:font-size-complex="12pt"/>
    </style:style>
    <style:style style:name="T1722" style:parent-style-name="DefaultParagraphFont" style:family="text">
      <style:text-properties style:font-name="Times New Roman" style:font-name-asian="Times New Roman" style:font-name-complex="Times New Roman" fo:font-size="12pt" style:font-size-asian="12pt" style:font-size-complex="12pt"/>
    </style:style>
    <style:style style:name="T172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724"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72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726" style:parent-style-name="DefaultParagraphFont" style:family="text">
      <style:text-properties style:font-name="Times New Roman" style:font-name-asian="Times New Roman" style:font-name-complex="Times New Roman" fo:font-size="12pt" style:font-size-asian="12pt" style:font-size-complex="12pt"/>
    </style:style>
    <style:style style:name="P1727" style:parent-style-name="Normal" style:family="paragraph">
      <style:paragraph-properties fo:margin-bottom="0in" fo:line-height="100%"/>
    </style:style>
    <style:style style:name="T1728" style:parent-style-name="DefaultParagraphFont" style:family="text">
      <style:text-properties style:font-name="Times New Roman" style:font-name-asian="Times New Roman" style:font-name-complex="Times New Roman" fo:font-size="12pt" style:font-size-asian="12pt" style:font-size-complex="12pt"/>
    </style:style>
    <style:style style:name="T1729" style:parent-style-name="DefaultParagraphFont" style:family="text">
      <style:text-properties style:font-name="Times New Roman" style:font-name-asian="Times New Roman" style:font-name-complex="Times New Roman" fo:font-size="12pt" style:font-size-asian="12pt" style:font-size-complex="12pt"/>
    </style:style>
    <style:style style:name="T1730" style:parent-style-name="DefaultParagraphFont" style:family="text">
      <style:text-properties style:font-name="Times New Roman" style:font-name-asian="Times New Roman" style:font-name-complex="Times New Roman" fo:font-size="12pt" style:font-size-asian="12pt" style:font-size-complex="12pt"/>
    </style:style>
    <style:style style:name="T1731" style:parent-style-name="DefaultParagraphFont" style:family="text">
      <style:text-properties style:font-name="Times New Roman" style:font-name-asian="Times New Roman" style:font-name-complex="Times New Roman" fo:font-size="12pt" style:font-size-asian="12pt" style:font-size-complex="12pt"/>
    </style:style>
    <style:style style:name="T173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733"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73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735"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73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737" style:parent-style-name="DefaultParagraphFont" style:family="text">
      <style:text-properties style:font-name="Times New Roman" style:font-name-asian="Times New Roman" style:font-name-complex="Times New Roman" fo:font-size="12pt" style:font-size-asian="12pt" style:font-size-complex="12pt"/>
    </style:style>
    <style:style style:name="P1738" style:parent-style-name="Normal" style:family="paragraph">
      <style:paragraph-properties fo:margin-bottom="0in" fo:line-height="100%"/>
    </style:style>
    <style:style style:name="T1739" style:parent-style-name="DefaultParagraphFont" style:family="text">
      <style:text-properties style:font-name="Times New Roman" style:font-name-asian="Times New Roman" style:font-name-complex="Times New Roman" fo:font-size="12pt" style:font-size-asian="12pt" style:font-size-complex="12pt"/>
    </style:style>
    <style:style style:name="T1740" style:parent-style-name="DefaultParagraphFont" style:family="text">
      <style:text-properties style:font-name="Times New Roman" style:font-name-asian="Times New Roman" style:font-name-complex="Times New Roman" fo:font-size="12pt" style:font-size-asian="12pt" style:font-size-complex="12pt"/>
    </style:style>
    <style:style style:name="T1741" style:parent-style-name="DefaultParagraphFont" style:family="text">
      <style:text-properties style:font-name="Times New Roman" style:font-name-asian="Times New Roman" style:font-name-complex="Times New Roman" fo:font-size="12pt" style:font-size-asian="12pt" style:font-size-complex="12pt"/>
    </style:style>
    <style:style style:name="T1742" style:parent-style-name="DefaultParagraphFont" style:family="text">
      <style:text-properties style:font-name="Times New Roman" style:font-name-asian="Times New Roman" style:font-name-complex="Times New Roman" fo:font-size="12pt" style:font-size-asian="12pt" style:font-size-complex="12pt"/>
    </style:style>
    <style:style style:name="T1743"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74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745"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74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747" style:parent-style-name="DefaultParagraphFont" style:family="text">
      <style:text-properties style:font-name="Times New Roman" style:font-name-asian="Times New Roman" style:font-name-complex="Times New Roman" fo:font-size="12pt" style:font-size-asian="12pt" style:font-size-complex="12pt"/>
    </style:style>
    <style:style style:name="P1748" style:parent-style-name="Normal" style:family="paragraph">
      <style:paragraph-properties fo:margin-bottom="0in" fo:line-height="100%"/>
    </style:style>
    <style:style style:name="T1749" style:parent-style-name="DefaultParagraphFont" style:family="text">
      <style:text-properties style:font-name="Times New Roman" style:font-name-asian="Times New Roman" style:font-name-complex="Times New Roman" fo:font-size="12pt" style:font-size-asian="12pt" style:font-size-complex="12pt"/>
    </style:style>
    <style:style style:name="T1750" style:parent-style-name="DefaultParagraphFont" style:family="text">
      <style:text-properties style:font-name="Times New Roman" style:font-name-asian="Times New Roman" style:font-name-complex="Times New Roman" fo:font-size="12pt" style:font-size-asian="12pt" style:font-size-complex="12pt"/>
    </style:style>
    <style:style style:name="T1751" style:parent-style-name="DefaultParagraphFont" style:family="text">
      <style:text-properties style:font-name="Times New Roman" style:font-name-asian="Times New Roman" style:font-name-complex="Times New Roman" fo:font-size="12pt" style:font-size-asian="12pt" style:font-size-complex="12pt"/>
    </style:style>
    <style:style style:name="T1752" style:parent-style-name="DefaultParagraphFont" style:family="text">
      <style:text-properties style:font-name="Times New Roman" style:font-name-asian="Times New Roman" style:font-name-complex="Times New Roman" fo:font-size="12pt" style:font-size-asian="12pt" style:font-size-complex="12pt"/>
    </style:style>
    <style:style style:name="T175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754"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75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756" style:parent-style-name="DefaultParagraphFont" style:family="text">
      <style:text-properties style:font-name="Times New Roman" style:font-name-asian="Times New Roman" style:font-name-complex="Times New Roman" fo:font-size="12pt" style:font-size-asian="12pt" style:font-size-complex="12pt"/>
    </style:style>
    <style:style style:name="P1757" style:parent-style-name="Normal" style:family="paragraph">
      <style:paragraph-properties fo:margin-bottom="0in" fo:line-height="100%"/>
    </style:style>
    <style:style style:name="T1758" style:parent-style-name="DefaultParagraphFont" style:family="text">
      <style:text-properties style:font-name="Times New Roman" style:font-name-asian="Times New Roman" style:font-name-complex="Times New Roman" fo:font-size="12pt" style:font-size-asian="12pt" style:font-size-complex="12pt"/>
    </style:style>
    <style:style style:name="T1759" style:parent-style-name="DefaultParagraphFont" style:family="text">
      <style:text-properties style:font-name="Times New Roman" style:font-name-asian="Times New Roman" style:font-name-complex="Times New Roman" fo:font-size="12pt" style:font-size-asian="12pt" style:font-size-complex="12pt"/>
    </style:style>
    <style:style style:name="T1760" style:parent-style-name="DefaultParagraphFont" style:family="text">
      <style:text-properties style:font-name="Times New Roman" style:font-name-asian="Times New Roman" style:font-name-complex="Times New Roman" fo:font-size="12pt" style:font-size-asian="12pt" style:font-size-complex="12pt"/>
    </style:style>
    <style:style style:name="T1761" style:parent-style-name="DefaultParagraphFont" style:family="text">
      <style:text-properties style:font-name="Times New Roman" style:font-name-asian="Times New Roman" style:font-name-complex="Times New Roman" fo:font-size="12pt" style:font-size-asian="12pt" style:font-size-complex="12pt"/>
    </style:style>
    <style:style style:name="T176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763" style:parent-style-name="DefaultParagraphFont" style:family="text">
      <style:text-properties style:font-name="Times New Roman" style:font-name-asian="Times New Roman" style:font-name-complex="Times New Roman" fo:font-size="12pt" style:font-size-asian="12pt" style:font-size-complex="12pt"/>
    </style:style>
    <style:style style:name="P1764" style:parent-style-name="Normal" style:family="paragraph">
      <style:paragraph-properties fo:margin-bottom="0in" fo:line-height="100%"/>
    </style:style>
    <style:style style:name="T1765" style:parent-style-name="DefaultParagraphFont" style:family="text">
      <style:text-properties style:font-name="Times New Roman" style:font-name-asian="Times New Roman" style:font-name-complex="Times New Roman" fo:font-size="12pt" style:font-size-asian="12pt" style:font-size-complex="12pt"/>
    </style:style>
    <style:style style:name="T1766" style:parent-style-name="DefaultParagraphFont" style:family="text">
      <style:text-properties style:font-name="Times New Roman" style:font-name-asian="Times New Roman" style:font-name-complex="Times New Roman" fo:font-size="12pt" style:font-size-asian="12pt" style:font-size-complex="12pt"/>
    </style:style>
    <style:style style:name="T1767" style:parent-style-name="DefaultParagraphFont" style:family="text">
      <style:text-properties style:font-name="Times New Roman" style:font-name-asian="Times New Roman" style:font-name-complex="Times New Roman" fo:font-size="12pt" style:font-size-asian="12pt" style:font-size-complex="12pt"/>
    </style:style>
    <style:style style:name="T1768" style:parent-style-name="DefaultParagraphFont" style:family="text">
      <style:text-properties style:font-name="Times New Roman" style:font-name-asian="Times New Roman" style:font-name-complex="Times New Roman" fo:font-size="12pt" style:font-size-asian="12pt" style:font-size-complex="12pt"/>
    </style:style>
    <style:style style:name="T176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770" style:parent-style-name="DefaultParagraphFont" style:family="text">
      <style:text-properties style:font-name="Times New Roman" style:font-name-asian="Times New Roman" style:font-name-complex="Times New Roman" fo:font-size="12pt" style:font-size-asian="12pt" style:font-size-complex="12pt"/>
    </style:style>
    <style:style style:name="P1771" style:parent-style-name="Normal" style:family="paragraph">
      <style:paragraph-properties fo:margin-bottom="0in" fo:line-height="100%"/>
    </style:style>
    <style:style style:name="T1772" style:parent-style-name="DefaultParagraphFont" style:family="text">
      <style:text-properties style:font-name="Times New Roman" style:font-name-asian="Times New Roman" style:font-name-complex="Times New Roman" fo:font-size="12pt" style:font-size-asian="12pt" style:font-size-complex="12pt"/>
    </style:style>
    <style:style style:name="T1773" style:parent-style-name="DefaultParagraphFont" style:family="text">
      <style:text-properties style:font-name="Times New Roman" style:font-name-asian="Times New Roman" style:font-name-complex="Times New Roman" fo:font-size="12pt" style:font-size-asian="12pt" style:font-size-complex="12pt"/>
    </style:style>
    <style:style style:name="T1774" style:parent-style-name="DefaultParagraphFont" style:family="text">
      <style:text-properties style:font-name="Times New Roman" style:font-name-asian="Times New Roman" style:font-name-complex="Times New Roman" fo:font-size="12pt" style:font-size-asian="12pt" style:font-size-complex="12pt"/>
    </style:style>
    <style:style style:name="T1775" style:parent-style-name="DefaultParagraphFont" style:family="text">
      <style:text-properties style:font-name="Times New Roman" style:font-name-asian="Times New Roman" style:font-name-complex="Times New Roman" fo:font-size="12pt" style:font-size-asian="12pt" style:font-size-complex="12pt"/>
    </style:style>
    <style:style style:name="T1776"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77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778" style:parent-style-name="DefaultParagraphFont" style:family="text">
      <style:text-properties style:font-name="Times New Roman" style:font-name-asian="Times New Roman" style:font-name-complex="Times New Roman" fo:font-size="12pt" style:font-size-asian="12pt" style:font-size-complex="12pt"/>
    </style:style>
    <style:style style:name="P1779" style:parent-style-name="Normal" style:family="paragraph">
      <style:paragraph-properties fo:margin-top="0.0694in" fo:margin-bottom="0.0694in" fo:line-height="100%" fo:margin-left="0.5in">
        <style:tab-stops>
          <style:tab-stop style:type="left" style:position="0.5in"/>
        </style:tab-stops>
      </style:paragraph-properties>
    </style:style>
    <style:style style:name="T1780" style:parent-style-name="DefaultParagraphFont" style:family="text">
      <style:text-properties style:font-name="Times New Roman" style:font-name-asian="Times New Roman" style:font-name-complex="Times New Roman" fo:font-size="12pt" style:font-size-asian="12pt" style:font-size-complex="12pt"/>
    </style:style>
    <style:style style:name="T1781" style:parent-style-name="DefaultParagraphFont" style:family="text">
      <style:text-properties style:font-name="Times New Roman" style:font-name-asian="Times New Roman" style:font-name-complex="Times New Roman" fo:font-size="12pt" style:font-size-asian="12pt" style:font-size-complex="12pt"/>
    </style:style>
    <style:style style:name="T1782"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78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784" style:parent-style-name="DefaultParagraphFont" style:family="text">
      <style:text-properties style:font-name="Times New Roman" style:font-name-asian="Times New Roman" style:font-name-complex="Times New Roman" fo:font-size="12pt" style:font-size-asian="12pt" style:font-size-complex="12pt"/>
    </style:style>
    <style:style style:name="P1785"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1786" style:parent-style-name="Normal" style:family="paragraph">
      <style:paragraph-properties fo:margin-top="0.0694in" fo:margin-bottom="0.0694in" fo:line-height="100%"/>
    </style:style>
    <style:style style:name="T178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P1788" style:parent-style-name="Normal" style:family="paragraph">
      <style:paragraph-properties fo:margin-top="0.0694in" fo:margin-bottom="0.0694in" fo:line-height="100%"/>
    </style:style>
    <style:style style:name="T1789"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179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P1791" style:parent-style-name="Normal" style:family="paragraph">
      <style:paragraph-properties fo:margin-top="0.0694in" fo:margin-bottom="0.0694in" fo:line-height="100%"/>
    </style:style>
    <style:style style:name="T179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1793"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179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1795"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179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1797"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P1798" style:parent-style-name="Normal" style:family="paragraph">
      <style:paragraph-properties fo:margin-top="0.0694in" fo:margin-bottom="0.0694in" fo:line-height="100%"/>
    </style:style>
    <style:style style:name="T179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P1800" style:parent-style-name="Normal" style:family="paragraph">
      <style:paragraph-properties fo:margin-top="0.0694in" fo:margin-bottom="0.0694in" fo:line-height="100%"/>
    </style:style>
    <style:style style:name="T180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P1802" style:parent-style-name="Normal" style:family="paragraph">
      <style:paragraph-properties fo:margin-top="0.0694in" fo:margin-bottom="0.0694in" fo:line-height="100%"/>
    </style:style>
    <style:style style:name="T180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ableColumn1805" style:family="table-column">
      <style:table-column-properties style:column-width="0.9875in"/>
    </style:style>
    <style:style style:name="TableColumn1806" style:family="table-column">
      <style:table-column-properties style:column-width="5.5125in"/>
    </style:style>
    <style:style style:name="Table1804" style:family="table">
      <style:table-properties style:width="6.5in" fo:margin-left="0in" table:align="left"/>
    </style:style>
    <style:style style:name="TableRow1807" style:family="table-row">
      <style:table-row-properties/>
    </style:style>
    <style:style style:name="TableCell1808" style:family="table-cell">
      <style:table-cell-properties fo:border="none" style:writing-mode="lr-tb" style:vertical-align="middle" fo:padding-top="0.0104in" fo:padding-left="0.0104in" fo:padding-bottom="0.0104in" fo:padding-right="0.0104in"/>
    </style:style>
    <style:style style:name="P1809" style:parent-style-name="Normal" style:family="paragraph">
      <style:paragraph-properties fo:text-align="center" fo:margin-top="0.0694in" fo:margin-bottom="0.0694in" fo:line-height="100%"/>
    </style:style>
    <style:style style:name="T1810"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P1811" style:parent-style-name="Normal" style:family="paragraph">
      <style:paragraph-properties fo:text-align="center" fo:margin-top="0.0694in" fo:margin-bottom="0.0694in" fo:line-height="100%"/>
    </style:style>
    <style:style style:name="T1812"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P1813" style:parent-style-name="Normal" style:family="paragraph">
      <style:paragraph-properties fo:text-align="center" fo:margin-top="0.0694in" fo:margin-bottom="0.0694in" fo:line-height="100%"/>
    </style:style>
    <style:style style:name="T1814"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P1815" style:parent-style-name="Normal" style:family="paragraph">
      <style:paragraph-properties fo:text-align="center" fo:margin-bottom="0in" fo:line-height="100%"/>
    </style:style>
    <style:style style:name="T1816" style:parent-style-name="DefaultParagraphFont" style:family="text">
      <style:text-properties style:font-name="Times New Roman" style:font-name-asian="Times New Roman" style:font-name-complex="Times New Roman" fo:font-weight="bold" style:font-weight-asian="bold" style:font-weight-complex="bold" fo:color="#0000FF" fo:font-size="13.5pt" style:font-size-asian="13.5pt" style:font-size-complex="13.5pt" style:text-underline-type="single" style:text-underline-style="solid" style:text-underline-width="auto" style:text-underline-mode="continuous"/>
    </style:style>
    <style:style style:name="TableRow1817" style:family="table-row">
      <style:table-row-properties/>
    </style:style>
    <style:style style:name="TableCell1818" style:family="table-cell">
      <style:table-cell-properties fo:border="none" style:writing-mode="lr-tb" style:vertical-align="middle" fo:padding-top="0.0104in" fo:padding-left="0.0104in" fo:padding-bottom="0.0104in" fo:padding-right="0.0104in"/>
    </style:style>
    <style:style style:name="P1819" style:parent-style-name="Normal" style:family="paragraph">
      <style:paragraph-properties fo:text-align="center" fo:margin-bottom="0in" fo:line-height="100%"/>
    </style:style>
    <style:style style:name="T1820"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ableCell1821" style:family="table-cell">
      <style:table-cell-properties fo:border-top="none" fo:border-left="0.0208in solid #000000" fo:border-bottom="none" fo:border-right="none" style:writing-mode="lr-tb" style:vertical-align="middle" fo:padding-top="0in" fo:padding-left="0in" fo:padding-bottom="0in" fo:padding-right="0in"/>
    </style:style>
    <style:style style:name="P1822" style:parent-style-name="Normal" style:family="paragraph">
      <style:paragraph-properties fo:margin-top="0.0694in" fo:margin-bottom="0.0694in" fo:line-height="100%"/>
    </style:style>
    <style:style style:name="T182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824" style:parent-style-name="DefaultParagraphFont" style:family="text">
      <style:text-properties style:font-name="Times New Roman" style:font-name-asian="Times New Roman" style:font-name-complex="Times New Roman" fo:font-size="12pt" style:font-size-asian="12pt" style:font-size-complex="12pt"/>
    </style:style>
    <style:style style:name="P1825" style:parent-style-name="Normal" style:family="paragraph">
      <style:paragraph-properties fo:margin-top="0.0694in" fo:margin-bottom="0.0694in" fo:line-height="100%"/>
    </style:style>
    <style:style style:name="T182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827" style:parent-style-name="Normal" style:family="paragraph">
      <style:paragraph-properties fo:margin-top="0.0694in" fo:margin-bottom="0.0694in" fo:line-height="100%"/>
    </style:style>
    <style:style style:name="T182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829" style:parent-style-name="Normal" style:family="paragraph">
      <style:paragraph-properties fo:margin-top="0.0694in" fo:margin-bottom="0.0694in" fo:line-height="100%"/>
    </style:style>
    <style:style style:name="T183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831" style:parent-style-name="Normal" style:family="paragraph">
      <style:paragraph-properties fo:margin-top="0.0694in" fo:margin-bottom="0.0694in" fo:line-height="100%"/>
    </style:style>
    <style:style style:name="T183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833" style:parent-style-name="Normal" style:family="paragraph">
      <style:paragraph-properties fo:margin-top="0.0694in" fo:margin-bottom="0.0694in" fo:line-height="100%"/>
    </style:style>
    <style:style style:name="T183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835" style:parent-style-name="Normal" style:family="paragraph">
      <style:paragraph-properties fo:margin-top="0.0694in" fo:margin-bottom="0.0694in" fo:line-height="100%"/>
    </style:style>
    <style:style style:name="T183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837" style:parent-style-name="DefaultParagraphFont" style:family="text">
      <style:text-properties style:font-name="Times New Roman" style:font-name-asian="Times New Roman" style:font-name-complex="Times New Roman" fo:font-size="12pt" style:font-size-asian="12pt" style:font-size-complex="12pt"/>
    </style:style>
    <style:style style:name="P1838" style:parent-style-name="Normal" style:family="paragraph">
      <style:paragraph-properties fo:margin-top="0.0694in" fo:margin-bottom="0.0694in" fo:line-height="100%"/>
    </style:style>
    <style:style style:name="T183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840" style:parent-style-name="Normal" style:family="paragraph">
      <style:paragraph-properties fo:margin-top="0.0694in" fo:margin-bottom="0.0694in" fo:line-height="100%"/>
    </style:style>
    <style:style style:name="T184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842" style:parent-style-name="Normal" style:family="paragraph">
      <style:paragraph-properties fo:margin-top="0.0694in" fo:margin-bottom="0.0694in" fo:line-height="100%"/>
    </style:style>
    <style:style style:name="T184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844" style:parent-style-name="Normal" style:family="paragraph">
      <style:paragraph-properties fo:margin-top="0.0694in" fo:margin-bottom="0.0694in" fo:line-height="100%"/>
    </style:style>
    <style:style style:name="T184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846" style:parent-style-name="DefaultParagraphFont" style:family="text">
      <style:text-properties style:font-name="Times New Roman" style:font-name-asian="Times New Roman" style:font-name-complex="Times New Roman" fo:font-size="12pt" style:font-size-asian="12pt" style:font-size-complex="12pt"/>
    </style:style>
    <style:style style:name="P1847" style:parent-style-name="Normal" style:family="paragraph">
      <style:paragraph-properties fo:margin-top="0.0694in" fo:margin-bottom="0.0694in" fo:line-height="100%"/>
    </style:style>
    <style:style style:name="T184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849" style:parent-style-name="Normal" style:family="paragraph">
      <style:paragraph-properties fo:margin-top="0.0694in" fo:margin-bottom="0.0694in" fo:line-height="100%"/>
    </style:style>
    <style:style style:name="T185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851" style:parent-style-name="Normal" style:family="paragraph">
      <style:paragraph-properties fo:margin-top="0.0694in" fo:margin-bottom="0.0694in" fo:line-height="100%"/>
    </style:style>
    <style:style style:name="T185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853" style:parent-style-name="Normal" style:family="paragraph">
      <style:paragraph-properties fo:margin-top="0.0694in" fo:margin-bottom="0.0694in" fo:line-height="100%"/>
    </style:style>
    <style:style style:name="T185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ableRow1855" style:family="table-row">
      <style:table-row-properties/>
    </style:style>
    <style:style style:name="TableCell1856" style:family="table-cell">
      <style:table-cell-properties fo:border="none" style:writing-mode="lr-tb" style:vertical-align="middle" fo:padding-top="0.0104in" fo:padding-left="0.0104in" fo:padding-bottom="0.0104in" fo:padding-right="0.0104in"/>
    </style:style>
    <style:style style:name="P1857" style:parent-style-name="Normal" style:family="paragraph">
      <style:paragraph-properties fo:text-align="center" fo:margin-bottom="0in" fo:line-height="100%"/>
    </style:style>
    <style:style style:name="T1858"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ableCell1859" style:family="table-cell">
      <style:table-cell-properties fo:border-top="none" fo:border-left="0.0208in solid #000000" fo:border-bottom="none" fo:border-right="none" style:writing-mode="lr-tb" style:vertical-align="middle" fo:padding-top="0in" fo:padding-left="0in" fo:padding-bottom="0in" fo:padding-right="0in"/>
    </style:style>
    <style:style style:name="P1860" style:parent-style-name="Normal" style:family="paragraph">
      <style:paragraph-properties fo:margin-top="0.0694in" fo:margin-bottom="0.0694in" fo:line-height="100%"/>
    </style:style>
    <style:style style:name="T186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862" style:parent-style-name="Normal" style:family="paragraph">
      <style:paragraph-properties fo:margin-top="0.0694in" fo:margin-bottom="0.0694in" fo:line-height="100%"/>
    </style:style>
    <style:style style:name="T186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864" style:parent-style-name="DefaultParagraphFont" style:family="text">
      <style:text-properties style:font-name="Times New Roman" style:font-name-asian="Times New Roman" style:font-name-complex="Times New Roman" fo:font-size="12pt" style:font-size-asian="12pt" style:font-size-complex="12pt"/>
    </style:style>
    <style:style style:name="P1865" style:parent-style-name="Normal" style:family="paragraph">
      <style:paragraph-properties fo:margin-top="0.0694in" fo:margin-bottom="0.0694in" fo:line-height="100%"/>
    </style:style>
    <style:style style:name="T186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867" style:parent-style-name="Normal" style:family="paragraph">
      <style:paragraph-properties fo:margin-top="0.0694in" fo:margin-bottom="0.0694in" fo:line-height="100%"/>
    </style:style>
    <style:style style:name="T186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869" style:parent-style-name="Normal" style:family="paragraph">
      <style:paragraph-properties fo:margin-top="0.0694in" fo:margin-bottom="0.0694in" fo:line-height="100%"/>
    </style:style>
    <style:style style:name="T187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871" style:parent-style-name="Normal" style:family="paragraph">
      <style:paragraph-properties fo:margin-top="0.0694in" fo:margin-bottom="0.0694in" fo:line-height="100%"/>
    </style:style>
    <style:style style:name="T187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873" style:parent-style-name="Normal" style:family="paragraph">
      <style:paragraph-properties fo:margin-top="0.0694in" fo:margin-bottom="0.0694in" fo:line-height="100%"/>
    </style:style>
    <style:style style:name="T187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875" style:parent-style-name="Normal" style:family="paragraph">
      <style:paragraph-properties fo:margin-top="0.0694in" fo:margin-bottom="0.0694in" fo:line-height="100%"/>
    </style:style>
    <style:style style:name="T187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877" style:parent-style-name="DefaultParagraphFont" style:family="text">
      <style:text-properties style:font-name="Times New Roman" style:font-name-asian="Times New Roman" style:font-name-complex="Times New Roman" fo:font-size="12pt" style:font-size-asian="12pt" style:font-size-complex="12pt"/>
    </style:style>
    <style:style style:name="P1878" style:parent-style-name="Normal" style:family="paragraph">
      <style:paragraph-properties fo:margin-top="0.0694in" fo:margin-bottom="0.0694in" fo:line-height="100%"/>
    </style:style>
    <style:style style:name="T187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880" style:parent-style-name="Normal" style:family="paragraph">
      <style:paragraph-properties fo:margin-top="0.0694in" fo:margin-bottom="0.0694in" fo:line-height="100%"/>
    </style:style>
    <style:style style:name="T188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882" style:parent-style-name="Normal" style:family="paragraph">
      <style:paragraph-properties fo:margin-top="0.0694in" fo:margin-bottom="0.0694in" fo:line-height="100%"/>
    </style:style>
    <style:style style:name="T188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884" style:parent-style-name="Normal" style:family="paragraph">
      <style:paragraph-properties fo:margin-top="0.0694in" fo:margin-bottom="0.0694in" fo:line-height="100%"/>
    </style:style>
    <style:style style:name="T188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886" style:parent-style-name="Normal" style:family="paragraph">
      <style:paragraph-properties fo:margin-top="0.0694in" fo:margin-bottom="0.0694in" fo:line-height="100%"/>
    </style:style>
    <style:style style:name="T188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888" style:parent-style-name="Normal" style:family="paragraph">
      <style:paragraph-properties fo:margin-top="0.0694in" fo:margin-bottom="0.0694in" fo:line-height="100%"/>
    </style:style>
    <style:style style:name="T188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890" style:parent-style-name="DefaultParagraphFont" style:family="text">
      <style:text-properties style:font-name="Times New Roman" style:font-name-asian="Times New Roman" style:font-name-complex="Times New Roman" fo:font-size="12pt" style:font-size-asian="12pt" style:font-size-complex="12pt"/>
    </style:style>
    <style:style style:name="P1891" style:parent-style-name="Normal" style:family="paragraph">
      <style:paragraph-properties fo:margin-top="0.0694in" fo:margin-bottom="0.0694in" fo:line-height="100%"/>
    </style:style>
    <style:style style:name="T189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893" style:parent-style-name="Normal" style:family="paragraph">
      <style:paragraph-properties fo:margin-top="0.0694in" fo:margin-bottom="0.0694in" fo:line-height="100%"/>
    </style:style>
    <style:style style:name="T189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895" style:parent-style-name="Normal" style:family="paragraph">
      <style:paragraph-properties fo:margin-top="0.0694in" fo:margin-bottom="0.0694in" fo:line-height="100%"/>
    </style:style>
    <style:style style:name="T189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897" style:parent-style-name="Normal" style:family="paragraph">
      <style:paragraph-properties fo:margin-top="0.0694in" fo:margin-bottom="0.0694in" fo:line-height="100%"/>
    </style:style>
    <style:style style:name="T189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899" style:parent-style-name="Normal" style:family="paragraph">
      <style:paragraph-properties fo:margin-top="0.0694in" fo:margin-bottom="0.0694in" fo:line-height="100%"/>
    </style:style>
    <style:style style:name="T190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901" style:parent-style-name="Normal" style:family="paragraph">
      <style:paragraph-properties fo:margin-top="0.0694in" fo:margin-bottom="0.0694in" fo:line-height="100%"/>
    </style:style>
    <style:style style:name="T190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903" style:parent-style-name="Normal" style:family="paragraph">
      <style:paragraph-properties fo:margin-top="0.0694in" fo:margin-bottom="0.0694in" fo:line-height="100%"/>
    </style:style>
    <style:style style:name="T190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ableRow1905" style:family="table-row">
      <style:table-row-properties/>
    </style:style>
    <style:style style:name="TableCell1906" style:family="table-cell">
      <style:table-cell-properties fo:border="none" style:writing-mode="lr-tb" style:vertical-align="middle" fo:padding-top="0.0104in" fo:padding-left="0.0104in" fo:padding-bottom="0.0104in" fo:padding-right="0.0104in"/>
    </style:style>
    <style:style style:name="P1907" style:parent-style-name="Normal" style:family="paragraph">
      <style:paragraph-properties fo:text-align="center" fo:margin-bottom="0in" fo:line-height="100%"/>
    </style:style>
    <style:style style:name="T1908"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1909"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ableCell1910" style:family="table-cell">
      <style:table-cell-properties fo:border-top="none" fo:border-left="0.0208in solid #000000" fo:border-bottom="none" fo:border-right="none" style:writing-mode="lr-tb" style:vertical-align="middle" fo:padding-top="0in" fo:padding-left="0in" fo:padding-bottom="0in" fo:padding-right="0in"/>
    </style:style>
    <style:style style:name="TableColumn1912" style:family="table-column">
      <style:table-column-properties style:column-width="0.4784in"/>
    </style:style>
    <style:style style:name="TableColumn1913" style:family="table-column">
      <style:table-column-properties style:column-width="4.9819in"/>
    </style:style>
    <style:style style:name="Table1911" style:family="table">
      <style:table-properties style:width="5.4604in" fo:margin-left="0in" table:align="left"/>
    </style:style>
    <style:style style:name="TableRow1914" style:family="table-row">
      <style:table-row-properties/>
    </style:style>
    <style:style style:name="TableCell1915" style:family="table-cell">
      <style:table-cell-properties fo:border="none" style:writing-mode="lr-tb" style:vertical-align="middle" fo:padding-top="0.0104in" fo:padding-left="0.0104in" fo:padding-bottom="0.0104in" fo:padding-right="0.0104in"/>
    </style:style>
    <style:style style:name="P1916" style:parent-style-name="Normal"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1917" style:family="table-cell">
      <style:table-cell-properties fo:border-top="none" fo:border-left="0.0208in solid #000000" fo:border-bottom="none" fo:border-right="none" style:writing-mode="lr-tb" style:vertical-align="middle" fo:padding-top="0in" fo:padding-left="0in" fo:padding-bottom="0in" fo:padding-right="0in"/>
    </style:style>
    <style:style style:name="P1918" style:parent-style-name="Normal" style:family="paragraph">
      <style:paragraph-properties fo:margin-top="0.0694in" fo:margin-bottom="0.0694in" fo:line-height="100%"/>
    </style:style>
    <style:style style:name="T191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920" style:parent-style-name="Normal" style:family="paragraph">
      <style:paragraph-properties fo:margin-top="0.0694in" fo:margin-bottom="0.0694in" fo:line-height="100%"/>
    </style:style>
    <style:style style:name="T192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922" style:parent-style-name="Normal" style:family="paragraph">
      <style:paragraph-properties fo:margin-top="0.0694in" fo:margin-bottom="0.0694in" fo:line-height="100%"/>
    </style:style>
    <style:style style:name="T192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924" style:parent-style-name="Normal" style:family="paragraph">
      <style:paragraph-properties fo:margin-top="0.0694in" fo:margin-bottom="0.0694in" fo:line-height="100%"/>
    </style:style>
    <style:style style:name="T192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926" style:parent-style-name="DefaultParagraphFont" style:family="text">
      <style:text-properties style:font-name="Times New Roman" style:font-name-asian="Times New Roman" style:font-name-complex="Times New Roman" fo:font-size="12pt" style:font-size-asian="12pt" style:font-size-complex="12pt"/>
    </style:style>
    <style:style style:name="P1927" style:parent-style-name="Normal" style:family="paragraph">
      <style:paragraph-properties fo:margin-top="0.0694in" fo:margin-bottom="0.0694in" fo:line-height="100%"/>
    </style:style>
    <style:style style:name="T192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929" style:parent-style-name="Normal" style:family="paragraph">
      <style:paragraph-properties fo:margin-top="0.0694in" fo:margin-bottom="0.0694in" fo:line-height="100%"/>
    </style:style>
    <style:style style:name="T193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931" style:parent-style-name="DefaultParagraphFont" style:family="text">
      <style:text-properties style:font-name="Times New Roman" style:font-name-asian="Times New Roman" style:font-name-complex="Times New Roman" fo:font-size="12pt" style:font-size-asian="12pt" style:font-size-complex="12pt"/>
    </style:style>
    <style:style style:name="P1932" style:parent-style-name="Normal" style:family="paragraph">
      <style:paragraph-properties fo:margin-top="0.0694in" fo:margin-bottom="0.0694in" fo:line-height="100%"/>
    </style:style>
    <style:style style:name="T193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934" style:parent-style-name="Normal" style:family="paragraph">
      <style:paragraph-properties fo:margin-top="0.0694in" fo:margin-bottom="0.0694in" fo:line-height="100%"/>
    </style:style>
    <style:style style:name="T193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936" style:parent-style-name="Normal" style:family="paragraph">
      <style:paragraph-properties fo:margin-top="0.0694in" fo:margin-bottom="0.0694in" fo:line-height="100%"/>
    </style:style>
    <style:style style:name="T193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938" style:parent-style-name="Normal" style:family="paragraph">
      <style:paragraph-properties fo:margin-top="0.0694in" fo:margin-bottom="0.0694in" fo:line-height="100%"/>
    </style:style>
    <style:style style:name="T193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940" style:parent-style-name="Normal" style:family="paragraph">
      <style:paragraph-properties fo:margin-top="0.0694in" fo:margin-bottom="0.0694in" fo:line-height="100%"/>
    </style:style>
    <style:style style:name="T194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942" style:parent-style-name="Normal" style:family="paragraph">
      <style:paragraph-properties fo:margin-top="0.0694in" fo:margin-bottom="0.0694in" fo:line-height="100%"/>
    </style:style>
    <style:style style:name="T194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944" style:parent-style-name="DefaultParagraphFont" style:family="text">
      <style:text-properties style:font-name="Times New Roman" style:font-name-asian="Times New Roman" style:font-name-complex="Times New Roman" fo:font-size="12pt" style:font-size-asian="12pt" style:font-size-complex="12pt"/>
    </style:style>
    <style:style style:name="P1945" style:parent-style-name="Normal" style:family="paragraph">
      <style:paragraph-properties fo:margin-top="0.0694in" fo:margin-bottom="0.0694in" fo:line-height="100%"/>
    </style:style>
    <style:style style:name="T194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947" style:parent-style-name="Normal" style:family="paragraph">
      <style:paragraph-properties fo:margin-top="0.0694in" fo:margin-bottom="0.0694in" fo:line-height="100%"/>
    </style:style>
    <style:style style:name="T194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949" style:parent-style-name="Normal" style:family="paragraph">
      <style:paragraph-properties fo:margin-top="0.0694in" fo:margin-bottom="0.0694in" fo:line-height="100%"/>
    </style:style>
    <style:style style:name="T195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951" style:parent-style-name="Normal" style:family="paragraph">
      <style:paragraph-properties fo:margin-top="0.0694in" fo:margin-bottom="0.0694in" fo:line-height="100%"/>
    </style:style>
    <style:style style:name="T195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953" style:parent-style-name="Normal" style:family="paragraph">
      <style:paragraph-properties fo:margin-top="0.0694in" fo:margin-bottom="0.0694in" fo:line-height="100%"/>
    </style:style>
    <style:style style:name="T195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955" style:parent-style-name="DefaultParagraphFont" style:family="text">
      <style:text-properties style:font-name="Times New Roman" style:font-name-asian="Times New Roman" style:font-name-complex="Times New Roman" fo:font-size="12pt" style:font-size-asian="12pt" style:font-size-complex="12pt"/>
    </style:style>
    <style:style style:name="P1956" style:parent-style-name="Normal" style:family="paragraph">
      <style:paragraph-properties fo:margin-top="0.0694in" fo:margin-bottom="0.0694in" fo:line-height="100%"/>
    </style:style>
    <style:style style:name="T195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958" style:parent-style-name="Normal" style:family="paragraph">
      <style:paragraph-properties fo:margin-top="0.0694in" fo:margin-bottom="0.0694in" fo:line-height="100%"/>
    </style:style>
    <style:style style:name="T195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960" style:parent-style-name="Normal" style:family="paragraph">
      <style:paragraph-properties fo:margin-top="0.0694in" fo:margin-bottom="0.0694in" fo:line-height="100%"/>
    </style:style>
    <style:style style:name="T196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962" style:parent-style-name="Normal" style:family="paragraph">
      <style:paragraph-properties fo:margin-top="0.0694in" fo:margin-bottom="0.0694in" fo:line-height="100%"/>
    </style:style>
    <style:style style:name="T196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964" style:parent-style-name="Normal" style:family="paragraph">
      <style:paragraph-properties fo:margin-top="0.0694in" fo:margin-bottom="0.0694in" fo:line-height="100%"/>
    </style:style>
    <style:style style:name="T196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966" style:parent-style-name="Normal" style:family="paragraph">
      <style:paragraph-properties fo:margin-top="0.0694in" fo:margin-bottom="0.0694in" fo:line-height="100%"/>
    </style:style>
    <style:style style:name="T196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968" style:parent-style-name="Normal" style:family="paragraph">
      <style:paragraph-properties fo:margin-top="0.0694in" fo:margin-bottom="0.0694in" fo:line-height="100%"/>
    </style:style>
    <style:style style:name="T196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ableRow1970" style:family="table-row">
      <style:table-row-properties/>
    </style:style>
    <style:style style:name="TableCell1971" style:family="table-cell">
      <style:table-cell-properties fo:border="none" style:writing-mode="lr-tb" style:vertical-align="middle" fo:padding-top="0.0104in" fo:padding-left="0.0104in" fo:padding-bottom="0.0104in" fo:padding-right="0.0104in"/>
    </style:style>
    <style:style style:name="P1972" style:parent-style-name="Normal" style:family="paragraph">
      <style:paragraph-properties fo:text-align="center" fo:margin-bottom="0in" fo:line-height="100%"/>
    </style:style>
    <style:style style:name="T1973"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ableCell1974" style:family="table-cell">
      <style:table-cell-properties fo:border-top="none" fo:border-left="0.0208in solid #000000" fo:border-bottom="none" fo:border-right="none" style:writing-mode="lr-tb" style:vertical-align="middle" fo:padding-top="0in" fo:padding-left="0in" fo:padding-bottom="0in" fo:padding-right="0in"/>
    </style:style>
    <style:style style:name="TableColumn1976" style:family="table-column">
      <style:table-column-properties style:column-width="0.8673in"/>
    </style:style>
    <style:style style:name="TableColumn1977" style:family="table-column">
      <style:table-column-properties style:column-width="4.593in"/>
    </style:style>
    <style:style style:name="Table1975" style:family="table">
      <style:table-properties style:width="5.4604in" fo:margin-left="0in" table:align="left"/>
    </style:style>
    <style:style style:name="TableRow1978" style:family="table-row">
      <style:table-row-properties/>
    </style:style>
    <style:style style:name="TableCell1979" style:family="table-cell">
      <style:table-cell-properties fo:border="none" style:writing-mode="lr-tb" style:vertical-align="middle" fo:padding-top="0.0104in" fo:padding-left="0.0104in" fo:padding-bottom="0.0104in" fo:padding-right="0.0104in"/>
    </style:style>
    <style:style style:name="P1980" style:parent-style-name="Normal" style:family="paragraph">
      <style:paragraph-properties fo:text-align="center" fo:margin-bottom="0in" fo:line-height="100%"/>
    </style:style>
    <style:style style:name="T1981"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ableCell1982" style:family="table-cell">
      <style:table-cell-properties fo:border-top="none" fo:border-left="0.0208in solid #000000" fo:border-bottom="none" fo:border-right="none" style:writing-mode="lr-tb" style:vertical-align="middle" fo:padding-top="0in" fo:padding-left="0in" fo:padding-bottom="0in" fo:padding-right="0in"/>
    </style:style>
    <style:style style:name="P1983" style:parent-style-name="Normal" style:family="paragraph">
      <style:paragraph-properties fo:margin-bottom="0in" fo:line-height="100%"/>
    </style:style>
    <style:style style:name="T1984" style:parent-style-name="DefaultParagraphFont" style:family="text">
      <style:text-properties style:font-name="Times New Roman" style:font-name-asian="Times New Roman" style:font-name-complex="Times New Roman" fo:font-size="12pt" style:font-size-asian="12pt" style:font-size-complex="12pt"/>
    </style:style>
    <style:style style:name="T1985" style:parent-style-name="DefaultParagraphFont" style:family="text">
      <style:text-properties style:font-name="Times New Roman" style:font-name-asian="Times New Roman" style:font-name-complex="Times New Roman" fo:font-size="12pt" style:font-size-asian="12pt" style:font-size-complex="12pt"/>
    </style:style>
    <style:style style:name="T198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987" style:parent-style-name="DefaultParagraphFont" style:family="text">
      <style:text-properties style:font-name="Times New Roman" style:font-name-asian="Times New Roman" style:font-name-complex="Times New Roman" fo:font-size="12pt" style:font-size-asian="12pt" style:font-size-complex="12pt"/>
    </style:style>
    <style:style style:name="P1988" style:parent-style-name="Normal" style:family="paragraph">
      <style:paragraph-properties fo:margin-bottom="0in" fo:line-height="100%"/>
    </style:style>
    <style:style style:name="T1989" style:parent-style-name="DefaultParagraphFont" style:family="text">
      <style:text-properties style:font-name="Times New Roman" style:font-name-asian="Times New Roman" style:font-name-complex="Times New Roman" fo:font-size="12pt" style:font-size-asian="12pt" style:font-size-complex="12pt"/>
    </style:style>
    <style:style style:name="T1990" style:parent-style-name="DefaultParagraphFont" style:family="text">
      <style:text-properties style:font-name="Times New Roman" style:font-name-asian="Times New Roman" style:font-name-complex="Times New Roman" fo:font-size="12pt" style:font-size-asian="12pt" style:font-size-complex="12pt"/>
    </style:style>
    <style:style style:name="T199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992" style:parent-style-name="DefaultParagraphFont" style:family="text">
      <style:text-properties style:font-name="Times New Roman" style:font-name-asian="Times New Roman" style:font-name-complex="Times New Roman" fo:font-size="12pt" style:font-size-asian="12pt" style:font-size-complex="12pt"/>
    </style:style>
    <style:style style:name="P1993" style:parent-style-name="Normal" style:family="paragraph">
      <style:paragraph-properties fo:margin-bottom="0in" fo:line-height="100%"/>
    </style:style>
    <style:style style:name="T1994" style:parent-style-name="DefaultParagraphFont" style:family="text">
      <style:text-properties style:font-name="Times New Roman" style:font-name-asian="Times New Roman" style:font-name-complex="Times New Roman" fo:font-size="12pt" style:font-size-asian="12pt" style:font-size-complex="12pt"/>
    </style:style>
    <style:style style:name="T1995" style:parent-style-name="DefaultParagraphFont" style:family="text">
      <style:text-properties style:font-name="Times New Roman" style:font-name-asian="Times New Roman" style:font-name-complex="Times New Roman" fo:font-size="12pt" style:font-size-asian="12pt" style:font-size-complex="12pt"/>
    </style:style>
    <style:style style:name="T199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997" style:parent-style-name="DefaultParagraphFont" style:family="text">
      <style:text-properties style:font-name="Times New Roman" style:font-name-asian="Times New Roman" style:font-name-complex="Times New Roman" fo:font-size="12pt" style:font-size-asian="12pt" style:font-size-complex="12pt"/>
    </style:style>
    <style:style style:name="TableRow1998" style:family="table-row">
      <style:table-row-properties/>
    </style:style>
    <style:style style:name="TableCell1999" style:family="table-cell">
      <style:table-cell-properties fo:border="none" style:writing-mode="lr-tb" style:vertical-align="middle" fo:padding-top="0.0104in" fo:padding-left="0.0104in" fo:padding-bottom="0.0104in" fo:padding-right="0.0104in"/>
    </style:style>
    <style:style style:name="P2000" style:parent-style-name="Normal" style:family="paragraph">
      <style:paragraph-properties fo:text-align="center" fo:margin-bottom="0in" fo:line-height="100%"/>
    </style:style>
    <style:style style:name="T2001"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ableCell2002" style:family="table-cell">
      <style:table-cell-properties fo:border-top="none" fo:border-left="0.0208in solid #000000" fo:border-bottom="none" fo:border-right="none" style:writing-mode="lr-tb" style:vertical-align="middle" fo:padding-top="0in" fo:padding-left="0in" fo:padding-bottom="0in" fo:padding-right="0in"/>
    </style:style>
    <style:style style:name="P2003" style:parent-style-name="Normal" style:family="paragraph">
      <style:paragraph-properties fo:margin-top="0.0694in" fo:margin-bottom="0.0694in" fo:line-height="100%"/>
    </style:style>
    <style:style style:name="T200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005" style:parent-style-name="Normal" style:family="paragraph">
      <style:paragraph-properties fo:margin-top="0.0694in" fo:margin-bottom="0.0694in" fo:line-height="100%"/>
    </style:style>
    <style:style style:name="T200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007" style:parent-style-name="Normal" style:family="paragraph">
      <style:paragraph-properties fo:margin-top="0.0694in" fo:margin-bottom="0.0694in" fo:line-height="100%"/>
    </style:style>
    <style:style style:name="T200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009" style:parent-style-name="Normal" style:family="paragraph">
      <style:paragraph-properties fo:margin-top="0.0694in" fo:margin-bottom="0.0694in" fo:line-height="100%"/>
    </style:style>
    <style:style style:name="T201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ableRow2011" style:family="table-row">
      <style:table-row-properties/>
    </style:style>
    <style:style style:name="TableCell2012" style:family="table-cell">
      <style:table-cell-properties fo:border="none" style:writing-mode="lr-tb" style:vertical-align="middle" fo:padding-top="0.0104in" fo:padding-left="0.0104in" fo:padding-bottom="0.0104in" fo:padding-right="0.0104in"/>
    </style:style>
    <style:style style:name="P2013" style:parent-style-name="Normal" style:family="paragraph">
      <style:paragraph-properties fo:text-align="center" fo:margin-bottom="0in" fo:line-height="100%"/>
    </style:style>
    <style:style style:name="T2014"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ableCell2015" style:family="table-cell">
      <style:table-cell-properties fo:border-top="none" fo:border-left="0.0208in solid #000000" fo:border-bottom="none" fo:border-right="none" style:writing-mode="lr-tb" style:vertical-align="middle" fo:padding-top="0in" fo:padding-left="0in" fo:padding-bottom="0in" fo:padding-right="0in"/>
    </style:style>
    <style:style style:name="P2016" style:parent-style-name="Normal" style:family="paragraph">
      <style:paragraph-properties fo:margin-top="0.0694in" fo:margin-bottom="0.0694in" fo:line-height="100%"/>
    </style:style>
    <style:style style:name="T201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018" style:parent-style-name="DefaultParagraphFont" style:family="text">
      <style:text-properties style:font-name="Times New Roman" style:font-name-asian="Times New Roman" style:font-name-complex="Times New Roman" fo:font-size="12pt" style:font-size-asian="12pt" style:font-size-complex="12pt"/>
    </style:style>
    <style:style style:name="P2019" style:parent-style-name="Normal" style:family="paragraph">
      <style:paragraph-properties fo:margin-top="0.0694in" fo:margin-bottom="0.0694in" fo:line-height="100%"/>
    </style:style>
    <style:style style:name="T202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021" style:parent-style-name="Normal" style:family="paragraph">
      <style:paragraph-properties fo:margin-top="0.0694in" fo:margin-bottom="0.0694in" fo:line-height="100%"/>
    </style:style>
    <style:style style:name="T202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023" style:parent-style-name="Normal" style:family="paragraph">
      <style:paragraph-properties fo:margin-top="0.0694in" fo:margin-bottom="0.0694in" fo:line-height="100%"/>
    </style:style>
    <style:style style:name="T202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ableRow2025" style:family="table-row">
      <style:table-row-properties/>
    </style:style>
    <style:style style:name="TableCell2026" style:family="table-cell">
      <style:table-cell-properties fo:border="none" style:writing-mode="lr-tb" style:vertical-align="middle" fo:padding-top="0.0104in" fo:padding-left="0.0104in" fo:padding-bottom="0.0104in" fo:padding-right="0.0104in"/>
    </style:style>
    <style:style style:name="P2027" style:parent-style-name="Normal" style:family="paragraph">
      <style:paragraph-properties fo:text-align="center" fo:margin-bottom="0in" fo:line-height="100%"/>
    </style:style>
    <style:style style:name="T2028"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ableCell2029" style:family="table-cell">
      <style:table-cell-properties fo:border-top="none" fo:border-left="0.0208in solid #000000" fo:border-bottom="none" fo:border-right="none" style:writing-mode="lr-tb" style:vertical-align="middle" fo:padding-top="0in" fo:padding-left="0in" fo:padding-bottom="0in" fo:padding-right="0in"/>
    </style:style>
    <style:style style:name="P2030" style:parent-style-name="Normal" style:family="paragraph">
      <style:paragraph-properties fo:margin-top="0.0694in" fo:margin-bottom="0.0694in" fo:line-height="100%"/>
    </style:style>
    <style:style style:name="T203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032" style:parent-style-name="Normal" style:family="paragraph">
      <style:paragraph-properties fo:margin-top="0.0694in" fo:margin-bottom="0.0694in" fo:line-height="100%"/>
    </style:style>
    <style:style style:name="T203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03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Row2035" style:family="table-row">
      <style:table-row-properties/>
    </style:style>
    <style:style style:name="TableCell2036" style:family="table-cell">
      <style:table-cell-properties fo:border="none" style:writing-mode="lr-tb" style:vertical-align="middle" fo:padding-top="0.0104in" fo:padding-left="0.0104in" fo:padding-bottom="0.0104in" fo:padding-right="0.0104in"/>
    </style:style>
    <style:style style:name="P2037" style:parent-style-name="Normal" style:family="paragraph">
      <style:paragraph-properties fo:text-align="center" fo:margin-bottom="0in" fo:line-height="100%"/>
    </style:style>
    <style:style style:name="T2038"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ableCell2039" style:family="table-cell">
      <style:table-cell-properties fo:border-top="none" fo:border-left="0.0208in solid #000000" fo:border-bottom="none" fo:border-right="none" style:writing-mode="lr-tb" style:vertical-align="middle" fo:padding-top="0in" fo:padding-left="0in" fo:padding-bottom="0in" fo:padding-right="0in"/>
    </style:style>
    <style:style style:name="TableColumn2041" style:family="table-column">
      <style:table-column-properties style:column-width="1.1451in"/>
    </style:style>
    <style:style style:name="TableColumn2042" style:family="table-column">
      <style:table-column-properties style:column-width="4.3152in"/>
    </style:style>
    <style:style style:name="Table2040" style:family="table">
      <style:table-properties style:width="5.4604in" fo:margin-left="0in" table:align="left"/>
    </style:style>
    <style:style style:name="TableRow2043" style:family="table-row">
      <style:table-row-properties/>
    </style:style>
    <style:style style:name="TableCell2044" style:family="table-cell">
      <style:table-cell-properties fo:border="none" style:writing-mode="lr-tb" style:vertical-align="middle" fo:padding-top="0.0104in" fo:padding-left="0.0104in" fo:padding-bottom="0.0104in" fo:padding-right="0.0104in"/>
    </style:style>
    <style:style style:name="P2045" style:parent-style-name="Normal"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2046" style:family="table-cell">
      <style:table-cell-properties fo:border-top="none" fo:border-left="0.0208in solid #000000" fo:border-bottom="none" fo:border-right="none" style:writing-mode="lr-tb" style:vertical-align="middle" fo:padding-top="0in" fo:padding-left="0in" fo:padding-bottom="0in" fo:padding-right="0in"/>
    </style:style>
    <style:style style:name="P2047" style:parent-style-name="Normal" style:family="paragraph">
      <style:paragraph-properties fo:margin-top="0.0694in" fo:margin-bottom="0.0694in" fo:line-height="100%"/>
    </style:style>
    <style:style style:name="T204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049" style:parent-style-name="DefaultParagraphFont" style:family="text">
      <style:text-properties style:font-name="Times New Roman" style:font-name-asian="Times New Roman" style:font-name-complex="Times New Roman" fo:font-size="12pt" style:font-size-asian="12pt" style:font-size-complex="12pt"/>
    </style:style>
    <style:style style:name="P2050" style:parent-style-name="Normal" style:family="paragraph">
      <style:paragraph-properties fo:margin-top="0.0694in" fo:margin-bottom="0.0694in" fo:line-height="100%"/>
    </style:style>
    <style:style style:name="T205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052" style:parent-style-name="Normal" style:family="paragraph">
      <style:paragraph-properties fo:margin-top="0.0694in" fo:margin-bottom="0.0694in" fo:line-height="100%"/>
    </style:style>
    <style:style style:name="T205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054" style:parent-style-name="Normal" style:family="paragraph">
      <style:paragraph-properties fo:margin-top="0.0694in" fo:margin-bottom="0.0694in" fo:line-height="100%"/>
    </style:style>
    <style:style style:name="T205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056" style:parent-style-name="Normal" style:family="paragraph">
      <style:paragraph-properties fo:margin-top="0.0694in" fo:margin-bottom="0.0694in" fo:line-height="100%"/>
    </style:style>
    <style:style style:name="T205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058" style:parent-style-name="DefaultParagraphFont" style:family="text">
      <style:text-properties style:font-name="Times New Roman" style:font-name-asian="Times New Roman" style:font-name-complex="Times New Roman" fo:font-size="12pt" style:font-size-asian="12pt" style:font-size-complex="12pt"/>
    </style:style>
    <style:style style:name="P2059" style:parent-style-name="Normal" style:family="paragraph">
      <style:paragraph-properties fo:margin-top="0.0694in" fo:margin-bottom="0.0694in" fo:line-height="100%"/>
    </style:style>
    <style:style style:name="T206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061" style:parent-style-name="Normal" style:family="paragraph">
      <style:paragraph-properties fo:margin-top="0.0694in" fo:margin-bottom="0.0694in" fo:line-height="100%"/>
    </style:style>
    <style:style style:name="T206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063" style:parent-style-name="Normal" style:family="paragraph">
      <style:paragraph-properties fo:margin-top="0.0694in" fo:margin-bottom="0.0694in" fo:line-height="100%"/>
    </style:style>
    <style:style style:name="T206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065" style:parent-style-name="DefaultParagraphFont" style:family="text">
      <style:text-properties style:font-name="Times New Roman" style:font-name-asian="Times New Roman" style:font-name-complex="Times New Roman" fo:font-size="12pt" style:font-size-asian="12pt" style:font-size-complex="12pt"/>
    </style:style>
    <style:style style:name="P2066" style:parent-style-name="Normal" style:family="paragraph">
      <style:paragraph-properties fo:margin-top="0.0694in" fo:margin-bottom="0.0694in" fo:line-height="100%"/>
    </style:style>
    <style:style style:name="T206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068" style:parent-style-name="Normal" style:family="paragraph">
      <style:paragraph-properties fo:margin-top="0.0694in" fo:margin-bottom="0.0694in" fo:line-height="100%"/>
    </style:style>
    <style:style style:name="T206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070" style:parent-style-name="Normal" style:family="paragraph">
      <style:paragraph-properties fo:margin-top="0.0694in" fo:margin-bottom="0.0694in" fo:line-height="100%"/>
    </style:style>
    <style:style style:name="T207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072" style:parent-style-name="DefaultParagraphFont" style:family="text">
      <style:text-properties style:font-name="Times New Roman" style:font-name-asian="Times New Roman" style:font-name-complex="Times New Roman" fo:font-size="12pt" style:font-size-asian="12pt" style:font-size-complex="12pt"/>
    </style:style>
    <style:style style:name="P2073" style:parent-style-name="Normal" style:family="paragraph">
      <style:paragraph-properties fo:margin-top="0.0694in" fo:margin-bottom="0.0694in" fo:line-height="100%"/>
    </style:style>
    <style:style style:name="T207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075" style:parent-style-name="Normal" style:family="paragraph">
      <style:paragraph-properties fo:margin-top="0.0694in" fo:margin-bottom="0.0694in" fo:line-height="100%"/>
    </style:style>
    <style:style style:name="T207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077" style:parent-style-name="Normal" style:family="paragraph">
      <style:paragraph-properties fo:margin-top="0.0694in" fo:margin-bottom="0.0694in" fo:line-height="100%"/>
    </style:style>
    <style:style style:name="T207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ableRow2079" style:family="table-row">
      <style:table-row-properties/>
    </style:style>
    <style:style style:name="TableCell2080" style:family="table-cell">
      <style:table-cell-properties fo:border="none" style:writing-mode="lr-tb" style:vertical-align="middle" fo:padding-top="0.0104in" fo:padding-left="0.0104in" fo:padding-bottom="0.0104in" fo:padding-right="0.0104in"/>
    </style:style>
    <style:style style:name="P2081" style:parent-style-name="Normal" style:family="paragraph">
      <style:paragraph-properties fo:text-align="center" fo:margin-bottom="0in" fo:line-height="100%"/>
    </style:style>
    <style:style style:name="T2082"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ableCell2083" style:family="table-cell">
      <style:table-cell-properties fo:border-top="none" fo:border-left="0.0208in solid #000000" fo:border-bottom="none" fo:border-right="none" style:writing-mode="lr-tb" style:vertical-align="middle" fo:padding-top="0in" fo:padding-left="0in" fo:padding-bottom="0in" fo:padding-right="0in"/>
    </style:style>
    <style:style style:name="P2084" style:parent-style-name="Normal" style:family="paragraph">
      <style:paragraph-properties fo:margin-top="0.0694in" fo:margin-bottom="0.0694in" fo:line-height="100%"/>
    </style:style>
    <style:style style:name="T208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086" style:parent-style-name="Normal" style:family="paragraph">
      <style:paragraph-properties fo:margin-top="0.0694in" fo:margin-bottom="0.0694in" fo:line-height="100%"/>
    </style:style>
    <style:style style:name="T208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088" style:parent-style-name="DefaultParagraphFont" style:family="text">
      <style:text-properties style:font-name="Times New Roman" style:font-name-asian="Times New Roman" style:font-name-complex="Times New Roman" fo:font-size="12pt" style:font-size-asian="12pt" style:font-size-complex="12pt"/>
    </style:style>
    <style:style style:name="P2089" style:parent-style-name="Normal" style:family="paragraph">
      <style:paragraph-properties fo:margin-top="0.0694in" fo:margin-bottom="0.0694in" fo:line-height="100%"/>
    </style:style>
    <style:style style:name="T209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091" style:parent-style-name="Normal" style:family="paragraph">
      <style:paragraph-properties fo:margin-top="0.0694in" fo:margin-bottom="0.0694in" fo:line-height="100%"/>
    </style:style>
    <style:style style:name="T209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093" style:parent-style-name="Normal" style:family="paragraph">
      <style:paragraph-properties fo:margin-top="0.0694in" fo:margin-bottom="0.0694in" fo:line-height="100%"/>
    </style:style>
    <style:style style:name="T209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095" style:parent-style-name="Normal" style:family="paragraph">
      <style:paragraph-properties fo:margin-top="0.0694in" fo:margin-bottom="0.0694in" fo:line-height="100%"/>
    </style:style>
    <style:style style:name="T209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ableRow2097" style:family="table-row">
      <style:table-row-properties/>
    </style:style>
    <style:style style:name="TableCell2098" style:family="table-cell">
      <style:table-cell-properties fo:border="none" style:writing-mode="lr-tb" style:vertical-align="middle" fo:padding-top="0.0104in" fo:padding-left="0.0104in" fo:padding-bottom="0.0104in" fo:padding-right="0.0104in"/>
    </style:style>
    <style:style style:name="P2099" style:parent-style-name="Normal" style:family="paragraph">
      <style:paragraph-properties fo:text-align="center" fo:margin-bottom="0in" fo:line-height="100%"/>
    </style:style>
    <style:style style:name="T2100"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ableCell2101" style:family="table-cell">
      <style:table-cell-properties fo:border-top="none" fo:border-left="0.0208in solid #000000" fo:border-bottom="none" fo:border-right="none" style:writing-mode="lr-tb" style:vertical-align="middle" fo:padding-top="0in" fo:padding-left="0in" fo:padding-bottom="0in" fo:padding-right="0in"/>
    </style:style>
    <style:style style:name="P2102" style:parent-style-name="Normal" style:family="paragraph">
      <style:paragraph-properties fo:margin-top="0.0694in" fo:margin-bottom="0.0694in" fo:line-height="100%"/>
    </style:style>
    <style:style style:name="T210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104" style:parent-style-name="Normal" style:family="paragraph">
      <style:paragraph-properties fo:margin-top="0.0694in" fo:margin-bottom="0.0694in" fo:line-height="100%"/>
    </style:style>
    <style:style style:name="T210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106" style:parent-style-name="DefaultParagraphFont" style:family="text">
      <style:text-properties style:font-name="Times New Roman" style:font-name-asian="Times New Roman" style:font-name-complex="Times New Roman" fo:font-size="12pt" style:font-size-asian="12pt" style:font-size-complex="12pt"/>
    </style:style>
    <style:style style:name="P2107" style:parent-style-name="Normal" style:family="paragraph">
      <style:paragraph-properties fo:margin-top="0.0694in" fo:margin-bottom="0.0694in" fo:line-height="100%"/>
    </style:style>
    <style:style style:name="T210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109" style:parent-style-name="Normal" style:family="paragraph">
      <style:paragraph-properties fo:margin-top="0.0694in" fo:margin-bottom="0.0694in" fo:line-height="100%"/>
    </style:style>
    <style:style style:name="T211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111" style:parent-style-name="Normal" style:family="paragraph">
      <style:paragraph-properties fo:margin-top="0.0694in" fo:margin-bottom="0.0694in" fo:line-height="100%"/>
    </style:style>
    <style:style style:name="T211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113" style:parent-style-name="Normal" style:family="paragraph">
      <style:paragraph-properties fo:margin-top="0.0694in" fo:margin-bottom="0.0694in" fo:line-height="100%"/>
    </style:style>
    <style:style style:name="T211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115" style:parent-style-name="DefaultParagraphFont" style:family="text">
      <style:text-properties style:font-name="Times New Roman" style:font-name-asian="Times New Roman" style:font-name-complex="Times New Roman" fo:font-size="12pt" style:font-size-asian="12pt" style:font-size-complex="12pt"/>
    </style:style>
    <style:style style:name="P2116" style:parent-style-name="Normal" style:family="paragraph">
      <style:paragraph-properties fo:margin-top="0.0694in" fo:margin-bottom="0.0694in" fo:line-height="100%"/>
    </style:style>
    <style:style style:name="T211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11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Row2119" style:family="table-row">
      <style:table-row-properties/>
    </style:style>
    <style:style style:name="TableCell2120" style:family="table-cell">
      <style:table-cell-properties fo:border="none" style:writing-mode="lr-tb" style:vertical-align="middle" fo:padding-top="0.0104in" fo:padding-left="0.0104in" fo:padding-bottom="0.0104in" fo:padding-right="0.0104in"/>
    </style:style>
    <style:style style:name="P2121" style:parent-style-name="Normal" style:family="paragraph">
      <style:paragraph-properties fo:text-align="center" fo:margin-bottom="0in" fo:line-height="100%"/>
    </style:style>
    <style:style style:name="T2122"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2123"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ableCell2124" style:family="table-cell">
      <style:table-cell-properties fo:border-top="none" fo:border-left="0.0208in solid #000000" fo:border-bottom="none" fo:border-right="none" style:writing-mode="lr-tb" style:vertical-align="middle" fo:padding-top="0in" fo:padding-left="0in" fo:padding-bottom="0in" fo:padding-right="0in"/>
    </style:style>
    <style:style style:name="P2125" style:parent-style-name="Normal" style:family="paragraph">
      <style:paragraph-properties fo:margin-top="0.0694in" fo:margin-bottom="0.0694in" fo:line-height="100%"/>
    </style:style>
    <style:style style:name="T212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127" style:parent-style-name="Normal" style:family="paragraph">
      <style:paragraph-properties fo:margin-top="0.0694in" fo:margin-bottom="0.0694in" fo:line-height="100%"/>
    </style:style>
    <style:style style:name="T212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129" style:parent-style-name="DefaultParagraphFont" style:family="text">
      <style:text-properties style:font-name="Times New Roman" style:font-name-asian="Times New Roman" style:font-name-complex="Times New Roman" fo:font-size="12pt" style:font-size-asian="12pt" style:font-size-complex="12pt"/>
    </style:style>
    <style:style style:name="P2130" style:parent-style-name="Normal" style:family="paragraph">
      <style:paragraph-properties fo:margin-top="0.0694in" fo:margin-bottom="0.0694in" fo:line-height="100%"/>
    </style:style>
    <style:style style:name="T213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132" style:parent-style-name="DefaultParagraphFont" style:family="text">
      <style:text-properties style:font-name="Times New Roman" style:font-name-asian="Times New Roman" style:font-name-complex="Times New Roman" fo:font-size="12pt" style:font-size-asian="12pt" style:font-size-complex="12pt"/>
    </style:style>
    <style:style style:name="P2133" style:parent-style-name="Normal" style:family="paragraph">
      <style:paragraph-properties fo:margin-top="0.0694in" fo:margin-bottom="0.0694in" fo:line-height="100%"/>
    </style:style>
    <style:style style:name="T213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135" style:parent-style-name="DefaultParagraphFont" style:family="text">
      <style:text-properties style:font-name="Times New Roman" style:font-name-asian="Times New Roman" style:font-name-complex="Times New Roman" fo:font-size="12pt" style:font-size-asian="12pt" style:font-size-complex="12pt"/>
    </style:style>
    <style:style style:name="P2136" style:parent-style-name="Normal" style:family="paragraph">
      <style:paragraph-properties fo:margin-top="0.0694in" fo:margin-bottom="0.0694in" fo:line-height="100%"/>
    </style:style>
    <style:style style:name="T213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138" style:parent-style-name="DefaultParagraphFont" style:family="text">
      <style:text-properties style:font-name="Times New Roman" style:font-name-asian="Times New Roman" style:font-name-complex="Times New Roman" fo:font-size="12pt" style:font-size-asian="12pt" style:font-size-complex="12pt"/>
    </style:style>
    <style:style style:name="P2139" style:parent-style-name="Normal" style:family="paragraph">
      <style:paragraph-properties fo:margin-top="0.0694in" fo:margin-bottom="0.0694in" fo:line-height="100%"/>
    </style:style>
    <style:style style:name="T214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141" style:parent-style-name="DefaultParagraphFont" style:family="text">
      <style:text-properties style:font-name="Times New Roman" style:font-name-asian="Times New Roman" style:font-name-complex="Times New Roman" fo:font-size="12pt" style:font-size-asian="12pt" style:font-size-complex="12pt"/>
    </style:style>
    <style:style style:name="P2142" style:parent-style-name="Normal" style:family="paragraph">
      <style:paragraph-properties fo:margin-top="0.0694in" fo:margin-bottom="0.0694in" fo:line-height="100%"/>
    </style:style>
    <style:style style:name="T214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144" style:parent-style-name="DefaultParagraphFont" style:family="text">
      <style:text-properties style:font-name="Times New Roman" style:font-name-asian="Times New Roman" style:font-name-complex="Times New Roman" fo:font-size="12pt" style:font-size-asian="12pt" style:font-size-complex="12pt"/>
    </style:style>
    <style:style style:name="P2145" style:parent-style-name="Normal" style:family="paragraph">
      <style:paragraph-properties fo:margin-top="0.0694in" fo:margin-bottom="0.0694in" fo:line-height="100%"/>
    </style:style>
    <style:style style:name="T214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147" style:parent-style-name="DefaultParagraphFont" style:family="text">
      <style:text-properties style:font-name="Times New Roman" style:font-name-asian="Times New Roman" style:font-name-complex="Times New Roman" fo:font-size="12pt" style:font-size-asian="12pt" style:font-size-complex="12pt"/>
    </style:style>
    <style:style style:name="P2148" style:parent-style-name="Normal" style:family="paragraph">
      <style:paragraph-properties fo:margin-top="0.0694in" fo:margin-bottom="0.0694in" fo:line-height="100%"/>
    </style:style>
    <style:style style:name="T214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150" style:parent-style-name="Normal" style:family="paragraph">
      <style:paragraph-properties fo:margin-top="0.0694in" fo:margin-bottom="0.0694in" fo:line-height="100%"/>
    </style:style>
    <style:style style:name="T215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ableRow2152" style:family="table-row">
      <style:table-row-properties/>
    </style:style>
    <style:style style:name="TableCell2153" style:family="table-cell">
      <style:table-cell-properties fo:border="none" style:writing-mode="lr-tb" style:vertical-align="middle" fo:padding-top="0.0104in" fo:padding-left="0.0104in" fo:padding-bottom="0.0104in" fo:padding-right="0.0104in"/>
    </style:style>
    <style:style style:name="P2154" style:parent-style-name="Normal" style:family="paragraph">
      <style:paragraph-properties fo:text-align="center" fo:margin-bottom="0in" fo:line-height="100%"/>
    </style:style>
    <style:style style:name="T2155"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ableCell2156" style:family="table-cell">
      <style:table-cell-properties fo:border-top="none" fo:border-left="0.0208in solid #000000" fo:border-bottom="none" fo:border-right="none" style:writing-mode="lr-tb" style:vertical-align="middle" fo:padding-top="0in" fo:padding-left="0in" fo:padding-bottom="0in" fo:padding-right="0in"/>
    </style:style>
    <style:style style:name="P2157" style:parent-style-name="Normal" style:family="paragraph">
      <style:paragraph-properties fo:margin-top="0.0694in" fo:margin-bottom="0.0694in" fo:line-height="100%"/>
    </style:style>
    <style:style style:name="T215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159" style:parent-style-name="DefaultParagraphFont" style:family="text">
      <style:text-properties style:font-name="Times New Roman" style:font-name-asian="Times New Roman" style:font-name-complex="Times New Roman" fo:font-size="12pt" style:font-size-asian="12pt" style:font-size-complex="12pt"/>
    </style:style>
    <style:style style:name="P2160" style:parent-style-name="Normal" style:family="paragraph">
      <style:paragraph-properties fo:margin-top="0.0694in" fo:margin-bottom="0.0694in" fo:line-height="100%"/>
    </style:style>
    <style:style style:name="T216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162" style:parent-style-name="DefaultParagraphFont" style:family="text">
      <style:text-properties style:font-name="Times New Roman" style:font-name-asian="Times New Roman" style:font-name-complex="Times New Roman" fo:font-size="12pt" style:font-size-asian="12pt" style:font-size-complex="12pt"/>
    </style:style>
    <style:style style:name="P2163" style:parent-style-name="Normal" style:family="paragraph">
      <style:paragraph-properties fo:margin-top="0.0694in" fo:margin-bottom="0.0694in" fo:line-height="100%"/>
    </style:style>
    <style:style style:name="T216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165" style:parent-style-name="Normal" style:family="paragraph">
      <style:paragraph-properties fo:margin-top="0.0694in" fo:margin-bottom="0.0694in" fo:line-height="100%"/>
    </style:style>
    <style:style style:name="T216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167" style:parent-style-name="Normal" style:family="paragraph">
      <style:paragraph-properties fo:margin-top="0.0694in" fo:margin-bottom="0.0694in" fo:line-height="100%"/>
    </style:style>
    <style:style style:name="T216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169" style:parent-style-name="Normal" style:family="paragraph">
      <style:paragraph-properties fo:margin-top="0.0694in" fo:margin-bottom="0.0694in" fo:line-height="100%"/>
    </style:style>
    <style:style style:name="T217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171" style:parent-style-name="Normal" style:family="paragraph">
      <style:paragraph-properties fo:margin-top="0.0694in" fo:margin-bottom="0.0694in" fo:line-height="100%"/>
    </style:style>
    <style:style style:name="T217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173" style:parent-style-name="Normal" style:family="paragraph">
      <style:paragraph-properties fo:margin-top="0.0694in" fo:margin-bottom="0.0694in" fo:line-height="100%"/>
    </style:style>
    <style:style style:name="T217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175" style:parent-style-name="Normal" style:family="paragraph">
      <style:paragraph-properties fo:margin-top="0.0694in" fo:margin-bottom="0.0694in" fo:line-height="100%"/>
    </style:style>
    <style:style style:name="T217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177" style:parent-style-name="Normal" style:family="paragraph">
      <style:paragraph-properties fo:margin-top="0.0694in" fo:margin-bottom="0.0694in" fo:line-height="100%"/>
    </style:style>
    <style:style style:name="T217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179" style:parent-style-name="Normal" style:family="paragraph">
      <style:paragraph-properties fo:margin-top="0.0694in" fo:margin-bottom="0.0694in" fo:line-height="100%"/>
    </style:style>
    <style:style style:name="T218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181" style:parent-style-name="DefaultParagraphFont" style:family="text">
      <style:text-properties style:font-name="Times New Roman" style:font-name-asian="Times New Roman" style:font-name-complex="Times New Roman" fo:font-size="12pt" style:font-size-asian="12pt" style:font-size-complex="12pt"/>
    </style:style>
    <style:style style:name="P2182" style:parent-style-name="Normal" style:family="paragraph">
      <style:paragraph-properties fo:margin-top="0.0694in" fo:margin-bottom="0.0694in" fo:line-height="100%"/>
    </style:style>
    <style:style style:name="T218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184" style:parent-style-name="DefaultParagraphFont" style:family="text">
      <style:text-properties style:font-name="Times New Roman" style:font-name-asian="Times New Roman" style:font-name-complex="Times New Roman" fo:font-size="12pt" style:font-size-asian="12pt" style:font-size-complex="12pt"/>
    </style:style>
    <style:style style:name="TableColumn2186" style:family="table-column">
      <style:table-column-properties style:column-width="0.9131in"/>
    </style:style>
    <style:style style:name="TableColumn2187" style:family="table-column">
      <style:table-column-properties style:column-width="4.5472in"/>
    </style:style>
    <style:style style:name="Table2185" style:family="table">
      <style:table-properties style:width="5.4604in" fo:margin-left="0in" table:align="left"/>
    </style:style>
    <style:style style:name="TableRow2188" style:family="table-row">
      <style:table-row-properties/>
    </style:style>
    <style:style style:name="TableCell2189" style:family="table-cell">
      <style:table-cell-properties fo:border="none" style:writing-mode="lr-tb" style:vertical-align="middle" fo:padding-top="0.0104in" fo:padding-left="0.0104in" fo:padding-bottom="0.0104in" fo:padding-right="0.0104in"/>
    </style:style>
    <style:style style:name="P2190" style:parent-style-name="Normal"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2191" style:family="table-cell">
      <style:table-cell-properties fo:border-top="none" fo:border-left="0.0208in solid #000000" fo:border-bottom="none" fo:border-right="none" style:writing-mode="lr-tb" style:vertical-align="middle" fo:padding-top="0in" fo:padding-left="0in" fo:padding-bottom="0in" fo:padding-right="0in"/>
    </style:style>
    <style:style style:name="P2192" style:parent-style-name="Normal" style:family="paragraph">
      <style:paragraph-properties fo:margin-top="0.0694in" fo:margin-bottom="0.0694in" fo:line-height="100%"/>
    </style:style>
    <style:style style:name="T219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194" style:parent-style-name="Normal" style:family="paragraph">
      <style:paragraph-properties fo:margin-top="0.0694in" fo:margin-bottom="0.0694in" fo:line-height="100%"/>
    </style:style>
    <style:style style:name="T219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196" style:parent-style-name="Normal" style:family="paragraph">
      <style:paragraph-properties fo:margin-top="0.0694in" fo:margin-bottom="0.0694in" fo:line-height="100%"/>
    </style:style>
    <style:style style:name="T219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198" style:parent-style-name="Normal" style:family="paragraph">
      <style:paragraph-properties fo:margin-top="0.0694in" fo:margin-bottom="0.0694in" fo:line-height="100%"/>
    </style:style>
    <style:style style:name="T219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200" style:parent-style-name="Normal" style:family="paragraph">
      <style:paragraph-properties fo:margin-top="0.0694in" fo:margin-bottom="0.0694in" fo:line-height="100%"/>
    </style:style>
    <style:style style:name="T220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202" style:parent-style-name="Normal" style:family="paragraph">
      <style:paragraph-properties fo:margin-top="0.0694in" fo:margin-bottom="0.0694in" fo:line-height="100%"/>
    </style:style>
    <style:style style:name="T220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ableRow2204" style:family="table-row">
      <style:table-row-properties/>
    </style:style>
    <style:style style:name="TableCell2205" style:family="table-cell">
      <style:table-cell-properties fo:border="none" style:writing-mode="lr-tb" style:vertical-align="middle" fo:padding-top="0.0104in" fo:padding-left="0.0104in" fo:padding-bottom="0.0104in" fo:padding-right="0.0104in"/>
    </style:style>
    <style:style style:name="P2206" style:parent-style-name="Normal"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2207" style:family="table-cell">
      <style:table-cell-properties fo:border-top="none" fo:border-left="0.0208in solid #000000" fo:border-bottom="none" fo:border-right="none" style:writing-mode="lr-tb" style:vertical-align="middle" fo:padding-top="0in" fo:padding-left="0in" fo:padding-bottom="0in" fo:padding-right="0in"/>
    </style:style>
    <style:style style:name="P2208" style:parent-style-name="Normal" style:family="paragraph">
      <style:paragraph-properties fo:margin-top="0.0694in" fo:margin-bottom="0.0694in" fo:line-height="100%"/>
    </style:style>
    <style:style style:name="T220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210" style:parent-style-name="DefaultParagraphFont" style:family="text">
      <style:text-properties style:font-name="Times New Roman" style:font-name-asian="Times New Roman" style:font-name-complex="Times New Roman" fo:font-size="12pt" style:font-size-asian="12pt" style:font-size-complex="12pt"/>
    </style:style>
    <style:style style:name="P2211" style:parent-style-name="Normal" style:family="paragraph">
      <style:paragraph-properties fo:margin-top="0.0694in" fo:margin-bottom="0.0694in" fo:line-height="100%"/>
    </style:style>
    <style:style style:name="T221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213" style:parent-style-name="DefaultParagraphFont" style:family="text">
      <style:text-properties style:font-name="Times New Roman" style:font-name-asian="Times New Roman" style:font-name-complex="Times New Roman" fo:font-size="12pt" style:font-size-asian="12pt" style:font-size-complex="12pt"/>
    </style:style>
    <style:style style:name="P2214" style:parent-style-name="Normal" style:family="paragraph">
      <style:paragraph-properties fo:margin-top="0.0694in" fo:margin-bottom="0.0694in" fo:line-height="100%"/>
    </style:style>
    <style:style style:name="T221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216" style:parent-style-name="DefaultParagraphFont" style:family="text">
      <style:text-properties style:font-name="Times New Roman" style:font-name-asian="Times New Roman" style:font-name-complex="Times New Roman" fo:font-size="12pt" style:font-size-asian="12pt" style:font-size-complex="12pt"/>
    </style:style>
    <style:style style:name="P2217" style:parent-style-name="Normal" style:family="paragraph">
      <style:paragraph-properties fo:margin-top="0.0694in" fo:margin-bottom="0.0694in" fo:line-height="100%"/>
    </style:style>
    <style:style style:name="T221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219" style:parent-style-name="DefaultParagraphFont" style:family="text">
      <style:text-properties style:font-name="Times New Roman" style:font-name-asian="Times New Roman" style:font-name-complex="Times New Roman" fo:font-size="12pt" style:font-size-asian="12pt" style:font-size-complex="12pt"/>
    </style:style>
    <style:style style:name="TableRow2220" style:family="table-row">
      <style:table-row-properties/>
    </style:style>
    <style:style style:name="TableCell2221" style:family="table-cell">
      <style:table-cell-properties fo:border="none" style:writing-mode="lr-tb" style:vertical-align="middle" fo:padding-top="0.0104in" fo:padding-left="0.0104in" fo:padding-bottom="0.0104in" fo:padding-right="0.0104in"/>
    </style:style>
    <style:style style:name="P2222" style:parent-style-name="Normal" style:family="paragraph">
      <style:paragraph-properties fo:text-align="center" fo:margin-bottom="0in" fo:line-height="100%"/>
    </style:style>
    <style:style style:name="T2223"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2224"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ableCell2225" style:family="table-cell">
      <style:table-cell-properties fo:border-top="none" fo:border-left="0.0208in solid #000000" fo:border-bottom="none" fo:border-right="none" style:writing-mode="lr-tb" style:vertical-align="middle" fo:padding-top="0in" fo:padding-left="0in" fo:padding-bottom="0in" fo:padding-right="0in"/>
    </style:style>
    <style:style style:name="P2226" style:parent-style-name="Normal" style:family="paragraph">
      <style:paragraph-properties fo:margin-top="0.0694in" fo:margin-bottom="0.0694in" fo:line-height="100%"/>
    </style:style>
    <style:style style:name="T222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228" style:parent-style-name="Normal" style:family="paragraph">
      <style:paragraph-properties fo:margin-top="0.0694in" fo:margin-bottom="0.0694in" fo:line-height="100%"/>
    </style:style>
    <style:style style:name="T222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230" style:parent-style-name="DefaultParagraphFont" style:family="text">
      <style:text-properties style:font-name="Times New Roman" style:font-name-asian="Times New Roman" style:font-name-complex="Times New Roman" fo:font-size="12pt" style:font-size-asian="12pt" style:font-size-complex="12pt"/>
    </style:style>
    <style:style style:name="P2231" style:parent-style-name="Normal" style:family="paragraph">
      <style:paragraph-properties fo:margin-top="0.0694in" fo:margin-bottom="0.0694in" fo:line-height="100%"/>
    </style:style>
    <style:style style:name="T223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233" style:parent-style-name="DefaultParagraphFont" style:family="text">
      <style:text-properties style:font-name="Times New Roman" style:font-name-asian="Times New Roman" style:font-name-complex="Times New Roman" fo:font-size="12pt" style:font-size-asian="12pt" style:font-size-complex="12pt"/>
    </style:style>
    <style:style style:name="P2234" style:parent-style-name="Normal" style:family="paragraph">
      <style:paragraph-properties fo:margin-top="0.0694in" fo:margin-bottom="0.0694in" fo:line-height="100%"/>
    </style:style>
    <style:style style:name="T223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236" style:parent-style-name="DefaultParagraphFont" style:family="text">
      <style:text-properties style:font-name="Times New Roman" style:font-name-asian="Times New Roman" style:font-name-complex="Times New Roman" fo:font-size="12pt" style:font-size-asian="12pt" style:font-size-complex="12pt"/>
    </style:style>
    <style:style style:name="P2237" style:parent-style-name="Normal" style:family="paragraph">
      <style:paragraph-properties fo:margin-top="0.0694in" fo:margin-bottom="0.0694in" fo:line-height="100%"/>
    </style:style>
    <style:style style:name="T223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239" style:parent-style-name="DefaultParagraphFont" style:family="text">
      <style:text-properties style:font-name="Times New Roman" style:font-name-asian="Times New Roman" style:font-name-complex="Times New Roman" fo:font-size="12pt" style:font-size-asian="12pt" style:font-size-complex="12pt"/>
    </style:style>
    <style:style style:name="P2240" style:parent-style-name="Normal" style:family="paragraph">
      <style:paragraph-properties fo:margin-top="0.0694in" fo:margin-bottom="0.0694in" fo:line-height="100%"/>
    </style:style>
    <style:style style:name="T224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242" style:parent-style-name="Normal" style:family="paragraph">
      <style:paragraph-properties fo:margin-top="0.0694in" fo:margin-bottom="0.0694in" fo:line-height="100%"/>
    </style:style>
    <style:style style:name="T224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244" style:parent-style-name="Normal" style:family="paragraph">
      <style:paragraph-properties fo:margin-top="0.0694in" fo:margin-bottom="0.0694in" fo:line-height="100%"/>
    </style:style>
    <style:style style:name="T224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24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Row2247" style:family="table-row">
      <style:table-row-properties/>
    </style:style>
    <style:style style:name="TableCell2248" style:family="table-cell">
      <style:table-cell-properties fo:border="none" style:writing-mode="lr-tb" style:vertical-align="middle" fo:padding-top="0.0104in" fo:padding-left="0.0104in" fo:padding-bottom="0.0104in" fo:padding-right="0.0104in"/>
    </style:style>
    <style:style style:name="P2249" style:parent-style-name="Normal" style:family="paragraph">
      <style:paragraph-properties fo:text-align="center" fo:margin-bottom="0in" fo:line-height="100%"/>
    </style:style>
    <style:style style:name="T2250"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ableCell2251" style:family="table-cell">
      <style:table-cell-properties fo:border-top="none" fo:border-left="0.0208in solid #000000" fo:border-bottom="none" fo:border-right="none" style:writing-mode="lr-tb" style:vertical-align="middle" fo:padding-top="0in" fo:padding-left="0in" fo:padding-bottom="0in" fo:padding-right="0in"/>
    </style:style>
    <style:style style:name="P2252" style:parent-style-name="Normal" style:family="paragraph">
      <style:paragraph-properties fo:margin-top="0.0694in" fo:margin-bottom="0.0694in" fo:line-height="100%"/>
    </style:style>
    <style:style style:name="T225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254" style:parent-style-name="Normal" style:family="paragraph">
      <style:paragraph-properties fo:margin-top="0.0694in" fo:margin-bottom="0.0694in" fo:line-height="100%"/>
    </style:style>
    <style:style style:name="T225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256" style:parent-style-name="Normal" style:family="paragraph">
      <style:paragraph-properties fo:margin-top="0.0694in" fo:margin-bottom="0.0694in" fo:line-height="100%"/>
    </style:style>
    <style:style style:name="T225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258" style:parent-style-name="Normal" style:family="paragraph">
      <style:paragraph-properties fo:margin-top="0.0694in" fo:margin-bottom="0.0694in" fo:line-height="100%"/>
    </style:style>
    <style:style style:name="T225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260" style:parent-style-name="Normal" style:family="paragraph">
      <style:paragraph-properties fo:margin-top="0.0694in" fo:margin-bottom="0.0694in" fo:line-height="100%"/>
    </style:style>
    <style:style style:name="T226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262" style:parent-style-name="Normal" style:family="paragraph">
      <style:paragraph-properties fo:margin-top="0.0694in" fo:margin-bottom="0.0694in" fo:line-height="100%"/>
    </style:style>
    <style:style style:name="T226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264" style:parent-style-name="Normal" style:family="paragraph">
      <style:paragraph-properties fo:margin-top="0.0694in" fo:margin-bottom="0.0694in" fo:line-height="100%"/>
    </style:style>
    <style:style style:name="T226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266"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2267" style:parent-style-name="Normal" style:family="paragraph">
      <style:paragraph-properties fo:margin-top="0.0694in" fo:margin-bottom="0.0694in" fo:line-height="100%"/>
    </style:style>
    <style:style style:name="T226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269" style:parent-style-name="Normal" style:family="paragraph">
      <style:paragraph-properties fo:margin-top="0.0694in" fo:margin-bottom="0.0694in" fo:line-height="100%"/>
    </style:style>
    <style:style style:name="T227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271" style:parent-style-name="Normal" style:family="paragraph">
      <style:paragraph-properties fo:margin-top="0.0694in" fo:margin-bottom="0.0694in" fo:line-height="100%"/>
    </style:style>
    <style:style style:name="T227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273" style:parent-style-name="Normal" style:family="paragraph">
      <style:paragraph-properties fo:margin-top="0.0694in" fo:margin-bottom="0.0694in" fo:line-height="100%"/>
    </style:style>
    <style:style style:name="T227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275" style:parent-style-name="DefaultParagraphFont" style:family="text">
      <style:text-properties style:font-name="Times New Roman" style:font-name-asian="Times New Roman" style:font-name-complex="Times New Roman" fo:font-size="12pt" style:font-size-asian="12pt" style:font-size-complex="12pt"/>
    </style:style>
    <style:style style:name="P2276" style:parent-style-name="Normal" style:family="paragraph">
      <style:paragraph-properties fo:margin-top="0.0694in" fo:margin-bottom="0.0694in" fo:line-height="100%"/>
    </style:style>
    <style:style style:name="T227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ableRow2278" style:family="table-row">
      <style:table-row-properties/>
    </style:style>
    <style:style style:name="TableCell2279" style:family="table-cell">
      <style:table-cell-properties fo:border="none" style:writing-mode="lr-tb" style:vertical-align="middle" fo:padding-top="0.0104in" fo:padding-left="0.0104in" fo:padding-bottom="0.0104in" fo:padding-right="0.0104in"/>
    </style:style>
    <style:style style:name="P2280" style:parent-style-name="Normal"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2281" style:family="table-cell">
      <style:table-cell-properties fo:border-top="none" fo:border-left="0.0208in solid #000000" fo:border-bottom="none" fo:border-right="none" style:writing-mode="lr-tb" style:vertical-align="middle" fo:padding-top="0in" fo:padding-left="0in" fo:padding-bottom="0in" fo:padding-right="0in"/>
    </style:style>
    <style:style style:name="P2282" style:parent-style-name="Normal" style:family="paragraph">
      <style:paragraph-properties fo:margin-top="0.0694in" fo:margin-bottom="0.0694in" fo:line-height="100%"/>
    </style:style>
    <style:style style:name="T228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284" style:parent-style-name="Normal" style:family="paragraph">
      <style:paragraph-properties fo:margin-top="0.0694in" fo:margin-bottom="0.0694in" fo:line-height="100%"/>
    </style:style>
    <style:style style:name="T228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286" style:parent-style-name="Normal" style:family="paragraph">
      <style:paragraph-properties fo:margin-top="0.0694in" fo:margin-bottom="0.0694in" fo:line-height="100%"/>
    </style:style>
    <style:style style:name="T228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288" style:parent-style-name="Normal" style:family="paragraph">
      <style:paragraph-properties fo:margin-top="0.0694in" fo:margin-bottom="0.0694in" fo:line-height="100%"/>
    </style:style>
    <style:style style:name="T228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ableRow2290" style:family="table-row">
      <style:table-row-properties/>
    </style:style>
    <style:style style:name="TableCell2291" style:family="table-cell">
      <style:table-cell-properties fo:border="none" style:writing-mode="lr-tb" style:vertical-align="middle" fo:padding-top="0.0104in" fo:padding-left="0.0104in" fo:padding-bottom="0.0104in" fo:padding-right="0.0104in"/>
    </style:style>
    <style:style style:name="P2292" style:parent-style-name="Normal"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2293" style:family="table-cell">
      <style:table-cell-properties fo:border-top="none" fo:border-left="0.0208in solid #000000" fo:border-bottom="none" fo:border-right="none" style:writing-mode="lr-tb" style:vertical-align="middle" fo:padding-top="0in" fo:padding-left="0in" fo:padding-bottom="0in" fo:padding-right="0in"/>
    </style:style>
    <style:style style:name="P2294" style:parent-style-name="Normal" style:family="paragraph">
      <style:paragraph-properties fo:margin-top="0.0694in" fo:margin-bottom="0.0694in" fo:line-height="100%"/>
    </style:style>
    <style:style style:name="T229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296" style:parent-style-name="Normal" style:family="paragraph">
      <style:paragraph-properties fo:margin-top="0.0694in" fo:margin-bottom="0.0694in" fo:line-height="100%"/>
    </style:style>
    <style:style style:name="T229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298" style:parent-style-name="DefaultParagraphFont" style:family="text">
      <style:text-properties style:font-name="Times New Roman" style:font-name-asian="Times New Roman" style:font-name-complex="Times New Roman" fo:font-size="12pt" style:font-size-asian="12pt" style:font-size-complex="12pt"/>
    </style:style>
    <style:style style:name="P2299" style:parent-style-name="Normal" style:family="paragraph">
      <style:paragraph-properties fo:margin-top="0.0694in" fo:margin-bottom="0.0694in" fo:line-height="100%"/>
    </style:style>
    <style:style style:name="T230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301" style:parent-style-name="Normal" style:family="paragraph">
      <style:paragraph-properties fo:margin-top="0.0694in" fo:margin-bottom="0.0694in" fo:line-height="100%"/>
    </style:style>
    <style:style style:name="T230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303" style:parent-style-name="Normal" style:family="paragraph">
      <style:paragraph-properties fo:margin-top="0.0694in" fo:margin-bottom="0.0694in" fo:line-height="100%"/>
    </style:style>
    <style:style style:name="T230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305" style:parent-style-name="Normal" style:family="paragraph">
      <style:paragraph-properties fo:margin-top="0.0694in" fo:margin-bottom="0.0694in" fo:line-height="100%"/>
    </style:style>
    <style:style style:name="T230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307" style:parent-style-name="Normal" style:family="paragraph">
      <style:paragraph-properties fo:margin-top="0.0694in" fo:margin-bottom="0.0694in" fo:line-height="100%"/>
    </style:style>
    <style:style style:name="T230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309" style:parent-style-name="Normal" style:family="paragraph">
      <style:paragraph-properties fo:margin-top="0.0694in" fo:margin-bottom="0.0694in" fo:line-height="100%"/>
    </style:style>
    <style:style style:name="T231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ableColumn2312" style:family="table-column">
      <style:table-column-properties style:column-width="0.8208in"/>
    </style:style>
    <style:style style:name="TableColumn2313" style:family="table-column">
      <style:table-column-properties style:column-width="4.6395in"/>
    </style:style>
    <style:style style:name="Table2311" style:family="table">
      <style:table-properties style:width="5.4604in" fo:margin-left="0in" table:align="left"/>
    </style:style>
    <style:style style:name="TableRow2314" style:family="table-row">
      <style:table-row-properties/>
    </style:style>
    <style:style style:name="TableCell2315" style:family="table-cell">
      <style:table-cell-properties fo:border="none" style:writing-mode="lr-tb" style:vertical-align="middle" fo:padding-top="0.0104in" fo:padding-left="0.0104in" fo:padding-bottom="0.0104in" fo:padding-right="0.0104in"/>
    </style:style>
    <style:style style:name="P2316" style:parent-style-name="Normal" style:family="paragraph">
      <style:paragraph-properties fo:text-align="center" fo:margin-bottom="0in" fo:line-height="100%"/>
    </style:style>
    <style:style style:name="T2317"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ableCell2318" style:family="table-cell">
      <style:table-cell-properties fo:border-top="none" fo:border-left="0.0208in solid #000000" fo:border-bottom="none" fo:border-right="none" style:writing-mode="lr-tb" style:vertical-align="middle" fo:padding-top="0in" fo:padding-left="0in" fo:padding-bottom="0in" fo:padding-right="0in"/>
    </style:style>
    <style:style style:name="P2319" style:parent-style-name="Normal" style:family="paragraph">
      <style:paragraph-properties fo:margin-top="0.0694in" fo:margin-bottom="0.0694in" fo:line-height="100%"/>
    </style:style>
    <style:style style:name="T232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321" style:parent-style-name="DefaultParagraphFont" style:family="text">
      <style:text-properties style:font-name="Times New Roman" style:font-name-asian="Times New Roman" style:font-name-complex="Times New Roman" fo:font-size="12pt" style:font-size-asian="12pt" style:font-size-complex="12pt"/>
    </style:style>
    <style:style style:name="P2322" style:parent-style-name="Normal" style:family="paragraph">
      <style:paragraph-properties fo:margin-top="0.0694in" fo:margin-bottom="0.0694in" fo:line-height="100%"/>
    </style:style>
    <style:style style:name="T232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324" style:parent-style-name="DefaultParagraphFont" style:family="text">
      <style:text-properties style:font-name="Times New Roman" style:font-name-asian="Times New Roman" style:font-name-complex="Times New Roman" fo:font-size="12pt" style:font-size-asian="12pt" style:font-size-complex="12pt"/>
    </style:style>
    <style:style style:name="P2325" style:parent-style-name="Normal" style:family="paragraph">
      <style:paragraph-properties fo:margin-top="0.0694in" fo:margin-bottom="0.0694in" fo:line-height="100%"/>
    </style:style>
    <style:style style:name="T232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327" style:parent-style-name="DefaultParagraphFont" style:family="text">
      <style:text-properties style:font-name="Times New Roman" style:font-name-asian="Times New Roman" style:font-name-complex="Times New Roman" fo:font-size="12pt" style:font-size-asian="12pt" style:font-size-complex="12pt"/>
    </style:style>
    <style:style style:name="P2328" style:parent-style-name="Normal" style:family="paragraph">
      <style:paragraph-properties fo:margin-top="0.0694in" fo:margin-bottom="0.0694in" fo:line-height="100%"/>
    </style:style>
    <style:style style:name="T232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330" style:parent-style-name="DefaultParagraphFont" style:family="text">
      <style:text-properties style:font-name="Times New Roman" style:font-name-asian="Times New Roman" style:font-name-complex="Times New Roman" fo:font-size="12pt" style:font-size-asian="12pt" style:font-size-complex="12pt"/>
    </style:style>
    <style:style style:name="P2331" style:parent-style-name="Normal" style:family="paragraph">
      <style:paragraph-properties fo:margin-top="0.0694in" fo:margin-bottom="0.0694in" fo:line-height="100%"/>
    </style:style>
    <style:style style:name="T233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333" style:parent-style-name="Normal" style:family="paragraph">
      <style:paragraph-properties fo:margin-top="0.0694in" fo:margin-bottom="0.0694in" fo:line-height="100%"/>
    </style:style>
    <style:style style:name="T233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335" style:parent-style-name="DefaultParagraphFont" style:family="text">
      <style:text-properties style:font-name="Times New Roman" style:font-name-asian="Times New Roman" style:font-name-complex="Times New Roman" fo:font-size="12pt" style:font-size-asian="12pt" style:font-size-complex="12pt"/>
    </style:style>
    <style:style style:name="TableRow2336" style:family="table-row">
      <style:table-row-properties/>
    </style:style>
    <style:style style:name="TableCell2337" style:family="table-cell">
      <style:table-cell-properties fo:border="none" style:writing-mode="lr-tb" style:vertical-align="middle" fo:padding-top="0.0104in" fo:padding-left="0.0104in" fo:padding-bottom="0.0104in" fo:padding-right="0.0104in"/>
    </style:style>
    <style:style style:name="P2338" style:parent-style-name="Normal" style:family="paragraph">
      <style:paragraph-properties fo:text-align="center" fo:margin-bottom="0in" fo:line-height="100%"/>
    </style:style>
    <style:style style:name="T2339"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ableCell2340" style:family="table-cell">
      <style:table-cell-properties fo:border-top="none" fo:border-left="0.0208in solid #000000" fo:border-bottom="none" fo:border-right="none" style:writing-mode="lr-tb" style:vertical-align="middle" fo:padding-top="0in" fo:padding-left="0in" fo:padding-bottom="0in" fo:padding-right="0in"/>
    </style:style>
    <style:style style:name="P2341" style:parent-style-name="Normal" style:family="paragraph">
      <style:paragraph-properties fo:margin-top="0.0694in" fo:margin-bottom="0.0694in" fo:line-height="100%"/>
    </style:style>
    <style:style style:name="T234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343" style:parent-style-name="Normal" style:family="paragraph">
      <style:paragraph-properties fo:margin-top="0.0694in" fo:margin-bottom="0.0694in" fo:line-height="100%"/>
    </style:style>
    <style:style style:name="T234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345" style:parent-style-name="Normal" style:family="paragraph">
      <style:paragraph-properties fo:margin-top="0.0694in" fo:margin-bottom="0.0694in" fo:line-height="100%"/>
    </style:style>
    <style:style style:name="T234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347" style:parent-style-name="Normal" style:family="paragraph">
      <style:paragraph-properties fo:margin-top="0.0694in" fo:margin-bottom="0.0694in" fo:line-height="100%"/>
    </style:style>
    <style:style style:name="T234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349" style:parent-style-name="DefaultParagraphFont" style:family="text">
      <style:text-properties style:font-name="Times New Roman" style:font-name-asian="Times New Roman" style:font-name-complex="Times New Roman" fo:font-size="12pt" style:font-size-asian="12pt" style:font-size-complex="12pt"/>
    </style:style>
    <style:style style:name="P2350" style:parent-style-name="Normal" style:family="paragraph">
      <style:paragraph-properties fo:margin-top="0.0694in" fo:margin-bottom="0.0694in" fo:line-height="100%"/>
    </style:style>
    <style:style style:name="T235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352" style:parent-style-name="Normal" style:family="paragraph">
      <style:paragraph-properties fo:margin-top="0.0694in" fo:margin-bottom="0.0694in" fo:line-height="100%"/>
    </style:style>
    <style:style style:name="T235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ableRow2354" style:family="table-row">
      <style:table-row-properties/>
    </style:style>
    <style:style style:name="TableCell2355" style:family="table-cell">
      <style:table-cell-properties fo:border="none" style:writing-mode="lr-tb" style:vertical-align="middle" fo:padding-top="0.0104in" fo:padding-left="0.0104in" fo:padding-bottom="0.0104in" fo:padding-right="0.0104in"/>
    </style:style>
    <style:style style:name="P2356" style:parent-style-name="Normal" style:family="paragraph">
      <style:paragraph-properties fo:text-align="center" fo:margin-bottom="0in" fo:line-height="100%"/>
    </style:style>
    <style:style style:name="T2357"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ableCell2358" style:family="table-cell">
      <style:table-cell-properties fo:border-top="none" fo:border-left="0.0208in solid #000000" fo:border-bottom="none" fo:border-right="none" style:writing-mode="lr-tb" style:vertical-align="middle" fo:padding-top="0in" fo:padding-left="0in" fo:padding-bottom="0in" fo:padding-right="0in"/>
    </style:style>
    <style:style style:name="P2359" style:parent-style-name="Normal" style:family="paragraph">
      <style:paragraph-properties fo:margin-top="0.0694in" fo:margin-bottom="0.0694in" fo:line-height="100%"/>
    </style:style>
    <style:style style:name="T236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361" style:parent-style-name="Normal" style:family="paragraph">
      <style:paragraph-properties fo:margin-top="0.0694in" fo:margin-bottom="0.0694in" fo:line-height="100%"/>
    </style:style>
    <style:style style:name="T236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363" style:parent-style-name="Normal" style:family="paragraph">
      <style:paragraph-properties fo:margin-top="0.0694in" fo:margin-bottom="0.0694in" fo:line-height="100%"/>
    </style:style>
    <style:style style:name="T236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365" style:parent-style-name="Normal" style:family="paragraph">
      <style:paragraph-properties fo:margin-top="0.0694in" fo:margin-bottom="0.0694in" fo:line-height="100%"/>
    </style:style>
    <style:style style:name="T236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367" style:parent-style-name="Normal" style:family="paragraph">
      <style:paragraph-properties fo:margin-top="0.0694in" fo:margin-bottom="0.0694in" fo:line-height="100%"/>
    </style:style>
    <style:style style:name="T236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ableRow2369" style:family="table-row">
      <style:table-row-properties/>
    </style:style>
    <style:style style:name="TableCell2370" style:family="table-cell">
      <style:table-cell-properties fo:border="none" style:writing-mode="lr-tb" style:vertical-align="middle" fo:padding-top="0.0104in" fo:padding-left="0.0104in" fo:padding-bottom="0.0104in" fo:padding-right="0.0104in"/>
    </style:style>
    <style:style style:name="P2371" style:parent-style-name="Normal" style:family="paragraph">
      <style:paragraph-properties fo:text-align="center" fo:margin-bottom="0in" fo:line-height="100%"/>
    </style:style>
    <style:style style:name="T2372"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ableCell2373" style:family="table-cell">
      <style:table-cell-properties fo:border-top="none" fo:border-left="0.0208in solid #000000" fo:border-bottom="none" fo:border-right="none" style:writing-mode="lr-tb" style:vertical-align="middle" fo:padding-top="0in" fo:padding-left="0in" fo:padding-bottom="0in" fo:padding-right="0in"/>
    </style:style>
    <style:style style:name="P2374" style:parent-style-name="Normal" style:family="paragraph">
      <style:paragraph-properties fo:margin-top="0.0694in" fo:margin-bottom="0.0694in" fo:line-height="100%"/>
    </style:style>
    <style:style style:name="T237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376" style:parent-style-name="Normal" style:family="paragraph">
      <style:paragraph-properties fo:margin-top="0.0694in" fo:margin-bottom="0.0694in" fo:line-height="100%"/>
    </style:style>
    <style:style style:name="T237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378" style:parent-style-name="Normal" style:family="paragraph">
      <style:paragraph-properties fo:margin-top="0.0694in" fo:margin-bottom="0.0694in" fo:line-height="100%"/>
    </style:style>
    <style:style style:name="T237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380" style:parent-style-name="Normal" style:family="paragraph">
      <style:paragraph-properties fo:margin-top="0.0694in" fo:margin-bottom="0.0694in" fo:line-height="100%"/>
    </style:style>
    <style:style style:name="T238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382" style:parent-style-name="DefaultParagraphFont" style:family="text">
      <style:text-properties style:font-name="Times New Roman" style:font-name-asian="Times New Roman" style:font-name-complex="Times New Roman" fo:font-size="12pt" style:font-size-asian="12pt" style:font-size-complex="12pt"/>
    </style:style>
    <style:style style:name="T238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384" style:parent-style-name="Normal" style:family="paragraph">
      <style:paragraph-properties fo:margin-top="0.0694in" fo:margin-bottom="0.0694in" fo:line-height="100%"/>
    </style:style>
    <style:style style:name="T238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ableRow2386" style:family="table-row">
      <style:table-row-properties/>
    </style:style>
    <style:style style:name="TableCell2387" style:family="table-cell">
      <style:table-cell-properties fo:border="none" style:writing-mode="lr-tb" style:vertical-align="middle" fo:padding-top="0.0104in" fo:padding-left="0.0104in" fo:padding-bottom="0.0104in" fo:padding-right="0.0104in"/>
    </style:style>
    <style:style style:name="P2388" style:parent-style-name="Normal" style:family="paragraph">
      <style:paragraph-properties fo:text-align="center" fo:margin-bottom="0in" fo:line-height="100%"/>
    </style:style>
    <style:style style:name="T2389"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ableCell2390" style:family="table-cell">
      <style:table-cell-properties fo:border-top="none" fo:border-left="0.0208in solid #000000" fo:border-bottom="none" fo:border-right="none" style:writing-mode="lr-tb" style:vertical-align="middle" fo:padding-top="0in" fo:padding-left="0in" fo:padding-bottom="0in" fo:padding-right="0in"/>
    </style:style>
    <style:style style:name="P2391" style:parent-style-name="Normal" style:family="paragraph">
      <style:paragraph-properties fo:margin-top="0.0694in" fo:margin-bottom="0.0694in" fo:line-height="100%"/>
    </style:style>
    <style:style style:name="T239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393" style:parent-style-name="Normal" style:family="paragraph">
      <style:paragraph-properties fo:margin-top="0.0694in" fo:margin-bottom="0.0694in" fo:line-height="100%"/>
    </style:style>
    <style:style style:name="T239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395" style:parent-style-name="Normal" style:family="paragraph">
      <style:paragraph-properties fo:margin-top="0.0694in" fo:margin-bottom="0.0694in" fo:line-height="100%"/>
    </style:style>
    <style:style style:name="T239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397" style:parent-style-name="Normal" style:family="paragraph">
      <style:paragraph-properties fo:margin-top="0.0694in" fo:margin-bottom="0.0694in" fo:line-height="100%"/>
    </style:style>
    <style:style style:name="T239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399" style:parent-style-name="DefaultParagraphFont" style:family="text">
      <style:text-properties style:font-name="Times New Roman" style:font-name-asian="Times New Roman" style:font-name-complex="Times New Roman" fo:font-size="12pt" style:font-size-asian="12pt" style:font-size-complex="12pt"/>
    </style:style>
    <style:style style:name="P2400" style:parent-style-name="Normal" style:family="paragraph">
      <style:paragraph-properties fo:margin-top="0.0694in" fo:margin-bottom="0.0694in" fo:line-height="100%"/>
    </style:style>
    <style:style style:name="T240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402" style:parent-style-name="Normal" style:family="paragraph">
      <style:paragraph-properties fo:margin-top="0.0694in" fo:margin-bottom="0.0694in" fo:line-height="100%"/>
    </style:style>
    <style:style style:name="T240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404" style:parent-style-name="DefaultParagraphFont" style:family="text">
      <style:text-properties style:font-name="Times New Roman" style:font-name-asian="Times New Roman" style:font-name-complex="Times New Roman" fo:font-size="12pt" style:font-size-asian="12pt" style:font-size-complex="12pt"/>
    </style:style>
    <style:style style:name="P2405" style:parent-style-name="Normal" style:family="paragraph">
      <style:paragraph-properties fo:margin-top="0.0694in" fo:margin-bottom="0.0694in" fo:line-height="100%"/>
    </style:style>
    <style:style style:name="T240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407" style:parent-style-name="Normal" style:family="paragraph">
      <style:paragraph-properties fo:margin-top="0.0694in" fo:margin-bottom="0.0694in" fo:line-height="100%"/>
    </style:style>
    <style:style style:name="T240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409" style:parent-style-name="Normal" style:family="paragraph">
      <style:paragraph-properties fo:margin-top="0.0694in" fo:margin-bottom="0.0694in" fo:line-height="100%"/>
    </style:style>
    <style:style style:name="T241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ableRow2411" style:family="table-row">
      <style:table-row-properties/>
    </style:style>
    <style:style style:name="TableCell2412" style:family="table-cell">
      <style:table-cell-properties fo:border="none" style:writing-mode="lr-tb" style:vertical-align="middle" fo:padding-top="0.0104in" fo:padding-left="0.0104in" fo:padding-bottom="0.0104in" fo:padding-right="0.0104in"/>
    </style:style>
    <style:style style:name="P2413" style:parent-style-name="Normal" style:family="paragraph">
      <style:paragraph-properties fo:text-align="center" fo:margin-bottom="0in" fo:line-height="100%"/>
    </style:style>
    <style:style style:name="T2414"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ableCell2415" style:family="table-cell">
      <style:table-cell-properties fo:border-top="none" fo:border-left="0.0208in solid #000000" fo:border-bottom="none" fo:border-right="none" style:writing-mode="lr-tb" style:vertical-align="middle" fo:padding-top="0in" fo:padding-left="0in" fo:padding-bottom="0in" fo:padding-right="0in"/>
    </style:style>
    <style:style style:name="P2416" style:parent-style-name="Normal" style:family="paragraph">
      <style:paragraph-properties fo:margin-top="0.0694in" fo:margin-bottom="0.0694in" fo:line-height="100%"/>
    </style:style>
    <style:style style:name="T241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418" style:parent-style-name="DefaultParagraphFont" style:family="text">
      <style:text-properties style:font-name="Times New Roman" style:font-name-asian="Times New Roman" style:font-name-complex="Times New Roman" fo:font-size="12pt" style:font-size-asian="12pt" style:font-size-complex="12pt"/>
    </style:style>
    <style:style style:name="P2419" style:parent-style-name="Normal" style:family="paragraph">
      <style:paragraph-properties fo:margin-top="0.0694in" fo:margin-bottom="0.0694in" fo:line-height="100%"/>
    </style:style>
    <style:style style:name="T242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421" style:parent-style-name="Normal" style:family="paragraph">
      <style:paragraph-properties fo:margin-top="0.0694in" fo:margin-bottom="0.0694in" fo:line-height="100%"/>
    </style:style>
    <style:style style:name="T242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423" style:parent-style-name="Normal" style:family="paragraph">
      <style:paragraph-properties fo:margin-top="0.0694in" fo:margin-bottom="0.0694in" fo:line-height="100%"/>
    </style:style>
    <style:style style:name="T242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425" style:parent-style-name="Normal" style:family="paragraph">
      <style:paragraph-properties fo:margin-top="0.0694in" fo:margin-bottom="0.0694in" fo:line-height="100%"/>
    </style:style>
    <style:style style:name="T242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427" style:parent-style-name="Normal" style:family="paragraph">
      <style:paragraph-properties fo:margin-top="0.0694in" fo:margin-bottom="0.0694in" fo:line-height="100%"/>
    </style:style>
    <style:style style:name="T242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429" style:parent-style-name="Normal" style:family="paragraph">
      <style:paragraph-properties fo:margin-top="0.0694in" fo:margin-bottom="0.0694in" fo:line-height="100%"/>
    </style:style>
    <style:style style:name="T243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431" style:parent-style-name="Normal" style:family="paragraph">
      <style:paragraph-properties fo:margin-top="0.0694in" fo:margin-bottom="0.0694in" fo:line-height="100%"/>
    </style:style>
    <style:style style:name="T243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433" style:parent-style-name="Normal" style:family="paragraph">
      <style:paragraph-properties fo:margin-top="0.0694in" fo:margin-bottom="0.0694in" fo:line-height="100%"/>
    </style:style>
    <style:style style:name="T243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43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Row2436" style:family="table-row">
      <style:table-row-properties/>
    </style:style>
    <style:style style:name="TableCell2437" style:family="table-cell">
      <style:table-cell-properties fo:border="none" style:writing-mode="lr-tb" style:vertical-align="middle" fo:padding-top="0.0104in" fo:padding-left="0.0104in" fo:padding-bottom="0.0104in" fo:padding-right="0.0104in"/>
    </style:style>
    <style:style style:name="P2438" style:parent-style-name="Normal" style:family="paragraph">
      <style:paragraph-properties fo:text-align="center" fo:margin-bottom="0in" fo:line-height="100%"/>
    </style:style>
    <style:style style:name="T2439"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2440"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ableCell2441" style:family="table-cell">
      <style:table-cell-properties fo:border-top="none" fo:border-left="0.0208in solid #000000" fo:border-bottom="none" fo:border-right="none" style:writing-mode="lr-tb" style:vertical-align="middle" fo:padding-top="0in" fo:padding-left="0in" fo:padding-bottom="0in" fo:padding-right="0in"/>
    </style:style>
    <style:style style:name="P2442" style:parent-style-name="Normal" style:family="paragraph">
      <style:paragraph-properties fo:margin-top="0.0694in" fo:margin-bottom="0.0694in" fo:line-height="100%"/>
    </style:style>
    <style:style style:name="T244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444" style:parent-style-name="Normal" style:family="paragraph">
      <style:paragraph-properties fo:margin-top="0.0694in" fo:margin-bottom="0.0694in" fo:line-height="100%"/>
    </style:style>
    <style:style style:name="T244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446" style:parent-style-name="Normal" style:family="paragraph">
      <style:paragraph-properties fo:margin-top="0.0694in" fo:margin-bottom="0.0694in" fo:line-height="100%"/>
    </style:style>
    <style:style style:name="T244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448" style:parent-style-name="Normal" style:family="paragraph">
      <style:paragraph-properties fo:margin-top="0.0694in" fo:margin-bottom="0.0694in" fo:line-height="100%"/>
    </style:style>
    <style:style style:name="T244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450" style:parent-style-name="Normal" style:family="paragraph">
      <style:paragraph-properties fo:margin-top="0.0694in" fo:margin-bottom="0.0694in" fo:line-height="100%"/>
    </style:style>
    <style:style style:name="T245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452" style:parent-style-name="Normal" style:family="paragraph">
      <style:paragraph-properties fo:margin-top="0.0694in" fo:margin-bottom="0.0694in" fo:line-height="100%"/>
    </style:style>
    <style:style style:name="T245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454" style:parent-style-name="Normal" style:family="paragraph">
      <style:paragraph-properties fo:margin-top="0.0694in" fo:margin-bottom="0.0694in" fo:line-height="100%"/>
    </style:style>
    <style:style style:name="T245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456" style:parent-style-name="DefaultParagraphFont" style:family="text">
      <style:text-properties style:font-name="Times New Roman" style:font-name-asian="Times New Roman" style:font-name-complex="Times New Roman" fo:font-size="12pt" style:font-size-asian="12pt" style:font-size-complex="12pt"/>
    </style:style>
    <style:style style:name="TableRow2457" style:family="table-row">
      <style:table-row-properties/>
    </style:style>
    <style:style style:name="TableCell2458" style:family="table-cell">
      <style:table-cell-properties fo:border="none" style:writing-mode="lr-tb" style:vertical-align="middle" fo:padding-top="0.0104in" fo:padding-left="0.0104in" fo:padding-bottom="0.0104in" fo:padding-right="0.0104in"/>
    </style:style>
    <style:style style:name="P2459" style:parent-style-name="Normal"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2460" style:family="table-cell">
      <style:table-cell-properties fo:border-top="none" fo:border-left="0.0208in solid #000000" fo:border-bottom="none" fo:border-right="none" style:writing-mode="lr-tb" style:vertical-align="middle" fo:padding-top="0in" fo:padding-left="0in" fo:padding-bottom="0in" fo:padding-right="0in"/>
    </style:style>
    <style:style style:name="P2461" style:parent-style-name="Normal" style:family="paragraph">
      <style:paragraph-properties fo:margin-top="0.0694in" fo:margin-bottom="0.0694in" fo:line-height="100%"/>
    </style:style>
    <style:style style:name="T246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463" style:parent-style-name="Normal" style:family="paragraph">
      <style:paragraph-properties fo:margin-top="0.0694in" fo:margin-bottom="0.0694in" fo:line-height="100%"/>
    </style:style>
    <style:style style:name="T246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465" style:parent-style-name="Normal" style:family="paragraph">
      <style:paragraph-properties fo:margin-top="0.0694in" fo:margin-bottom="0.0694in" fo:line-height="100%"/>
    </style:style>
    <style:style style:name="T246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467" style:parent-style-name="Normal" style:family="paragraph">
      <style:paragraph-properties fo:margin-top="0.0694in" fo:margin-bottom="0.0694in" fo:line-height="100%"/>
    </style:style>
    <style:style style:name="T246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469" style:parent-style-name="Normal" style:family="paragraph">
      <style:paragraph-properties fo:margin-top="0.0694in" fo:margin-bottom="0.0694in" fo:line-height="100%"/>
    </style:style>
    <style:style style:name="T247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471" style:parent-style-name="Normal" style:family="paragraph">
      <style:paragraph-properties fo:margin-bottom="0in" fo:line-height="100%"/>
    </style:style>
    <style:style style:name="T247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473" style:parent-style-name="DefaultParagraphFont" style:family="text">
      <style:text-properties style:font-name="Times New Roman" style:font-name-asian="Times New Roman" style:font-name-complex="Times New Roman" fo:font-size="12pt" style:font-size-asian="12pt" style:font-size-complex="12pt"/>
    </style:style>
    <style:style style:name="P2474" style:parent-style-name="Normal" style:family="paragraph">
      <style:paragraph-properties fo:margin-top="0.0694in" fo:margin-bottom="0.0694in" fo:line-height="100%"/>
    </style:style>
    <style:style style:name="T247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476"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2477"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2478" style:parent-style-name="Normal" style:family="paragraph">
      <style:paragraph-properties fo:margin-top="0.0694in" fo:margin-bottom="0.0694in" fo:line-height="100%"/>
    </style:style>
    <style:style style:name="T247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480" style:parent-style-name="Normal" style:family="paragraph">
      <style:paragraph-properties fo:margin-top="0.0694in" fo:margin-bottom="0.0694in" fo:line-height="100%"/>
    </style:style>
    <style:style style:name="T248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482" style:parent-style-name="Normal" style:family="paragraph">
      <style:paragraph-properties fo:margin-top="0.0694in" fo:margin-bottom="0.0694in" fo:line-height="100%"/>
    </style:style>
    <style:style style:name="T248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484" style:parent-style-name="Normal" style:family="paragraph">
      <style:paragraph-properties fo:margin-top="0.0694in" fo:margin-bottom="0.0694in" fo:line-height="100%"/>
    </style:style>
    <style:style style:name="T248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486" style:parent-style-name="Normal" style:family="paragraph">
      <style:paragraph-properties fo:margin-top="0.0694in" fo:margin-bottom="0.0694in" fo:line-height="100%"/>
    </style:style>
    <style:style style:name="T248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488" style:parent-style-name="Normal" style:family="paragraph">
      <style:paragraph-properties fo:margin-top="0.0694in" fo:margin-bottom="0.0694in" fo:line-height="100%"/>
    </style:style>
    <style:style style:name="T248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490" style:parent-style-name="Normal" style:family="paragraph">
      <style:paragraph-properties fo:margin-top="0.0694in" fo:margin-bottom="0.0694in" fo:line-height="100%"/>
    </style:style>
    <style:style style:name="T249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492" style:parent-style-name="Normal" style:family="paragraph">
      <style:paragraph-properties fo:margin-top="0.0694in" fo:margin-bottom="0.0694in" fo:line-height="100%"/>
    </style:style>
    <style:style style:name="T249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494" style:parent-style-name="Normal" style:family="paragraph">
      <style:paragraph-properties fo:margin-top="0.0694in" fo:margin-bottom="0.0694in" fo:line-height="100%"/>
    </style:style>
    <style:style style:name="T249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496"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P2497" style:parent-style-name="Normal" style:family="paragraph">
      <style:paragraph-properties fo:border-top="none" fo:border-left="none" fo:border-bottom="0.0104in solid #000000" fo:border-right="none" fo:padding-top="0in" fo:padding-left="0in" fo:padding-bottom="0.0138in" fo:padding-right="0in" style:shadow="none" fo:text-align="center" fo:margin-bottom="0in" fo:line-height="100%"/>
      <style:text-properties style:font-name="Arial" style:font-name-asian="Times New Roman" style:font-name-complex="Arial" text:display="none" fo:font-size="8pt" style:font-size-asian="8pt" style:font-size-complex="8pt"/>
    </style:style>
    <style:style style:name="P2498" style:parent-style-name="Normal" style:family="paragraph">
      <style:paragraph-properties fo:border-top="0.0104in solid #000000" fo:border-left="none" fo:border-bottom="none" fo:border-right="none" fo:padding-top="0.0138in" fo:padding-left="0in" fo:padding-bottom="0in" fo:padding-right="0in" style:shadow="none" fo:text-align="center" fo:margin-bottom="0in" fo:line-height="100%"/>
      <style:text-properties style:font-name="Arial" style:font-name-asian="Times New Roman" style:font-name-complex="Arial" text:display="none" fo:font-size="8pt" style:font-size-asian="8pt" style:font-size-complex="8pt"/>
    </style:style>
    <style:style style:name="P2499" style:parent-style-name="Normal" style:family="paragraph">
      <style:paragraph-properties fo:margin-top="0.0694in" fo:margin-bottom="0.0694in" fo:line-height="100%"/>
    </style:style>
    <style:style style:name="T250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501" style:parent-style-name="Normal" style:family="paragraph">
      <style:paragraph-properties fo:margin-top="0.0694in" fo:margin-bottom="0.0694in" fo:line-height="100%"/>
    </style:style>
    <style:style style:name="T250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503" style:parent-style-name="Normal" style:family="paragraph">
      <style:paragraph-properties fo:margin-top="0.0694in" fo:margin-bottom="0.0694in" fo:line-height="100%"/>
    </style:style>
    <style:style style:name="T250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505" style:parent-style-name="Normal" style:family="paragraph">
      <style:paragraph-properties fo:margin-top="0.0694in" fo:margin-bottom="0.0694in" fo:line-height="100%"/>
    </style:style>
    <style:style style:name="T250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507" style:parent-style-name="Normal" style:family="paragraph">
      <style:paragraph-properties fo:margin-top="0.0694in" fo:margin-bottom="0.0694in" fo:line-height="100%"/>
    </style:style>
    <style:style style:name="T250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509" style:parent-style-name="Normal" style:family="paragraph">
      <style:paragraph-properties fo:margin-top="0.0694in" fo:margin-bottom="0.0694in" fo:line-height="100%"/>
    </style:style>
    <style:style style:name="T251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511" style:parent-style-name="Normal" style:family="paragraph">
      <style:paragraph-properties fo:margin-top="0.0694in" fo:margin-bottom="0.0694in" fo:line-height="100%"/>
    </style:style>
    <style:style style:name="T251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513"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P2514" style:parent-style-name="Normal" style:family="paragraph">
      <style:paragraph-properties fo:margin-top="0.0694in" fo:margin-bottom="0.0694in" fo:line-height="100%"/>
    </style:style>
    <style:style style:name="T251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516" style:parent-style-name="Normal" style:family="paragraph">
      <style:paragraph-properties fo:margin-top="0.0694in" fo:margin-bottom="0.0694in" fo:line-height="100%"/>
    </style:style>
    <style:style style:name="T251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518" style:parent-style-name="Normal" style:family="paragraph">
      <style:paragraph-properties fo:margin-top="0.0694in" fo:margin-bottom="0.0694in" fo:line-height="100%"/>
    </style:style>
    <style:style style:name="T251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520" style:parent-style-name="Normal" style:family="paragraph">
      <style:paragraph-properties fo:margin-top="0.0694in" fo:margin-bottom="0.0694in" fo:line-height="100%"/>
    </style:style>
    <style:style style:name="T252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522" style:parent-style-name="Normal" style:family="paragraph">
      <style:paragraph-properties fo:margin-top="0.0694in" fo:margin-bottom="0.0694in" fo:line-height="100%"/>
    </style:style>
    <style:style style:name="T252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524"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P2525" style:parent-style-name="Normal" style:family="paragraph">
      <style:paragraph-properties fo:margin-top="0.0694in" fo:margin-bottom="0.0694in" fo:line-height="100%"/>
    </style:style>
    <style:style style:name="T252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527" style:parent-style-name="Normal" style:family="paragraph">
      <style:paragraph-properties fo:margin-top="0.0694in" fo:margin-bottom="0.0694in" fo:line-height="100%"/>
    </style:style>
    <style:style style:name="T252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529" style:parent-style-name="Normal" style:family="paragraph">
      <style:paragraph-properties fo:margin-top="0.0694in" fo:margin-bottom="0.0694in" fo:line-height="100%"/>
    </style:style>
    <style:style style:name="T253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531" style:parent-style-name="Normal" style:family="paragraph">
      <style:paragraph-properties fo:margin-top="0.0694in" fo:margin-bottom="0.0694in" fo:line-height="100%"/>
    </style:style>
    <style:style style:name="T253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533" style:parent-style-name="Normal" style:family="paragraph">
      <style:paragraph-properties fo:margin-top="0.0694in" fo:margin-bottom="0.0694in" fo:line-height="100%"/>
    </style:style>
    <style:style style:name="T253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535" style:parent-style-name="Normal" style:family="paragraph">
      <style:paragraph-properties fo:margin-top="0.0694in" fo:margin-bottom="0.0694in" fo:line-height="100%"/>
    </style:style>
    <style:style style:name="T253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537" style:parent-style-name="Normal" style:family="paragraph">
      <style:paragraph-properties fo:margin-top="0.0694in" fo:margin-bottom="0.0694in" fo:line-height="100%"/>
    </style:style>
    <style:style style:name="T253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539" style:parent-style-name="Normal" style:family="paragraph">
      <style:paragraph-properties fo:margin-top="0.0694in" fo:margin-bottom="0.0694in" fo:line-height="100%"/>
    </style:style>
    <style:style style:name="T254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541"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P2542" style:parent-style-name="Normal" style:family="paragraph">
      <style:paragraph-properties fo:margin-top="0.0694in" fo:margin-bottom="0.0694in" fo:line-height="100%"/>
    </style:style>
    <style:style style:name="T254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544" style:parent-style-name="Normal" style:family="paragraph">
      <style:paragraph-properties fo:margin-top="0.0694in" fo:margin-bottom="0.0694in" fo:line-height="100%"/>
    </style:style>
    <style:style style:name="T254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546" style:parent-style-name="Normal" style:family="paragraph">
      <style:paragraph-properties fo:margin-top="0.0694in" fo:margin-bottom="0.0694in" fo:line-height="100%"/>
    </style:style>
    <style:style style:name="T254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548"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P2549" style:parent-style-name="Normal" style:family="paragraph">
      <style:paragraph-properties fo:margin-top="0.0694in" fo:margin-bottom="0.0694in" fo:line-height="100%"/>
    </style:style>
    <style:style style:name="T255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complex="ar"/>
    </style:style>
    <style:style style:name="P2551" style:parent-style-name="Normal" style:family="paragraph">
      <style:paragraph-properties fo:margin-top="0.0694in" fo:margin-bottom="0.0694in" fo:line-height="100%"/>
    </style:style>
    <style:style style:name="T255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de" fo:country="DE"/>
    </style:style>
    <style:style style:name="P2553" style:parent-style-name="Normal" style:family="paragraph">
      <style:paragraph-properties fo:margin-top="0.0694in" fo:margin-bottom="0.0694in" fo:line-height="100%"/>
    </style:style>
    <style:style style:name="T255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s" fo:country="ES"/>
    </style:style>
    <style:style style:name="P2555" style:parent-style-name="Normal" style:family="paragraph">
      <style:paragraph-properties fo:margin-top="0.0694in" fo:margin-bottom="0.0694in" fo:line-height="100%"/>
    </style:style>
    <style:style style:name="T255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fr" fo:country="FR"/>
    </style:style>
    <style:style style:name="P2557" style:parent-style-name="Normal" style:family="paragraph">
      <style:paragraph-properties fo:margin-top="0.0694in" fo:margin-bottom="0.0694in" fo:line-height="100%"/>
    </style:style>
    <style:style style:name="T2558" style:parent-style-name="DefaultParagraphFont" style:family="text">
      <style:text-properties style:font-name="Malgun Gothic" style:font-name-asian="Times New Roman" style:font-name-complex="Malgun Gothic" fo:color="#0000FF" fo:font-size="12pt" style:font-size-asian="12pt" style:font-size-complex="12pt" style:text-underline-type="single" style:text-underline-style="solid" style:text-underline-width="auto" style:text-underline-mode="continuous" style:language-asian="ko" style:country-asian="KR"/>
    </style:style>
    <style:style style:name="P2559" style:parent-style-name="Normal" style:family="paragraph">
      <style:paragraph-properties fo:margin-top="0.0694in" fo:margin-bottom="0.0694in" fo:line-height="100%"/>
    </style:style>
    <style:style style:name="T256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it" fo:country="IT"/>
    </style:style>
    <style:style style:name="P2561" style:parent-style-name="Normal" style:family="paragraph">
      <style:paragraph-properties fo:margin-top="0.0694in" fo:margin-bottom="0.0694in" fo:line-height="100%"/>
    </style:style>
    <style:style style:name="T256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ru" fo:country="RU"/>
    </style:style>
    <style:style style:name="P2563" style:parent-style-name="Normal" style:family="paragraph">
      <style:paragraph-properties fo:margin-top="0.0694in" fo:margin-bottom="0.0694in" fo:line-height="100%"/>
    </style:style>
    <style:style style:name="T256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vi" fo:country="VN"/>
    </style:style>
    <style:style style:name="P2565" style:parent-style-name="Normal" style:family="paragraph">
      <style:paragraph-properties fo:margin-top="0.0694in" fo:margin-bottom="0.0694in" fo:line-height="100%"/>
    </style:style>
    <style:style style:name="T2566" style:parent-style-name="DefaultParagraphFont" style:family="text">
      <style:text-properties style:font-name="MS Gothic" style:font-name-asian="MS Gothic" style:font-name-complex="MS Gothic" fo:color="#0000FF" fo:font-size="12pt" style:font-size-asian="12pt" style:font-size-complex="12pt" style:text-underline-type="single" style:text-underline-style="solid" style:text-underline-width="auto" style:text-underline-mode="continuous" style:language-asian="zh"/>
    </style:style>
    <style:style style:name="P2567" style:parent-style-name="Normal" style:family="paragraph">
      <style:paragraph-properties fo:margin-bottom="0in" fo:line-height="100%"/>
    </style:style>
    <style:style style:name="T256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569"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2570" style:parent-style-name="Normal" style:family="paragraph">
      <style:paragraph-properties fo:margin-top="0.0694in" fo:margin-bottom="0.0694in" fo:line-height="100%"/>
    </style:style>
    <style:style style:name="T2571" style:parent-style-name="DefaultParagraphFont" style:family="text">
      <style:text-properties style:font-name="Times New Roman" style:font-name-asian="Times New Roman" style:font-name-complex="Times New Roman" fo:font-size="12pt" style:font-size-asian="12pt" style:font-size-complex="12pt"/>
    </style:style>
    <style:style style:name="T257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573" style:parent-style-name="DefaultParagraphFont" style:family="text">
      <style:text-properties style:font-name="Times New Roman" style:font-name-asian="Times New Roman" style:font-name-complex="Times New Roman" fo:font-size="12pt" style:font-size-asian="12pt" style:font-size-complex="12pt"/>
    </style:style>
    <style:style style:name="T257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575" style:parent-style-name="DefaultParagraphFont" style:family="text">
      <style:text-properties style:font-name="Times New Roman" style:font-name-asian="Times New Roman" style:font-name-complex="Times New Roman" fo:font-size="12pt" style:font-size-asian="12pt" style:font-size-complex="12pt"/>
    </style:style>
    <style:style style:name="T257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577" style:parent-style-name="DefaultParagraphFont" style:family="text">
      <style:text-properties style:font-name="Times New Roman" style:font-name-asian="Times New Roman" style:font-name-complex="Times New Roman" fo:font-size="12pt" style:font-size-asian="12pt" style:font-size-complex="12pt"/>
    </style:style>
    <style:style style:name="T257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579" style:parent-style-name="DefaultParagraphFont" style:family="text">
      <style:text-properties style:font-name="Times New Roman" style:font-name-asian="Times New Roman" style:font-name-complex="Times New Roman" fo:font-size="12pt" style:font-size-asian="12pt" style:font-size-complex="12pt"/>
    </style:style>
    <style:style style:name="P2580" style:parent-style-name="Normal" style:family="paragraph">
      <style:paragraph-properties fo:margin-top="0.0694in" fo:margin-bottom="0.0694in" fo:line-height="100%"/>
    </style:style>
    <style:style style:name="T258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582" style:parent-style-name="Normal" style:family="paragraph">
      <style:paragraph-properties fo:margin-top="0.0694in" fo:margin-bottom="0.0694in" fo:line-height="100%"/>
    </style:style>
    <style:style style:name="T258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584" style:parent-style-name="Normal" style:family="paragraph">
      <style:paragraph-properties fo:margin-top="0.0694in" fo:margin-bottom="0.0694in" fo:line-height="100%"/>
    </style:style>
    <style:style style:name="T258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586" style:parent-style-name="Normal" style:family="paragraph">
      <style:paragraph-properties fo:margin-top="0.0694in" fo:margin-bottom="0.0694in" fo:line-height="100%"/>
    </style:style>
    <style:style style:name="T258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588" style:parent-style-name="Normal" style:family="paragraph">
      <style:paragraph-properties fo:margin-top="0.0694in" fo:margin-bottom="0.0694in" fo:line-height="100%"/>
    </style:style>
    <style:style style:name="T258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590" style:parent-style-name="Normal" style:family="paragraph">
      <style:paragraph-properties fo:margin-top="0.0694in" fo:margin-bottom="0.0694in" fo:line-height="100%"/>
    </style:style>
    <style:style style:name="T259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592" style:parent-style-name="Normal" style:family="paragraph">
      <style:paragraph-properties fo:margin-top="0.0694in" fo:margin-bottom="0.0694in" fo:line-height="100%"/>
    </style:style>
    <style:style style:name="T259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594" style:parent-style-name="Normal" style:family="paragraph">
      <style:paragraph-properties fo:margin-top="0.0694in" fo:margin-bottom="0.0694in" fo:line-height="100%"/>
    </style:style>
    <style:style style:name="T2595" style:parent-style-name="DefaultParagraphFont" style:family="text">
      <style:text-properties style:font-name="Times New Roman" style:font-name-asian="Times New Roman" style:font-name-complex="Times New Roman" fo:color="#0000FF" fo:font-size="12pt" style:font-size-asian="12pt" style:font-size-complex="12pt"/>
    </style:style>
    <style:style style:name="P2596" style:parent-style-name="Normal" style:family="paragraph">
      <style:paragraph-properties fo:margin-top="0.0694in" fo:margin-bottom="0.0694in" fo:line-height="100%"/>
    </style:style>
    <style:style style:name="T2597" style:parent-style-name="DefaultParagraphFont" style:family="text">
      <style:text-properties style:font-name="Times New Roman" style:font-name-asian="Times New Roman" style:font-name-complex="Times New Roman" fo:color="#0000FF" fo:font-size="12pt" style:font-size-asian="12pt" style:font-size-complex="12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64-bit computing</text:p>
      <text:p text:style-name="P2">From Wikipedia, the free encyclopedia</text:p>
      <text:p text:style-name="P3"><text:a xlink:href="https://en.wikipedia.org/wiki/64-bit_computing#mw-head" office:target-frame-name="_top" xlink:show="replace"><text:span text:style-name="T4">Jump to navigation</text:span></text:a><text:span text:style-name="T5"><text:s/></text:span><text:a xlink:href="https://en.wikipedia.org/wiki/64-bit_computing#p-search" office:target-frame-name="_top" xlink:show="replace"><text:span text:style-name="T6">Jump to search</text:span></text:a><text:span text:style-name="T7"><text:s/></text:span></text:p>
      <text:p text:style-name="P8"><text:span text:style-name="T9">"64-bit" redirects here. For 64-bit images in computer graphics, see<text:s/></text:span><text:a office:title="Deep color" xlink:href="https://en.wikipedia.org/wiki/Deep_color" office:target-frame-name="_top" xlink:show="replace"><text:span text:style-name="T10">Deep color</text:span></text:a><text:span text:style-name="T11">.</text:span></text:p>
      <table:table table:style-name="Table12">
        <table:table-columns>
          <table:table-column table:style-name="TableColumn13"/>
        </table:table-columns>
        <table:table-row table:style-name="TableRow14">
          <table:table-cell table:style-name="TableCell15">
            <text:p text:style-name="P16">Computer architecture bit widths</text:p>
          </table:table-cell>
        </table:table-row>
        <table:table-row table:style-name="TableRow17">
          <table:table-cell table:style-name="TableCell18">
            <text:p text:style-name="P19"><text:a office:title="Word (computer architecture)" xlink:href="https://en.wikipedia.org/wiki/Word_(computer_architecture)" office:target-frame-name="_top" xlink:show="replace"><text:span text:style-name="T20">Bit</text:span></text:a></text:p>
          </table:table-cell>
        </table:table-row>
        <table:table-row table:style-name="TableRow21">
          <table:table-cell table:style-name="TableCell22">
            <text:list text:style-name="LFO1" text:continue-numbering="true">
              <text:list-item>
                <text:p text:style-name="P23"><text:a office:title="1-bit architecture" xlink:href="https://en.wikipedia.org/wiki/1-bit_architecture" office:target-frame-name="_top" xlink:show="replace"><text:span text:style-name="T24">1</text:span></text:a></text:p>
              </text:list-item>
              <text:list-item>
                <text:p text:style-name="P25"><text:a office:title="2-bit architecture" xlink:href="https://en.wikipedia.org/wiki/2-bit_architecture" office:target-frame-name="_top" xlink:show="replace"><text:span text:style-name="T26">2</text:span></text:a></text:p>
              </text:list-item>
              <text:list-item>
                <text:p text:style-name="P27"><text:a office:title="4-bit" xlink:href="https://en.wikipedia.org/wiki/4-bit" office:target-frame-name="_top" xlink:show="replace"><text:span text:style-name="T28">4</text:span></text:a></text:p>
              </text:list-item>
              <text:list-item>
                <text:p text:style-name="P29"><text:a office:title="8-bit" xlink:href="https://en.wikipedia.org/wiki/8-bit" office:target-frame-name="_top" xlink:show="replace"><text:span text:style-name="T30">8</text:span></text:a></text:p>
              </text:list-item>
              <text:list-item>
                <text:p text:style-name="P31"><text:a office:title="12-bit" xlink:href="https://en.wikipedia.org/wiki/12-bit" office:target-frame-name="_top" xlink:show="replace"><text:span text:style-name="T32">12</text:span></text:a></text:p>
              </text:list-item>
              <text:list-item>
                <text:p text:style-name="P33"><text:a office:title="16-bit" xlink:href="https://en.wikipedia.org/wiki/16-bit" office:target-frame-name="_top" xlink:show="replace"><text:span text:style-name="T34">16</text:span></text:a></text:p>
              </text:list-item>
              <text:list-item>
                <text:p text:style-name="P35"><text:a office:title="18-bit" xlink:href="https://en.wikipedia.org/wiki/18-bit" office:target-frame-name="_top" xlink:show="replace"><text:span text:style-name="T36">18</text:span></text:a></text:p>
              </text:list-item>
              <text:list-item>
                <text:p text:style-name="P37"><text:a office:title="24-bit" xlink:href="https://en.wikipedia.org/wiki/24-bit" office:target-frame-name="_top" xlink:show="replace"><text:span text:style-name="T38">24</text:span></text:a></text:p>
              </text:list-item>
              <text:list-item>
                <text:p text:style-name="P39"><text:a office:title="26-bit" xlink:href="https://en.wikipedia.org/wiki/26-bit" office:target-frame-name="_top" xlink:show="replace"><text:span text:style-name="T40">26</text:span></text:a></text:p>
              </text:list-item>
              <text:list-item>
                <text:p text:style-name="P41"><text:a office:title="31-bit" xlink:href="https://en.wikipedia.org/wiki/31-bit" office:target-frame-name="_top" xlink:show="replace"><text:span text:style-name="T42">31</text:span></text:a></text:p>
              </text:list-item>
              <text:list-item>
                <text:p text:style-name="P43"><text:a office:title="32-bit" xlink:href="https://en.wikipedia.org/wiki/32-bit" office:target-frame-name="_top" xlink:show="replace"><text:span text:style-name="T44">32</text:span></text:a></text:p>
              </text:list-item>
              <text:list-item>
                <text:p text:style-name="P45"><text:a office:title="36-bit" xlink:href="https://en.wikipedia.org/wiki/36-bit" office:target-frame-name="_top" xlink:show="replace"><text:span text:style-name="T46">36</text:span></text:a></text:p>
              </text:list-item>
              <text:list-item>
                <text:p text:style-name="P47"><text:a office:title="48-bit" xlink:href="https://en.wikipedia.org/wiki/48-bit" office:target-frame-name="_top" xlink:show="replace"><text:span text:style-name="T48">48</text:span></text:a></text:p>
              </text:list-item>
              <text:list-item>
                <text:p text:style-name="P49"><text:a office:title="60-bit" xlink:href="https://en.wikipedia.org/wiki/60-bit" office:target-frame-name="_top" xlink:show="replace"><text:span text:style-name="T50">60</text:span></text:a></text:p>
              </text:list-item>
              <text:list-item>
                <text:p text:style-name="P51">64</text:p>
              </text:list-item>
              <text:list-item>
                <text:p text:style-name="P52"><text:a office:title="128-bit" xlink:href="https://en.wikipedia.org/wiki/128-bit" office:target-frame-name="_top" xlink:show="replace"><text:span text:style-name="T53">128</text:span></text:a></text:p>
              </text:list-item>
              <text:list-item>
                <text:p text:style-name="P54"><text:a office:title="256-bit" xlink:href="https://en.wikipedia.org/wiki/256-bit" office:target-frame-name="_top" xlink:show="replace"><text:span text:style-name="T55">256</text:span></text:a></text:p>
              </text:list-item>
              <text:list-item>
                <text:p text:style-name="P56"><text:a office:title="512-bit" xlink:href="https://en.wikipedia.org/wiki/512-bit" office:target-frame-name="_top" xlink:show="replace"><text:span text:style-name="T57">512</text:span></text:a></text:p>
              </text:list-item>
            </text:list>
          </table:table-cell>
        </table:table-row>
        <table:table-row table:style-name="TableRow58">
          <table:table-cell table:style-name="TableCell59">
            <text:p text:style-name="P60"><text:a office:title="Application software" xlink:href="https://en.wikipedia.org/wiki/Application_software" office:target-frame-name="_top" xlink:show="replace"><text:span text:style-name="T61">Application</text:span></text:a></text:p>
          </table:table-cell>
        </table:table-row>
        <table:table-row table:style-name="TableRow62">
          <table:table-cell table:style-name="TableCell63">
            <text:list text:style-name="LFO2" text:continue-numbering="true">
              <text:list-item>
                <text:p text:style-name="P64"><text:a office:title="8-bit" xlink:href="https://en.wikipedia.org/wiki/8-bit" office:target-frame-name="_top" xlink:show="replace"><text:span text:style-name="T65">8</text:span></text:a></text:p>
              </text:list-item>
              <text:list-item>
                <text:p text:style-name="P66"><text:a office:title="16-bit" xlink:href="https://en.wikipedia.org/wiki/16-bit#16-bit_application" office:target-frame-name="_top" xlink:show="replace"><text:span text:style-name="T67">16</text:span></text:a></text:p>
              </text:list-item>
              <text:list-item>
                <text:p text:style-name="P68"><text:a office:title="32-bit" xlink:href="https://en.wikipedia.org/wiki/32-bit#32-bit_application" office:target-frame-name="_top" xlink:show="replace"><text:span text:style-name="T69">32</text:span></text:a></text:p>
              </text:list-item>
              <text:list-item>
                <text:p text:style-name="P70"><text:a office:title="64-bit computing" xlink:href="https://en.wikipedia.org/wiki/64-bit_computing#64-bit_applications" office:target-frame-name="_top" xlink:show="replace"><text:span text:style-name="T71">64</text:span></text:a></text:p>
              </text:list-item>
            </text:list>
          </table:table-cell>
        </table:table-row>
        <table:table-row table:style-name="TableRow72">
          <table:table-cell table:style-name="TableCell73">
            <text:p text:style-name="P74"><text:a office:title="Floating-point arithmetic" xlink:href="https://en.wikipedia.org/wiki/Floating-point_arithmetic" office:target-frame-name="_top" xlink:show="replace"><text:span text:style-name="T75">Binary floating-point</text:span></text:a><text:span text:style-name="T76"><text:s/></text:span><text:a office:title="Precision (computer science)" xlink:href="https://en.wikipedia.org/wiki/Precision_(computer_science)" office:target-frame-name="_top" xlink:show="replace"><text:span text:style-name="T77">precision</text:span></text:a></text:p>
          </table:table-cell>
        </table:table-row>
        <table:table-row table:style-name="TableRow78">
          <table:table-cell table:style-name="TableCell79">
            <text:list text:style-name="LFO3" text:continue-numbering="true">
              <text:list-item>
                <text:p text:style-name="P80"><text:a office:title="16-bit floating-point format" xlink:href="https://en.wikipedia.org/wiki/16-bit_floating-point_format" office:target-frame-name="_top" xlink:show="replace"><text:span text:style-name="T81">16</text:span></text:a></text:p>
              </text:list-item>
              <text:list-item>
                <text:p text:style-name="P82"><text:a office:title="32-bit floating-point format" xlink:href="https://en.wikipedia.org/wiki/32-bit_floating-point_format" office:target-frame-name="_top" xlink:show="replace"><text:span text:style-name="T83">32</text:span></text:a></text:p>
              </text:list-item>
              <text:list-item>
                <text:p text:style-name="P84"><text:a office:title="40-bit floating-point format" xlink:href="https://en.wikipedia.org/wiki/40-bit_floating-point_format" office:target-frame-name="_top" xlink:show="replace"><text:span text:style-name="T85">40</text:span></text:a></text:p>
              </text:list-item>
              <text:list-item>
                <text:p text:style-name="P86"><text:a office:title="64-bit floating-point format" xlink:href="https://en.wikipedia.org/wiki/64-bit_floating-point_format" office:target-frame-name="_top" xlink:show="replace"><text:span text:style-name="T87">64</text:span></text:a></text:p>
              </text:list-item>
              <text:list-item>
                <text:p text:style-name="P88"><text:a office:title="80-bit floating-point format" xlink:href="https://en.wikipedia.org/wiki/80-bit_floating-point_format" office:target-frame-name="_top" xlink:show="replace"><text:span text:style-name="T89">80</text:span></text:a></text:p>
              </text:list-item>
              <text:list-item>
                <text:p text:style-name="P90"><text:a office:title="128-bit floating-point format" xlink:href="https://en.wikipedia.org/wiki/128-bit_floating-point_format" office:target-frame-name="_top" xlink:show="replace"><text:span text:style-name="T91">128</text:span></text:a></text:p>
              </text:list-item>
              <text:list-item>
                <text:p text:style-name="P92"><text:a office:title="256-bit floating-point format" xlink:href="https://en.wikipedia.org/wiki/256-bit_floating-point_format" office:target-frame-name="_top" xlink:show="replace"><text:span text:style-name="T93">256</text:span></text:a></text:p>
              </text:list-item>
            </text:list>
            <text:list text:style-name="LFO4" text:continue-numbering="true">
              <text:list-item>
                <text:p text:style-name="P94"><text:a office:title="Half-precision floating-point format" xlink:href="https://en.wikipedia.org/wiki/Half-precision_floating-point_format" office:target-frame-name="_top" xlink:show="replace"><text:span text:style-name="T95">×½</text:span></text:a></text:p>
              </text:list-item>
              <text:list-item>
                <text:p text:style-name="P96"><text:a office:title="Single-precision floating-point format" xlink:href="https://en.wikipedia.org/wiki/Single-precision_floating-point_format" office:target-frame-name="_top" xlink:show="replace"><text:span text:style-name="T97">×1</text:span></text:a></text:p>
              </text:list-item>
              <text:list-item>
                <text:p text:style-name="P98"><text:a office:title="Double-precision floating-point format" xlink:href="https://en.wikipedia.org/wiki/Double-precision_floating-point_format" office:target-frame-name="_top" xlink:show="replace"><text:span text:style-name="T99">×2</text:span></text:a></text:p>
              </text:list-item>
              <text:list-item>
                <text:p text:style-name="P100"><text:a office:title="Quadruple-precision floating-point format" xlink:href="https://en.wikipedia.org/wiki/Quadruple-precision_floating-point_format" office:target-frame-name="_top" xlink:show="replace"><text:span text:style-name="T101">×4</text:span></text:a></text:p>
              </text:list-item>
              <text:list-item>
                <text:p text:style-name="P102"><text:a office:title="Octuple-precision floating-point format" xlink:href="https://en.wikipedia.org/wiki/Octuple-precision_floating-point_format" office:target-frame-name="_top" xlink:show="replace"><text:span text:style-name="T103">×8</text:span></text:a></text:p>
              </text:list-item>
            </text:list>
          </table:table-cell>
        </table:table-row>
        <table:table-row table:style-name="TableRow104">
          <table:table-cell table:style-name="TableCell105">
            <text:p text:style-name="P106"><text:a office:title="Decimal floating-point" xlink:href="https://en.wikipedia.org/wiki/Decimal_floating-point" office:target-frame-name="_top" xlink:show="replace"><text:span text:style-name="T107">Decimal floating-point</text:span></text:a><text:span text:style-name="T108"><text:s/></text:span><text:a office:title="Precision (computer science)" xlink:href="https://en.wikipedia.org/wiki/Precision_(computer_science)" office:target-frame-name="_top" xlink:show="replace"><text:span text:style-name="T109">precision</text:span></text:a></text:p>
          </table:table-cell>
        </table:table-row>
        <table:table-row table:style-name="TableRow110">
          <table:table-cell table:style-name="TableCell111">
            <text:list text:style-name="LFO5" text:continue-numbering="true">
              <text:list-item>
                <text:p text:style-name="P112"><text:a office:title="Decimal32 floating-point format" xlink:href="https://en.wikipedia.org/wiki/Decimal32_floating-point_format" office:target-frame-name="_top" xlink:show="replace"><text:span text:style-name="T113">32</text:span></text:a></text:p>
              </text:list-item>
              <text:list-item>
                <text:p text:style-name="P114"><text:a office:title="Decimal64 floating-point format" xlink:href="https://en.wikipedia.org/wiki/Decimal64_floating-point_format" office:target-frame-name="_top" xlink:show="replace"><text:span text:style-name="T115">64</text:span></text:a></text:p>
              </text:list-item>
              <text:list-item>
                <text:p text:style-name="P116"><text:a office:title="Decimal128 floating-point format" xlink:href="https://en.wikipedia.org/wiki/Decimal128_floating-point_format" office:target-frame-name="_top" xlink:show="replace"><text:span text:style-name="T117">128</text:span></text:a></text:p>
              </text:list-item>
            </text:list>
          </table:table-cell>
        </table:table-row>
        <table:table-row table:style-name="TableRow118">
          <table:table-cell table:style-name="TableCell119">
            <text:list text:style-name="LFO6" text:continue-numbering="true">
              <text:list-item>
                <text:p text:style-name="P120"><text:a office:title="Template:Computer architecture bit widths" xlink:href="https://en.wikipedia.org/wiki/Template:Computer_architecture_bit_widths" office:target-frame-name="_top" xlink:show="replace"><text:span text:style-name="T121">v</text:span></text:a></text:p>
              </text:list-item>
              <text:list-item>
                <text:p text:style-name="P122"><text:a office:title="Template talk:Computer architecture bit widths" xlink:href="https://en.wikipedia.org/wiki/Template_talk:Computer_architecture_bit_widths" office:target-frame-name="_top" xlink:show="replace"><text:span text:style-name="T123">t</text:span></text:a></text:p>
              </text:list-item>
              <text:list-item>
                <text:p text:style-name="P124"><text:a xlink:href="https://en.wikipedia.org/w/index.php?title=Template:Computer_architecture_bit_widths&amp;action=edit" office:target-frame-name="_top" xlink:show="replace"><text:span text:style-name="T125">e</text:span></text:a></text:p>
              </text:list-item>
            </text:list>
          </table:table-cell>
        </table:table-row>
      </table:table>
      <text:p text:style-name="P126"><text:span text:style-name="T127">In<text:s/></text:span><text:a office:title="Computer architecture" xlink:href="https://en.wikipedia.org/wiki/Computer_architecture" office:target-frame-name="_top" xlink:show="replace"><text:span text:style-name="T128">computer architecture</text:span></text:a><text:span text:style-name="T129">,<text:s/></text:span><text:span text:style-name="T130">64-bit computing</text:span><text:span text:style-name="T131"><text:s/>is the use of<text:s/></text:span><text:a office:title="Processor (computing)" xlink:href="https://en.wikipedia.org/wiki/Processor_(computing)" office:target-frame-name="_top" xlink:show="replace"><text:span text:style-name="T132">processors</text:span></text:a><text:span text:style-name="T133"><text:s/>that have<text:s/></text:span><text:a office:title="Datapath" xlink:href="https://en.wikipedia.org/wiki/Datapath" office:target-frame-name="_top" xlink:show="replace"><text:span text:style-name="T134">datapath</text:span></text:a><text:span text:style-name="T135"><text:s/>widths,<text:s/></text:span><text:a office:title="Integer (computer science)" xlink:href="https://en.wikipedia.org/wiki/Integer_(computer_science)" office:target-frame-name="_top" xlink:show="replace"><text:span text:style-name="T136">integer</text:span></text:a><text:span text:style-name="T137"><text:s/>size, and<text:s/></text:span><text:a office:title="Memory address" xlink:href="https://en.wikipedia.org/wiki/Memory_address" office:target-frame-name="_top" xlink:show="replace"><text:span text:style-name="T138">memory address</text:span></text:a><text:span text:style-name="T139"><text:s/>widths of 64<text:s/></text:span><text:a office:title="Bit" xlink:href="https://en.wikipedia.org/wiki/Bit" office:target-frame-name="_top" xlink:show="replace"><text:span text:style-name="T140">bits</text:span></text:a><text:span text:style-name="T141"><text:s/>(eight<text:s/></text:span><text:a office:title="Octet (computing)" xlink:href="https://en.wikipedia.org/wiki/Octet_(computing)" office:target-frame-name="_top" xlink:show="replace"><text:span text:style-name="T142">octets</text:span></text:a><text:span text:style-name="T143">). Also, 64-bit<text:s/></text:span><text:a office:title="Computer architecture" xlink:href="https://en.wikipedia.org/wiki/Computer_architecture" office:target-frame-name="_top" xlink:show="replace"><text:span text:style-name="T144">computer architectures</text:span></text:a><text:span text:style-name="T145"><text:s/>for<text:s/></text:span><text:a office:title="Central processing unit" xlink:href="https://en.wikipedia.org/wiki/Central_processing_unit" office:target-frame-name="_top" xlink:show="replace"><text:span text:style-name="T146">central processing units</text:span></text:a><text:span text:style-name="T147"><text:s/>(CPUs) and<text:s/></text:span><text:a office:title="Arithmetic logic unit" xlink:href="https://en.wikipedia.org/wiki/Arithmetic_logic_unit" office:target-frame-name="_top" xlink:show="replace"><text:span text:style-name="T148">arithmetic logic units</text:span></text:a><text:span text:style-name="T149"><text:s/>(ALUs) are those that are based on<text:s/></text:span><text:a office:title="Processor register" xlink:href="https://en.wikipedia.org/wiki/Processor_register" office:target-frame-name="_top" xlink:show="replace"><text:span text:style-name="T150">processor registers</text:span></text:a><text:span text:style-name="T151">,<text:s/></text:span><text:a office:title="Address bus" xlink:href="https://en.wikipedia.org/wiki/Address_bus" office:target-frame-name="_top" xlink:show="replace"><text:span text:style-name="T152">address buses</text:span></text:a><text:span text:style-name="T153">, or<text:s/></text:span><text:a office:title="Bus (computing)" xlink:href="https://en.wikipedia.org/wiki/Bus_(computing)" office:target-frame-name="_top" xlink:show="replace"><text:span text:style-name="T154">data buses</text:span></text:a><text:span text:style-name="T155"><text:s/>of that size. From the software perspective, 64-bit computing means the use of<text:s/></text:span><text:a office:title="Machine code" xlink:href="https://en.wikipedia.org/wiki/Machine_code" office:target-frame-name="_top" xlink:show="replace"><text:span text:style-name="T156">code</text:span></text:a><text:span text:style-name="T157"><text:s/>with 64-bit<text:s/></text:span><text:a office:title="Virtual memory" xlink:href="https://en.wikipedia.org/wiki/Virtual_memory" office:target-frame-name="_top" xlink:show="replace"><text:span text:style-name="T158">virtual memory</text:span></text:a><text:span text:style-name="T159"><text:s/>addresses. However, not all 64-bit instruction sets support full 64-bit virtual memory addresses;<text:s/></text:span><text:a office:title="X86-64" xlink:href="https://en.wikipedia.org/wiki/X86-64" office:target-frame-name="_top" xlink:show="replace"><text:span text:style-name="T160">x86-64</text:span></text:a><text:span text:style-name="T161"><text:s/>and<text:s/></text:span><text:a office:title="ARMv8" xlink:href="https://en.wikipedia.org/wiki/ARMv8" office:target-frame-name="_top" xlink:show="replace"><text:span text:style-name="T162">ARMv8</text:span></text:a><text:span text:style-name="T163">, for example, support only 48 bits of virtual address, with the remaining 16 bits of the virtual address required to be all 0's or all 1's, and several 64-bit instruction sets support fewer than 64 bits of physical memory address.<text:s/></text:span></text:p>
      <text:p text:style-name="P164"><text:span text:style-name="T165">The term<text:s/></text:span><text:span text:style-name="T166">64-bit</text:span><text:span text:style-name="T167"><text:s/>describes a generation of computers in which 64-bit processors are the norm. 64 bits is a<text:s/></text:span><text:a office:title="Word (data type)" xlink:href="https://en.wikipedia.org/wiki/Word_(data_type)" office:target-frame-name="_top" xlink:show="replace"><text:span text:style-name="T168">word</text:span></text:a><text:span text:style-name="T169"><text:s/>size that defines certain classes of computer architecture, buses, memory and CPUs, and by extension the software that runs on them. 64-bit CPUs have been used in<text:s/></text:span><text:a office:title="Supercomputer" xlink:href="https://en.wikipedia.org/wiki/Supercomputer" office:target-frame-name="_top" xlink:show="replace"><text:span text:style-name="T170">supercomputers</text:span></text:a><text:span text:style-name="T171"><text:s/>since the 1970s (</text:span><text:a office:title="Cray-1" xlink:href="https://en.wikipedia.org/wiki/Cray-1" office:target-frame-name="_top" xlink:show="replace"><text:span text:style-name="T172">Cray-1</text:span></text:a><text:span text:style-name="T173">, 1975) and in<text:s/></text:span><text:a office:title="Reduced instruction set computing" xlink:href="https://en.wikipedia.org/wiki/Reduced_instruction_set_computing" office:target-frame-name="_top" xlink:show="replace"><text:span text:style-name="T174">reduced instruction set computing</text:span></text:a><text:span text:style-name="T175"><text:s/>(RISC) based<text:s/></text:span><text:a office:title="Workstation" xlink:href="https://en.wikipedia.org/wiki/Workstation" office:target-frame-name="_top" xlink:show="replace"><text:span text:style-name="T176">workstations</text:span></text:a><text:span text:style-name="T177"><text:s/>and<text:s/></text:span><text:a office:title="Server (computing)" xlink:href="https://en.wikipedia.org/wiki/Server_(computing)" office:target-frame-name="_top" xlink:show="replace"><text:span text:style-name="T178">servers</text:span></text:a><text:span text:style-name="T179"><text:s/>since the early 1990s, notably the<text:s/></text:span><text:a office:title="MIPS Technologies" xlink:href="https://en.wikipedia.org/wiki/MIPS_Technologies" office:target-frame-name="_top" xlink:show="replace"><text:span text:style-name="T180">MIPS</text:span></text:a><text:span text:style-name="T181"><text:s/></text:span><text:a office:title="R4000" xlink:href="https://en.wikipedia.org/wiki/R4000" office:target-frame-name="_top" xlink:show="replace"><text:span text:style-name="T182">R4000</text:span></text:a><text:span text:style-name="T183">,<text:s/></text:span><text:a office:title="R8000" xlink:href="https://en.wikipedia.org/wiki/R8000" office:target-frame-name="_top" xlink:show="replace"><text:span text:style-name="T184">R8000</text:span></text:a><text:span text:style-name="T185">, and<text:s/></text:span><text:a office:title="R10000" xlink:href="https://en.wikipedia.org/wiki/R10000" office:target-frame-name="_top" xlink:show="replace"><text:span text:style-name="T186">R10000</text:span></text:a><text:span text:style-name="T187">, the<text:s/></text:span><text:a office:title="Digital Equipment Corporation" xlink:href="https://en.wikipedia.org/wiki/Digital_Equipment_Corporation" office:target-frame-name="_top" xlink:show="replace"><text:span text:style-name="T188">DEC</text:span></text:a><text:span text:style-name="T189"><text:s/></text:span><text:a office:title="DEC Alpha" xlink:href="https://en.wikipedia.org/wiki/DEC_Alpha" office:target-frame-name="_top" xlink:show="replace"><text:span text:style-name="T190">Alpha</text:span></text:a><text:span text:style-name="T191">, the<text:s/></text:span><text:a office:title="Sun Microsystems" xlink:href="https://en.wikipedia.org/wiki/Sun_Microsystems" office:target-frame-name="_top" xlink:show="replace"><text:span text:style-name="T192">Sun</text:span></text:a><text:span text:style-name="T193"><text:s/></text:span><text:a office:title="UltraSPARC" xlink:href="https://en.wikipedia.org/wiki/UltraSPARC" office:target-frame-name="_top" xlink:show="replace"><text:span text:style-name="T194">UltraSPARC</text:span></text:a><text:span text:style-name="T195">, and the<text:s/></text:span><text:a office:title="IBM" xlink:href="https://en.wikipedia.org/wiki/IBM" office:target-frame-name="_top" xlink:show="replace"><text:span text:style-name="T196">IBM</text:span></text:a><text:span text:style-name="T197"><text:s/></text:span><text:a office:title="RS64" xlink:href="https://en.wikipedia.org/wiki/RS64" office:target-frame-name="_top" xlink:show="replace"><text:span text:style-name="T198">RS64</text:span></text:a><text:span text:style-name="T199"><text:s/>and<text:s/></text:span><text:a office:title="POWER3" xlink:href="https://en.wikipedia.org/wiki/POWER3" office:target-frame-name="_top" xlink:show="replace"><text:span text:style-name="T200">POWER3</text:span></text:a><text:span text:style-name="T201"><text:s/>and later<text:s/></text:span><text:a office:title="IBM POWER microprocessors" xlink:href="https://en.wikipedia.org/wiki/IBM_POWER_microprocessors" office:target-frame-name="_top" xlink:show="replace"><text:span text:style-name="T202">POWER</text:span></text:a><text:span text:style-name="T203"><text:s/></text:span><text:a office:title="Microprocessor" xlink:href="https://en.wikipedia.org/wiki/Microprocessor" office:target-frame-name="_top" xlink:show="replace"><text:span text:style-name="T204">microprocessors</text:span></text:a><text:span text:style-name="T205">. In 2003, 64-bit CPUs were introduced to the (formerly<text:s/></text:span><text:a office:title="32-bit" xlink:href="https://en.wikipedia.org/wiki/32-bit" office:target-frame-name="_top" xlink:show="replace"><text:span text:style-name="T206">32-bit</text:span></text:a><text:span text:style-name="T207">) mainstream<text:s/></text:span><text:a office:title="Personal computer" xlink:href="https://en.wikipedia.org/wiki/Personal_computer" office:target-frame-name="_top" xlink:show="replace"><text:span text:style-name="T208">personal computer</text:span></text:a><text:span text:style-name="T209"><text:s/>market in the form of<text:s/></text:span><text:a office:title="X86-64" xlink:href="https://en.wikipedia.org/wiki/X86-64" office:target-frame-name="_top" xlink:show="replace"><text:span text:style-name="T210">x86-64</text:span></text:a><text:span text:style-name="T211"><text:s/>processors and the<text:s/></text:span><text:a office:title="PowerPC 970" xlink:href="https://en.wikipedia.org/wiki/PowerPC_970" office:target-frame-name="_top" xlink:show="replace"><text:span text:style-name="T212">PowerPC G5</text:span></text:a><text:span text:style-name="T213">, and were introduced in 2012</text:span><text:a xlink:href="https://en.wikipedia.org/wiki/64-bit_computing#cite_note-cortex-a50_announce-1" office:target-frame-name="_top" xlink:show="replace"><text:span text:style-name="T214">[1]</text:span></text:a><text:span text:style-name="T215"><text:s/>into the<text:s/></text:span><text:a office:title="ARM architecture" xlink:href="https://en.wikipedia.org/wiki/ARM_architecture" office:target-frame-name="_top" xlink:show="replace"><text:span text:style-name="T216">ARM architecture</text:span></text:a><text:span text:style-name="T217"><text:s/>targeting<text:s/></text:span><text:a office:title="Smartphone" xlink:href="https://en.wikipedia.org/wiki/Smartphone" office:target-frame-name="_top" xlink:show="replace"><text:span text:style-name="T218">smartphones</text:span></text:a><text:span text:style-name="T219"><text:s/>and<text:s/></text:span><text:a office:title="Tablet computer" xlink:href="https://en.wikipedia.org/wiki/Tablet_computer" office:target-frame-name="_top" xlink:show="replace"><text:span text:style-name="T220">tablet computers</text:span></text:a><text:span text:style-name="T221">, first sold on September 20, 2013, in the<text:s/></text:span><text:a office:title="IPhone 5S" xlink:href="https://en.wikipedia.org/wiki/IPhone_5S" office:target-frame-name="_top" xlink:show="replace"><text:span text:style-name="T222">iPhone 5S</text:span></text:a><text:span text:style-name="T223"><text:s/>powered by the<text:s/></text:span><text:a office:title="ARMv8-A" xlink:href="https://en.wikipedia.org/wiki/ARMv8-A" office:target-frame-name="_top" xlink:show="replace"><text:span text:style-name="T224">ARMv8-A</text:span></text:a><text:span text:style-name="T225"><text:s/></text:span><text:a office:title="Apple A7" xlink:href="https://en.wikipedia.org/wiki/Apple_A7" office:target-frame-name="_top" xlink:show="replace"><text:span text:style-name="T226">Apple A7</text:span></text:a><text:span text:style-name="T227"><text:s/></text:span><text:a office:title="System on a chip" xlink:href="https://en.wikipedia.org/wiki/System_on_a_chip" office:target-frame-name="_top" xlink:show="replace"><text:span text:style-name="T228">system on a chip</text:span></text:a><text:span text:style-name="T229"><text:s/>(SoC).<text:s/></text:span></text:p>
      <text:p text:style-name="P230"><text:span text:style-name="T231">A 64-bit register can store 2</text:span><text:span text:style-name="T232">64</text:span><text:span text:style-name="T233"><text:s/>(over 18<text:s/></text:span><text:a office:title="Quintillion" xlink:href="https://en.wikipedia.org/wiki/Quintillion" office:target-frame-name="_top" xlink:show="replace"><text:span text:style-name="T234">quintillion</text:span></text:a><text:span text:style-name="T235"><text:s/>or 1.8×10</text:span><text:span text:style-name="T236">19</text:span><text:span text:style-name="T237">) different values. The range of<text:s/></text:span><text:a office:title="Integer" xlink:href="https://en.wikipedia.org/wiki/Integer" office:target-frame-name="_top" xlink:show="replace"><text:span text:style-name="T238">integer</text:span></text:a><text:span text:style-name="T239"><text:s/>values that can be stored in 64 bits depends on the<text:s/></text:span><text:a office:title="Integer (computer science)" xlink:href="https://en.wikipedia.org/wiki/Integer_(computer_science)#Value_and_representation" office:target-frame-name="_top" xlink:show="replace"><text:span text:style-name="T240">integer representation</text:span></text:a><text:span text:style-name="T241"><text:s/>used. With the two most common representations, the range is 0 through 18,446,744,073,709,551,615 (2</text:span><text:span text:style-name="T242">64</text:span><text:span text:style-name="T243"><text:s/>− 1) for representation as an (</text:span><text:a office:title="Signedness" xlink:href="https://en.wikipedia.org/wiki/Signedness" office:target-frame-name="_top" xlink:show="replace"><text:span text:style-name="T244">unsigned</text:span></text:a><text:span text:style-name="T245">)<text:s/></text:span><text:a office:title="Binary number" xlink:href="https://en.wikipedia.org/wiki/Binary_number" office:target-frame-name="_top" xlink:show="replace"><text:span text:style-name="T246">binary number</text:span></text:a><text:span text:style-name="T247">, and −9,223,372,036,854,775,808 (−2</text:span><text:span text:style-name="T248">63</text:span><text:span text:style-name="T249">) through 9,223,372,036,854,775,807 (2</text:span><text:span text:style-name="T250">63</text:span><text:span text:style-name="T251"><text:s/>− 1) for representation as<text:s/></text:span><text:a office:title="Two's complement" xlink:href="https://en.wikipedia.org/wiki/Two%27s_complement" office:target-frame-name="_top" xlink:show="replace"><text:span text:style-name="T252">two's complement</text:span></text:a><text:span text:style-name="T253">. Hence, a processor with 64-bit memory addresses can directly access 2</text:span><text:span text:style-name="T254">64</text:span><text:span text:style-name="T255"><text:s/>bytes (=16<text:s/></text:span><text:a office:title="Exabyte" xlink:href="https://en.wikipedia.org/wiki/Exabyte" office:target-frame-name="_top" xlink:show="replace"><text:span text:style-name="T256">exabytes</text:span></text:a><text:span text:style-name="T257">) of<text:s/></text:span><text:a office:title="Byte addressing" xlink:href="https://en.wikipedia.org/wiki/Byte_addressing" office:target-frame-name="_top" xlink:show="replace"><text:span text:style-name="T258">byte-addressable</text:span></text:a><text:span text:style-name="T259"><text:s/>memory.<text:s/></text:span></text:p>
      <text:p text:style-name="P260"><text:span text:style-name="T261">With no further qualification, a<text:s/></text:span><text:span text:style-name="T262">64-bit computer architecture</text:span><text:span text:style-name="T263"><text:s/>generally has integer and addressing<text:s/></text:span><text:a office:title="Processor register" xlink:href="https://en.wikipedia.org/wiki/Processor_register" office:target-frame-name="_top" xlink:show="replace"><text:span text:style-name="T264">processor registers</text:span></text:a><text:span text:style-name="T265"><text:s/>that are 64 bits wide, allowing direct support for 64-bit data types and addresses. However, a CPU might have external<text:s/></text:span><text:a office:title="Bus (computing)" xlink:href="https://en.wikipedia.org/wiki/Bus_(computing)" office:target-frame-name="_top" xlink:show="replace"><text:span text:style-name="T266">data buses</text:span></text:a><text:span text:style-name="T267"><text:s/>or<text:s/></text:span><text:a office:title="Address bus" xlink:href="https://en.wikipedia.org/wiki/Address_bus" office:target-frame-name="_top" xlink:show="replace"><text:span text:style-name="T268">address buses</text:span></text:a><text:span text:style-name="T269"><text:s/>with different sizes from the registers, even larger (the 32-bit<text:s/></text:span><text:a office:title="Pentium (brand)" xlink:href="https://en.wikipedia.org/wiki/Pentium_(brand)" office:target-frame-name="_top" xlink:show="replace"><text:span text:style-name="T270">Pentium</text:span></text:a><text:span text:style-name="T271"><text:s/>had a 64-bit data bus, for instance</text:span><text:a xlink:href="https://en.wikipedia.org/wiki/64-bit_computing#cite_note-2" office:target-frame-name="_top" xlink:show="replace"><text:span text:style-name="T272">[2]</text:span></text:a><text:span text:style-name="T273">). The term may also refer to the size of low-level data types, such as 64-bit<text:s/></text:span><text:a office:title="Floating point" xlink:href="https://en.wikipedia.org/wiki/Floating_point" office:target-frame-name="_top" xlink:show="replace"><text:span text:style-name="T274">floating-point</text:span></text:a><text:span text:style-name="T275"><text:s/>numbers.<text:s/></text:span></text:p>
      <text:p text:style-name="P276"/>
      <text:p text:style-name="P277">Contents</text:p>
      <text:list text:style-name="LFO7" text:continue-numbering="true">
        <text:list-item>
          <text:p text:style-name="P278"><text:a xlink:href="https://en.wikipedia.org/wiki/64-bit_computing#Architectural_implications" office:target-frame-name="_top" xlink:show="replace"><text:span text:style-name="T279">1 Architectural implications</text:span></text:a></text:p>
        </text:list-item>
        <text:list-item>
          <text:p text:style-name="P280"><text:a xlink:href="https://en.wikipedia.org/wiki/64-bit_computing#History" office:target-frame-name="_top" xlink:show="replace"><text:span text:style-name="T281">2 History</text:span></text:a></text:p>
        </text:list-item>
        <text:list-item>
          <text:p text:style-name="P282"><text:a xlink:href="https://en.wikipedia.org/wiki/64-bit_computing#Limits_of_processors" office:target-frame-name="_top" xlink:show="replace"><text:span text:style-name="T283">3 Limits of processors</text:span></text:a></text:p>
        </text:list-item>
        <text:list-item>
          <text:p text:style-name="P284"><text:a xlink:href="https://en.wikipedia.org/wiki/64-bit_computing#64-bit_data_timeline" office:target-frame-name="_top" xlink:show="replace"><text:span text:style-name="T285">4 64-bit data timeline</text:span></text:a></text:p>
        </text:list-item>
        <text:list-item>
          <text:p text:style-name="P286"><text:a xlink:href="https://en.wikipedia.org/wiki/64-bit_computing#64-bit_address_timeline" office:target-frame-name="_top" xlink:show="replace"><text:span text:style-name="T287">5 64-bit address timeline</text:span></text:a></text:p>
        </text:list-item>
        <text:list-item>
          <text:p text:style-name="P288"><text:a xlink:href="https://en.wikipedia.org/wiki/64-bit_computing#64-bit_operating_system_timeline" office:target-frame-name="_top" xlink:show="replace"><text:span text:style-name="T289">6 64-bit operating system timeline</text:span></text:a></text:p>
        </text:list-item>
        <text:list-item>
          <text:p text:style-name="P290"><text:a xlink:href="https://en.wikipedia.org/wiki/64-bit_computing#64-bit_applications" office:target-frame-name="_top" xlink:show="replace"><text:span text:style-name="T291">7 64-bit applications</text:span></text:a><text:span text:style-name="T292"><text:s/></text:span></text:p>
          <text:list text:continue-numbering="true">
            <text:list-item>
              <text:p text:style-name="P293"><text:a xlink:href="https://en.wikipedia.org/wiki/64-bit_computing#32-bit_vs_64-bit" office:target-frame-name="_top" xlink:show="replace"><text:span text:style-name="T294">7.1 32-bit vs 64-bit</text:span></text:a></text:p>
            </text:list-item>
            <text:list-item>
              <text:p text:style-name="P295"><text:a xlink:href="https://en.wikipedia.org/wiki/64-bit_computing#Pros_and_cons" office:target-frame-name="_top" xlink:show="replace"><text:span text:style-name="T296">7.2 Pros and cons</text:span></text:a></text:p>
            </text:list-item>
            <text:list-item>
              <text:p text:style-name="P297"><text:a xlink:href="https://en.wikipedia.org/wiki/64-bit_computing#Software_availability" office:target-frame-name="_top" xlink:show="replace"><text:span text:style-name="T298">7.3 Software availability</text:span></text:a></text:p>
            </text:list-item>
          </text:list>
        </text:list-item>
        <text:list-item>
          <text:p text:style-name="P299"><text:a xlink:href="https://en.wikipedia.org/wiki/64-bit_computing#64-bit_data_models" office:target-frame-name="_top" xlink:show="replace"><text:span text:style-name="T300">8 64-bit data models</text:span></text:a></text:p>
        </text:list-item>
        <text:list-item>
          <text:p text:style-name="P301"><text:a xlink:href="https://en.wikipedia.org/wiki/64-bit_computing#Current_64-bit_architectures" office:target-frame-name="_top" xlink:show="replace"><text:span text:style-name="T302">9 Current 64-bit architectures</text:span></text:a></text:p>
        </text:list-item>
        <text:list-item>
          <text:p text:style-name="P303"><text:a xlink:href="https://en.wikipedia.org/wiki/64-bit_computing#See_also" office:target-frame-name="_top" xlink:show="replace"><text:span text:style-name="T304">10 See also</text:span></text:a></text:p>
        </text:list-item>
        <text:list-item>
          <text:p text:style-name="P305"><text:a xlink:href="https://en.wikipedia.org/wiki/64-bit_computing#Notes" office:target-frame-name="_top" xlink:show="replace"><text:span text:style-name="T306">11 Notes</text:span></text:a></text:p>
        </text:list-item>
        <text:list-item>
          <text:p text:style-name="P307"><text:a xlink:href="https://en.wikipedia.org/wiki/64-bit_computing#References" office:target-frame-name="_top" xlink:show="replace"><text:span text:style-name="T308">12 References</text:span></text:a></text:p>
        </text:list-item>
        <text:list-item>
          <text:p text:style-name="P309"><text:a xlink:href="https://en.wikipedia.org/wiki/64-bit_computing#External_links" office:target-frame-name="_top" xlink:show="replace"><text:span text:style-name="T310">13 External links</text:span></text:a></text:p>
        </text:list-item>
      </text:list>
      <text:p text:style-name="P311">Architectural implications</text:p>
      <text:p text:style-name="P312"><text:span text:style-name="T313">Processor registers are typically divided into several groups:<text:s/></text:span><text:span text:style-name="T314">integer</text:span><text:span text:style-name="T315">,<text:s/></text:span><text:span text:style-name="T316">floating-point</text:span><text:span text:style-name="T317">,<text:s/></text:span><text:span text:style-name="T318">single instruction, multiple data</text:span><text:span text:style-name="T319"><text:s/>(</text:span><text:a office:title="SIMD" xlink:href="https://en.wikipedia.org/wiki/SIMD" office:target-frame-name="_top" xlink:show="replace"><text:span text:style-name="T320">SIMD</text:span></text:a><text:span text:style-name="T321">),<text:s/></text:span><text:span text:style-name="T322">control</text:span><text:span text:style-name="T323">, and often special registers for address arithmetic which may have various uses and names such as<text:s/></text:span><text:span text:style-name="T324">address</text:span><text:span text:style-name="T325">,<text:s/></text:span><text:span text:style-name="T326">index</text:span><text:span text:style-name="T327">, or<text:s/></text:span><text:span text:style-name="T328">base registers</text:span><text:span text:style-name="T329">. However, in modern designs, these functions are often performed by more general purpose<text:s/></text:span><text:span text:style-name="T330">integer</text:span><text:span text:style-name="T331"><text:s/>registers. In most processors, only integer or address-registers can be used to address data in memory; the other types of registers cannot. The size of these registers therefore normally limits the amount of directly addressable memory, even if there are registers, such as floating-point registers, that are wider.<text:s/></text:span></text:p>
      <text:p text:style-name="P332"><text:span text:style-name="T333">Most high performance 32-bit and 64-bit processors (some notable exceptions are older or embedded<text:s/></text:span><text:a office:title="ARM architecture" xlink:href="https://en.wikipedia.org/wiki/ARM_architecture" office:target-frame-name="_top" xlink:show="replace"><text:span text:style-name="T334">ARM architecture</text:span></text:a><text:span text:style-name="T335"><text:s/>(ARM) and 32-bit<text:s/></text:span><text:a office:title="MIPS architecture" xlink:href="https://en.wikipedia.org/wiki/MIPS_architecture" office:target-frame-name="_top" xlink:show="replace"><text:span text:style-name="T336">MIPS architecture</text:span></text:a><text:span text:style-name="T337"><text:s/>(MIPS) CPUs) have integrated floating point hardware, which is often, but not always, based on 64-bit units of data. For example, although the<text:s/></text:span><text:a office:title="X86" xlink:href="https://en.wikipedia.org/wiki/X86" office:target-frame-name="_top" xlink:show="replace"><text:span text:style-name="T338">x86</text:span></text:a><text:span text:style-name="T339">/</text:span><text:a office:title="X87" xlink:href="https://en.wikipedia.org/wiki/X87" office:target-frame-name="_top" xlink:show="replace"><text:span text:style-name="T340">x87</text:span></text:a><text:span text:style-name="T341"><text:s/>architecture has instructions able to load and store 64-bit (and 32-bit) floating-point values in memory, the internal floating point data and register format is 80 bits wide, while the general-purpose registers are 32 bits wide. In contrast, the 64-bit<text:s/></text:span><text:a office:title="DEC Alpha" xlink:href="https://en.wikipedia.org/wiki/DEC_Alpha" office:target-frame-name="_top" xlink:show="replace"><text:span text:style-name="T342">Alpha</text:span></text:a><text:span text:style-name="T343"><text:s/>family uses a 64-bit floating-point data and register format, and 64-bit integer registers.<text:s/></text:span></text:p>
      <text:p text:style-name="P344">History</text:p>
      <text:p text:style-name="P345"><text:span text:style-name="T346">Many computer<text:s/></text:span><text:a office:title="Instruction set" xlink:href="https://en.wikipedia.org/wiki/Instruction_set" office:target-frame-name="_top" xlink:show="replace"><text:span text:style-name="T347">instruction sets</text:span></text:a><text:span text:style-name="T348"><text:s/>are designed so that a single integer register can store the<text:s/></text:span><text:a office:title="Memory address" xlink:href="https://en.wikipedia.org/wiki/Memory_address" office:target-frame-name="_top" xlink:show="replace"><text:span text:style-name="T349">memory address</text:span></text:a><text:span text:style-name="T350"><text:s/>to any location in the computer's physical or<text:s/></text:span><text:a office:title="Virtual memory" xlink:href="https://en.wikipedia.org/wiki/Virtual_memory" office:target-frame-name="_top" xlink:show="replace"><text:span text:style-name="T351">virtual memory</text:span></text:a><text:span text:style-name="T352">. Therefore, the total number of addresses to memory is often determined by the width of these registers. The<text:s/></text:span><text:a office:title="IBM" xlink:href="https://en.wikipedia.org/wiki/IBM" office:target-frame-name="_top" xlink:show="replace"><text:span text:style-name="T353">IBM</text:span></text:a><text:span text:style-name="T354"><text:s/></text:span><text:a office:title="System/360" xlink:href="https://en.wikipedia.org/wiki/System/360" office:target-frame-name="_top" xlink:show="replace"><text:span text:style-name="T355">System/360</text:span></text:a><text:span text:style-name="T356"><text:s/>of the 1960s was an early 32-bit computer; it had 32-bit integer registers, although it only used the low order 24 bits of a word for addresses, resulting in a 16 </text:span><text:a office:title="Mebibyte" xlink:href="https://en.wikipedia.org/wiki/Mebibyte" office:target-frame-name="_top" xlink:show="replace"><text:span text:style-name="T357">MiB</text:span></text:a><text:span text:style-name="T358"><text:s/>[16 × 1024</text:span><text:span text:style-name="T359">2</text:span><text:span text:style-name="T360"><text:s/>bytes] address space. 32-bit<text:s/></text:span><text:a office:title="Superminicomputer" xlink:href="https://en.wikipedia.org/wiki/Superminicomputer" office:target-frame-name="_top" xlink:show="replace"><text:span text:style-name="T361">superminicomputers</text:span></text:a><text:span text:style-name="T362">, such as the<text:s/></text:span><text:a office:title="Digital Equipment Corporation" xlink:href="https://en.wikipedia.org/wiki/Digital_Equipment_Corporation" office:target-frame-name="_top" xlink:show="replace"><text:span text:style-name="T363">DEC</text:span></text:a><text:span text:style-name="T364"><text:s/></text:span><text:a office:title="VAX" xlink:href="https://en.wikipedia.org/wiki/VAX" office:target-frame-name="_top" xlink:show="replace"><text:span text:style-name="T365">VAX</text:span></text:a><text:span text:style-name="T366">, became common in the 1970s, and 32-bit microprocessors, such as the<text:s/></text:span><text:a office:title="Motorola 68000 family" xlink:href="https://en.wikipedia.org/wiki/Motorola_68000_family" office:target-frame-name="_top" xlink:show="replace"><text:span text:style-name="T367">Motorola 68000 family</text:span></text:a><text:span text:style-name="T368"><text:s/>and the<text:s/></text:span><text:a office:title="IA-32" xlink:href="https://en.wikipedia.org/wiki/IA-32" office:target-frame-name="_top" xlink:show="replace"><text:span text:style-name="T369">32-bit members of the x86 family</text:span></text:a><text:span text:style-name="T370"><text:s/>starting with the<text:s/></text:span><text:a office:title="Intel 80386" xlink:href="https://en.wikipedia.org/wiki/Intel_80386" office:target-frame-name="_top" xlink:show="replace"><text:span text:style-name="T371">Intel 80386</text:span></text:a><text:span text:style-name="T372">, appeared in the mid-1980s, making 32 bits something of a<text:s/></text:span><text:span text:style-name="T373">de facto</text:span><text:span text:style-name="T374"><text:s/>consensus as a convenient register size.<text:s/></text:span></text:p>
      <text:p text:style-name="P375"><text:span text:style-name="T376">A 32-bit<text:s/></text:span><text:a office:title="Address register" xlink:href="https://en.wikipedia.org/wiki/Address_register" office:target-frame-name="_top" xlink:show="replace"><text:span text:style-name="T377">address register</text:span></text:a><text:span text:style-name="T378"><text:s/>meant that 2</text:span><text:span text:style-name="T379">32</text:span><text:span text:style-name="T380"><text:s/>addresses, or 4 </text:span><text:a office:title="Gibibyte" xlink:href="https://en.wikipedia.org/wiki/Gibibyte" office:target-frame-name="_top" xlink:show="replace"><text:span text:style-name="T381">GiB</text:span></text:a><text:span text:style-name="T382"><text:s/>of<text:s/></text:span><text:a office:title="Random-access memory" xlink:href="https://en.wikipedia.org/wiki/Random-access_memory" office:target-frame-name="_top" xlink:show="replace"><text:span text:style-name="T383">random-access memory</text:span></text:a><text:span text:style-name="T384"><text:s/>(RAM), could be referenced. When these architectures were devised, 4 GB of memory was so far beyond the typical amounts (4 MB) in installations, that this was considered to be enough<text:s/></text:span><text:span text:style-name="T385">headroom</text:span><text:span text:style-name="T386"><text:s/>for addressing. 4.29 billion addresses were considered an appropriate size to work with for another important reason: 4.29 billion integers are enough to assign unique references to most entities in applications like<text:s/></text:span><text:a office:title="Database" xlink:href="https://en.wikipedia.org/wiki/Database" office:target-frame-name="_top" xlink:show="replace"><text:span text:style-name="T387">databases</text:span></text:a><text:span text:style-name="T388">.<text:s/></text:span></text:p>
      <text:p text:style-name="P389"><text:span text:style-name="T390">Some<text:s/></text:span><text:a office:title="Supercomputer" xlink:href="https://en.wikipedia.org/wiki/Supercomputer" office:target-frame-name="_top" xlink:show="replace"><text:span text:style-name="T391">supercomputer</text:span></text:a><text:span text:style-name="T392"><text:s/>architectures of the 1970s and 1980s, such as the<text:s/></text:span><text:a office:title="Cray-1" xlink:href="https://en.wikipedia.org/wiki/Cray-1" office:target-frame-name="_top" xlink:show="replace"><text:span text:style-name="T393">Cray-1</text:span></text:a><text:span text:style-name="T394">,</text:span><text:a xlink:href="https://en.wikipedia.org/wiki/64-bit_computing#cite_note-3" office:target-frame-name="_top" xlink:show="replace"><text:span text:style-name="T395">[3]</text:span></text:a><text:span text:style-name="T396"><text:s/>used registers up to 64 bits wide, and supported 64-bit integer arithmetic, although they did not support 64-bit addressing. In the mid-1980s,<text:s/></text:span><text:a office:title="Intel i860" xlink:href="https://en.wikipedia.org/wiki/Intel_i860" office:target-frame-name="_top" xlink:show="replace"><text:span text:style-name="T397">Intel i860</text:span></text:a><text:a xlink:href="https://en.wikipedia.org/wiki/64-bit_computing#cite_note-4" office:target-frame-name="_top" xlink:show="replace"><text:span text:style-name="T398">[4]</text:span></text:a><text:span text:style-name="T399"><text:s/>development began culminating in a (too late</text:span><text:a xlink:href="https://en.wikipedia.org/wiki/64-bit_computing#cite_note-5" office:target-frame-name="_top" xlink:show="replace"><text:span text:style-name="T400">[5]</text:span></text:a><text:span text:style-name="T401"><text:s/>for Windows NT) 1989 release; the i860 had 32-bit integer registers and 32-bit addressing, so it was not a fully 64-bit processor, although its graphics unit supported 64-bit integer arithmetic.</text:span><text:a xlink:href="https://en.wikipedia.org/wiki/64-bit_computing#cite_note-6" office:target-frame-name="_top" xlink:show="replace"><text:span text:style-name="T402">[6]</text:span></text:a><text:span text:style-name="T403"><text:s/>However, 32 bits remained the norm until the early 1990s, when the continual reductions in the cost of memory led to installations with amounts of RAM approaching 4 GB, and the use of virtual memory spaces exceeding the 4 GB ceiling became desirable for handling certain types of problems. In response, MIPS and DEC developed 64-bit microprocessor architectures, initially for high-end<text:s/></text:span><text:a office:title="Workstation" xlink:href="https://en.wikipedia.org/wiki/Workstation" office:target-frame-name="_top" xlink:show="replace"><text:span text:style-name="T404">workstation</text:span></text:a><text:span text:style-name="T405"><text:s/>and<text:s/></text:span><text:a office:title="Server (computing)" xlink:href="https://en.wikipedia.org/wiki/Server_(computing)" office:target-frame-name="_top" xlink:show="replace"><text:span text:style-name="T406">server</text:span></text:a><text:span text:style-name="T407"><text:s/>machines. By the mid-1990s,<text:s/></text:span><text:a office:title="HAL Computer Systems" xlink:href="https://en.wikipedia.org/wiki/HAL_Computer_Systems" office:target-frame-name="_top" xlink:show="replace"><text:span text:style-name="T408">HAL Computer Systems</text:span></text:a><text:span text:style-name="T409">,<text:s/></text:span><text:a office:title="Sun Microsystems" xlink:href="https://en.wikipedia.org/wiki/Sun_Microsystems" office:target-frame-name="_top" xlink:show="replace"><text:span text:style-name="T410">Sun Microsystems</text:span></text:a><text:span text:style-name="T411">,<text:s/></text:span><text:a office:title="IBM" xlink:href="https://en.wikipedia.org/wiki/IBM" office:target-frame-name="_top" xlink:show="replace"><text:span text:style-name="T412">IBM</text:span></text:a><text:span text:style-name="T413">,<text:s/></text:span><text:a office:title="Silicon Graphics" xlink:href="https://en.wikipedia.org/wiki/Silicon_Graphics" office:target-frame-name="_top" xlink:show="replace"><text:span text:style-name="T414">Silicon Graphics</text:span></text:a><text:span text:style-name="T415">, and<text:s/></text:span><text:a office:title="Hewlett Packard" xlink:href="https://en.wikipedia.org/wiki/Hewlett_Packard" office:target-frame-name="_top" xlink:show="replace"><text:span text:style-name="T416">Hewlett Packard</text:span></text:a><text:span text:style-name="T417"><text:s/>had developed 64-bit architectures for their workstation and server systems. A notable exception to this trend were<text:s/></text:span><text:a office:title="Mainframe computer" xlink:href="https://en.wikipedia.org/wiki/Mainframe_computer" office:target-frame-name="_top" xlink:show="replace"><text:span text:style-name="T418">mainframes</text:span></text:a><text:span text:style-name="T419"><text:s/>from IBM, which then used 32-bit data and 31-bit address sizes; the IBM mainframes did not include 64-bit processors until 2000. During the 1990s, several low-cost 64-bit microprocessors were used in consumer electronics and embedded applications. Notably, the<text:s/></text:span><text:a office:title="Nintendo 64" xlink:href="https://en.wikipedia.org/wiki/Nintendo_64" office:target-frame-name="_top" xlink:show="replace"><text:span text:style-name="T420">Nintendo 64</text:span></text:a><text:a xlink:href="https://en.wikipedia.org/wiki/64-bit_computing#cite_note-7" office:target-frame-name="_top" xlink:show="replace"><text:span text:style-name="T421">[7]</text:span></text:a><text:span text:style-name="T422"><text:s/>and the<text:s/></text:span><text:a office:title="PlayStation 2" xlink:href="https://en.wikipedia.org/wiki/PlayStation_2" office:target-frame-name="_top" xlink:show="replace"><text:span text:style-name="T423">PlayStation 2</text:span></text:a><text:span text:style-name="T424"><text:s/>had 64-bit microprocessors before their introduction in personal computers. High-end printers, network equipment, and industrial computers, also used 64-bit microprocessors, such as the<text:s/></text:span><text:a office:title="Quantum Effect Devices" xlink:href="https://en.wikipedia.org/wiki/Quantum_Effect_Devices" office:target-frame-name="_top" xlink:show="replace"><text:span text:style-name="T425">Quantum Effect Devices</text:span></text:a><text:span text:style-name="T426"><text:s/></text:span><text:a office:title="R5000" xlink:href="https://en.wikipedia.org/wiki/R5000" office:target-frame-name="_top" xlink:show="replace"><text:span text:style-name="T427">R5000</text:span></text:a><text:span text:style-name="T428">.</text:span><text:span text:style-name="T429">[</text:span><text:a office:title="Wikipedia:Citation needed" xlink:href="https://en.wikipedia.org/wiki/Wikipedia:Citation_needed" office:target-frame-name="_top" xlink:show="replace"><text:span text:style-name="T430">citation needed</text:span></text:a><text:span text:style-name="T431">]</text:span><text:span text:style-name="T432"><text:s/>64-bit computing started to drift down to the personal computer desktop from 2003 onward, when some models in<text:s/></text:span><text:a office:title="Apple Inc." xlink:href="https://en.wikipedia.org/wiki/Apple_Inc." office:target-frame-name="_top" xlink:show="replace"><text:span text:style-name="T433">Apple</text:span></text:a><text:span text:style-name="T434">'s Macintosh lines switched to<text:s/></text:span><text:a office:title="PowerPC 970" xlink:href="https://en.wikipedia.org/wiki/PowerPC_970" office:target-frame-name="_top" xlink:show="replace"><text:span text:style-name="T435">PowerPC 970</text:span></text:a><text:span text:style-name="T436"><text:s/>processors (termed<text:s/></text:span><text:span text:style-name="T437">G5</text:span><text:span text:style-name="T438"><text:s/>by Apple), and<text:s/></text:span><text:a office:title="Advanced Micro Devices" xlink:href="https://en.wikipedia.org/wiki/Advanced_Micro_Devices" office:target-frame-name="_top" xlink:show="replace"><text:span text:style-name="T439">AMD</text:span></text:a><text:span text:style-name="T440"><text:s/>released its first 64-bit<text:s/></text:span><text:a office:title="X86-64" xlink:href="https://en.wikipedia.org/wiki/X86-64" office:target-frame-name="_top" xlink:show="replace"><text:span text:style-name="T441">x86-64</text:span></text:a><text:span text:style-name="T442"><text:s/>processor.<text:s/></text:span></text:p>
      <text:p text:style-name="P443">Limits of processors</text:p>
      <table:table table:style-name="Table444">
        <table:table-columns>
          <table:table-column table:style-name="TableColumn445"/>
          <table:table-column table:style-name="TableColumn446"/>
        </table:table-columns>
        <table:table-row table:style-name="TableRow447">
          <table:table-cell table:style-name="TableCell448">
            <text:p text:style-name="P449"><text:span text:style-name="T450"><draw:frame draw:style-name="a0" draw:name="Picture 3" text:anchor-type="as-char" svg:x="0in" svg:y="0in" svg:width="0.52083in" svg:height="0.40625in" style:rel-width="scale" style:rel-height="scale"><draw:image xlink:href="media/image1.png" xlink:type="simple" xlink:show="embed" xlink:actuate="onLoad"/><svg:title/><svg:desc>https://upload.wikimedia.org/wikipedia/en/thumb/9/99/Question_book-new.svg/50px-Question_book-new.svg.png</svg:desc></draw:frame></text:span></text:p>
          </table:table-cell>
          <table:table-cell table:style-name="TableCell451">
            <text:p text:style-name="P452"><text:span text:style-name="T453">This section<text:s/></text:span><text:span text:style-name="T454">needs additional citations for<text:s/></text:span><text:a office:title="Wikipedia:Verifiability" xlink:href="https://en.wikipedia.org/wiki/Wikipedia:Verifiability" office:target-frame-name="_top" xlink:show="replace"><text:span text:style-name="T455">verification</text:span></text:a><text:span text:style-name="T456">. Please help<text:s/></text:span><text:a xlink:href="https://en.wikipedia.org/w/index.php?title=64-bit_computing&amp;action=edit" office:target-frame-name="_top" xlink:show="replace"><text:span text:style-name="T457">improve this article</text:span></text:a><text:span text:style-name="T458"><text:s/>by<text:s/></text:span><text:a office:title="Help:Introduction to referencing with Wiki Markup/1" xlink:href="https://en.wikipedia.org/wiki/Help:Introduction_to_referencing_with_Wiki_Markup/1" office:target-frame-name="_top" xlink:show="replace"><text:span text:style-name="T459">adding citations to reliable sources</text:span></text:a><text:span text:style-name="T460">. Unsourced material may be challenged and removed.<text:s/></text:span><text:span text:style-name="T461">(January 2010) (</text:span><text:a office:title="Help:Maintenance template removal" xlink:href="https://en.wikipedia.org/wiki/Help:Maintenance_template_removal" office:target-frame-name="_top" xlink:show="replace"><text:span text:style-name="T462">Learn how and when to remove this template message</text:span></text:a><text:span text:style-name="T463">)</text:span></text:p>
          </table:table-cell>
        </table:table-row>
      </table:table>
      <text:p text:style-name="P464"><text:span text:style-name="T465">In principle, a 64-bit microprocessor can address 16 </text:span><text:a office:title="Exbibyte" xlink:href="https://en.wikipedia.org/wiki/Exbibyte" office:target-frame-name="_top" xlink:show="replace"><text:span text:style-name="T466">EiBs</text:span></text:a><text:span text:style-name="T467"><text:s/>(16 × 1024</text:span><text:span text:style-name="T468">6</text:span><text:span text:style-name="T469"><text:s/>= 2</text:span><text:span text:style-name="T470">64</text:span><text:span text:style-name="T471"><text:s/>= 18,446,744,073,709,551,616 bytes, or about 18.4 exabytes) of memory. However, not all instruction sets, and not all processors implementing those instruction sets, support a full 64-bit virtual or physical address space.<text:s/></text:span></text:p>
      <text:p text:style-name="P472"><text:span text:style-name="T473">The<text:s/></text:span><text:a office:title="X86-64" xlink:href="https://en.wikipedia.org/wiki/X86-64" office:target-frame-name="_top" xlink:show="replace"><text:span text:style-name="T474">x86-64 architecture</text:span></text:a><text:span text:style-name="T475"><text:s/>(as of 2016) allows 48 bits for virtual memory and, for any given processor, up to 52 bits for physical memory.</text:span><text:a xlink:href="https://en.wikipedia.org/wiki/64-bit_computing#cite_note-8" office:target-frame-name="_top" xlink:show="replace"><text:span text:style-name="T476">[8]</text:span></text:a><text:a xlink:href="https://en.wikipedia.org/wiki/64-bit_computing#cite_note-9" office:target-frame-name="_top" xlink:show="replace"><text:span text:style-name="T477">[9]</text:span></text:a><text:span text:style-name="T478"><text:s/>These limits allow memory sizes of 256 </text:span><text:a office:title="Tebibyte" xlink:href="https://en.wikipedia.org/wiki/Tebibyte" office:target-frame-name="_top" xlink:show="replace"><text:span text:style-name="T479">TiB</text:span></text:a><text:span text:style-name="T480"><text:s/>(256 × 1024</text:span><text:span text:style-name="T481">4</text:span><text:span text:style-name="T482"><text:s/>bytes) and 4 </text:span><text:a office:title="Pebibyte" xlink:href="https://en.wikipedia.org/wiki/Pebibyte" office:target-frame-name="_top" xlink:show="replace"><text:span text:style-name="T483">PiB</text:span></text:a><text:span text:style-name="T484"><text:s/>(4 × 1024</text:span><text:span text:style-name="T485">5</text:span><text:span text:style-name="T486"><text:s/>bytes), respectively. A PC cannot currently contain 4 pebibytes of memory (due to the physical size of the memory chips), but AMD envisioned large servers, shared memory clusters, and other uses of physical address space that might approach this in the foreseeable future. Thus the 52-bit physical address provides ample room for expansion while not incurring the cost of implementing full 64-bit physical addresses. Similarly, the 48-bit virtual address space was designed to provide more than 65,000 (2</text:span><text:span text:style-name="T487">16</text:span><text:span text:style-name="T488">) times the 32-bit limit of 4 GiB (4 × 1024</text:span><text:span text:style-name="T489">3</text:span><text:span text:style-name="T490"><text:s/>bytes), allowing room for later expansion and incurring no overhead of translating full 64-bit addresses.<text:s/></text:span></text:p>
      <text:p text:style-name="P491"><text:span text:style-name="T492">The<text:s/></text:span><text:a office:title="Power Architecture" xlink:href="https://en.wikipedia.org/wiki/Power_Architecture#Power_ISA_v.3.0" office:target-frame-name="_top" xlink:show="replace"><text:span text:style-name="T493">Power ISA v3.0</text:span></text:a><text:span text:style-name="T494"><text:s/>allows 64 bits for an effective address, mapped to a segmented address with between 65 and 78 bits allowed, for virtual memory, and, for any given processor, up to 60 bits for physical memory.</text:span><text:a xlink:href="https://en.wikipedia.org/wiki/64-bit_computing#cite_note-10" office:target-frame-name="_top" xlink:show="replace"><text:span text:style-name="T495">[10]</text:span></text:a><text:span text:style-name="T496"><text:s/></text:span></text:p>
      <text:p text:style-name="P497"><text:span text:style-name="T498">The Oracle<text:s/></text:span><text:a office:title="SPARC" xlink:href="https://en.wikipedia.org/wiki/SPARC" office:target-frame-name="_top" xlink:show="replace"><text:span text:style-name="T499">SPARC</text:span></text:a><text:span text:style-name="T500"><text:s/>Architecture 2015 allows 64 bits for virtual memory and, for any given processor, between 40 and 56 bits for physical memory.</text:span><text:a xlink:href="https://en.wikipedia.org/wiki/64-bit_computing#cite_note-11" office:target-frame-name="_top" xlink:show="replace"><text:span text:style-name="T501">[11]</text:span></text:a><text:span text:style-name="T502"><text:s/></text:span></text:p>
      <text:p text:style-name="P503"><text:span text:style-name="T504">The<text:s/></text:span><text:a office:title="ARM architecture" xlink:href="https://en.wikipedia.org/wiki/ARM_architecture#ARMv8-A" office:target-frame-name="_top" xlink:show="replace"><text:span text:style-name="T505">ARM AArch64 Virtual Memory System Architecture</text:span></text:a><text:span text:style-name="T506"><text:s/>allows 48 bits for virtual memory and, for any given processor, from 32 to 48 bits for physical memory.</text:span><text:a xlink:href="https://en.wikipedia.org/wiki/64-bit_computing#cite_note-12" office:target-frame-name="_top" xlink:show="replace"><text:span text:style-name="T507">[12]</text:span></text:a><text:span text:style-name="T508"><text:s/></text:span></text:p>
      <text:p text:style-name="P509">64-bit data timeline</text:p>
      <text:p text:style-name="P510">1961</text:p>
      <text:p text:style-name="P511"><text:span text:style-name="T512">IBM delivers the<text:s/></text:span><text:a office:title="IBM 7030 Stretch" xlink:href="https://en.wikipedia.org/wiki/IBM_7030_Stretch" office:target-frame-name="_top" xlink:show="replace"><text:span text:style-name="T513">IBM 7030 Stretch</text:span></text:a><text:span text:style-name="T514"><text:s/></text:span><text:a office:title="Supercomputer" xlink:href="https://en.wikipedia.org/wiki/Supercomputer" office:target-frame-name="_top" xlink:show="replace"><text:span text:style-name="T515">supercomputer</text:span></text:a><text:span text:style-name="T516">, which uses 64-bit data words and 32- or 64-bit instruction words.</text:span></text:p>
      <text:p text:style-name="P517">1974</text:p>
      <text:p text:style-name="P518"><text:a office:title="Control Data Corporation" xlink:href="https://en.wikipedia.org/wiki/Control_Data_Corporation" office:target-frame-name="_top" xlink:show="replace"><text:span text:style-name="T519">Control Data Corporation</text:span></text:a><text:span text:style-name="T520"><text:s/>launches the<text:s/></text:span><text:a office:title="CDC Star-100" xlink:href="https://en.wikipedia.org/wiki/CDC_Star-100" office:target-frame-name="_top" xlink:show="replace"><text:span text:style-name="T521">CDC Star-100</text:span></text:a><text:span text:style-name="T522"><text:s/>vector supercomputer, which uses a 64-bit word architecture (prior CDC systems were based on a 60-bit architecture).</text:span></text:p>
      <text:p text:style-name="P523"><text:a office:title="International Computers Limited" xlink:href="https://en.wikipedia.org/wiki/International_Computers_Limited" office:target-frame-name="_top" xlink:show="replace"><text:span text:style-name="T524">International Computers Limited</text:span></text:a><text:span text:style-name="T525"><text:s/>launches the<text:s/></text:span><text:a office:title="ICL 2900 Series" xlink:href="https://en.wikipedia.org/wiki/ICL_2900_Series" office:target-frame-name="_top" xlink:show="replace"><text:span text:style-name="T526">ICL 2900 Series</text:span></text:a><text:span text:style-name="T527"><text:s/>with 32-bit, 64-bit, and 128-bit<text:s/></text:span><text:a office:title="Two's complement" xlink:href="https://en.wikipedia.org/wiki/Two%27s_complement" office:target-frame-name="_top" xlink:show="replace"><text:span text:style-name="T528">two's complement</text:span></text:a><text:span text:style-name="T529"><text:s/>integers; 64-bit and 128-bit floating point; 32-bit, 64-bit, and 128-bit packed decimal and a 128-bit accumulator register. The architecture has survived through a succession of ICL and Fujitsu machines. The latest is the Fujitsu Supernova, which emulates the original environment on 64-bit Intel processors.</text:span></text:p>
      <text:p text:style-name="P530">1976</text:p>
      <text:p text:style-name="P531"><text:a office:title="Cray Research" xlink:href="https://en.wikipedia.org/wiki/Cray_Research" office:target-frame-name="_top" xlink:show="replace"><text:span text:style-name="T532">Cray Research</text:span></text:a><text:span text:style-name="T533"><text:s/>delivers the first<text:s/></text:span><text:a office:title="Cray-1" xlink:href="https://en.wikipedia.org/wiki/Cray-1" office:target-frame-name="_top" xlink:show="replace"><text:span text:style-name="T534">Cray-1</text:span></text:a><text:span text:style-name="T535"><text:s/>supercomputer, which is based on a 64-bit word architecture and will form the basis for later Cray vector supercomputers.</text:span></text:p>
      <text:p text:style-name="P536">1983</text:p>
      <text:p text:style-name="P537"><text:a office:title="Elxsi" xlink:href="https://en.wikipedia.org/wiki/Elxsi" office:target-frame-name="_top" xlink:show="replace"><text:span text:style-name="T538">Elxsi</text:span></text:a><text:span text:style-name="T539"><text:s/>launches the Elxsi 6400 parallel<text:s/></text:span><text:a office:title="Minisupercomputer" xlink:href="https://en.wikipedia.org/wiki/Minisupercomputer" office:target-frame-name="_top" xlink:show="replace"><text:span text:style-name="T540">minisupercomputer</text:span></text:a><text:span text:style-name="T541">. The Elxsi architecture has 64-bit data registers but a 32-bit address space.</text:span></text:p>
      <text:p text:style-name="P542">1989</text:p>
      <text:p text:style-name="P543"><text:a office:title="Intel" xlink:href="https://en.wikipedia.org/wiki/Intel" office:target-frame-name="_top" xlink:show="replace"><text:span text:style-name="T544">Intel</text:span></text:a><text:span text:style-name="T545"><text:s/>introduces the<text:s/></text:span><text:a office:title="Intel i860" xlink:href="https://en.wikipedia.org/wiki/Intel_i860" office:target-frame-name="_top" xlink:show="replace"><text:span text:style-name="T546">Intel i860</text:span></text:a><text:span text:style-name="T547"><text:s/></text:span><text:a office:title="Reduced instruction set computing" xlink:href="https://en.wikipedia.org/wiki/Reduced_instruction_set_computing" office:target-frame-name="_top" xlink:show="replace"><text:span text:style-name="T548">reduced instruction set computing</text:span></text:a><text:span text:style-name="T549"><text:s/>(RISC) processor. Marketed as a "64-Bit Microprocessor", it had essentially a 32-bit architecture, enhanced with a 3D graphics unit capable of 64-bit integer operations.</text:span><text:a xlink:href="https://en.wikipedia.org/wiki/64-bit_computing#cite_note-smithsonian-i860-13" office:target-frame-name="_top" xlink:show="replace"><text:span text:style-name="T550">[13]</text:span></text:a></text:p>
      <text:p text:style-name="P551">1993</text:p>
      <text:p text:style-name="P552"><text:a office:title="Atari" xlink:href="https://en.wikipedia.org/wiki/Atari" office:target-frame-name="_top" xlink:show="replace"><text:span text:style-name="T553">Atari</text:span></text:a><text:span text:style-name="T554"><text:s/>introduces the<text:s/></text:span><text:a office:title="Atari Jaguar" xlink:href="https://en.wikipedia.org/wiki/Atari_Jaguar" office:target-frame-name="_top" xlink:show="replace"><text:span text:style-name="T555">Atari Jaguar</text:span></text:a><text:span text:style-name="T556"><text:s/></text:span><text:a office:title="Video game console" xlink:href="https://en.wikipedia.org/wiki/Video_game_console" office:target-frame-name="_top" xlink:show="replace"><text:span text:style-name="T557">video game console</text:span></text:a><text:span text:style-name="T558">, which includes some 64-bit wide data paths in its architecture.</text:span><text:a xlink:href="https://en.wikipedia.org/wiki/64-bit_computing#cite_note-14" office:target-frame-name="_top" xlink:show="replace"><text:span text:style-name="T559">[14]</text:span></text:a></text:p>
      <text:p text:style-name="P560">64-bit address timeline</text:p>
      <text:p text:style-name="P561">1991</text:p>
      <text:p text:style-name="P562"><text:a office:title="MIPS Computer Systems" xlink:href="https://en.wikipedia.org/wiki/MIPS_Computer_Systems" office:target-frame-name="_top" xlink:show="replace"><text:span text:style-name="T563">MIPS Computer Systems</text:span></text:a><text:span text:style-name="T564"><text:s/>produces the first 64-bit microprocessor, the<text:s/></text:span><text:a office:title="R4000" xlink:href="https://en.wikipedia.org/wiki/R4000" office:target-frame-name="_top" xlink:show="replace"><text:span text:style-name="T565">R4000</text:span></text:a><text:span text:style-name="T566">, which implements the<text:s/></text:span><text:a office:title="MIPS architecture" xlink:href="https://en.wikipedia.org/wiki/MIPS_architecture#MIPS_III" office:target-frame-name="_top" xlink:show="replace"><text:span text:style-name="T567">MIPS III</text:span></text:a><text:span text:style-name="T568"><text:s/>architecture, the third revision of its<text:s/></text:span><text:a office:title="MIPS architecture" xlink:href="https://en.wikipedia.org/wiki/MIPS_architecture" office:target-frame-name="_top" xlink:show="replace"><text:span text:style-name="T569">MIPS architecture</text:span></text:a><text:span text:style-name="T570">.</text:span><text:a xlink:href="https://en.wikipedia.org/wiki/64-bit_computing#cite_note-15" office:target-frame-name="_top" xlink:show="replace"><text:span text:style-name="T571">[15]</text:span></text:a><text:span text:style-name="T572"><text:s/>The CPU is used in<text:s/></text:span><text:a office:title="Silicon Graphics" xlink:href="https://en.wikipedia.org/wiki/Silicon_Graphics" office:target-frame-name="_top" xlink:show="replace"><text:span text:style-name="T573">SGI</text:span></text:a><text:span text:style-name="T574"><text:s/>graphics workstations starting with the<text:s/></text:span><text:a office:title="SGI Crimson" xlink:href="https://en.wikipedia.org/wiki/SGI_Crimson" office:target-frame-name="_top" xlink:show="replace"><text:span text:style-name="T575">IRIS Crimson</text:span></text:a><text:span text:style-name="T576">.<text:s/></text:span><text:a office:title="Kendall Square Research" xlink:href="https://en.wikipedia.org/wiki/Kendall_Square_Research" office:target-frame-name="_top" xlink:show="replace"><text:span text:style-name="T577">Kendall Square Research</text:span></text:a><text:span text:style-name="T578"><text:s/>deliver their first KSR1 supercomputer, based on a proprietary 64-bit RISC processor architecture running<text:s/></text:span><text:a office:title="Tru64 UNIX" xlink:href="https://en.wikipedia.org/wiki/Tru64_UNIX#OSF/1" office:target-frame-name="_top" xlink:show="replace"><text:span text:style-name="T579">OSF/1</text:span></text:a><text:span text:style-name="T580">.</text:span></text:p>
      <text:p text:style-name="P581">1992</text:p>
      <text:p text:style-name="P582"><text:a office:title="Digital Equipment Corporation" xlink:href="https://en.wikipedia.org/wiki/Digital_Equipment_Corporation" office:target-frame-name="_top" xlink:show="replace"><text:span text:style-name="T583">Digital Equipment Corporation</text:span></text:a><text:span text:style-name="T584"><text:s/>(DEC) introduces the pure 64-bit<text:s/></text:span><text:a office:title="DEC Alpha" xlink:href="https://en.wikipedia.org/wiki/DEC_Alpha" office:target-frame-name="_top" xlink:show="replace"><text:span text:style-name="T585">Alpha</text:span></text:a><text:span text:style-name="T586"><text:s/>architecture which was born from the<text:s/></text:span><text:a office:title="DEC Prism" xlink:href="https://en.wikipedia.org/wiki/DEC_Prism" office:target-frame-name="_top" xlink:show="replace"><text:span text:style-name="T587">Prism</text:span></text:a><text:span text:style-name="T588"><text:s/>project.</text:span><text:a xlink:href="https://en.wikipedia.org/wiki/64-bit_computing#cite_note-16" office:target-frame-name="_top" xlink:show="replace"><text:span text:style-name="T589">[16]</text:span></text:a></text:p>
      <text:p text:style-name="P590">1994</text:p>
      <text:p text:style-name="P591"><text:a office:title="Intel" xlink:href="https://en.wikipedia.org/wiki/Intel" office:target-frame-name="_top" xlink:show="replace"><text:span text:style-name="T592">Intel</text:span></text:a><text:span text:style-name="T593"><text:s/>announces plans for the 64-bit<text:s/></text:span><text:a office:title="IA-64" xlink:href="https://en.wikipedia.org/wiki/IA-64" office:target-frame-name="_top" xlink:show="replace"><text:span text:style-name="T594">IA-64</text:span></text:a><text:span text:style-name="T595"><text:s/>architecture (jointly developed with<text:s/></text:span><text:a office:title="Hewlett-Packard" xlink:href="https://en.wikipedia.org/wiki/Hewlett-Packard" office:target-frame-name="_top" xlink:show="replace"><text:span text:style-name="T596">Hewlett-Packard</text:span></text:a><text:span text:style-name="T597">) as a successor to its 32-bit<text:s/></text:span><text:a office:title="IA-32" xlink:href="https://en.wikipedia.org/wiki/IA-32" office:target-frame-name="_top" xlink:show="replace"><text:span text:style-name="T598">IA-32</text:span></text:a><text:span text:style-name="T599"><text:s/>processors. A 1998 to 1999 launch date was targeted.</text:span></text:p>
      <text:p text:style-name="P600">1995</text:p>
      <text:p text:style-name="P601"><text:a office:title="Sun Microsystems" xlink:href="https://en.wikipedia.org/wiki/Sun_Microsystems" office:target-frame-name="_top" xlink:show="replace"><text:span text:style-name="T602">Sun</text:span></text:a><text:span text:style-name="T603"><text:s/>launches a 64-bit<text:s/></text:span><text:a office:title="SPARC" xlink:href="https://en.wikipedia.org/wiki/SPARC" office:target-frame-name="_top" xlink:show="replace"><text:span text:style-name="T604">SPARC</text:span></text:a><text:span text:style-name="T605"><text:s/>processor, the<text:s/></text:span><text:a office:title="UltraSPARC" xlink:href="https://en.wikipedia.org/wiki/UltraSPARC" office:target-frame-name="_top" xlink:show="replace"><text:span text:style-name="T606">UltraSPARC</text:span></text:a><text:span text:style-name="T607">.</text:span><text:a xlink:href="https://en.wikipedia.org/wiki/64-bit_computing#cite_note-17" office:target-frame-name="_top" xlink:show="replace"><text:span text:style-name="T608">[17]</text:span></text:a><text:span text:style-name="T609"><text:s/></text:span><text:a office:title="Fujitsu" xlink:href="https://en.wikipedia.org/wiki/Fujitsu" office:target-frame-name="_top" xlink:show="replace"><text:span text:style-name="T610">Fujitsu</text:span></text:a><text:span text:style-name="T611">-owned<text:s/></text:span><text:a office:title="HAL Computer Systems" xlink:href="https://en.wikipedia.org/wiki/HAL_Computer_Systems" office:target-frame-name="_top" xlink:show="replace"><text:span text:style-name="T612">HAL Computer Systems</text:span></text:a><text:span text:style-name="T613"><text:s/>launches workstations based on a 64-bit CPU, HAL's independently designed first-generation<text:s/></text:span><text:a office:title="HAL SPARC64" xlink:href="https://en.wikipedia.org/wiki/HAL_SPARC64" office:target-frame-name="_top" xlink:show="replace"><text:span text:style-name="T614">SPARC64</text:span></text:a><text:span text:style-name="T615">. IBM releases the A10 and A30 microprocessors, the first 64-bit PowerPC AS processors.</text:span><text:a xlink:href="https://en.wikipedia.org/wiki/64-bit_computing#cite_note-18" office:target-frame-name="_top" xlink:show="replace"><text:span text:style-name="T616">[18]</text:span></text:a><text:span text:style-name="T617"><text:s/>IBM also releases a 64-bit<text:s/></text:span><text:a office:title="AS/400" xlink:href="https://en.wikipedia.org/wiki/AS/400" office:target-frame-name="_top" xlink:show="replace"><text:span text:style-name="T618">AS/400</text:span></text:a><text:span text:style-name="T619"><text:s/>system upgrade, which can convert the operating system, database and applications.</text:span></text:p>
      <text:p text:style-name="P620">1996</text:p>
      <text:p text:style-name="P621"><text:a office:title="Nintendo" xlink:href="https://en.wikipedia.org/wiki/Nintendo" office:target-frame-name="_top" xlink:show="replace"><text:span text:style-name="T622">Nintendo</text:span></text:a><text:span text:style-name="T623"><text:s/>introduces the<text:s/></text:span><text:a office:title="Nintendo 64" xlink:href="https://en.wikipedia.org/wiki/Nintendo_64" office:target-frame-name="_top" xlink:show="replace"><text:span text:style-name="T624">Nintendo 64</text:span></text:a><text:span text:style-name="T625"><text:s/>video game console, built around a low-cost variant of the MIPS R4000. HP releases the first implementation of its 64-bit<text:s/></text:span><text:a office:title="PA-RISC" xlink:href="https://en.wikipedia.org/wiki/PA-RISC" office:target-frame-name="_top" xlink:show="replace"><text:span text:style-name="T626">PA-RISC 2.0</text:span></text:a><text:span text:style-name="T627"><text:s/>architecture, the<text:s/></text:span><text:a office:title="PA-8000" xlink:href="https://en.wikipedia.org/wiki/PA-8000" office:target-frame-name="_top" xlink:show="replace"><text:span text:style-name="T628">PA-8000</text:span></text:a><text:span text:style-name="T629">.</text:span><text:a xlink:href="https://en.wikipedia.org/wiki/64-bit_computing#cite_note-19" office:target-frame-name="_top" xlink:show="replace"><text:span text:style-name="T630">[19]</text:span></text:a></text:p>
      <text:p text:style-name="P631">1998</text:p>
      <text:p text:style-name="P632"><text:span text:style-name="T633">IBM releases the<text:s/></text:span><text:a office:title="POWER3" xlink:href="https://en.wikipedia.org/wiki/POWER3" office:target-frame-name="_top" xlink:show="replace"><text:span text:style-name="T634">POWER3</text:span></text:a><text:span text:style-name="T635"><text:s/>line of full-64-bit PowerPC/</text:span><text:a office:title="IBM POWER Instruction Set Architecture" xlink:href="https://en.wikipedia.org/wiki/IBM_POWER_Instruction_Set_Architecture" office:target-frame-name="_top" xlink:show="replace"><text:span text:style-name="T636">POWER</text:span></text:a><text:span text:style-name="T637"><text:s/>processors.</text:span><text:a xlink:href="https://en.wikipedia.org/wiki/64-bit_computing#cite_note-20" office:target-frame-name="_top" xlink:show="replace"><text:span text:style-name="T638">[20]</text:span></text:a></text:p>
      <text:p text:style-name="P639">1999</text:p>
      <text:p text:style-name="P640"><text:span text:style-name="T641">Intel releases the<text:s/></text:span><text:a office:title="Instruction set" xlink:href="https://en.wikipedia.org/wiki/Instruction_set" office:target-frame-name="_top" xlink:show="replace"><text:span text:style-name="T642">instruction set</text:span></text:a><text:span text:style-name="T643"><text:s/>for the IA-64 architecture.<text:s/></text:span><text:a office:title="AMD" xlink:href="https://en.wikipedia.org/wiki/AMD" office:target-frame-name="_top" xlink:show="replace"><text:span text:style-name="T644">AMD</text:span></text:a><text:span text:style-name="T645"><text:s/>publicly discloses its set of 64-bit extensions to IA-32, called<text:s/></text:span><text:a office:title="X86-64" xlink:href="https://en.wikipedia.org/wiki/X86-64" office:target-frame-name="_top" xlink:show="replace"><text:span text:style-name="T646">x86-64</text:span></text:a><text:span text:style-name="T647"><text:s/>(later branded AMD64).</text:span></text:p>
      <text:p text:style-name="P648">2000</text:p>
      <text:p text:style-name="P649"><text:span text:style-name="T650">IBM ships its first 64-bit<text:s/></text:span><text:a office:title="Z/Architecture" xlink:href="https://en.wikipedia.org/wiki/Z/Architecture" office:target-frame-name="_top" xlink:show="replace"><text:span text:style-name="T651">z/Architecture</text:span></text:a><text:span text:style-name="T652"><text:s/></text:span><text:a office:title="Mainframe computer" xlink:href="https://en.wikipedia.org/wiki/Mainframe_computer" office:target-frame-name="_top" xlink:show="replace"><text:span text:style-name="T653">mainframe</text:span></text:a><text:span text:style-name="T654">, the<text:s/></text:span><text:a office:title="ZSeries" xlink:href="https://en.wikipedia.org/wiki/ZSeries" office:target-frame-name="_top" xlink:show="replace"><text:span text:style-name="T655">zSeries</text:span></text:a><text:span text:style-name="T656"><text:s/>z900. z/Architecture is a 64-bit version of the 32-bit<text:s/></text:span><text:a office:title="ESA/390" xlink:href="https://en.wikipedia.org/wiki/ESA/390" office:target-frame-name="_top" xlink:show="replace"><text:span text:style-name="T657">ESA/390</text:span></text:a><text:span text:style-name="T658"><text:s/>architecture, a descendant of the 32-bit<text:s/></text:span><text:a office:title="System/360" xlink:href="https://en.wikipedia.org/wiki/System/360" office:target-frame-name="_top" xlink:show="replace"><text:span text:style-name="T659">System/360</text:span></text:a><text:span text:style-name="T660"><text:s/>architecture.</text:span></text:p>
      <text:p text:style-name="P661">2001</text:p>
      <text:p text:style-name="P662"><text:span text:style-name="T663">Intel ships its IA-64 processor line, after repeated delays in getting to market. Now branded<text:s/></text:span><text:a office:title="Itanium" xlink:href="https://en.wikipedia.org/wiki/Itanium" office:target-frame-name="_top" xlink:show="replace"><text:span text:style-name="T664">Itanium</text:span></text:a><text:span text:style-name="T665"><text:s/>and targeting high-end servers, sales fail to meet expectations.</text:span></text:p>
      <text:p text:style-name="P666">2003</text:p>
      <text:p text:style-name="P667"><text:span text:style-name="T668">AMD introduces its<text:s/></text:span><text:a office:title="Opteron" xlink:href="https://en.wikipedia.org/wiki/Opteron" office:target-frame-name="_top" xlink:show="replace"><text:span text:style-name="T669">Opteron</text:span></text:a><text:span text:style-name="T670"><text:s/>and<text:s/></text:span><text:a office:title="Athlon 64" xlink:href="https://en.wikipedia.org/wiki/Athlon_64" office:target-frame-name="_top" xlink:show="replace"><text:span text:style-name="T671">Athlon 64</text:span></text:a><text:span text:style-name="T672"><text:s/>processor lines, based on its<text:s/></text:span><text:a office:title="AMD64" xlink:href="https://en.wikipedia.org/wiki/AMD64" office:target-frame-name="_top" xlink:show="replace"><text:span text:style-name="T673">AMD64</text:span></text:a><text:span text:style-name="T674"><text:s/>architecture which is the first x86-based 64-bit processor architecture.<text:s/></text:span><text:a office:title="Apple Computer" xlink:href="https://en.wikipedia.org/wiki/Apple_Computer" office:target-frame-name="_top" xlink:show="replace"><text:span text:style-name="T675">Apple</text:span></text:a><text:span text:style-name="T676"><text:s/>also ships the 64-bit "G5"<text:s/></text:span><text:a office:title="PowerPC 970" xlink:href="https://en.wikipedia.org/wiki/PowerPC_970" office:target-frame-name="_top" xlink:show="replace"><text:span text:style-name="T677">PowerPC 970</text:span></text:a><text:span text:style-name="T678"><text:s/>CPU produced by IBM. Intel maintains that its Itanium chips would remain its only 64-bit processors.</text:span></text:p>
      <text:p text:style-name="P679">2004</text:p>
      <text:p text:style-name="P680"><text:span text:style-name="T681">Intel, reacting to the market success of AMD, admits it has been developing a clone of the AMD64 extensions named IA-32e (later renamed EM64T, then yet again renamed to Intel 64). Intel ships updated versions of its<text:s/></text:span><text:a office:title="Xeon" xlink:href="https://en.wikipedia.org/wiki/Xeon" office:target-frame-name="_top" xlink:show="replace"><text:span text:style-name="T682">Xeon</text:span></text:a><text:span text:style-name="T683"><text:s/>and<text:s/></text:span><text:a office:title="Pentium 4" xlink:href="https://en.wikipedia.org/wiki/Pentium_4" office:target-frame-name="_top" xlink:show="replace"><text:span text:style-name="T684">Pentium 4</text:span></text:a><text:span text:style-name="T685"><text:s/>processor families supporting the new 64-bit instruction set.</text:span></text:p>
      <text:p text:style-name="P686"><text:a office:title="VIA Technologies" xlink:href="https://en.wikipedia.org/wiki/VIA_Technologies" office:target-frame-name="_top" xlink:show="replace"><text:span text:style-name="T687">VIA Technologies</text:span></text:a><text:span text:style-name="T688"><text:s/>announces the<text:s/></text:span><text:a office:title="VIA Isaiah" xlink:href="https://en.wikipedia.org/wiki/VIA_Isaiah" office:target-frame-name="_top" xlink:show="replace"><text:span text:style-name="T689">Isaiah</text:span></text:a><text:span text:style-name="T690"><text:s/>64-bit processor.</text:span><text:a xlink:href="https://en.wikipedia.org/wiki/64-bit_computing#cite_note-21" office:target-frame-name="_top" xlink:show="replace"><text:span text:style-name="T691">[21]</text:span></text:a></text:p>
      <text:p text:style-name="P692">2006</text:p>
      <text:p text:style-name="P693"><text:span text:style-name="T694">Sony, IBM, and Toshiba begin manufacturing the 64-bit<text:s/></text:span><text:a office:title="Cell (microprocessor)" xlink:href="https://en.wikipedia.org/wiki/Cell_(microprocessor)" office:target-frame-name="_top" xlink:show="replace"><text:span text:style-name="T695">Cell processor</text:span></text:a><text:span text:style-name="T696"><text:s/>for use in the<text:s/></text:span><text:a office:title="PlayStation 3" xlink:href="https://en.wikipedia.org/wiki/PlayStation_3" office:target-frame-name="_top" xlink:show="replace"><text:span text:style-name="T697">PlayStation 3</text:span></text:a><text:span text:style-name="T698">, servers, workstations, and other appliances. Intel released<text:s/></text:span><text:a office:title="Core (microarchitecture)" xlink:href="https://en.wikipedia.org/wiki/Core_(microarchitecture)" office:target-frame-name="_top" xlink:show="replace"><text:span text:style-name="T699">Core 2 Duo</text:span></text:a><text:span text:style-name="T700"><text:s/>as the first mainstream x86-64 processor for its mobile, desktop, and workstation line. Prior 64-bit extension processor lines were not widely available in the consumer retail market (most of 64-bit Pentium 4/D were OEM), 64-bit Pentium 4, Pentium D, and Celeron were not into mass production until late 2006 due to poor yield issue (most of good yield wafers were targeted at server and mainframe while mainstream still remain 130 nm 32-bit processor line until 2006) and soon became low end after Core 2 debuted. AMD released their first 64-bit mobile processor and manufactured in 90 nm.</text:span></text:p>
      <text:p text:style-name="P701">2011</text:p>
      <text:p text:style-name="P702"><text:a office:title="ARM Holdings" xlink:href="https://en.wikipedia.org/wiki/ARM_Holdings" office:target-frame-name="_top" xlink:show="replace"><text:span text:style-name="T703">ARM Holdings</text:span></text:a><text:span text:style-name="T704"><text:s/>announces ARMv8-A, the first 64-bit version of the<text:s/></text:span><text:a office:title="ARM architecture" xlink:href="https://en.wikipedia.org/wiki/ARM_architecture" office:target-frame-name="_top" xlink:show="replace"><text:span text:style-name="T705">ARM architecture</text:span></text:a><text:span text:style-name="T706">.</text:span><text:a xlink:href="https://en.wikipedia.org/wiki/64-bit_computing#cite_note-22" office:target-frame-name="_top" xlink:show="replace"><text:span text:style-name="T707">[22]</text:span></text:a></text:p>
      <text:p text:style-name="P708">2012</text:p>
      <text:p text:style-name="P709"><text:span text:style-name="T710">ARM Holdings announced their Cortex-A53 and Cortex-A57 cores, their first cores based on their 64-bit architecture, on 30 October 2012.</text:span><text:a xlink:href="https://en.wikipedia.org/wiki/64-bit_computing#cite_note-cortex-a50_announce-1" office:target-frame-name="_top" xlink:show="replace"><text:span text:style-name="T711">[1]</text:span></text:a><text:a xlink:href="https://en.wikipedia.org/wiki/64-bit_computing#cite_note-ARM64bKeynote-23" office:target-frame-name="_top" xlink:show="replace"><text:span text:style-name="T712">[23]</text:span></text:a></text:p>
      <text:p text:style-name="P713">2013</text:p>
      <text:p text:style-name="P714"><text:span text:style-name="T715">Apple announces the<text:s/></text:span><text:a office:title="IPhone 5S" xlink:href="https://en.wikipedia.org/wiki/IPhone_5S" office:target-frame-name="_top" xlink:show="replace"><text:span text:style-name="T716">iPhone 5S</text:span></text:a><text:span text:style-name="T717">, the first 64</text:span><text:span text:style-name="T718">‑bit smartphone, which uses their<text:s/></text:span><text:a office:title="Apple A7" xlink:href="https://en.wikipedia.org/wiki/Apple_A7" office:target-frame-name="_top" xlink:show="replace"><text:span text:style-name="T719">A7</text:span></text:a><text:span text:style-name="T720"><text:s/>ARMv8-A-based system-on-a-chip.</text:span></text:p>
      <text:p text:style-name="P721">2014</text:p>
      <text:p text:style-name="P722"><text:span text:style-name="T723">Google announces the<text:s/></text:span><text:a office:title="Nexus 9" xlink:href="https://en.wikipedia.org/wiki/Nexus_9" office:target-frame-name="_top" xlink:show="replace"><text:span text:style-name="T724">Nexus 9</text:span></text:a><text:span text:style-name="T725">, the first Android device to run on a 64-bit Tegra K1 processor.</text:span></text:p>
      <text:p text:style-name="P726">64-bit operating system timeline</text:p>
      <text:p text:style-name="P727">1985</text:p>
      <text:p text:style-name="P728"><text:a office:title="Cray" xlink:href="https://en.wikipedia.org/wiki/Cray" office:target-frame-name="_top" xlink:show="replace"><text:span text:style-name="T729">Cray</text:span></text:a><text:span text:style-name="T730"><text:s/>releases<text:s/></text:span><text:a office:title="UNICOS" xlink:href="https://en.wikipedia.org/wiki/UNICOS" office:target-frame-name="_top" xlink:show="replace"><text:span text:style-name="T731">UNICOS</text:span></text:a><text:span text:style-name="T732">, the first 64-bit implementation of the<text:s/></text:span><text:a office:title="Unix" xlink:href="https://en.wikipedia.org/wiki/Unix" office:target-frame-name="_top" xlink:show="replace"><text:span text:style-name="T733">Unix</text:span></text:a><text:span text:style-name="T734"><text:s/>operating system.</text:span><text:a xlink:href="https://en.wikipedia.org/wiki/64-bit_computing#cite_note-24" office:target-frame-name="_top" xlink:show="replace"><text:span text:style-name="T735">[24]</text:span></text:a></text:p>
      <text:p text:style-name="P736">1993</text:p>
      <text:p text:style-name="P737"><text:span text:style-name="T738">DEC releases the 64-bit<text:s/></text:span><text:a office:title="Tru64 UNIX" xlink:href="https://en.wikipedia.org/wiki/Tru64_UNIX#OSF/1" office:target-frame-name="_top" xlink:show="replace"><text:span text:style-name="T739">DEC OSF/1 AXP</text:span></text:a><text:span text:style-name="T740"><text:s/></text:span><text:a office:title="Unix-like" xlink:href="https://en.wikipedia.org/wiki/Unix-like" office:target-frame-name="_top" xlink:show="replace"><text:span text:style-name="T741">Unix-like</text:span></text:a><text:span text:style-name="T742"><text:s/>operating system (later renamed Tru64 UNIX) for its systems based on the<text:s/></text:span><text:a office:title="DEC Alpha" xlink:href="https://en.wikipedia.org/wiki/DEC_Alpha" office:target-frame-name="_top" xlink:show="replace"><text:span text:style-name="T743">Alpha</text:span></text:a><text:span text:style-name="T744"><text:s/>architecture.</text:span></text:p>
      <text:p text:style-name="P745">1994</text:p>
      <text:p text:style-name="P746"><text:span text:style-name="T747">Support for the<text:s/></text:span><text:a office:title="R8000" xlink:href="https://en.wikipedia.org/wiki/R8000" office:target-frame-name="_top" xlink:show="replace"><text:span text:style-name="T748">R8000</text:span></text:a><text:span text:style-name="T749"><text:s/>processor is added by<text:s/></text:span><text:a office:title="Silicon Graphics" xlink:href="https://en.wikipedia.org/wiki/Silicon_Graphics" office:target-frame-name="_top" xlink:show="replace"><text:span text:style-name="T750">Silicon Graphics</text:span></text:a><text:span text:style-name="T751"><text:s/>to the<text:s/></text:span><text:a office:title="IRIX" xlink:href="https://en.wikipedia.org/wiki/IRIX" office:target-frame-name="_top" xlink:show="replace"><text:span text:style-name="T752">IRIX</text:span></text:a><text:span text:style-name="T753"><text:s/></text:span><text:a office:title="Operating system" xlink:href="https://en.wikipedia.org/wiki/Operating_system" office:target-frame-name="_top" xlink:show="replace"><text:span text:style-name="T754">operating system</text:span></text:a><text:span text:style-name="T755"><text:s/>in release 6.0.</text:span></text:p>
      <text:p text:style-name="P756">1995</text:p>
      <text:p text:style-name="P757"><text:span text:style-name="T758">DEC releases<text:s/></text:span><text:a office:title="OpenVMS" xlink:href="https://en.wikipedia.org/wiki/OpenVMS" office:target-frame-name="_top" xlink:show="replace"><text:span text:style-name="T759">OpenVMS</text:span></text:a><text:span text:style-name="T760"><text:s/>7.0, the first full 64-bit version of OpenVMS for Alpha. First 64-bit<text:s/></text:span><text:a office:title="Linux distribution" xlink:href="https://en.wikipedia.org/wiki/Linux_distribution" office:target-frame-name="_top" xlink:show="replace"><text:span text:style-name="T761">Linux distribution</text:span></text:a><text:span text:style-name="T762"><text:s/>for the Alpha architecture is released.</text:span><text:a xlink:href="https://en.wikipedia.org/wiki/64-bit_computing#cite_note-25" office:target-frame-name="_top" xlink:show="replace"><text:span text:style-name="T763">[25]</text:span></text:a></text:p>
      <text:p text:style-name="P764">1996</text:p>
      <text:p text:style-name="P765"><text:span text:style-name="T766">Support for the R4x00 processors in 64-bit mode is added by<text:s/></text:span><text:a office:title="Silicon Graphics" xlink:href="https://en.wikipedia.org/wiki/Silicon_Graphics" office:target-frame-name="_top" xlink:show="replace"><text:span text:style-name="T767">Silicon Graphics</text:span></text:a><text:span text:style-name="T768"><text:s/>to the<text:s/></text:span><text:a office:title="IRIX" xlink:href="https://en.wikipedia.org/wiki/IRIX" office:target-frame-name="_top" xlink:show="replace"><text:span text:style-name="T769">IRIX</text:span></text:a><text:span text:style-name="T770"><text:s/></text:span><text:a office:title="Operating system" xlink:href="https://en.wikipedia.org/wiki/Operating_system" office:target-frame-name="_top" xlink:show="replace"><text:span text:style-name="T771">operating system</text:span></text:a><text:span text:style-name="T772"><text:s/>in release 6.2.</text:span></text:p>
      <text:p text:style-name="P773">1998</text:p>
      <text:p text:style-name="P774"><text:span text:style-name="T775">Sun releases<text:s/></text:span><text:a office:title="Solaris (operating system)" xlink:href="https://en.wikipedia.org/wiki/Solaris_(operating_system)" office:target-frame-name="_top" xlink:show="replace"><text:span text:style-name="T776">Solaris</text:span></text:a><text:span text:style-name="T777"><text:s/>7, with full 64-bit<text:s/></text:span><text:a office:title="UltraSPARC" xlink:href="https://en.wikipedia.org/wiki/UltraSPARC" office:target-frame-name="_top" xlink:show="replace"><text:span text:style-name="T778">UltraSPARC</text:span></text:a><text:span text:style-name="T779"><text:s/>support.</text:span></text:p>
      <text:p text:style-name="P780">2000</text:p>
      <text:p text:style-name="P781"><text:span text:style-name="T782">IBM releases<text:s/></text:span><text:a office:title="Z/OS" xlink:href="https://en.wikipedia.org/wiki/Z/OS" office:target-frame-name="_top" xlink:show="replace"><text:span text:style-name="T783">z/OS</text:span></text:a><text:span text:style-name="T784">, a 64-bit operating system descended from<text:s/></text:span><text:a office:title="MVS" xlink:href="https://en.wikipedia.org/wiki/MVS" office:target-frame-name="_top" xlink:show="replace"><text:span text:style-name="T785">MVS</text:span></text:a><text:span text:style-name="T786">, for the new<text:s/></text:span><text:a office:title="ZSeries" xlink:href="https://en.wikipedia.org/wiki/ZSeries" office:target-frame-name="_top" xlink:show="replace"><text:span text:style-name="T787">zSeries</text:span></text:a><text:span text:style-name="T788"><text:s/>64-bit mainframes; 64-bit<text:s/></text:span><text:a office:title="Linux on z Systems" xlink:href="https://en.wikipedia.org/wiki/Linux_on_z_Systems" office:target-frame-name="_top" xlink:show="replace"><text:span text:style-name="T789">Linux on z Systems</text:span></text:a><text:span text:style-name="T790"><text:s/>follows the CPU release almost immediately.</text:span></text:p>
      <text:p text:style-name="P791">2001</text:p>
      <text:p text:style-name="P792"><text:span text:style-name="T793">Linux becomes the first OS kernel to fully support x86-64 (on a simulator, as no x86-64 processors had been released yet).</text:span><text:a xlink:href="https://en.wikipedia.org/wiki/64-bit_computing#cite_note-26" office:target-frame-name="_top" xlink:show="replace"><text:span text:style-name="T794">[26]</text:span></text:a></text:p>
      <text:p text:style-name="P795">2001</text:p>
      <text:p text:style-name="P796"><text:span text:style-name="T797">Microsoft releases<text:s/></text:span><text:a office:title="Windows XP 64-Bit Edition" xlink:href="https://en.wikipedia.org/wiki/Windows_XP_64-Bit_Edition" office:target-frame-name="_top" xlink:show="replace"><text:span text:style-name="T798">Windows XP 64-Bit Edition</text:span></text:a><text:span text:style-name="T799"><text:s/>for the<text:s/></text:span><text:a office:title="Itanium" xlink:href="https://en.wikipedia.org/wiki/Itanium" office:target-frame-name="_top" xlink:show="replace"><text:span text:style-name="T800">Itanium</text:span></text:a><text:span text:style-name="T801">'s IA-64 architecture, although it was able to run<text:s/></text:span><text:a office:title="32-bit application" xlink:href="https://en.wikipedia.org/wiki/32-bit_application" office:target-frame-name="_top" xlink:show="replace"><text:span text:style-name="T802">32-bit applications</text:span></text:a><text:span text:style-name="T803"><text:s/>through an execution layer.</text:span></text:p>
      <text:p text:style-name="P804">2003</text:p>
      <text:p text:style-name="P805"><text:span text:style-name="T806">Apple releases its<text:s/></text:span><text:a office:title="Mac OS X Panther" xlink:href="https://en.wikipedia.org/wiki/Mac_OS_X_Panther" office:target-frame-name="_top" xlink:show="replace"><text:span text:style-name="T807">Mac OS X 10.3</text:span></text:a><text:span text:style-name="T808"><text:s/>"Panther" operating system which adds support for native 64-bit integer arithmetic on<text:s/></text:span><text:a office:title="PowerPC 970" xlink:href="https://en.wikipedia.org/wiki/PowerPC_970" office:target-frame-name="_top" xlink:show="replace"><text:span text:style-name="T809">PowerPC 970</text:span></text:a><text:span text:style-name="T810"><text:s/>processors.</text:span><text:a xlink:href="https://en.wikipedia.org/wiki/64-bit_computing#cite_note-ars-macosx-27" office:target-frame-name="_top" xlink:show="replace"><text:span text:style-name="T811">[27]</text:span></text:a><text:span text:style-name="T812"><text:s/>Several<text:s/></text:span><text:a office:title="Linux" xlink:href="https://en.wikipedia.org/wiki/Linux" office:target-frame-name="_top" xlink:show="replace"><text:span text:style-name="T813">Linux</text:span></text:a><text:span text:style-name="T814"><text:s/></text:span><text:a office:title="Linux distribution" xlink:href="https://en.wikipedia.org/wiki/Linux_distribution" office:target-frame-name="_top" xlink:show="replace"><text:span text:style-name="T815">distributions</text:span></text:a><text:span text:style-name="T816"><text:s/>release with support for<text:s/></text:span><text:a office:title="AMD64" xlink:href="https://en.wikipedia.org/wiki/AMD64" office:target-frame-name="_top" xlink:show="replace"><text:span text:style-name="T817">AMD64</text:span></text:a><text:span text:style-name="T818">.<text:s/></text:span><text:a office:title="FreeBSD" xlink:href="https://en.wikipedia.org/wiki/FreeBSD" office:target-frame-name="_top" xlink:show="replace"><text:span text:style-name="T819">FreeBSD</text:span></text:a><text:span text:style-name="T820"><text:s/>releases with support for AMD64.</text:span></text:p>
      <text:p text:style-name="P821">2005</text:p>
      <text:p text:style-name="P822"><text:span text:style-name="T823">On January 4, Microsoft discontinues Windows XP 64-Bit Edition, as no PCs with IA-64 processors had been available since the previous September, and announces that it is developing x86-64 versions of Windows to replace it.</text:span><text:a xlink:href="https://en.wikipedia.org/wiki/64-bit_computing#cite_note-XPIA64-nixed-28" office:target-frame-name="_top" xlink:show="replace"><text:span text:style-name="T824">[28]</text:span></text:a><text:span text:style-name="T825"><text:s/>On January 31, Sun releases<text:s/></text:span><text:a office:title="Solaris (operating system)" xlink:href="https://en.wikipedia.org/wiki/Solaris_(operating_system)" office:target-frame-name="_top" xlink:show="replace"><text:span text:style-name="T826">Solaris 10</text:span></text:a><text:span text:style-name="T827"><text:s/>with support for AMD64 and EM64T processors. On April 29, Apple releases<text:s/></text:span><text:a office:title="Mac OS X Tiger" xlink:href="https://en.wikipedia.org/wiki/Mac_OS_X_Tiger" office:target-frame-name="_top" xlink:show="replace"><text:span text:style-name="T828">Mac OS X 10.4</text:span></text:a><text:span text:style-name="T829"><text:s/>"Tiger" which provides limited support for 64-bit command-line applications on machines with PowerPC 970 processors; later versions for Intel-based Macs supported 64-bit command-line applications on Macs with EM64T processors. On April 30, Microsoft releases<text:s/></text:span><text:a office:title="Windows XP Professional x64 Edition" xlink:href="https://en.wikipedia.org/wiki/Windows_XP_Professional_x64_Edition" office:target-frame-name="_top" xlink:show="replace"><text:span text:style-name="T830">Windows XP Professional x64 Edition</text:span></text:a><text:span text:style-name="T831"><text:s/>and<text:s/></text:span><text:a office:title="Windows Server 2003" xlink:href="https://en.wikipedia.org/wiki/Windows_Server_2003" office:target-frame-name="_top" xlink:show="replace"><text:span text:style-name="T832">Windows Server 2003</text:span></text:a><text:span text:style-name="T833"><text:s/>x64 Edition for AMD64 and EM64T processors.</text:span><text:a xlink:href="https://en.wikipedia.org/wiki/64-bit_computing#cite_note-29" office:target-frame-name="_top" xlink:show="replace"><text:span text:style-name="T834">[29]</text:span></text:a></text:p>
      <text:p text:style-name="P835">2006</text:p>
      <text:p text:style-name="P836"><text:span text:style-name="T837">Microsoft releases<text:s/></text:span><text:a office:title="Windows Vista" xlink:href="https://en.wikipedia.org/wiki/Windows_Vista" office:target-frame-name="_top" xlink:show="replace"><text:span text:style-name="T838">Windows Vista</text:span></text:a><text:span text:style-name="T839">, including a 64-bit version for AMD64/EM64T processors that retains 32-bit compatibility. In the 64-bit version, all Windows applications and components are 64-bit, although many also have their 32-bit versions included for compatibility with<text:s/></text:span><text:a office:title="Plug-in (computing)" xlink:href="https://en.wikipedia.org/wiki/Plug-in_(computing)" office:target-frame-name="_top" xlink:show="replace"><text:span text:style-name="T840">plug-ins</text:span></text:a><text:span text:style-name="T841">.</text:span></text:p>
      <text:p text:style-name="P842">2007</text:p>
      <text:p text:style-name="P843"><text:span text:style-name="T844">Apple releases<text:s/></text:span><text:a office:title="Mac OS X Leopard" xlink:href="https://en.wikipedia.org/wiki/Mac_OS_X_Leopard" office:target-frame-name="_top" xlink:show="replace"><text:span text:style-name="T845">Mac OS X 10.5</text:span></text:a><text:span text:style-name="T846"><text:s/>"Leopard", which fully supports 64-bit applications on machines with PowerPC 970 or EM64T processors.</text:span></text:p>
      <text:p text:style-name="P847">2009</text:p>
      <text:p text:style-name="P848"><text:span text:style-name="T849">Microsoft releases<text:s/></text:span><text:a office:title="Windows 7" xlink:href="https://en.wikipedia.org/wiki/Windows_7" office:target-frame-name="_top" xlink:show="replace"><text:span text:style-name="T850">Windows 7</text:span></text:a><text:span text:style-name="T851">, which, like Windows Vista, includes a full 64-bit version for AMD64/Intel 64 processors; most new computers are loaded by default with a 64-bit version. It also releases<text:s/></text:span><text:a office:title="Windows Server 2008 R2" xlink:href="https://en.wikipedia.org/wiki/Windows_Server_2008_R2" office:target-frame-name="_top" xlink:show="replace"><text:span text:style-name="T852">Windows Server 2008 R2</text:span></text:a><text:span text:style-name="T853">, which is the first 64-bit only operating system released by Microsoft. Apple releases<text:s/></text:span><text:a office:title="Mac OS X Snow Leopard" xlink:href="https://en.wikipedia.org/wiki/Mac_OS_X_Snow_Leopard" office:target-frame-name="_top" xlink:show="replace"><text:span text:style-name="T854">Mac OS X 10.6</text:span></text:a><text:span text:style-name="T855">, "Snow Leopard", which ships with a 64-bit kernel for AMD64/Intel64 processors, although only certain recent models of Apple computers will run the 64-bit kernel by default. Most applications bundled with Mac OS X 10.6 are now also 64-bit.</text:span><text:a xlink:href="https://en.wikipedia.org/wiki/64-bit_computing#cite_note-ars-macosx-27" office:target-frame-name="_top" xlink:show="replace"><text:span text:style-name="T856">[27]</text:span></text:a></text:p>
      <text:p text:style-name="P857">2011</text:p>
      <text:p text:style-name="P858"><text:span text:style-name="T859">Apple releases<text:s/></text:span><text:a office:title="Mac OS X Lion" xlink:href="https://en.wikipedia.org/wiki/Mac_OS_X_Lion" office:target-frame-name="_top" xlink:show="replace"><text:span text:style-name="T860">Mac OS X 10.7</text:span></text:a><text:span text:style-name="T861">, "Lion", which runs the 64-bit kernel by default on supported machines. Older machines that are unable to run the 64-bit kernel run the 32-bit kernel, but, as with earlier releases, can still run 64-bit applications; Lion does not support machines with 32-bit processors. Nearly all applications bundled with Mac OS X 10.7 are now also 64-bit, including iTunes.</text:span></text:p>
      <text:p text:style-name="P862">2013</text:p>
      <text:p text:style-name="P863"><text:span text:style-name="T864">Apple releases<text:s/></text:span><text:a office:title="IOS 7" xlink:href="https://en.wikipedia.org/wiki/IOS_7" office:target-frame-name="_top" xlink:show="replace"><text:span text:style-name="T865">iOS 7</text:span></text:a><text:span text:style-name="T866">, which, on machines with AArch64 processors, has a 64-bit kernel that supports 64-bit applications.</text:span></text:p>
      <text:p text:style-name="P867">2014</text:p>
      <text:p text:style-name="P868"><text:span text:style-name="T869">Google releases<text:s/></text:span><text:a office:title="Android Lollipop" xlink:href="https://en.wikipedia.org/wiki/Android_Lollipop" office:target-frame-name="_top" xlink:show="replace"><text:span text:style-name="T870">Android Lollipop</text:span></text:a><text:span text:style-name="T871">, the first version of the<text:s/></text:span><text:a office:title="Android (operating system)" xlink:href="https://en.wikipedia.org/wiki/Android_(operating_system)" office:target-frame-name="_top" xlink:show="replace"><text:span text:style-name="T872">Android</text:span></text:a><text:span text:style-name="T873"><text:s/>operating system with support for 64-bit processors.</text:span></text:p>
      <text:p text:style-name="P874">2017</text:p>
      <text:p text:style-name="P875"><text:span text:style-name="T876">Apple releases<text:s/></text:span><text:a office:title="IOS 11" xlink:href="https://en.wikipedia.org/wiki/IOS_11" office:target-frame-name="_top" xlink:show="replace"><text:span text:style-name="T877">iOS 11</text:span></text:a><text:span text:style-name="T878">, supporting only machines with AArch64 processors. It has a 64-bit kernel that only supports 64-bit applications. 32-bit applications are no longer compatible.</text:span></text:p>
      <text:p text:style-name="P879">64-bit applications</text:p>
      <text:p text:style-name="P880">32-bit vs 64-bit</text:p>
      <text:p text:style-name="P881"><text:span text:style-name="T882">A change from a<text:s/></text:span><text:a office:title="32-bit" xlink:href="https://en.wikipedia.org/wiki/32-bit" office:target-frame-name="_top" xlink:show="replace"><text:span text:style-name="T883">32-bit</text:span></text:a><text:span text:style-name="T884"><text:s/>to a 64-bit architecture is a fundamental alteration, as most<text:s/></text:span><text:a office:title="Operating system" xlink:href="https://en.wikipedia.org/wiki/Operating_system" office:target-frame-name="_top" xlink:show="replace"><text:span text:style-name="T885">operating systems</text:span></text:a><text:span text:style-name="T886"><text:s/>must be extensively modified to take advantage of the new architecture, because that software has to manage the actual memory addressing hardware.</text:span><text:a xlink:href="https://en.wikipedia.org/wiki/64-bit_computing#cite_note-30" office:target-frame-name="_top" xlink:show="replace"><text:span text:style-name="T887">[30]</text:span></text:a><text:span text:style-name="T888"><text:s/>Other software must also be<text:s/></text:span><text:a office:title="Porting" xlink:href="https://en.wikipedia.org/wiki/Porting" office:target-frame-name="_top" xlink:show="replace"><text:span text:style-name="T889">ported</text:span></text:a><text:span text:style-name="T890"><text:s/>to use the new abilities; older 32-bit software may be supported either by virtue of the 64-bit instruction set being a superset of the 32-bit instruction set, so that processors that support the 64-bit instruction set can also run code for the 32-bit instruction set, or through software<text:s/></text:span><text:a office:title="Emulator" xlink:href="https://en.wikipedia.org/wiki/Emulator" office:target-frame-name="_top" xlink:show="replace"><text:span text:style-name="T891">emulation</text:span></text:a><text:span text:style-name="T892">, or by the actual implementation of a 32-bit processor core within the 64-bit processor, as with some Itanium processors from Intel, which included an<text:s/></text:span><text:a office:title="IA-32" xlink:href="https://en.wikipedia.org/wiki/IA-32" office:target-frame-name="_top" xlink:show="replace"><text:span text:style-name="T893">IA-32</text:span></text:a><text:span text:style-name="T894"><text:s/>processor core to run 32-bit<text:s/></text:span><text:a office:title="X86" xlink:href="https://en.wikipedia.org/wiki/X86" office:target-frame-name="_top" xlink:show="replace"><text:span text:style-name="T895">x86</text:span></text:a><text:span text:style-name="T896"><text:s/>applications. The operating systems for those 64-bit architectures generally support both 32-bit and 64-bit applications.</text:span><text:a xlink:href="https://en.wikipedia.org/wiki/64-bit_computing#cite_note-31" office:target-frame-name="_top" xlink:show="replace"><text:span text:style-name="T897">[31]</text:span></text:a><text:span text:style-name="T898"><text:s/></text:span></text:p>
      <text:p text:style-name="P899"><text:span text:style-name="T900">One significant exception to this is the<text:s/></text:span><text:a office:title="AS/400" xlink:href="https://en.wikipedia.org/wiki/AS/400" office:target-frame-name="_top" xlink:show="replace"><text:span text:style-name="T901">AS/400</text:span></text:a><text:span text:style-name="T902">, software for which is compiled into a virtual<text:s/></text:span><text:a office:title="Instruction set architecture" xlink:href="https://en.wikipedia.org/wiki/Instruction_set_architecture" office:target-frame-name="_top" xlink:show="replace"><text:span text:style-name="T903">instruction set architecture</text:span></text:a><text:span text:style-name="T904"><text:s/>(ISA) called<text:s/></text:span><text:span text:style-name="T905">Technology Independent Machine Interface</text:span><text:span text:style-name="T906"><text:s/>(TIMI); TIMI code is then translated to native machine code by low-level software before being executed. The translation software is all that must be rewritten to move the full OS and all software to a new platform, as when IBM transitioned the native instruction set for AS/400 from the older 32/48-bit<text:s/></text:span><text:span text:style-name="T907">IMPI</text:span><text:span text:style-name="T908"><text:s/>to the newer 64-bit<text:s/></text:span><text:span text:style-name="T909">PowerPC-AS</text:span><text:span text:style-name="T910">, codenamed<text:s/></text:span><text:span text:style-name="T911">Amazon</text:span><text:span text:style-name="T912">. The IMPI instruction set was quite different from even 32-bit PowerPC, so this transition was even bigger than moving a given instruction set from 32 to 64 bits.<text:s/></text:span></text:p>
      <text:p text:style-name="P913"><text:span text:style-name="T914">On 64-bit hardware with<text:s/></text:span><text:a office:title="X86-64" xlink:href="https://en.wikipedia.org/wiki/X86-64" office:target-frame-name="_top" xlink:show="replace"><text:span text:style-name="T915">x86-64</text:span></text:a><text:span text:style-name="T916"><text:s/>architecture (AMD64), most 32-bit operating systems and applications can run with no compatibility issues. While the larger address space of 64-bit architectures makes working with large data sets in applications such as<text:s/></text:span><text:a office:title="Digital video" xlink:href="https://en.wikipedia.org/wiki/Digital_video" office:target-frame-name="_top" xlink:show="replace"><text:span text:style-name="T917">digital video</text:span></text:a><text:span text:style-name="T918">, scientific computing, and large<text:s/></text:span><text:a office:title="Database" xlink:href="https://en.wikipedia.org/wiki/Database" office:target-frame-name="_top" xlink:show="replace"><text:span text:style-name="T919">databases</text:span></text:a><text:span text:style-name="T920"><text:s/>easier, there has been considerable debate on whether they or their 32-bit compatibility modes will be faster than comparably priced 32-bit systems for other tasks.<text:s/></text:span></text:p>
      <text:p text:style-name="P921"><text:span text:style-name="T922">A compiled Java program can run on a 32- or 64-bit Java virtual machine with no modification. The lengths and precision of all the built-in types, such as<text:s/></text:span><text:span text:style-name="T923">char</text:span><text:span text:style-name="T924">,<text:s/></text:span><text:span text:style-name="T925">short</text:span><text:span text:style-name="T926">,<text:s/></text:span><text:span text:style-name="T927">int</text:span><text:span text:style-name="T928">,<text:s/></text:span><text:span text:style-name="T929">long</text:span><text:span text:style-name="T930">,<text:s/></text:span><text:span text:style-name="T931">float</text:span><text:span text:style-name="T932">, and<text:s/></text:span><text:span text:style-name="T933">double</text:span><text:span text:style-name="T934">, and the types that can be used as array indices, are specified by the standard and are not dependent on the underlying architecture. Java programs that run on a 64-bit Java virtual machine have access to a larger address space.</text:span><text:a xlink:href="https://en.wikipedia.org/wiki/64-bit_computing#cite_note-32" office:target-frame-name="_top" xlink:show="replace"><text:span text:style-name="T935">[32]</text:span></text:a><text:span text:style-name="T936"><text:s/></text:span></text:p>
      <text:p text:style-name="P937"><text:span text:style-name="T938">Speed is not the only factor to consider in comparing 32-bit and 64-bit processors. Applications such as multi-tasking, stress testing, and clustering – for<text:s/></text:span><text:a office:title="High-performance computing" xlink:href="https://en.wikipedia.org/wiki/High-performance_computing" office:target-frame-name="_top" xlink:show="replace"><text:span text:style-name="T939">high-performance computing</text:span></text:a><text:span text:style-name="T940"><text:s/>(HPC) – may be more suited to a 64-bit architecture when deployed appropriately. For this reason, 64-bit clusters have been widely deployed in large organizations, such as IBM, HP, and Microsoft.<text:s/></text:span></text:p>
      <text:p text:style-name="P941"><text:span text:style-name="T942">Summary:</text:span><text:span text:style-name="T943"><text:s/></text:span></text:p>
      <text:list text:style-name="LFO8" text:continue-numbering="true">
        <text:list-item>
          <text:p text:style-name="P944">A 64-bit processor performs best with 64-bit software.</text:p>
        </text:list-item>
        <text:list-item>
          <text:p text:style-name="P945">A 64-bit processor has backward compatibility and will handle most 32-bit software.</text:p>
        </text:list-item>
        <text:list-item>
          <text:p text:style-name="P946">A 32-bit processor is incompatible with 64-bit software.</text:p>
        </text:list-item>
      </text:list>
      <text:p text:style-name="P947">Pros and cons</text:p>
      <text:p text:style-name="P948"><text:span text:style-name="T949">A common misconception is that 64-bit architectures are no better than 32-bit architectures unless the computer has more than 4 GiB of<text:s/></text:span><text:a office:title="Random-access memory" xlink:href="https://en.wikipedia.org/wiki/Random-access_memory" office:target-frame-name="_top" xlink:show="replace"><text:span text:style-name="T950">random-access memory</text:span></text:a><text:span text:style-name="T951">.</text:span><text:a xlink:href="https://en.wikipedia.org/wiki/64-bit_computing#cite_note-33" office:target-frame-name="_top" xlink:show="replace"><text:span text:style-name="T952">[33]</text:span></text:a><text:span text:style-name="T953"><text:s/>This is not entirely true:<text:s/></text:span></text:p>
      <text:list text:style-name="LFO9" text:continue-numbering="true">
        <text:list-item>
          <text:p text:style-name="P954"><text:span text:style-name="T955">Some operating systems and certain hardware configurations limit the physical memory space to 3 GiB on<text:s/></text:span><text:a office:title="IA-32" xlink:href="https://en.wikipedia.org/wiki/IA-32" office:target-frame-name="_top" xlink:show="replace"><text:span text:style-name="T956">IA-32</text:span></text:a><text:span text:style-name="T957"><text:s/>systems, due to much of the 3–4 GiB region being reserved for hardware addressing; see<text:s/></text:span><text:a office:title="3 GB barrier" xlink:href="https://en.wikipedia.org/wiki/3_GB_barrier" office:target-frame-name="_top" xlink:show="replace"><text:span text:style-name="T958">3 GB barrier</text:span></text:a><text:span text:style-name="T959">; 64-bit architectures can address far more than 4 GiB. However, IA-32 processors from the<text:s/></text:span><text:a office:title="Pentium Pro" xlink:href="https://en.wikipedia.org/wiki/Pentium_Pro" office:target-frame-name="_top" xlink:show="replace"><text:span text:style-name="T960">Pentium Pro</text:span></text:a><text:span text:style-name="T961"><text:s/>onward allow a 36-bit<text:s/></text:span><text:span text:style-name="T962">physical</text:span><text:span text:style-name="T963"><text:s/>memory address space, using<text:s/></text:span><text:a office:title="Physical Address Extension" xlink:href="https://en.wikipedia.org/wiki/Physical_Address_Extension" office:target-frame-name="_top" xlink:show="replace"><text:span text:style-name="T964">Physical Address Extension</text:span></text:a><text:span text:style-name="T965"><text:s/>(PAE), which gives a 64 GiB physical address range, of which up to 62 GiB may be used by main memory; operating systems that support PAE may not be limited to 4 GiB of physical memory, even on IA-32 processors. However, drivers and other kernel mode software, more so older versions, may be incompatible with PAE; this has been cited as the reason for 32-bit versions of<text:s/></text:span><text:a office:title="Microsoft Windows" xlink:href="https://en.wikipedia.org/wiki/Microsoft_Windows" office:target-frame-name="_top" xlink:show="replace"><text:span text:style-name="T966">Microsoft Windows</text:span></text:a><text:span text:style-name="T967"><text:s/>being limited to 4 GiB of physical RAM</text:span><text:a xlink:href="https://en.wikipedia.org/wiki/64-bit_computing#cite_note-markr200807-34" office:target-frame-name="_top" xlink:show="replace"><text:span text:style-name="T968">[34]</text:span></text:a><text:span text:style-name="T969"><text:s/>(although the validity of this explanation has been disputed</text:span><text:a xlink:href="https://en.wikipedia.org/wiki/64-bit_computing#cite_note-geoffchappell.com-35" office:target-frame-name="_top" xlink:show="replace"><text:span text:style-name="T970">[35]</text:span></text:a><text:span text:style-name="T971">).</text:span></text:p>
        </text:list-item>
        <text:list-item>
          <text:p text:style-name="P972"><text:span text:style-name="T973">Some operating systems reserve portions of<text:s/></text:span><text:a office:title="Process (computing)" xlink:href="https://en.wikipedia.org/wiki/Process_(computing)" office:target-frame-name="_top" xlink:show="replace"><text:span text:style-name="T974">process</text:span></text:a><text:span text:style-name="T975"><text:s/></text:span><text:a office:title="Address space" xlink:href="https://en.wikipedia.org/wiki/Address_space" office:target-frame-name="_top" xlink:show="replace"><text:span text:style-name="T976">address space</text:span></text:a><text:span text:style-name="T977"><text:s/>for OS use, effectively reducing the total address space available for mapping memory for user programs. For instance, 32-bit Windows reserves 1 or 2 GiB (depending on the settings) of the total address space for the kernel, which leaves only 3 or 2 GiB (respectively) of the address space available for user mode. This limit is much higher on 64-bit operating systems.</text:span></text:p>
        </text:list-item>
        <text:list-item>
          <text:p text:style-name="P978"><text:a office:title="Memory-mapped file" xlink:href="https://en.wikipedia.org/wiki/Memory-mapped_file" office:target-frame-name="_top" xlink:show="replace"><text:span text:style-name="T979">Memory-mapped files</text:span></text:a><text:span text:style-name="T980"><text:s/>are becoming more difficult to implement in 32-bit architectures as files of over 4 GiB become more common; such large files cannot be memory-mapped easily to 32-bit architectures, as only part of the file can be mapped into the address space at a time, and to access such a file by memory mapping, the parts mapped must be swapped into and out of the address space as needed. This is a problem, as memory mapping, if properly implemented by the OS, is one of the most efficient disk-to-memory methods.</text:span></text:p>
        </text:list-item>
        <text:list-item>
          <text:p text:style-name="P981"><text:span text:style-name="T982">Some 64-bit programs, such as encoders, decoders and encryption software, can benefit greatly from 64-bit registers,</text:span><text:span text:style-name="T983">[</text:span><text:a office:title="Wikipedia:Citation needed" xlink:href="https://en.wikipedia.org/wiki/Wikipedia:Citation_needed" office:target-frame-name="_top" xlink:show="replace"><text:span text:style-name="T984">citation needed</text:span></text:a><text:span text:style-name="T985">]</text:span><text:span text:style-name="T986"><text:s/>while the performance of other programs, such as 3D graphics-oriented ones, remains unaffected when switching from a 32-bit to a 64-bit environment.</text:span><text:span text:style-name="T987">[</text:span><text:a office:title="Wikipedia:Citation needed" xlink:href="https://en.wikipedia.org/wiki/Wikipedia:Citation_needed" office:target-frame-name="_top" xlink:show="replace"><text:span text:style-name="T988">citation needed</text:span></text:a><text:span text:style-name="T989">]</text:span></text:p>
        </text:list-item>
        <text:list-item>
          <text:p text:style-name="P990"><text:span text:style-name="T991">Some 64-bit architectures, such as<text:s/></text:span><text:a office:title="X86-64" xlink:href="https://en.wikipedia.org/wiki/X86-64" office:target-frame-name="_top" xlink:show="replace"><text:span text:style-name="T992">x86-64</text:span></text:a><text:span text:style-name="T993">, support more general-purpose registers than their 32-bit counterparts (although this is not due specifically to the word length). This leads to a significant speed increase for tight loops since the processor does not have to fetch data from the cache or main memory if the data can fit in the available registers.</text:span></text:p>
        </text:list-item>
      </text:list>
      <text:p text:style-name="P994"><text:span text:style-name="T995">Example in<text:s/></text:span><text:a office:title="C (programming language)" xlink:href="https://en.wikipedia.org/wiki/C_(programming_language)" office:target-frame-name="_top" xlink:show="replace"><text:span text:style-name="T996">C</text:span></text:a><text:span text:style-name="T997">:</text:span></text:p>
      <text:p text:style-name="P998">int a, b, c, d, e;</text:p>
      <text:p text:style-name="P999">for (a=0; a&lt;100; a++)</text:p>
      <text:p text:style-name="P1000">{</text:p>
      <text:p text:style-name="P1001"><text:s text:c="2"/>b = a;</text:p>
      <text:p text:style-name="P1002"><text:s text:c="2"/>c = b;</text:p>
      <text:p text:style-name="P1003"><text:s text:c="2"/>d = c;</text:p>
      <text:p text:style-name="P1004"><text:s text:c="2"/>e = d;</text:p>
      <text:p text:style-name="P1005">}</text:p>
      <text:p text:style-name="P1006">If a processor only has the ability to keep two or three values or variables in registers, it would need to move some values between memory and registers to be able to process variables d and e also; this is a process that takes many CPU cycles. A processor that is able to hold all values and variables in registers can loop through them with no need to move data between registers and memory for each iteration. This behavior can easily be compared with virtual memory, although any effects are contingent on the compiler.</text:p>
      <text:p text:style-name="P1007"><text:span text:style-name="T1008">The main disadvantage of 64-bit architectures is that, relative to 32-bit architectures, the same data occupies more space in memory (due to longer pointers and possibly other types, and alignment padding). This increases the memory requirements of a given process and can have implications for efficient processor cache use. Maintaining a partial 32-bit model is one way to handle this, and is in general reasonably effective. For example, the<text:s/></text:span><text:a office:title="Z/OS" xlink:href="https://en.wikipedia.org/wiki/Z/OS" office:target-frame-name="_top" xlink:show="replace"><text:span text:style-name="T1009">z/OS</text:span></text:a><text:span text:style-name="T1010"><text:s/>operating system takes this approach, requiring program code to reside in 31-bit address spaces (the high order bit is not used in address calculation on the underlying hardware platform) while data objects can optionally reside in 64-bit regions. Not all such applications require a large address space or manipulate 64-bit data items, so these applications do not benefit from these features.<text:s/></text:span></text:p>
      <text:p text:style-name="P1011">Software availability</text:p>
      <text:p text:style-name="P1012"><text:span text:style-name="T1013">x86-based 64-bit systems sometimes lack equivalents of<text:s/></text:span><text:a office:title="Software" xlink:href="https://en.wikipedia.org/wiki/Software" office:target-frame-name="_top" xlink:show="replace"><text:span text:style-name="T1014">software</text:span></text:a><text:span text:style-name="T1015"><text:s/>that is written for 32-bit architectures. The most severe problem in Microsoft Windows is incompatible<text:s/></text:span><text:a office:title="Device driver" xlink:href="https://en.wikipedia.org/wiki/Device_driver" office:target-frame-name="_top" xlink:show="replace"><text:span text:style-name="T1016">device drivers</text:span></text:a><text:span text:style-name="T1017"><text:s/>for obsolete hardware. Most 32-bit application software can run on a 64-bit operating system in a compatibility mode, also termed an<text:s/></text:span><text:a office:title="Emulator" xlink:href="https://en.wikipedia.org/wiki/Emulator" office:target-frame-name="_top" xlink:show="replace"><text:span text:style-name="T1018">emulation</text:span></text:a><text:span text:style-name="T1019"><text:s/>mode, e.g., Microsoft<text:s/></text:span><text:a office:title="WoW64" xlink:href="https://en.wikipedia.org/wiki/WoW64" office:target-frame-name="_top" xlink:show="replace"><text:span text:style-name="T1020">WoW64</text:span></text:a><text:span text:style-name="T1021"><text:s/>Technology for IA-64 and AMD64. The 64-bit Windows Native Mode</text:span><text:a xlink:href="https://en.wikipedia.org/wiki/64-bit_computing#cite_note-36" office:target-frame-name="_top" xlink:show="replace"><text:span text:style-name="T1022">[36]</text:span></text:a><text:span text:style-name="T1023"><text:s/>driver environment runs atop 64-bit NTDLL.DLL, which cannot call 32-bit Win32 subsystem code (often devices whose actual hardware function is emulated in user mode software, like Winprinters). Because 64-bit drivers for most devices were unavailable until early 2007 (Vista x64), using a 64-bit version of Windows was considered a challenge. However, the trend has since moved toward 64-bit computing, more so as memory prices dropped and the use of more than 4 GB of RAM increased. Most manufacturers started to provide both 32-bit and 64-bit drivers for new devices, so unavailability of 64-bit drivers ceased to be a problem. 64-bit drivers were not provided for many older devices, which could consequently not be used in 64-bit systems.<text:s/></text:span></text:p>
      <text:p text:style-name="P1024"><text:span text:style-name="T1025">Driver compatibility was less of a problem with open-source drivers, as 32-bit ones could be modified for 64-bit use. Support for hardware made before early 2007, was problematic for open-source platforms,</text:span><text:span text:style-name="T1026">[</text:span><text:a office:title="Wikipedia:Citation needed" xlink:href="https://en.wikipedia.org/wiki/Wikipedia:Citation_needed" office:target-frame-name="_top" xlink:show="replace"><text:span text:style-name="T1027">citation needed</text:span></text:a><text:span text:style-name="T1028">]</text:span><text:span text:style-name="T1029"><text:s/>due to the relatively small number of users.<text:s/></text:span></text:p>
      <text:p text:style-name="P1030"><text:span text:style-name="T1031">64-bit versions of Windows cannot run<text:s/></text:span><text:a office:title="16-bit" xlink:href="https://en.wikipedia.org/wiki/16-bit#16-bit_application" office:target-frame-name="_top" xlink:show="replace"><text:span text:style-name="T1032">16-bit software</text:span></text:a><text:span text:style-name="T1033">. However, most 32-bit applications will work well. 64-bit users are forced to install a<text:s/></text:span><text:a office:title="Virtual machine" xlink:href="https://en.wikipedia.org/wiki/Virtual_machine" office:target-frame-name="_top" xlink:show="replace"><text:span text:style-name="T1034">virtual machine</text:span></text:a><text:span text:style-name="T1035"><text:s/>of a 16- or 32-bit operating system to run 16-bit applications.</text:span><text:a xlink:href="https://en.wikipedia.org/wiki/64-bit_computing#cite_note-37" office:target-frame-name="_top" xlink:show="replace"><text:span text:style-name="T1036">[37]</text:span></text:a><text:span text:style-name="T1037"><text:s/></text:span></text:p>
      <text:p text:style-name="P1038"><text:a office:title="Mac OS X Tiger" xlink:href="https://en.wikipedia.org/wiki/Mac_OS_X_Tiger" office:target-frame-name="_top" xlink:show="replace"><text:span text:style-name="T1039">Mac OS X 10.4</text:span></text:a><text:span text:style-name="T1040"><text:s/>"Tiger" and<text:s/></text:span><text:a office:title="Mac OS X Leopard" xlink:href="https://en.wikipedia.org/wiki/Mac_OS_X_Leopard" office:target-frame-name="_top" xlink:show="replace"><text:span text:style-name="T1041">Mac OS X 10.5</text:span></text:a><text:span text:style-name="T1042"><text:s/>"Leopard" only had a 32-bit kernel, but they can run 64-bit user-mode code on 64-bit processors.<text:s/></text:span><text:a office:title="Mac OS X Snow Leopard" xlink:href="https://en.wikipedia.org/wiki/Mac_OS_X_Snow_Leopard" office:target-frame-name="_top" xlink:show="replace"><text:span text:style-name="T1043">Mac OS X 10.6</text:span></text:a><text:span text:style-name="T1044"><text:s/>"Snow Leopard" had both 32- and 64-bit kernels, and, on most Macs, used the 32-bit kernel even on 64-bit processors. This allowed those Macs to support 64-bit processes while still supporting 32-bit device drivers; although not 64-bit drivers and performance advantages that can come with them.<text:s/></text:span><text:a office:title="Mac OS X Lion" xlink:href="https://en.wikipedia.org/wiki/Mac_OS_X_Lion" office:target-frame-name="_top" xlink:show="replace"><text:span text:style-name="T1045">Mac OS X 10.7</text:span></text:a><text:span text:style-name="T1046"><text:s/>"Lion" ran with a 64-bit kernel on more Macs, and<text:s/></text:span><text:a office:title="OS X Mountain Lion" xlink:href="https://en.wikipedia.org/wiki/OS_X_Mountain_Lion" office:target-frame-name="_top" xlink:show="replace"><text:span text:style-name="T1047">OS X 10.8</text:span></text:a><text:span text:style-name="T1048"><text:s/>"Mountain Lion" and later<text:s/></text:span><text:a office:title="MacOS" xlink:href="https://en.wikipedia.org/wiki/MacOS" office:target-frame-name="_top" xlink:show="replace"><text:span text:style-name="T1049">macOS</text:span></text:a><text:span text:style-name="T1050"><text:s/>releases only have a 64-bit kernel. On systems with 64-bit processors, both the 32- and 64-bit macOS kernels can run 32-bit user-mode code, and all versions of macOS include 32-bit versions of libraries that 32-bit applications would use, so 32-bit user-mode software for macOS will run on those systems.<text:s/></text:span></text:p>
      <text:p text:style-name="P1051"><text:a office:title="Linux" xlink:href="https://en.wikipedia.org/wiki/Linux" office:target-frame-name="_top" xlink:show="replace"><text:span text:style-name="T1052">Linux</text:span></text:a><text:span text:style-name="T1053"><text:s/>and most other<text:s/></text:span><text:a office:title="Unix-like" xlink:href="https://en.wikipedia.org/wiki/Unix-like" office:target-frame-name="_top" xlink:show="replace"><text:span text:style-name="T1054">Unix-like</text:span></text:a><text:span text:style-name="T1055"><text:s/>operating systems, and the<text:s/></text:span><text:a office:title="C (programming language)" xlink:href="https://en.wikipedia.org/wiki/C_(programming_language)" office:target-frame-name="_top" xlink:show="replace"><text:span text:style-name="T1056">C</text:span></text:a><text:span text:style-name="T1057"><text:s/>and<text:s/></text:span><text:a office:title="C++" xlink:href="https://en.wikipedia.org/wiki/C%2B%2B" office:target-frame-name="_top" xlink:show="replace"><text:span text:style-name="T1058">C++</text:span></text:a><text:span text:style-name="T1059"><text:s/></text:span><text:a office:title="Toolchains" xlink:href="https://en.wikipedia.org/wiki/Toolchains" office:target-frame-name="_top" xlink:show="replace"><text:span text:style-name="T1060">toolchains</text:span></text:a><text:span text:style-name="T1061"><text:s/>for them, have supported 64-bit processors for many years. Many applications and libraries for those platforms are<text:s/></text:span><text:a office:title="Open-source software" xlink:href="https://en.wikipedia.org/wiki/Open-source_software" office:target-frame-name="_top" xlink:show="replace"><text:span text:style-name="T1062">open-source software</text:span></text:a><text:span text:style-name="T1063">, written in C and C++, so that if they are 64-bit-safe, they can be compiled into 64-bit versions. This source-based distribution model, with an emphasis on frequent releases, makes availability of application software for those operating systems less of an issue.<text:s/></text:span></text:p>
      <text:p text:style-name="P1064">64-bit data models</text:p>
      <text:p text:style-name="P1065"><text:span text:style-name="T1066">In 32-bit programs,<text:s/></text:span><text:a office:title="Pointer (computer programming)" xlink:href="https://en.wikipedia.org/wiki/Pointer_(computer_programming)" office:target-frame-name="_top" xlink:show="replace"><text:span text:style-name="T1067">pointers</text:span></text:a><text:span text:style-name="T1068"><text:s/>and data types such as integers generally have the same length. This is not necessarily true on 64-bit machines.</text:span><text:a xlink:href="https://en.wikipedia.org/wiki/64-bit_computing#cite_note-38" office:target-frame-name="_top" xlink:show="replace"><text:span text:style-name="T1069">[38]</text:span></text:a><text:a xlink:href="https://en.wikipedia.org/wiki/64-bit_computing#cite_note-39" office:target-frame-name="_top" xlink:show="replace"><text:span text:style-name="T1070">[39]</text:span></text:a><text:a xlink:href="https://en.wikipedia.org/wiki/64-bit_computing#cite_note-40" office:target-frame-name="_top" xlink:show="replace"><text:span text:style-name="T1071">[40]</text:span></text:a><text:span text:style-name="T1072"><text:s/>Mixing data types in programming languages such as<text:s/></text:span><text:a office:title="C (programming language)" xlink:href="https://en.wikipedia.org/wiki/C_(programming_language)" office:target-frame-name="_top" xlink:show="replace"><text:span text:style-name="T1073">C</text:span></text:a><text:span text:style-name="T1074"><text:s/>and its descendants such as<text:s/></text:span><text:a office:title="C++" xlink:href="https://en.wikipedia.org/wiki/C%2B%2B" office:target-frame-name="_top" xlink:show="replace"><text:span text:style-name="T1075">C++</text:span></text:a><text:span text:style-name="T1076"><text:s/>and<text:s/></text:span><text:a office:title="Objective-C" xlink:href="https://en.wikipedia.org/wiki/Objective-C" office:target-frame-name="_top" xlink:show="replace"><text:span text:style-name="T1077">Objective-C</text:span></text:a><text:span text:style-name="T1078"><text:s/>may thus work on 32-bit implementations but not on 64-bit implementations.<text:s/></text:span></text:p>
      <text:p text:style-name="P1079"><text:span text:style-name="T1080">In many programming environments for C and C-derived languages on 64-bit machines,<text:s/></text:span><text:span text:style-name="T1081">int</text:span><text:span text:style-name="T1082"><text:s/>variables are still 32 bits wide, but long integers and pointers are 64 bits wide. These are described as having an<text:s/></text:span><text:span text:style-name="T1083">LP64</text:span><text:span text:style-name="T1084"><text:s/></text:span><text:a office:title="Data model" xlink:href="https://en.wikipedia.org/wiki/Data_model" office:target-frame-name="_top" xlink:show="replace"><text:span text:style-name="T1085">data model</text:span></text:a><text:span text:style-name="T1086">. Another alternative is the<text:s/></text:span><text:span text:style-name="T1087">ILP64</text:span><text:span text:style-name="T1088"><text:s/>data model in which all three data types are 64 bits wide, and even<text:s/></text:span><text:span text:style-name="T1089">SILP64</text:span><text:span text:style-name="T1090"><text:s/>where<text:s/></text:span><text:span text:style-name="T1091">short</text:span><text:span text:style-name="T1092"><text:s/>integers are also 64 bits wide.</text:span><text:a xlink:href="https://en.wikipedia.org/wiki/64-bit_computing#cite_note-SILP64-41" office:target-frame-name="_top" xlink:show="replace"><text:span text:style-name="T1093">[41]</text:span></text:a><text:span text:style-name="T1094"><text:s/>However, in most cases the modifications required are relatively minor and straightforward, and many well-written programs can simply be recompiled for the new environment with no changes. Another alternative is the<text:s/></text:span><text:span text:style-name="T1095">LLP64</text:span><text:span text:style-name="T1096"><text:s/>model, which maintains compatibility with 32-bit code by leaving both<text:s/></text:span><text:span text:style-name="T1097">int</text:span><text:span text:style-name="T1098"><text:s/>and<text:s/></text:span><text:span text:style-name="T1099">long</text:span><text:span text:style-name="T1100"><text:s/>as 32-bit.<text:s/></text:span><text:span text:style-name="T1101">LL</text:span><text:span text:style-name="T1102"><text:s/>refers to the<text:s/></text:span><text:span text:style-name="T1103">long long integer</text:span><text:span text:style-name="T1104"><text:s/>type, which is at least 64 bits on all platforms, including 32-bit environments.<text:s/></text:span></text:p>
      <table:table table:style-name="Table1105">
        <table:table-columns>
          <table:table-column table:style-name="TableColumn1106"/>
          <table:table-column table:style-name="TableColumn1107"/>
          <table:table-column table:style-name="TableColumn1108"/>
          <table:table-column table:style-name="TableColumn1109"/>
          <table:table-column table:style-name="TableColumn1110"/>
          <table:table-column table:style-name="TableColumn1111"/>
          <table:table-column table:style-name="TableColumn1112"/>
        </table:table-columns>
        <table:table-header-rows>
          <table:table-row table:style-name="TableRow1113">
            <table:table-cell table:style-name="TableCell1114" table:number-columns-spanned="7">
              <text:p text:style-name="P1115">64-bit data models<text:s/></text:p>
            </table:table-cell>
            <table:covered-table-cell/>
            <table:covered-table-cell/>
            <table:covered-table-cell/>
            <table:covered-table-cell/>
            <table:covered-table-cell/>
            <table:covered-table-cell/>
          </table:table-row>
          <table:table-row table:style-name="TableRow1116">
            <table:table-cell table:style-name="TableCell1117">
              <text:p text:style-name="P1118">Data model<text:s/></text:p>
            </table:table-cell>
            <table:table-cell table:style-name="TableCell1119">
              <text:p text:style-name="P1120">short (integer)<text:s/></text:p>
            </table:table-cell>
            <table:table-cell table:style-name="TableCell1121">
              <text:p text:style-name="P1122">int<text:s/></text:p>
            </table:table-cell>
            <table:table-cell table:style-name="TableCell1123">
              <text:p text:style-name="P1124">long (integer)<text:s/></text:p>
            </table:table-cell>
            <table:table-cell table:style-name="TableCell1125">
              <text:p text:style-name="P1126">long long<text:s/></text:p>
            </table:table-cell>
            <table:table-cell table:style-name="TableCell1127">
              <text:p text:style-name="P1128">pointers,<text:line-break/>size_t<text:s/></text:p>
            </table:table-cell>
            <table:table-cell table:style-name="TableCell1129">
              <text:p text:style-name="P1130">Sample operating systems<text:s/></text:p>
            </table:table-cell>
          </table:table-row>
        </table:table-header-rows>
        <table:table-row table:style-name="TableRow1131">
          <table:table-cell table:style-name="TableCell1132">
            <text:p text:style-name="P1133">LLP64,<text:line-break/>IL32P64<text:s/></text:p>
          </table:table-cell>
          <table:table-cell table:style-name="TableCell1134">
            <text:p text:style-name="P1135">16<text:s/></text:p>
          </table:table-cell>
          <table:table-cell table:style-name="TableCell1136">
            <text:p text:style-name="P1137">32<text:s/></text:p>
          </table:table-cell>
          <table:table-cell table:style-name="TableCell1138">
            <text:p text:style-name="P1139">32<text:s/></text:p>
          </table:table-cell>
          <table:table-cell table:style-name="TableCell1140">
            <text:p text:style-name="P1141">64<text:s/></text:p>
          </table:table-cell>
          <table:table-cell table:style-name="TableCell1142">
            <text:p text:style-name="P1143">64<text:s/></text:p>
          </table:table-cell>
          <table:table-cell table:style-name="TableCell1144">
            <text:p text:style-name="P1145"><text:a office:title="Microsoft Windows" xlink:href="https://en.wikipedia.org/wiki/Microsoft_Windows" office:target-frame-name="_top" xlink:show="replace"><text:span text:style-name="T1146">Microsoft Windows</text:span></text:a><text:span text:style-name="T1147"><text:s/>(x86-64 and IA-64) using<text:s/></text:span><text:a office:title="Visual C++" xlink:href="https://en.wikipedia.org/wiki/Visual_C%2B%2B" office:target-frame-name="_top" xlink:show="replace"><text:span text:style-name="T1148">Visual C++</text:span></text:a><text:span text:style-name="T1149">; and<text:s/></text:span><text:a office:title="MinGW" xlink:href="https://en.wikipedia.org/wiki/MinGW" office:target-frame-name="_top" xlink:show="replace"><text:span text:style-name="T1150">MinGW</text:span></text:a><text:span text:style-name="T1151"><text:s/></text:span></text:p>
          </table:table-cell>
        </table:table-row>
        <table:table-row table:style-name="TableRow1152">
          <table:table-cell table:style-name="TableCell1153">
            <text:p text:style-name="P1154">LP64,<text:line-break/>I32LP64<text:s/></text:p>
          </table:table-cell>
          <table:table-cell table:style-name="TableCell1155">
            <text:p text:style-name="P1156">16<text:s/></text:p>
          </table:table-cell>
          <table:table-cell table:style-name="TableCell1157">
            <text:p text:style-name="P1158">32<text:s/></text:p>
          </table:table-cell>
          <table:table-cell table:style-name="TableCell1159">
            <text:p text:style-name="P1160">64<text:s/></text:p>
          </table:table-cell>
          <table:table-cell table:style-name="TableCell1161">
            <text:p text:style-name="P1162">64<text:s/></text:p>
          </table:table-cell>
          <table:table-cell table:style-name="TableCell1163">
            <text:p text:style-name="P1164">64<text:s/></text:p>
          </table:table-cell>
          <table:table-cell table:style-name="TableCell1165">
            <text:p text:style-name="P1166"><text:span text:style-name="T1167">Most<text:s/></text:span><text:a office:title="Unix" xlink:href="https://en.wikipedia.org/wiki/Unix" office:target-frame-name="_top" xlink:show="replace"><text:span text:style-name="T1168">Unix</text:span></text:a><text:span text:style-name="T1169"><text:s/>and<text:s/></text:span><text:a office:title="Unix-like" xlink:href="https://en.wikipedia.org/wiki/Unix-like" office:target-frame-name="_top" xlink:show="replace"><text:span text:style-name="T1170">Unix-like</text:span></text:a><text:span text:style-name="T1171"><text:s/>systems, e.g.,<text:s/></text:span><text:a office:title="Solaris (operating system)" xlink:href="https://en.wikipedia.org/wiki/Solaris_(operating_system)" office:target-frame-name="_top" xlink:show="replace"><text:span text:style-name="T1172">Solaris</text:span></text:a><text:span text:style-name="T1173">,<text:s/></text:span><text:a office:title="Linux" xlink:href="https://en.wikipedia.org/wiki/Linux" office:target-frame-name="_top" xlink:show="replace"><text:span text:style-name="T1174">Linux</text:span></text:a><text:span text:style-name="T1175">,<text:s/></text:span><text:a office:title="BSD" xlink:href="https://en.wikipedia.org/wiki/BSD" office:target-frame-name="_top" xlink:show="replace"><text:span text:style-name="T1176">BSD</text:span></text:a><text:span text:style-name="T1177">,<text:s/></text:span><text:a office:title="MacOS" xlink:href="https://en.wikipedia.org/wiki/MacOS" office:target-frame-name="_top" xlink:show="replace"><text:span text:style-name="T1178">macOS</text:span></text:a><text:span text:style-name="T1179">.<text:s/></text:span><text:a office:title="Windows" xlink:href="https://en.wikipedia.org/wiki/Windows" office:target-frame-name="_top" xlink:show="replace"><text:span text:style-name="T1180">Windows</text:span></text:a><text:span text:style-name="T1181"><text:s/>when using<text:s/></text:span><text:a office:title="Cygwin" xlink:href="https://en.wikipedia.org/wiki/Cygwin" office:target-frame-name="_top" xlink:show="replace"><text:span text:style-name="T1182">Cygwin</text:span></text:a><text:span text:style-name="T1183">;<text:s/></text:span><text:a office:title="Z/OS" xlink:href="https://en.wikipedia.org/wiki/Z/OS" office:target-frame-name="_top" xlink:show="replace"><text:span text:style-name="T1184">z/OS</text:span></text:a><text:span text:style-name="T1185"><text:s/></text:span></text:p>
          </table:table-cell>
        </table:table-row>
        <table:table-row table:style-name="TableRow1186">
          <table:table-cell table:style-name="TableCell1187">
            <text:p text:style-name="P1188">ILP64<text:s/></text:p>
          </table:table-cell>
          <table:table-cell table:style-name="TableCell1189">
            <text:p text:style-name="P1190">16<text:s/></text:p>
          </table:table-cell>
          <table:table-cell table:style-name="TableCell1191">
            <text:p text:style-name="P1192">64<text:s/></text:p>
          </table:table-cell>
          <table:table-cell table:style-name="TableCell1193">
            <text:p text:style-name="P1194">64<text:s/></text:p>
          </table:table-cell>
          <table:table-cell table:style-name="TableCell1195">
            <text:p text:style-name="P1196">64<text:s/></text:p>
          </table:table-cell>
          <table:table-cell table:style-name="TableCell1197">
            <text:p text:style-name="P1198">64<text:s/></text:p>
          </table:table-cell>
          <table:table-cell table:style-name="TableCell1199">
            <text:p text:style-name="P1200"><text:a office:title="HAL Computer Systems" xlink:href="https://en.wikipedia.org/wiki/HAL_Computer_Systems" office:target-frame-name="_top" xlink:show="replace"><text:span text:style-name="T1201">HAL Computer Systems</text:span></text:a><text:span text:style-name="T1202"><text:s/>port of Solaris to the<text:s/></text:span><text:a office:title="HAL SPARC64" xlink:href="https://en.wikipedia.org/wiki/HAL_SPARC64" office:target-frame-name="_top" xlink:show="replace"><text:span text:style-name="T1203">SPARC64</text:span></text:a><text:span text:style-name="T1204"><text:s/></text:span></text:p>
          </table:table-cell>
        </table:table-row>
        <table:table-row table:style-name="TableRow1205">
          <table:table-cell table:style-name="TableCell1206">
            <text:p text:style-name="P1207">SILP64<text:s/></text:p>
          </table:table-cell>
          <table:table-cell table:style-name="TableCell1208">
            <text:p text:style-name="P1209">64<text:s/></text:p>
          </table:table-cell>
          <table:table-cell table:style-name="TableCell1210">
            <text:p text:style-name="P1211">64<text:s/></text:p>
          </table:table-cell>
          <table:table-cell table:style-name="TableCell1212">
            <text:p text:style-name="P1213">64<text:s/></text:p>
          </table:table-cell>
          <table:table-cell table:style-name="TableCell1214">
            <text:p text:style-name="P1215">64<text:s/></text:p>
          </table:table-cell>
          <table:table-cell table:style-name="TableCell1216">
            <text:p text:style-name="P1217">64<text:s/></text:p>
          </table:table-cell>
          <table:table-cell table:style-name="TableCell1218">
            <text:p text:style-name="P1219"><text:span text:style-name="T1220">Classic</text:span><text:span text:style-name="T1221"><text:s/></text:span><text:a office:title="UNICOS" xlink:href="https://en.wikipedia.org/wiki/UNICOS" office:target-frame-name="_top" xlink:show="replace"><text:span text:style-name="T1222">UNICOS</text:span></text:a><text:a xlink:href="https://en.wikipedia.org/wiki/64-bit_computing#cite_note-SILP64-41" office:target-frame-name="_top" xlink:show="replace"><text:span text:style-name="T1223">[41]</text:span></text:a><text:span text:style-name="T1224"><text:s/>(versus UNICOS/mp, etc.)<text:s/></text:span></text:p>
          </table:table-cell>
        </table:table-row>
      </table:table>
      <text:p text:style-name="P1225"><text:span text:style-name="T1226">Many 64-bit platforms today use an<text:s/></text:span><text:span text:style-name="T1227">LP64</text:span><text:span text:style-name="T1228"><text:s/>model (including Solaris,<text:s/></text:span><text:a office:title="AIX" xlink:href="https://en.wikipedia.org/wiki/AIX" office:target-frame-name="_top" xlink:show="replace"><text:span text:style-name="T1229">AIX</text:span></text:a><text:span text:style-name="T1230">,<text:s/></text:span><text:a office:title="HP-UX" xlink:href="https://en.wikipedia.org/wiki/HP-UX" office:target-frame-name="_top" xlink:show="replace"><text:span text:style-name="T1231">HP-UX</text:span></text:a><text:span text:style-name="T1232">, Linux, macOS, BSD, and IBM z/OS). Microsoft Windows uses an<text:s/></text:span><text:span text:style-name="T1233">LLP64</text:span><text:span text:style-name="T1234"><text:s/>model. The disadvantage of the LP64 model is that storing a<text:s/></text:span><text:span text:style-name="T1235">long</text:span><text:span text:style-name="T1236"><text:s/>into an<text:s/></text:span><text:span text:style-name="T1237">int</text:span><text:span text:style-name="T1238"><text:s/>may overflow. On the other hand, converting a pointer to a<text:s/></text:span><text:span text:style-name="T1239">long</text:span><text:span text:style-name="T1240"><text:s/>will “work” in LP64. In the LLP64 model, the reverse is true. These are not problems which affect fully standard-compliant code, but code is often written with implicit assumptions about the widths of data types. C code should prefer (</text:span><text:span text:style-name="T1241">u</text:span><text:span text:style-name="T1242">)</text:span><text:span text:style-name="T1243">intptr_t</text:span><text:span text:style-name="T1244"><text:s/>instead of<text:s/></text:span><text:span text:style-name="T1245">long</text:span><text:span text:style-name="T1246"><text:s/>when casting pointers into integer objects.<text:s/></text:span></text:p>
      <text:p text:style-name="P1247"><text:span text:style-name="T1248">A programming model is a choice made to suit a given compiler, and several can coexist on the same OS. However, the programming model chosen as the primary model for the OS<text:s/></text:span><text:a office:title="Application programming interface" xlink:href="https://en.wikipedia.org/wiki/Application_programming_interface" office:target-frame-name="_top" xlink:show="replace"><text:span text:style-name="T1249">application programming interface</text:span></text:a><text:span text:style-name="T1250"><text:s/>(API) typically dominates.<text:s/></text:span></text:p>
      <text:p text:style-name="P1251"><text:span text:style-name="T1252">Another consideration is the data model used for<text:s/></text:span><text:a office:title="Device driver" xlink:href="https://en.wikipedia.org/wiki/Device_driver" office:target-frame-name="_top" xlink:show="replace"><text:span text:style-name="T1253">device drivers</text:span></text:a><text:span text:style-name="T1254">. Drivers make up the majority of the operating system code in most modern operating systems</text:span><text:span text:style-name="T1255">[</text:span><text:a office:title="Wikipedia:Citation needed" xlink:href="https://en.wikipedia.org/wiki/Wikipedia:Citation_needed" office:target-frame-name="_top" xlink:show="replace"><text:span text:style-name="T1256">citation needed</text:span></text:a><text:span text:style-name="T1257">]</text:span><text:span text:style-name="T1258"><text:s/>(although many may not be loaded when the operating system is running). Many drivers use pointers heavily to manipulate data, and in some cases have to load pointers of a certain size into the hardware they support for<text:s/></text:span><text:a office:title="Direct memory access" xlink:href="https://en.wikipedia.org/wiki/Direct_memory_access" office:target-frame-name="_top" xlink:show="replace"><text:span text:style-name="T1259">direct memory access</text:span></text:a><text:span text:style-name="T1260"><text:s/>(DMA). As an example, a driver for a 32-bit PCI device asking the device to DMA data into upper areas of a 64-bit machine's memory could not satisfy requests from the operating system to load data from the device to memory above the 4 gibibyte barrier, because the pointers for those addresses would not fit into the DMA registers of the device. This problem is solved by having the OS take the memory restrictions of the device into account when generating requests to drivers for DMA, or by using an<text:s/></text:span><text:a office:title="Input–output memory management unit" xlink:href="https://en.wikipedia.org/wiki/Input%E2%80%93output_memory_management_unit" office:target-frame-name="_top" xlink:show="replace"><text:span text:style-name="T1261">input–output memory management unit</text:span></text:a><text:span text:style-name="T1262"><text:s/>(IOMMU).<text:s/></text:span></text:p>
      <text:p text:style-name="P1263">Current 64-bit architectures</text:p>
      <text:p text:style-name="P1264">As of May 2018, 64-bit architectures for which processors are being manufactured include:<text:s/></text:p>
      <text:list text:style-name="LFO10" text:continue-numbering="true">
        <text:list-item>
          <text:p text:style-name="P1265"><text:span text:style-name="T1266">The 64-bit extension created by<text:s/></text:span><text:a office:title="Advanced Micro Devices" xlink:href="https://en.wikipedia.org/wiki/Advanced_Micro_Devices" office:target-frame-name="_top" xlink:show="replace"><text:span text:style-name="T1267">AMD</text:span></text:a><text:span text:style-name="T1268"><text:s/>to Intel's<text:s/></text:span><text:a office:title="X86" xlink:href="https://en.wikipedia.org/wiki/X86" office:target-frame-name="_top" xlink:show="replace"><text:span text:style-name="T1269">x86</text:span></text:a><text:span text:style-name="T1270"><text:s/>architecture (later licensed by Intel); commonly termed<text:s/></text:span><text:a office:title="X86-64" xlink:href="https://en.wikipedia.org/wiki/X86-64" office:target-frame-name="_top" xlink:show="replace"><text:span text:style-name="T1271">x86-64</text:span></text:a><text:span text:style-name="T1272">,<text:s/></text:span><text:span text:style-name="T1273">AMD64</text:span><text:span text:style-name="T1274">, or<text:s/></text:span><text:span text:style-name="T1275">x64</text:span><text:span text:style-name="T1276">:<text:s/></text:span></text:p>
          <text:list text:continue-numbering="true">
            <text:list-item>
              <text:p text:style-name="P1277"><text:span text:style-name="T1278">AMD's<text:s/></text:span><text:a office:title="AMD64" xlink:href="https://en.wikipedia.org/wiki/AMD64" office:target-frame-name="_top" xlink:show="replace"><text:span text:style-name="T1279">AMD64</text:span></text:a><text:span text:style-name="T1280"><text:s/>extensions (used in<text:s/></text:span><text:a office:title="Athlon 64" xlink:href="https://en.wikipedia.org/wiki/Athlon_64" office:target-frame-name="_top" xlink:show="replace"><text:span text:style-name="T1281">Athlon 64</text:span></text:a><text:span text:style-name="T1282">,<text:s/></text:span><text:a office:title="Opteron" xlink:href="https://en.wikipedia.org/wiki/Opteron" office:target-frame-name="_top" xlink:show="replace"><text:span text:style-name="T1283">Opteron</text:span></text:a><text:span text:style-name="T1284">,<text:s/></text:span><text:a office:title="Sempron" xlink:href="https://en.wikipedia.org/wiki/Sempron" office:target-frame-name="_top" xlink:show="replace"><text:span text:style-name="T1285">Sempron</text:span></text:a><text:span text:style-name="T1286">,<text:s/></text:span><text:a office:title="Turion 64" xlink:href="https://en.wikipedia.org/wiki/Turion_64" office:target-frame-name="_top" xlink:show="replace"><text:span text:style-name="T1287">Turion 64</text:span></text:a><text:span text:style-name="T1288">,<text:s/></text:span><text:a office:title="Phenom (processor)" xlink:href="https://en.wikipedia.org/wiki/Phenom_(processor)" office:target-frame-name="_top" xlink:show="replace"><text:span text:style-name="T1289">Phenom</text:span></text:a><text:span text:style-name="T1290">,<text:s/></text:span><text:a office:title="Athlon II" xlink:href="https://en.wikipedia.org/wiki/Athlon_II" office:target-frame-name="_top" xlink:show="replace"><text:span text:style-name="T1291">Athlon II</text:span></text:a><text:span text:style-name="T1292">,<text:s/></text:span><text:a office:title="Phenom II" xlink:href="https://en.wikipedia.org/wiki/Phenom_II" office:target-frame-name="_top" xlink:show="replace"><text:span text:style-name="T1293">Phenom II</text:span></text:a><text:span text:style-name="T1294">,<text:s/></text:span><text:a office:title="List of AMD FX microprocessors" xlink:href="https://en.wikipedia.org/wiki/List_of_AMD_FX_microprocessors" office:target-frame-name="_top" xlink:show="replace"><text:span text:style-name="T1295">FX</text:span></text:a><text:span text:style-name="T1296">,<text:s/></text:span><text:a office:title="Ryzen" xlink:href="https://en.wikipedia.org/wiki/Ryzen" office:target-frame-name="_top" xlink:show="replace"><text:span text:style-name="T1297">Ryzen</text:span></text:a><text:span text:style-name="T1298">, and<text:s/></text:span><text:a office:title="Epyc" xlink:href="https://en.wikipedia.org/wiki/Epyc" office:target-frame-name="_top" xlink:show="replace"><text:span text:style-name="T1299">Epyc</text:span></text:a><text:span text:style-name="T1300"><text:s/>processors)</text:span></text:p>
            </text:list-item>
            <text:list-item>
              <text:p text:style-name="P1301"><text:a office:title="Intel" xlink:href="https://en.wikipedia.org/wiki/Intel" office:target-frame-name="_top" xlink:show="replace"><text:span text:style-name="T1302">Intel</text:span></text:a><text:span text:style-name="T1303">'s<text:s/></text:span><text:a office:title="Intel 64" xlink:href="https://en.wikipedia.org/wiki/Intel_64" office:target-frame-name="_top" xlink:show="replace"><text:span text:style-name="T1304">Intel 64</text:span></text:a><text:span text:style-name="T1305"><text:s/>extensions, used in<text:s/></text:span><text:a office:title="Intel Core" xlink:href="https://en.wikipedia.org/wiki/Intel_Core" office:target-frame-name="_top" xlink:show="replace"><text:span text:style-name="T1306">Intel Core</text:span></text:a><text:span text:style-name="T1307"><text:s/>2-i3-i5-i7-i9, some<text:s/></text:span><text:a office:title="Intel Atom" xlink:href="https://en.wikipedia.org/wiki/Intel_Atom" office:target-frame-name="_top" xlink:show="replace"><text:span text:style-name="T1308">Atom</text:span></text:a><text:span text:style-name="T1309">, and newer<text:s/></text:span><text:a office:title="Celeron" xlink:href="https://en.wikipedia.org/wiki/Celeron" office:target-frame-name="_top" xlink:show="replace"><text:span text:style-name="T1310">Celeron</text:span></text:a><text:span text:style-name="T1311">,<text:s/></text:span><text:a office:title="Pentium" xlink:href="https://en.wikipedia.org/wiki/Pentium" office:target-frame-name="_top" xlink:show="replace"><text:span text:style-name="T1312">Pentium</text:span></text:a><text:span text:style-name="T1313">, and<text:s/></text:span><text:a office:title="Xeon" xlink:href="https://en.wikipedia.org/wiki/Xeon" office:target-frame-name="_top" xlink:show="replace"><text:span text:style-name="T1314">Xeon</text:span></text:a><text:span text:style-name="T1315"><text:s/>processors<text:s/></text:span></text:p>
              <text:list text:continue-numbering="true">
                <text:list-item>
                  <text:p text:style-name="P1316"><text:a office:title="Intel" xlink:href="https://en.wikipedia.org/wiki/Intel" office:target-frame-name="_top" xlink:show="replace"><text:span text:style-name="T1317">Intel</text:span></text:a><text:span text:style-name="T1318">'s K1OM architecture, a variant of<text:s/></text:span><text:span text:style-name="T1319">Intel 64</text:span><text:span text:style-name="T1320"><text:s/>with no CMOV, MMX, and SSE instructions, used in<text:s/></text:span><text:a office:title="Xeon Phi" xlink:href="https://en.wikipedia.org/wiki/Xeon_Phi" office:target-frame-name="_top" xlink:show="replace"><text:span text:style-name="T1321">Xeon Phi</text:span></text:a><text:span text:style-name="T1322"><text:s/>coprocessors, binary incompatible with x86-64 programs</text:span></text:p>
                </text:list-item>
              </text:list>
            </text:list-item>
            <text:list-item>
              <text:p text:style-name="P1323"><text:a office:title="VIA Technologies" xlink:href="https://en.wikipedia.org/wiki/VIA_Technologies" office:target-frame-name="_top" xlink:show="replace"><text:span text:style-name="T1324">VIA Technologies</text:span></text:a><text:span text:style-name="T1325">' 64-bit extensions, used in the<text:s/></text:span><text:a office:title="VIA Nano" xlink:href="https://en.wikipedia.org/wiki/VIA_Nano" office:target-frame-name="_top" xlink:show="replace"><text:span text:style-name="T1326">VIA Nano</text:span></text:a><text:span text:style-name="T1327"><text:s/>processors</text:span></text:p>
            </text:list-item>
          </text:list>
        </text:list-item>
        <text:list-item>
          <text:p text:style-name="P1328"><text:span text:style-name="T1329">IBM's<text:s/></text:span><text:a office:title="Power Architecture" xlink:href="https://en.wikipedia.org/wiki/Power_Architecture" office:target-frame-name="_top" xlink:show="replace"><text:span text:style-name="T1330">Power Architecture</text:span></text:a><text:span text:style-name="T1331">:<text:s/></text:span></text:p>
          <text:list text:continue-numbering="true">
            <text:list-item>
              <text:p text:style-name="P1332"><text:span text:style-name="T1333">IBM's<text:s/></text:span><text:a office:title="POWER4" xlink:href="https://en.wikipedia.org/wiki/POWER4" office:target-frame-name="_top" xlink:show="replace"><text:span text:style-name="T1334">POWER4</text:span></text:a><text:span text:style-name="T1335">,<text:s/></text:span><text:a office:title="POWER5" xlink:href="https://en.wikipedia.org/wiki/POWER5" office:target-frame-name="_top" xlink:show="replace"><text:span text:style-name="T1336">POWER5</text:span></text:a><text:span text:style-name="T1337">,<text:s/></text:span><text:a office:title="POWER6" xlink:href="https://en.wikipedia.org/wiki/POWER6" office:target-frame-name="_top" xlink:show="replace"><text:span text:style-name="T1338">POWER6</text:span></text:a><text:span text:style-name="T1339">,<text:s/></text:span><text:a office:title="POWER7" xlink:href="https://en.wikipedia.org/wiki/POWER7" office:target-frame-name="_top" xlink:show="replace"><text:span text:style-name="T1340">POWER7</text:span></text:a><text:span text:style-name="T1341">,<text:s/></text:span><text:a office:title="POWER8" xlink:href="https://en.wikipedia.org/wiki/POWER8" office:target-frame-name="_top" xlink:show="replace"><text:span text:style-name="T1342">POWER8</text:span></text:a><text:span text:style-name="T1343">,<text:s/></text:span><text:a office:title="POWER9" xlink:href="https://en.wikipedia.org/wiki/POWER9" office:target-frame-name="_top" xlink:show="replace"><text:span text:style-name="T1344">POWER9</text:span></text:a><text:span text:style-name="T1345">, and<text:s/></text:span><text:a office:title="IBM A2" xlink:href="https://en.wikipedia.org/wiki/IBM_A2" office:target-frame-name="_top" xlink:show="replace"><text:span text:style-name="T1346">IBM A2</text:span></text:a><text:span text:style-name="T1347"><text:s/>processors</text:span></text:p>
            </text:list-item>
          </text:list>
        </text:list-item>
        <text:list-item>
          <text:p text:style-name="P1348"><text:a office:title="SPARC" xlink:href="https://en.wikipedia.org/wiki/SPARC" office:target-frame-name="_top" xlink:show="replace"><text:span text:style-name="T1349">SPARC</text:span></text:a><text:span text:style-name="T1350"><text:s/>V9 architecture:<text:s/></text:span></text:p>
          <text:list text:continue-numbering="true">
            <text:list-item>
              <text:p text:style-name="P1351"><text:a office:title="Oracle Corporation" xlink:href="https://en.wikipedia.org/wiki/Oracle_Corporation" office:target-frame-name="_top" xlink:show="replace"><text:span text:style-name="T1352">Oracle</text:span></text:a><text:span text:style-name="T1353">'s M8 and S7 processors</text:span></text:p>
            </text:list-item>
            <text:list-item>
              <text:p text:style-name="P1354"><text:a office:title="Fujitsu" xlink:href="https://en.wikipedia.org/wiki/Fujitsu" office:target-frame-name="_top" xlink:show="replace"><text:span text:style-name="T1355">Fujitsu</text:span></text:a><text:span text:style-name="T1356">'s SPARC64 XII and<text:s/></text:span><text:a office:title="SPARC64 V" xlink:href="https://en.wikipedia.org/wiki/SPARC64_V#SPARC64_XIfx" office:target-frame-name="_top" xlink:show="replace"><text:span text:style-name="T1357">SPARC64 XIfx</text:span></text:a><text:span text:style-name="T1358"><text:s/>processors</text:span></text:p>
            </text:list-item>
          </text:list>
        </text:list-item>
        <text:list-item>
          <text:p text:style-name="P1359"><text:span text:style-name="T1360">IBM's<text:s/></text:span><text:a office:title="Z/Architecture" xlink:href="https://en.wikipedia.org/wiki/Z/Architecture" office:target-frame-name="_top" xlink:show="replace"><text:span text:style-name="T1361">z/Architecture</text:span></text:a><text:span text:style-name="T1362">, a 64-bit version of the<text:s/></text:span><text:a office:title="ESA/390" xlink:href="https://en.wikipedia.org/wiki/ESA/390" office:target-frame-name="_top" xlink:show="replace"><text:span text:style-name="T1363">ESA/390</text:span></text:a><text:span text:style-name="T1364"><text:s/>architecture, used in IBM's<text:s/></text:span><text:a office:title="IBM System z" xlink:href="https://en.wikipedia.org/wiki/IBM_System_z" office:target-frame-name="_top" xlink:show="replace"><text:span text:style-name="T1365">eServer zSeries and System z</text:span></text:a><text:span text:style-name="T1366"><text:s/></text:span><text:a office:title="IBM mainframes" xlink:href="https://en.wikipedia.org/wiki/IBM_mainframes" office:target-frame-name="_top" xlink:show="replace"><text:span text:style-name="T1367">mainframes</text:span></text:a><text:span text:style-name="T1368">:<text:s/></text:span></text:p>
          <text:list text:continue-numbering="true">
            <text:list-item>
              <text:p text:style-name="P1369"><text:span text:style-name="T1370">IBM<text:s/></text:span><text:a office:title="IBM z13 (microprocessor)" xlink:href="https://en.wikipedia.org/wiki/IBM_z13_(microprocessor)" office:target-frame-name="_top" xlink:show="replace"><text:span text:style-name="T1371">z13</text:span></text:a><text:span text:style-name="T1372"><text:s/>and<text:s/></text:span><text:a office:title="IBM z14 (microprocessor)" xlink:href="https://en.wikipedia.org/wiki/IBM_z14_(microprocessor)" office:target-frame-name="_top" xlink:show="replace"><text:span text:style-name="T1373">z14</text:span></text:a></text:p>
            </text:list-item>
            <text:list-item>
              <text:p text:style-name="P1374"><text:a office:title="Hitachi" xlink:href="https://en.wikipedia.org/wiki/Hitachi" office:target-frame-name="_top" xlink:show="replace"><text:span text:style-name="T1375">Hitachi</text:span></text:a><text:span text:style-name="T1376"><text:s/>AP8000E</text:span></text:p>
            </text:list-item>
          </text:list>
        </text:list-item>
        <text:list-item>
          <text:p text:style-name="P1377"><text:span text:style-name="T1378">HP-Intel's<text:s/></text:span><text:a office:title="IA-64" xlink:href="https://en.wikipedia.org/wiki/IA-64" office:target-frame-name="_top" xlink:show="replace"><text:span text:style-name="T1379">IA-64</text:span></text:a><text:span text:style-name="T1380"><text:s/>architecture:<text:s/></text:span></text:p>
          <text:list text:continue-numbering="true">
            <text:list-item>
              <text:p text:style-name="P1381"><text:span text:style-name="T1382">Intel's<text:s/></text:span><text:a office:title="Itanium" xlink:href="https://en.wikipedia.org/wiki/Itanium" office:target-frame-name="_top" xlink:show="replace"><text:span text:style-name="T1383">Itanium</text:span></text:a><text:span text:style-name="T1384"><text:s/>processors</text:span></text:p>
            </text:list-item>
          </text:list>
        </text:list-item>
        <text:list-item>
          <text:p text:style-name="P1385"><text:a office:title="MIPS Technologies" xlink:href="https://en.wikipedia.org/wiki/MIPS_Technologies" office:target-frame-name="_top" xlink:show="replace"><text:span text:style-name="T1386">MIPS Technologies</text:span></text:a><text:span text:style-name="T1387">'<text:s/></text:span><text:a office:title="MIPS architecture" xlink:href="https://en.wikipedia.org/wiki/MIPS_architecture" office:target-frame-name="_top" xlink:show="replace"><text:span text:style-name="T1388">MIPS64</text:span></text:a><text:span text:style-name="T1389"><text:s/>architecture</text:span></text:p>
        </text:list-item>
        <text:list-item>
          <text:p text:style-name="P1390"><text:a office:title="ARM Holdings" xlink:href="https://en.wikipedia.org/wiki/ARM_Holdings" office:target-frame-name="_top" xlink:show="replace"><text:span text:style-name="T1391">ARM Holdings</text:span></text:a><text:span text:style-name="T1392">'<text:s/></text:span><text:a office:title="AArch64" xlink:href="https://en.wikipedia.org/wiki/AArch64" office:target-frame-name="_top" xlink:show="replace"><text:span text:style-name="T1393">AArch64</text:span></text:a><text:span text:style-name="T1394"><text:s/>architecture</text:span></text:p>
        </text:list-item>
        <text:list-item>
          <text:p text:style-name="P1395"><text:a office:title="Elbrus (computer)" xlink:href="https://en.wikipedia.org/wiki/Elbrus_(computer)" office:target-frame-name="_top" xlink:show="replace"><text:span text:style-name="T1396">Elbrus</text:span></text:a><text:span text:style-name="T1397"><text:s/>architecture:<text:s/></text:span></text:p>
          <text:list text:continue-numbering="true">
            <text:list-item>
              <text:p text:style-name="P1398"><text:a office:title="Elbrus-8S" xlink:href="https://en.wikipedia.org/wiki/Elbrus-8S" office:target-frame-name="_top" xlink:show="replace"><text:span text:style-name="T1399">Elbrus-8S</text:span></text:a></text:p>
            </text:list-item>
          </text:list>
        </text:list-item>
        <text:list-item>
          <text:p text:style-name="P1400"><text:a office:title="NEC SX architecture" xlink:href="https://en.wikipedia.org/wiki/NEC_SX_architecture" office:target-frame-name="_top" xlink:show="replace"><text:span text:style-name="T1401">NEC SX architecture</text:span></text:a><text:span text:style-name="T1402"><text:s/></text:span></text:p>
          <text:list text:continue-numbering="true">
            <text:list-item>
              <text:p text:style-name="P1403"><text:a office:title="SX-Aurora TSUBASA" xlink:href="https://en.wikipedia.org/wiki/SX-Aurora_TSUBASA" office:target-frame-name="_top" xlink:show="replace"><text:span text:style-name="T1404">SX-Aurora TSUBASA</text:span></text:a></text:p>
            </text:list-item>
          </text:list>
        </text:list-item>
        <text:list-item>
          <text:p text:style-name="P1405"><text:a office:title="RISC-V" xlink:href="https://en.wikipedia.org/wiki/RISC-V" office:target-frame-name="_top" xlink:show="replace"><text:span text:style-name="T1406">RISC-V</text:span></text:a></text:p>
        </text:list-item>
      </text:list>
      <text:p text:style-name="P1407"><text:span text:style-name="T1408">Most architectures of 64 bits that are derived from the same architecture of 32 bits can execute code written for the 32-bit versions natively, with no performance penalty.</text:span><text:span text:style-name="T1409">[</text:span><text:a office:title="Wikipedia:Citation needed" xlink:href="https://en.wikipedia.org/wiki/Wikipedia:Citation_needed" office:target-frame-name="_top" xlink:show="replace"><text:span text:style-name="T1410">citation needed</text:span></text:a><text:span text:style-name="T1411">]</text:span><text:span text:style-name="T1412"><text:s/>This kind of support is commonly called<text:s/></text:span><text:span text:style-name="T1413">bi-arch support</text:span><text:span text:style-name="T1414"><text:s/>or more generally<text:s/></text:span><text:span text:style-name="T1415">multi-arch support</text:span><text:span text:style-name="T1416">.<text:s/></text:span></text:p>
      <text:p text:style-name="P1417">See also</text:p>
      <text:list text:style-name="LFO11" text:continue-numbering="true">
        <text:list-item>
          <text:p text:style-name="P1418"><text:a office:title="Computer memory" xlink:href="https://en.wikipedia.org/wiki/Computer_memory" office:target-frame-name="_top" xlink:show="replace"><text:span text:style-name="T1419">Computer memory</text:span></text:a></text:p>
        </text:list-item>
      </text:list>
      <text:p text:style-name="P1420">Notes</text:p>
      <text:list text:style-name="LFO12" text:continue-numbering="true">
        <text:list-item>
          <text:p text:style-name="P1421"><text:span text:style-name="T1422">This article is based on material taken from the<text:s/></text:span><text:a office:title="Free On-line Dictionary of Computing" xlink:href="https://en.wikipedia.org/wiki/Free_On-line_Dictionary_of_Computing" office:target-frame-name="_top" xlink:show="replace"><text:span text:style-name="T1423">Free On-line Dictionary of Computing</text:span></text:a><text:span text:style-name="T1424"><text:s/>prior to 1 November 2008 and incorporated under the "relicensing" terms of the<text:s/></text:span><text:a office:title="GNU Free Documentation License" xlink:href="https://en.wikipedia.org/wiki/GNU_Free_Documentation_License" office:target-frame-name="_top" xlink:show="replace"><text:span text:style-name="T1425">GFDL</text:span></text:a><text:span text:style-name="T1426">, version 1.3 or later.</text:span></text:p>
        </text:list-item>
      </text:list>
      <text:p text:style-name="P1427">References</text:p>
      <text:list text:style-name="LFO13" text:continue-numbering="true">
        <text:list-item>
          <text:p text:style-name="P1428"/>
        </text:list-item>
      </text:list>
      <text:p text:style-name="P1429"><text:span text:style-name="T1430"></text:span><text:span text:style-name="T1431"><text:s text:c="2"/></text:span><text:a xlink:href="http://www.arm.com/about/newsroom/arm-launches-cortex-a50-series-the-worlds-most-energy-efficient-64-bit-processors.php" office:target-frame-name="_top" xlink:show="replace"><text:span text:style-name="T1432">"ARM Launches Cortex-A50 Series, the World's Most Energy-Efficient 64-bit Processors"</text:span></text:a><text:span text:style-name="T1433"><text:s/>(Press release).<text:s/></text:span><text:a office:title="ARM Holdings" xlink:href="https://en.wikipedia.org/wiki/ARM_Holdings" office:target-frame-name="_top" xlink:show="replace"><text:span text:style-name="T1434">ARM Holdings</text:span></text:a><text:span text:style-name="T1435">. Retrieved 2012-10-31.</text:span><text:span text:style-name="T1436"><text:s/></text:span></text:p>
      <text:p text:style-name="P1437"><text:span text:style-name="T1438"></text:span><text:span text:style-name="T1439"><text:s text:c="2"/></text:span><text:span text:style-name="T1440"></text:span><text:span text:style-name="T1441"><text:s text:c="2"/></text:span><text:a xlink:href="http://bitsavers.org/pdf/intel/pentium/1993_Intel_Pentium_Processor_Users_Manual_Volume_1.pdf" office:target-frame-name="_top" xlink:show="replace"><text:span text:style-name="T1442">Pentium Processor User's Manual Volume 1: Pentium Processor Data Book</text:span></text:a><text:span text:style-name="T1443"><text:s/>(PDF).<text:s/></text:span><text:a office:title="Intel" xlink:href="https://en.wikipedia.org/wiki/Intel" office:target-frame-name="_top" xlink:show="replace"><text:span text:style-name="T1444">Intel</text:span></text:a><text:span text:style-name="T1445">. 1993.</text:span><text:span text:style-name="T1446"><text:s/></text:span></text:p>
      <text:p text:style-name="P1447"><text:span text:style-name="T1448"></text:span><text:span text:style-name="T1449"><text:s text:c="2"/></text:span><text:span text:style-name="T1450"></text:span><text:span text:style-name="T1451"><text:s text:c="2"/></text:span><text:a xlink:href="http://bitsavers.trailing-edge.com/pdf/cray/CRAY-1/2240004C_CRAY-1_Hardware_Reference_Nov77.pdf" office:target-frame-name="_top" xlink:show="replace"><text:span text:style-name="T1452">"Cray-1 Computer System Hardware Reference Manual"</text:span></text:a><text:span text:style-name="T1453"><text:s/>(PDF).<text:s/></text:span><text:a office:title="Cray Research" xlink:href="https://en.wikipedia.org/wiki/Cray_Research" office:target-frame-name="_top" xlink:show="replace"><text:span text:style-name="T1454">Cray Research</text:span></text:a><text:span text:style-name="T1455">. 1977. Retrieved October 8, 2013.</text:span><text:span text:style-name="T1456"><text:s/></text:span></text:p>
      <text:p text:style-name="P1457"><text:span text:style-name="T1458"></text:span><text:span text:style-name="T1459"><text:s text:c="2"/></text:span><text:span text:style-name="T1460"></text:span><text:span text:style-name="T1461"><text:s text:c="2"/></text:span><text:span text:style-name="T1462">Grimes, Jack; Kohn, Les; Bharadhwaj, Rajeev (July–August 1989).<text:s/></text:span><text:a xlink:href="http://www.computer.org/portal/web/csdl/doi/10.1109/38.31467" office:target-frame-name="_top" xlink:show="replace"><text:span text:style-name="T1463">"The Intel i860 64-Bit Processor: A General-Purpose CPU with 3D Graphics Capabilities"</text:span></text:a><text:span text:style-name="T1464">. IEEE Computer Graphics and Applications.<text:s/></text:span><text:span text:style-name="T1465">9</text:span><text:span text:style-name="T1466"><text:s/>(4): 85–94.<text:s/></text:span><text:a office:title="Digital object identifier" xlink:href="https://en.wikipedia.org/wiki/Digital_object_identifier" office:target-frame-name="_top" xlink:show="replace"><text:span text:style-name="T1467">doi</text:span></text:a><text:span text:style-name="T1468">:</text:span><text:a xlink:href="https://doi.org/10.1109%2F38.31467" office:target-frame-name="_top" xlink:show="replace"><text:span text:style-name="T1469">10.1109/38.31467</text:span></text:a><text:span text:style-name="T1470">. Retrieved 2010-11-19.</text:span><text:span text:style-name="T1471"><text:s/></text:span></text:p>
      <text:p text:style-name="P1472"><text:span text:style-name="T1473"></text:span><text:span text:style-name="T1474"><text:s text:c="2"/></text:span><text:span text:style-name="T1475"></text:span><text:span text:style-name="T1476"><text:s text:c="2"/></text:span><text:span text:style-name="T1477">Zachary, G. Pascal (1994). Showstopper! The Breakneck Race to Create Windows NT and the Next Generation at Microsoft. Warner Books.<text:s/></text:span><text:a office:title="International Standard Book Number" xlink:href="https://en.wikipedia.org/wiki/International_Standard_Book_Number" office:target-frame-name="_top" xlink:show="replace"><text:span text:style-name="T1478">ISBN</text:span></text:a><text:span text:style-name="T1479"> </text:span><text:a office:title="Special:BookSources/0-02-935671-7" xlink:href="https://en.wikipedia.org/wiki/Special:BookSources/0-02-935671-7" office:target-frame-name="_top" xlink:show="replace"><text:span text:style-name="T1480">0-02-935671-7</text:span></text:a><text:span text:style-name="T1481">.</text:span><text:span text:style-name="T1482"><text:s/></text:span></text:p>
      <text:p text:style-name="P1483"><text:span text:style-name="T1484"></text:span><text:span text:style-name="T1485"><text:s text:c="2"/></text:span><text:span text:style-name="T1486"></text:span><text:span text:style-name="T1487"><text:s text:c="2"/></text:span><text:a xlink:href="http://bitsavers.informatik.uni-stuttgart.de/pdf/intel/i860/240875-001_i860_64-Bit_Microprocessor_Programmers_Reference_May91.pdf" office:target-frame-name="_top" xlink:show="replace"><text:span text:style-name="T1488">"i860 Processor Family Programmer's Reference Manual"</text:span></text:a><text:span text:style-name="T1489"><text:s/>(PDF).<text:s/></text:span><text:a office:title="Intel" xlink:href="https://en.wikipedia.org/wiki/Intel" office:target-frame-name="_top" xlink:show="replace"><text:span text:style-name="T1490">Intel</text:span></text:a><text:span text:style-name="T1491">. 1991. Retrieved October 7, 2013.</text:span><text:span text:style-name="T1492"><text:s/></text:span></text:p>
      <text:p text:style-name="P1493"><text:span text:style-name="T1494"></text:span><text:span text:style-name="T1495"><text:s text:c="2"/></text:span><text:span text:style-name="T1496"></text:span><text:span text:style-name="T1497"><text:s text:c="2"/></text:span><text:a xlink:href="http://www.nec.co.jp/press/en/9801/2002.htm" office:target-frame-name="_top" xlink:show="replace"><text:span text:style-name="T1498">"NEC Offers Two High Cost Performance 64-bit RISC Microprocessors"</text:span></text:a><text:span text:style-name="T1499"><text:s/>(Press release).<text:s/></text:span><text:a office:title="NEC" xlink:href="https://en.wikipedia.org/wiki/NEC" office:target-frame-name="_top" xlink:show="replace"><text:span text:style-name="T1500">NEC</text:span></text:a><text:span text:style-name="T1501">. 1998-01-20. Retrieved 2011-01-09. Versions of the VR4300 processor are widely used in consumer and office automation applications, including the popular Nintendo 64TM video game and advanced laser printers such as the recently announced, award-winning Hewlett-Packard LaserJet 4000 printer family.</text:span><text:span text:style-name="T1502"><text:s/></text:span></text:p>
      <text:p text:style-name="P1503"><text:span text:style-name="T1504"></text:span><text:span text:style-name="T1505"><text:s text:c="2"/></text:span><text:span text:style-name="T1506"></text:span><text:span text:style-name="T1507"><text:s text:c="2"/></text:span><text:a xlink:href="http://support.amd.com/TechDocs/24593.pdf" office:target-frame-name="_top" xlink:show="replace"><text:span text:style-name="T1508">"AMD64 Programmer's Manual Volume 2: System Programming"</text:span></text:a><text:span text:style-name="T1509"><text:s/>(PDF). Advanced Micro Devices. December 2016. p. 120.</text:span><text:span text:style-name="T1510"><text:s/></text:span></text:p>
      <text:p text:style-name="P1511"><text:span text:style-name="T1512"></text:span><text:span text:style-name="T1513"><text:s text:c="2"/></text:span><text:span text:style-name="T1514"></text:span><text:span text:style-name="T1515"><text:s text:c="2"/></text:span><text:a xlink:href="http://www.intel.com/content/dam/www/public/us/en/documents/manuals/64-ia-32-architectures-software-developer-vol-3a-part-1-manual.pdf" office:target-frame-name="_top" xlink:show="replace"><text:span text:style-name="T1516">"Intel 64 and IA-32 Architectures Software Developer's Manual Volume 3A: System Programming Guide, Part 1"</text:span></text:a><text:span text:style-name="T1517"><text:s/>(PDF). Intel. September 2016. p. 4-2.</text:span><text:span text:style-name="T1518"><text:s/></text:span></text:p>
      <text:p text:style-name="P1519"><text:span text:style-name="T1520"></text:span><text:span text:style-name="T1521"><text:s text:c="2"/></text:span><text:span text:style-name="T1522"></text:span><text:span text:style-name="T1523"><text:s text:c="2"/></text:span><text:a xlink:href="https://openpowerfoundation.org/?resource_lib=power-isa-version-3-0" office:target-frame-name="_top" xlink:show="replace"><text:span text:style-name="T1524">"Power ISA Version 3.0"</text:span></text:a><text:span text:style-name="T1525">.<text:s/></text:span><text:a office:title="IBM" xlink:href="https://en.wikipedia.org/wiki/IBM" office:target-frame-name="_top" xlink:show="replace"><text:span text:style-name="T1526">IBM</text:span></text:a><text:span text:style-name="T1527">. November 30, 2015. p. 983.</text:span><text:span text:style-name="T1528"><text:s/></text:span></text:p>
      <text:p text:style-name="P1529"><text:span text:style-name="T1530"></text:span><text:span text:style-name="T1531"><text:s text:c="2"/></text:span><text:span text:style-name="T1532"></text:span><text:span text:style-name="T1533"><text:s text:c="2"/></text:span><text:a xlink:href="https://community.oracle.com/docs/DOC-1005258" office:target-frame-name="_top" xlink:show="replace"><text:span text:style-name="T1534">"Oracle SPARC Architecture 2015 Draft D1.0.9"</text:span></text:a><text:span text:style-name="T1535">.<text:s/></text:span><text:a office:title="Oracle Corporation" xlink:href="https://en.wikipedia.org/wiki/Oracle_Corporation" office:target-frame-name="_top" xlink:show="replace"><text:span text:style-name="T1536">Oracle</text:span></text:a><text:span text:style-name="T1537">. p. 475.</text:span><text:span text:style-name="T1538"><text:s/></text:span></text:p>
      <text:p text:style-name="P1539"><text:span text:style-name="T1540"></text:span><text:span text:style-name="T1541"><text:s text:c="2"/></text:span><text:span text:style-name="T1542"></text:span><text:span text:style-name="T1543"><text:s text:c="2"/></text:span><text:a xlink:href="http://infocenter.arm.com/help/topic/com.arm.doc.ddi0487a.k_10775/index.html" office:target-frame-name="_top" xlink:show="replace"><text:span text:style-name="T1544">"ARM Architecture Reference Manual ARMv8, for ARMv8-A architecture profile"</text:span></text:a><text:span text:style-name="T1545">. pp. D4-1723, D4-1724, D4-1731.</text:span><text:span text:style-name="T1546"><text:s/></text:span></text:p>
      <text:p text:style-name="P1547"><text:span text:style-name="T1548"></text:span><text:span text:style-name="T1549"><text:s text:c="2"/></text:span><text:span text:style-name="T1550"></text:span><text:span text:style-name="T1551"><text:s text:c="2"/></text:span><text:a xlink:href="http://smithsonianchips.si.edu/intel/i860.htm" office:target-frame-name="_top" xlink:show="replace"><text:span text:style-name="T1552">"i860 64-Bit Microprocessor"</text:span></text:a><text:span text:style-name="T1553">. Intel. 1989. Retrieved 30 November 2010.</text:span><text:span text:style-name="T1554"><text:s/></text:span></text:p>
      <text:p text:style-name="P1555"><text:span text:style-name="T1556"></text:span><text:span text:style-name="T1557"><text:s text:c="2"/></text:span><text:span text:style-name="T1558"></text:span><text:span text:style-name="T1559"><text:s text:c="2"/></text:span><text:a xlink:href="http://www.atariage.com/Jaguar/history.html" office:target-frame-name="_top" xlink:show="replace"><text:span text:style-name="T1560">Atari Jaguar History</text:span></text:a><text:span text:style-name="T1561">.<text:s/></text:span><text:a office:title="AtariAge" xlink:href="https://en.wikipedia.org/wiki/AtariAge#AtariAge_(website)" office:target-frame-name="_top" xlink:show="replace"><text:span text:style-name="T1562">AtariAge</text:span></text:a><text:span text:style-name="T1563">. Retrieved 9 August 2010.<text:s/></text:span></text:p>
      <text:p text:style-name="P1564"><text:span text:style-name="T1565"></text:span><text:span text:style-name="T1566"><text:s text:c="2"/></text:span><text:span text:style-name="T1567"></text:span><text:span text:style-name="T1568"><text:s text:c="2"/>Joe Heinrich: "MIPS R4000 Microprocessor User's Manual, Second Edition", 1994, MIPS Technologies, Inc.<text:s/></text:span></text:p>
      <text:p text:style-name="P1569"><text:span text:style-name="T1570"></text:span><text:span text:style-name="T1571"><text:s text:c="2"/></text:span><text:span text:style-name="T1572"></text:span><text:span text:style-name="T1573"><text:s text:c="2"/>Richard L. Sites: "Alpha AXP Architecture", Digital Technical Journal, Volume 4, Number 4, 1992, Digital Equipment Corporation.<text:s/></text:span></text:p>
      <text:p text:style-name="P1574"><text:span text:style-name="T1575"></text:span><text:span text:style-name="T1576"><text:s text:c="2"/></text:span><text:span text:style-name="T1577"></text:span><text:span text:style-name="T1578"><text:s text:c="2"/>Linley Gwennap: "UltraSparc Unleashes SPARC Performance", Microprocessor Report, Volume 8, Number 13, 3 October 1994, MicroDesign Resources.<text:s/></text:span></text:p>
      <text:p text:style-name="P1579"><text:span text:style-name="T1580"></text:span><text:span text:style-name="T1581"><text:s text:c="2"/></text:span><text:span text:style-name="T1582"></text:span><text:span text:style-name="T1583"><text:s text:c="2"/>J. W. Bishop, et al.: "PowerPC AS A10 64-bit RISC microprocessor", IBM Journal of Research and Development, Volume 40, Number 4, July 1996, IBM Corporation.<text:s/></text:span></text:p>
      <text:p text:style-name="P1584"><text:span text:style-name="T1585"></text:span><text:span text:style-name="T1586"><text:s text:c="2"/></text:span><text:span text:style-name="T1587"></text:span><text:span text:style-name="T1588"><text:s text:c="2"/>Linley Gwennap: "PA-8000 Combines Complexity and Speed", Microprocessor Report, Volume 8, Number 15, 14 November 1994, MicroDesign Resources<text:s/></text:span></text:p>
      <text:p text:style-name="P1589"><text:span text:style-name="T1590"></text:span><text:span text:style-name="T1591"><text:s text:c="2"/></text:span><text:span text:style-name="T1592"></text:span><text:span text:style-name="T1593"><text:s text:c="2"/>F. P. O'Connell and S. W. White: "POWER3: The next generation of PowerPC processors", IBM Journal of Research and Development, Volume 44, Number 6, November 2000, IBM Corporation.<text:s/></text:span></text:p>
      <text:p text:style-name="P1594"><text:span text:style-name="T1595"></text:span><text:span text:style-name="T1596"><text:s text:c="2"/></text:span><text:span text:style-name="T1597"></text:span><text:span text:style-name="T1598"><text:s text:c="2"/></text:span><text:a xlink:href="https://web.archive.org/web/20071011053054/http:/via.com.tw/en/resources/pressroom/2004_archive/pr041005_fpf-isaiah.jsp" office:target-frame-name="_top" xlink:show="replace"><text:span text:style-name="T1599">"VIA Unveils Details of Next-Generation Isaiah Processor Core"</text:span></text:a><text:span text:style-name="T1600">. VIA Technologies, Inc. Archived from<text:s/></text:span><text:a xlink:href="http://www.via.com.tw/en/resources/pressroom/2004_archive/pr041005_fpf-isaiah.jsp" office:target-frame-name="_top" xlink:show="replace"><text:span text:style-name="T1601">the original</text:span></text:a><text:span text:style-name="T1602"><text:s/>on 2007-10-11. Retrieved 2007-07-18.</text:span><text:span text:style-name="T1603"><text:s/></text:span></text:p>
      <text:p text:style-name="P1604"><text:span text:style-name="T1605"></text:span><text:span text:style-name="T1606"><text:s text:c="2"/></text:span><text:span text:style-name="T1607"></text:span><text:span text:style-name="T1608"><text:s text:c="2"/></text:span><text:a xlink:href="http://www.arm.com/files/downloads/ARMv8_Architecture.pdf" office:target-frame-name="_top" xlink:show="replace"><text:span text:style-name="T1609">"ARMv8 Technology Preview"</text:span></text:a><text:span text:style-name="T1610"><text:s/>(PDF). October 31, 2011. Retrieved November 15, 2012.</text:span><text:span text:style-name="T1611"><text:s/></text:span></text:p>
      <text:p text:style-name="P1612"><text:span text:style-name="T1613"></text:span><text:span text:style-name="T1614"><text:s text:c="2"/></text:span><text:span text:style-name="T1615"></text:span><text:span text:style-name="T1616"><text:s text:c="2"/></text:span><text:a xlink:href="http://armdevices.net/2012/10/31/arm-keynote-arm-cortex-a53-and-arm-cortex-a57-64bit-armv8-processors-launched/" office:target-frame-name="_top" xlink:show="replace"><text:span text:style-name="T1617">ARM Keynote: ARM Cortex-A53 and ARM Cortex-A57 64bit ARMv8 processors launched</text:span></text:a><text:span text:style-name="T1618"><text:s/>on armdevices.net<text:s/></text:span></text:p>
      <text:p text:style-name="P1619"><text:span text:style-name="T1620"></text:span><text:span text:style-name="T1621"><text:s text:c="2"/></text:span><text:span text:style-name="T1622"></text:span><text:span text:style-name="T1623"><text:s text:c="2"/></text:span><text:span text:style-name="T1624">Stefan Berka.<text:s/></text:span><text:a xlink:href="http://www.operating-system.org/betriebssystem/_english/bs-unicos.htm" office:target-frame-name="_top" xlink:show="replace"><text:span text:style-name="T1625">"Unicos Operating System"</text:span></text:a><text:span text:style-name="T1626">. www.operating-system.org.<text:s/></text:span><text:a xlink:href="https://web.archive.org/web/20101126033526/http:/operating-system.org/betriebssystem/_english/bs-unicos.htm" office:target-frame-name="_top" xlink:show="replace"><text:span text:style-name="T1627">Archived</text:span></text:a><text:span text:style-name="T1628"><text:s/>from the original on 26 November 2010. Retrieved 2010-11-19.</text:span><text:span text:style-name="T1629"><text:s/></text:span></text:p>
      <text:p text:style-name="P1630"><text:span text:style-name="T1631"></text:span><text:span text:style-name="T1632"><text:s text:c="2"/></text:span><text:span text:style-name="T1633"></text:span><text:span text:style-name="T1634"><text:s text:c="2"/></text:span><text:a office:title="Jon Hall (programmer)" xlink:href="https://en.wikipedia.org/wiki/Jon_Hall_(programmer)" office:target-frame-name="_top" xlink:show="replace"><text:span text:style-name="T1635">Jon "maddog" Hall</text:span></text:a><text:span text:style-name="T1636"><text:s/>(Jun 1, 2000).<text:s/></text:span><text:a xlink:href="http://www.linuxjournal.com/article/4047" office:target-frame-name="_top" xlink:show="replace"><text:span text:style-name="T1637">"My Life and Free Software"</text:span></text:a><text:span text:style-name="T1638">. Linux Journal.</text:span><text:span text:style-name="T1639"><text:s/></text:span></text:p>
      <text:p text:style-name="P1640"><text:span text:style-name="T1641"></text:span><text:span text:style-name="T1642"><text:s text:c="2"/></text:span><text:span text:style-name="T1643"></text:span><text:span text:style-name="T1644"><text:s text:c="2"/></text:span><text:span text:style-name="T1645">Andi Kleen.<text:s/></text:span><text:a xlink:href="https://www.kernel.org/doc/ols/2001/x86-64.pdf" office:target-frame-name="_top" xlink:show="replace"><text:span text:style-name="T1646">Porting Linux to x86-64</text:span></text:a><text:span text:style-name="T1647"><text:s/>(PDF). Ottawa Linux Symposium 2001. Status: The kernel, compiler, tool chain work. The kernel boots and work on simulator and is used for porting of userland and running programs</text:span><text:span text:style-name="T1648"><text:s/></text:span></text:p>
      <text:p text:style-name="P1649"><text:span text:style-name="T1650"></text:span><text:span text:style-name="T1651"><text:s text:c="2"/></text:span><text:span text:style-name="T1652"></text:span><text:span text:style-name="T1653"><text:s text:c="2"/></text:span><text:span text:style-name="T1654">John Siracusa.<text:s/></text:span><text:a xlink:href="https://arstechnica.com/apple/reviews/2009/08/mac-os-x-10-6.ars/5" office:target-frame-name="_top" xlink:show="replace"><text:span text:style-name="T1655">"Mac OS X 10.6 Snow Leopard: the Ars Technica review"</text:span></text:a><text:span text:style-name="T1656">. Ars Technica. p. 5.<text:s/></text:span><text:a xlink:href="https://web.archive.org/web/20091009161632/http:/arstechnica.com/apple/reviews/2009/08/mac-os-x-10-6.ars/5" office:target-frame-name="_top" xlink:show="replace"><text:span text:style-name="T1657">Archived</text:span></text:a><text:span text:style-name="T1658"><text:s/>from the original on 9 October 2009. Retrieved 2009-09-06.</text:span><text:span text:style-name="T1659"><text:s/></text:span></text:p>
      <text:p text:style-name="P1660"><text:span text:style-name="T1661"></text:span><text:span text:style-name="T1662"><text:s text:c="2"/></text:span><text:span text:style-name="T1663"></text:span><text:span text:style-name="T1664"><text:s text:c="2"/></text:span><text:span text:style-name="T1665">Joris Evers (5 January 2005).<text:s/></text:span><text:a xlink:href="https://web.archive.org/web/20130618025711/http:/www.computerworld.com/s/article/98716/Microsoft_nixes_Windows_XP_for_Itanium?taxonomyId=125" office:target-frame-name="_top" xlink:show="replace"><text:span text:style-name="T1666">"Microsoft nixes Windows XP for Itanium"</text:span></text:a><text:span text:style-name="T1667">. Computerworld. Archived from<text:s/></text:span><text:a xlink:href="http://www.computerworld.com/s/article/98716/Microsoft_nixes_Windows_XP_for_Itanium?taxonomyId=125" office:target-frame-name="_top" xlink:show="replace"><text:span text:style-name="T1668">the original</text:span></text:a><text:span text:style-name="T1669"><text:s/>on 18 June 2013. Retrieved 17 October 2017.</text:span><text:span text:style-name="T1670"><text:s/></text:span></text:p>
      <text:p text:style-name="P1671"><text:span text:style-name="T1672"></text:span><text:span text:style-name="T1673"><text:s text:c="2"/></text:span><text:span text:style-name="T1674"></text:span><text:span text:style-name="T1675"><text:s text:c="2"/></text:span><text:a xlink:href="http://news.microsoft.com/2005/04/25/microsoft-raises-the-speed-limit-with-the-availability-of-64-bit-editions-of-windows-server-2003-and-windows-xp-professional/" office:target-frame-name="_top" xlink:show="replace"><text:span text:style-name="T1676">"Microsoft Raises the Speed Limit with the Availability of 64-Bit Editions of Windows Server 2003 and Windows XP Professional"</text:span></text:a><text:span text:style-name="T1677"><text:s/>(Press release). Microsoft. April 25, 2005. Retrieved September 10, 2015.</text:span><text:span text:style-name="T1678"><text:s/></text:span></text:p>
      <text:p text:style-name="P1679"><text:span text:style-name="T1680"></text:span><text:span text:style-name="T1681"><text:s text:c="2"/></text:span><text:span text:style-name="T1682"></text:span><text:span text:style-name="T1683"><text:s text:c="2"/></text:span><text:span text:style-name="T1684">Mashey, John (October 2006).<text:s/></text:span><text:a xlink:href="http://queue.acm.org/detail.cfm?id=1165766" office:target-frame-name="_top" xlink:show="replace"><text:span text:style-name="T1685">"The Long Road to 64 Bits"</text:span></text:a><text:span text:style-name="T1686">. ACM Queue.<text:s/></text:span><text:span text:style-name="T1687">4</text:span><text:span text:style-name="T1688"><text:s/>(8): 85–94. Retrieved 2011-02-19.</text:span><text:span text:style-name="T1689"><text:s/></text:span></text:p>
      <text:p text:style-name="P1690"><text:span text:style-name="T1691"></text:span><text:span text:style-name="T1692"><text:s text:c="2"/></text:span><text:span text:style-name="T1693"></text:span><text:span text:style-name="T1694"><text:s text:c="2"/></text:span><text:a xlink:href="http://www.w7forums.com/windows-7-64-bit-vs-32-bit-t484.html" office:target-frame-name="_top" xlink:show="replace"><text:span text:style-name="T1695">"Windows 7: 64 bit vs 32 bit?"</text:span></text:a><text:span text:style-name="T1696">. W7 Forums.<text:s/></text:span><text:a xlink:href="https://web.archive.org/web/20090405053428/http:/www.w7forums.com/windows-7-64-bit-vs-32-bit-t484.html" office:target-frame-name="_top" xlink:show="replace"><text:span text:style-name="T1697">Archived</text:span></text:a><text:span text:style-name="T1698"><text:s/>from the original on 5 April 2009. Retrieved 2009-04-05.</text:span><text:span text:style-name="T1699"><text:s/></text:span></text:p>
      <text:p text:style-name="P1700"><text:span text:style-name="T1701"></text:span><text:span text:style-name="T1702"><text:s text:c="2"/></text:span><text:span text:style-name="T1703"></text:span><text:span text:style-name="T1704"><text:s text:c="2"/></text:span><text:a xlink:href="http://java.sun.com/docs/hotspot/HotSpotFAQ.html#64bit_compilers" office:target-frame-name="_top" xlink:show="replace"><text:span text:style-name="T1705">"Frequently Asked Questions About the Java HotSpot VM"</text:span></text:a><text:span text:style-name="T1706">. Sun Microsystems, Inc.<text:s/></text:span><text:a xlink:href="https://web.archive.org/web/20070510204014/http:/java.sun.com/docs/hotspot/HotSpotFAQ.html" office:target-frame-name="_top" xlink:show="replace"><text:span text:style-name="T1707">Archived</text:span></text:a><text:span text:style-name="T1708"><text:s/>from the original on 10 May 2007. Retrieved 2007-05-03.</text:span><text:span text:style-name="T1709"><text:s/></text:span></text:p>
      <text:p text:style-name="P1710"><text:span text:style-name="T1711"></text:span><text:span text:style-name="T1712"><text:s text:c="2"/></text:span><text:span text:style-name="T1713"></text:span><text:span text:style-name="T1714"><text:s text:c="2"/></text:span><text:a xlink:href="http://support.microsoft.com/kb/946765" office:target-frame-name="_top" xlink:show="replace"><text:span text:style-name="T1715">"A description of the differences between 32-bit versions of Windows Vista and 64-bit versions of Windows Vista"</text:span></text:a><text:span text:style-name="T1716">. Retrieved 2011-10-14.</text:span><text:span text:style-name="T1717"><text:s/></text:span></text:p>
      <text:p text:style-name="P1718"><text:span text:style-name="T1719"></text:span><text:span text:style-name="T1720"><text:s text:c="2"/></text:span><text:span text:style-name="T1721"></text:span><text:span text:style-name="T1722"><text:s text:c="2"/></text:span><text:span text:style-name="T1723">Mark Russinovich (2008-07-21).<text:s/></text:span><text:a xlink:href="http://blogs.technet.com/markrussinovich/archive/2008/07/21/3092070.aspx" office:target-frame-name="_top" xlink:show="replace"><text:span text:style-name="T1724">"Pushing the Limits of Windows: Physical Memory"</text:span></text:a><text:span text:style-name="T1725">. Retrieved 2017-03-09.</text:span><text:span text:style-name="T1726"><text:s/></text:span></text:p>
      <text:p text:style-name="P1727"><text:span text:style-name="T1728"></text:span><text:span text:style-name="T1729"><text:s text:c="2"/></text:span><text:span text:style-name="T1730"></text:span><text:span text:style-name="T1731"><text:s text:c="2"/></text:span><text:span text:style-name="T1732">Chappell, Geoff (2009-01-27).<text:s/></text:span><text:a xlink:href="http://www.geoffchappell.com/notes/windows/license/memory.htm" office:target-frame-name="_top" xlink:show="replace"><text:span text:style-name="T1733">"Licensed Memory in 32-Bit Windows Vista"</text:span></text:a><text:span text:style-name="T1734">. geoffchappell.com.<text:s/></text:span><text:a office:title="Wikipedia:SPS" xlink:href="https://en.wikipedia.org/wiki/Wikipedia:SPS" office:target-frame-name="_top" xlink:show="replace"><text:span text:style-name="T1735">WP:SPS</text:span></text:a><text:span text:style-name="T1736">. Retrieved 9 March 2017.</text:span><text:span text:style-name="T1737"><text:s/></text:span></text:p>
      <text:p text:style-name="P1738"><text:span text:style-name="T1739"></text:span><text:span text:style-name="T1740"><text:s text:c="2"/></text:span><text:span text:style-name="T1741"></text:span><text:span text:style-name="T1742"><text:s text:c="2"/></text:span><text:a xlink:href="https://technet.microsoft.com/en-us/sysinternals/bb897447.aspx" office:target-frame-name="_top" xlink:show="replace"><text:span text:style-name="T1743">"Inside Native Applications"</text:span></text:a><text:span text:style-name="T1744">. Technet.microsoft.com. 2006-11-01.<text:s/></text:span><text:a xlink:href="https://web.archive.org/web/20101023130328/http:/technet.microsoft.com/en-us/sysinternals/bb897447.aspx" office:target-frame-name="_top" xlink:show="replace"><text:span text:style-name="T1745">Archived</text:span></text:a><text:span text:style-name="T1746"><text:s/>from the original on 23 October 2010. Retrieved 2010-11-19.</text:span><text:span text:style-name="T1747"><text:s/></text:span></text:p>
      <text:p text:style-name="P1748"><text:span text:style-name="T1749"></text:span><text:span text:style-name="T1750"><text:s text:c="2"/></text:span><text:span text:style-name="T1751"></text:span><text:span text:style-name="T1752"><text:s text:c="2"/></text:span><text:span text:style-name="T1753">Lincoln Spector (August 12, 2013).<text:s/></text:span><text:a xlink:href="https://www.pcworld.com/article/2045345/run-an-old-program-on-a-new-pc.html" office:target-frame-name="_top" xlink:show="replace"><text:span text:style-name="T1754">"Run an old program on a new PC"</text:span></text:a><text:span text:style-name="T1755">.</text:span><text:span text:style-name="T1756"><text:s/></text:span></text:p>
      <text:p text:style-name="P1757"><text:span text:style-name="T1758"></text:span><text:span text:style-name="T1759"><text:s text:c="2"/></text:span><text:span text:style-name="T1760"></text:span><text:span text:style-name="T1761"><text:s text:c="2"/></text:span><text:a xlink:href="http://www.ibm.com/developerworks/power/library/pa-openpower1/#N100C7" office:target-frame-name="_top" xlink:show="replace"><text:span text:style-name="T1762">"Exploring 64-bit development on POWER5: How portable is your code, really?"</text:span></text:a><text:span text:style-name="T1763"><text:s/>by Peter Seebach 2006<text:s/></text:span></text:p>
      <text:p text:style-name="P1764"><text:span text:style-name="T1765"></text:span><text:span text:style-name="T1766"><text:s text:c="2"/></text:span><text:span text:style-name="T1767"></text:span><text:span text:style-name="T1768"><text:s text:c="2"/></text:span><text:a xlink:href="http://www.lysator.liu.se/c/ten-commandments.html" office:target-frame-name="_top" xlink:show="replace"><text:span text:style-name="T1769">"The Ten Commandments for C Programmers"</text:span></text:a><text:span text:style-name="T1770"><text:s/>by Henry Spencer<text:s/></text:span></text:p>
      <text:p text:style-name="P1771"><text:span text:style-name="T1772"></text:span><text:span text:style-name="T1773"><text:s text:c="2"/></text:span><text:span text:style-name="T1774"></text:span><text:span text:style-name="T1775"><text:s text:c="2"/></text:span><text:a xlink:href="http://www.datacenterworks.com/stories/thud.html" office:target-frame-name="_top" xlink:show="replace"><text:span text:style-name="T1776">"The Story of Thud and Blunder"</text:span></text:a><text:span text:style-name="T1777">. Datacenterworks.com. Retrieved 2010-11-19.</text:span><text:span text:style-name="T1778"><text:s/></text:span></text:p>
      <text:list text:style-name="LFO14" text:continue-numbering="true">
        <text:list-item>
          <text:list>
            <text:list-item>
              <text:p text:style-name="P1779"><text:span text:style-name="T1780"></text:span><text:span text:style-name="T1781"><text:s text:c="2"/></text:span><text:a xlink:href="http://docs.cray.com/books/004-2179-001/html-004-2179-001/rvc5mrwh.html#QEARLRWH" office:target-frame-name="_top" xlink:show="replace"><text:span text:style-name="T1782">"Cray C/C++ Reference Manual"</text:span></text:a><text:span text:style-name="T1783">. August 1998. Table 9-1. Cray Research systems data type mapping. Retrieved October 15, 2013.</text:span><text:span text:style-name="T1784"><text:s/></text:span></text:p>
            </text:list-item>
          </text:list>
        </text:list-item>
      </text:list>
      <text:p text:style-name="P1785">External links</text:p>
      <text:list text:style-name="LFO15" text:continue-numbering="true">
        <text:list-item>
          <text:p text:style-name="P1786"><text:a xlink:href="https://developer.apple.com/library/mac/documentation/Darwin/Conceptual/64bitPorting/transition/transition.html" office:target-frame-name="_top" xlink:show="replace"><text:span text:style-name="T1787">64-bit Transition Guide, Mac Developer Library</text:span></text:a></text:p>
        </text:list-item>
        <text:list-item>
          <text:p text:style-name="P1788"><text:span text:style-name="T1789">Andrey Karpov.<text:s/></text:span><text:a xlink:href="http://software.intel.com/en-us/articles/collection-of-examples-of-64-bit-errors-in-real-programs/" office:target-frame-name="_top" xlink:show="replace"><text:span text:style-name="T1790">A Collection of Examples of 64-bit Errors in Real Programs</text:span></text:a></text:p>
        </text:list-item>
        <text:list-item>
          <text:p text:style-name="P1791"><text:a office:title="Mark Kilgard" xlink:href="https://en.wikipedia.org/wiki/Mark_Kilgard" office:target-frame-name="_top" xlink:show="replace"><text:span text:style-name="T1792">Mark J. Kilgard</text:span></text:a><text:span text:style-name="T1793">.<text:s/></text:span><text:a xlink:href="https://web.archive.org/web/20010603003655/http:/reality.sgi.com/mjk/64bit/64bit.html" office:target-frame-name="_top" xlink:show="replace"><text:span text:style-name="T1794">Is your X code ready for 64-bit?</text:span></text:a><text:span text:style-name="T1795"><text:s/>at the<text:s/></text:span><text:a office:title="Wayback Machine" xlink:href="https://en.wikipedia.org/wiki/Wayback_Machine" office:target-frame-name="_top" xlink:show="replace"><text:span text:style-name="T1796">Wayback Machine</text:span></text:a><text:span text:style-name="T1797"><text:s/>(archived June 3, 2001)</text:span></text:p>
        </text:list-item>
        <text:list-item>
          <text:p text:style-name="P1798"><text:a xlink:href="http://software.intel.com/en-us/articles/lessons-on-development-of-64-bit-cc-applications/" office:target-frame-name="_top" xlink:show="replace"><text:span text:style-name="T1799">Lessons on development of 64-bit C/C++ applications</text:span></text:a></text:p>
        </text:list-item>
        <text:list-item>
          <text:p text:style-name="P1800"><text:a xlink:href="http://www.unix.org/version2/whatsnew/lp64_wp.html" office:target-frame-name="_top" xlink:show="replace"><text:span text:style-name="T1801">64-Bit Programming Models: Why LP64?</text:span></text:a></text:p>
        </text:list-item>
        <text:list-item>
          <text:p text:style-name="P1802"><text:a xlink:href="http://www.codeproject.com/KB/system/AMD64_EM64T_architectur.aspx" office:target-frame-name="_top" xlink:show="replace"><text:span text:style-name="T1803">AMD64 (EM64T) architecture</text:span></text:a></text:p>
        </text:list-item>
      </text:list>
      <table:table table:style-name="Table1804">
        <table:table-columns>
          <table:table-column table:style-name="TableColumn1805"/>
          <table:table-column table:style-name="TableColumn1806"/>
        </table:table-columns>
        <table:table-row table:style-name="TableRow1807">
          <table:table-cell table:style-name="TableCell1808" table:number-columns-spanned="2">
            <text:list text:style-name="LFO16" text:continue-numbering="true">
              <text:list-item>
                <text:p text:style-name="P1809"><text:a office:title="Template:Processor technologies" xlink:href="https://en.wikipedia.org/wiki/Template:Processor_technologies" office:target-frame-name="_top" xlink:show="replace"><text:span text:style-name="T1810">v</text:span></text:a></text:p>
              </text:list-item>
              <text:list-item>
                <text:p text:style-name="P1811"><text:a office:title="Template talk:Processor technologies" xlink:href="https://en.wikipedia.org/wiki/Template_talk:Processor_technologies" office:target-frame-name="_top" xlink:show="replace"><text:span text:style-name="T1812">t</text:span></text:a></text:p>
              </text:list-item>
              <text:list-item>
                <text:p text:style-name="P1813"><text:a xlink:href="https://en.wikipedia.org/w/index.php?title=Template:Processor_technologies&amp;action=edit" office:target-frame-name="_top" xlink:show="replace"><text:span text:style-name="T1814">e</text:span></text:a></text:p>
              </text:list-item>
            </text:list>
            <text:p text:style-name="P1815"><text:a office:title="Processor (computing)" xlink:href="https://en.wikipedia.org/wiki/Processor_(computing)" office:target-frame-name="_top" xlink:show="replace"><text:span text:style-name="T1816">Processor technologies</text:span></text:a></text:p>
          </table:table-cell>
          <table:covered-table-cell/>
        </table:table-row>
        <table:table-row table:style-name="TableRow1817">
          <table:table-cell table:style-name="TableCell1818">
            <text:p text:style-name="P1819"><text:a office:title="Model of computation" xlink:href="https://en.wikipedia.org/wiki/Model_of_computation" office:target-frame-name="_top" xlink:show="replace"><text:span text:style-name="T1820">Models</text:span></text:a></text:p>
          </table:table-cell>
          <table:table-cell table:style-name="TableCell1821">
            <text:list text:style-name="LFO17" text:continue-numbering="true">
              <text:list-item>
                <text:p text:style-name="P1822"><text:a office:title="Turing machine" xlink:href="https://en.wikipedia.org/wiki/Turing_machine" office:target-frame-name="_top" xlink:show="replace"><text:span text:style-name="T1823">Turing machine</text:span></text:a><text:span text:style-name="T1824"><text:s/></text:span></text:p>
                <text:list text:continue-numbering="true">
                  <text:list-item>
                    <text:p text:style-name="P1825"><text:a office:title="Universal Turing machine" xlink:href="https://en.wikipedia.org/wiki/Universal_Turing_machine" office:target-frame-name="_top" xlink:show="replace"><text:span text:style-name="T1826">Universal</text:span></text:a></text:p>
                  </text:list-item>
                  <text:list-item>
                    <text:p text:style-name="P1827"><text:a office:title="Post–Turing machine" xlink:href="https://en.wikipedia.org/wiki/Post%E2%80%93Turing_machine" office:target-frame-name="_top" xlink:show="replace"><text:span text:style-name="T1828">Post–Turing</text:span></text:a></text:p>
                  </text:list-item>
                  <text:list-item>
                    <text:p text:style-name="P1829"><text:a office:title="Quantum Turing machine" xlink:href="https://en.wikipedia.org/wiki/Quantum_Turing_machine" office:target-frame-name="_top" xlink:show="replace"><text:span text:style-name="T1830">Quantum</text:span></text:a></text:p>
                  </text:list-item>
                </text:list>
              </text:list-item>
              <text:list-item>
                <text:p text:style-name="P1831"><text:a office:title="Belt machine" xlink:href="https://en.wikipedia.org/wiki/Belt_machine" office:target-frame-name="_top" xlink:show="replace"><text:span text:style-name="T1832">Belt machine</text:span></text:a></text:p>
              </text:list-item>
              <text:list-item>
                <text:p text:style-name="P1833"><text:a office:title="Stack machine" xlink:href="https://en.wikipedia.org/wiki/Stack_machine" office:target-frame-name="_top" xlink:show="replace"><text:span text:style-name="T1834">Stack machine</text:span></text:a></text:p>
              </text:list-item>
              <text:list-item>
                <text:p text:style-name="P1835"><text:a office:title="Finite-state machine" xlink:href="https://en.wikipedia.org/wiki/Finite-state_machine" office:target-frame-name="_top" xlink:show="replace"><text:span text:style-name="T1836">Finite-state machine</text:span></text:a><text:span text:style-name="T1837"><text:s/></text:span></text:p>
                <text:list text:continue-numbering="true">
                  <text:list-item>
                    <text:p text:style-name="P1838"><text:a office:title="Finite state machine with datapath" xlink:href="https://en.wikipedia.org/wiki/Finite_state_machine_with_datapath" office:target-frame-name="_top" xlink:show="replace"><text:span text:style-name="T1839">with datapath</text:span></text:a></text:p>
                  </text:list-item>
                  <text:list-item>
                    <text:p text:style-name="P1840"><text:a office:title="Hierarchical state machine" xlink:href="https://en.wikipedia.org/wiki/Hierarchical_state_machine" office:target-frame-name="_top" xlink:show="replace"><text:span text:style-name="T1841">Hierarchical</text:span></text:a></text:p>
                  </text:list-item>
                  <text:list-item>
                    <text:p text:style-name="P1842"><text:a office:title="Queue automaton" xlink:href="https://en.wikipedia.org/wiki/Queue_automaton" office:target-frame-name="_top" xlink:show="replace"><text:span text:style-name="T1843">Queue automaton</text:span></text:a></text:p>
                  </text:list-item>
                </text:list>
              </text:list-item>
              <text:list-item>
                <text:p text:style-name="P1844"><text:a office:title="Register machine" xlink:href="https://en.wikipedia.org/wiki/Register_machine" office:target-frame-name="_top" xlink:show="replace"><text:span text:style-name="T1845">Register machines</text:span></text:a><text:span text:style-name="T1846"><text:s/></text:span></text:p>
                <text:list text:continue-numbering="true">
                  <text:list-item>
                    <text:p text:style-name="P1847"><text:a office:title="Counter machine" xlink:href="https://en.wikipedia.org/wiki/Counter_machine" office:target-frame-name="_top" xlink:show="replace"><text:span text:style-name="T1848">Counter</text:span></text:a></text:p>
                  </text:list-item>
                  <text:list-item>
                    <text:p text:style-name="P1849"><text:a office:title="Pointer machine" xlink:href="https://en.wikipedia.org/wiki/Pointer_machine" office:target-frame-name="_top" xlink:show="replace"><text:span text:style-name="T1850">Pointer</text:span></text:a></text:p>
                  </text:list-item>
                  <text:list-item>
                    <text:p text:style-name="P1851"><text:a office:title="Random-access machine" xlink:href="https://en.wikipedia.org/wiki/Random-access_machine" office:target-frame-name="_top" xlink:show="replace"><text:span text:style-name="T1852">Random-access</text:span></text:a></text:p>
                  </text:list-item>
                  <text:list-item>
                    <text:p text:style-name="P1853"><text:a office:title="Random-access stored-program machine" xlink:href="https://en.wikipedia.org/wiki/Random-access_stored-program_machine" office:target-frame-name="_top" xlink:show="replace"><text:span text:style-name="T1854">Random-access stored program</text:span></text:a></text:p>
                  </text:list-item>
                </text:list>
              </text:list-item>
            </text:list>
          </table:table-cell>
        </table:table-row>
        <table:table-row table:style-name="TableRow1855">
          <table:table-cell table:style-name="TableCell1856">
            <text:p text:style-name="P1857"><text:a office:title="Computer architecture" xlink:href="https://en.wikipedia.org/wiki/Computer_architecture" office:target-frame-name="_top" xlink:show="replace"><text:span text:style-name="T1858">Architecture</text:span></text:a></text:p>
          </table:table-cell>
          <table:table-cell table:style-name="TableCell1859">
            <text:list text:style-name="LFO18" text:continue-numbering="true">
              <text:list-item>
                <text:p text:style-name="P1860"><text:a office:title="Von Neumann architecture" xlink:href="https://en.wikipedia.org/wiki/Von_Neumann_architecture" office:target-frame-name="_top" xlink:show="replace"><text:span text:style-name="T1861">Von Neumann</text:span></text:a></text:p>
              </text:list-item>
              <text:list-item>
                <text:p text:style-name="P1862"><text:a office:title="Harvard architecture" xlink:href="https://en.wikipedia.org/wiki/Harvard_architecture" office:target-frame-name="_top" xlink:show="replace"><text:span text:style-name="T1863">Harvard</text:span></text:a><text:span text:style-name="T1864"><text:s/></text:span></text:p>
                <text:list text:continue-numbering="true">
                  <text:list-item>
                    <text:p text:style-name="P1865"><text:a office:title="Modified Harvard architecture" xlink:href="https://en.wikipedia.org/wiki/Modified_Harvard_architecture" office:target-frame-name="_top" xlink:show="replace"><text:span text:style-name="T1866">modified</text:span></text:a></text:p>
                  </text:list-item>
                </text:list>
              </text:list-item>
              <text:list-item>
                <text:p text:style-name="P1867"><text:a office:title="Dataflow architecture" xlink:href="https://en.wikipedia.org/wiki/Dataflow_architecture" office:target-frame-name="_top" xlink:show="replace"><text:span text:style-name="T1868">Dataflow</text:span></text:a></text:p>
              </text:list-item>
              <text:list-item>
                <text:p text:style-name="P1869"><text:a office:title="Transport triggered architecture" xlink:href="https://en.wikipedia.org/wiki/Transport_triggered_architecture" office:target-frame-name="_top" xlink:show="replace"><text:span text:style-name="T1870">Transport-triggered</text:span></text:a></text:p>
              </text:list-item>
              <text:list-item>
                <text:p text:style-name="P1871"><text:a office:title="Cellular architecture" xlink:href="https://en.wikipedia.org/wiki/Cellular_architecture" office:target-frame-name="_top" xlink:show="replace"><text:span text:style-name="T1872">Cellular</text:span></text:a></text:p>
              </text:list-item>
              <text:list-item>
                <text:p text:style-name="P1873"><text:a office:title="Endianness" xlink:href="https://en.wikipedia.org/wiki/Endianness" office:target-frame-name="_top" xlink:show="replace"><text:span text:style-name="T1874">Endianness</text:span></text:a></text:p>
              </text:list-item>
              <text:list-item>
                <text:p text:style-name="P1875"><text:a office:title="Computer data storage" xlink:href="https://en.wikipedia.org/wiki/Computer_data_storage" office:target-frame-name="_top" xlink:show="replace"><text:span text:style-name="T1876">Memory access</text:span></text:a><text:span text:style-name="T1877"><text:s/></text:span></text:p>
                <text:list text:continue-numbering="true">
                  <text:list-item>
                    <text:p text:style-name="P1878"><text:a office:title="Non-uniform memory access" xlink:href="https://en.wikipedia.org/wiki/Non-uniform_memory_access" office:target-frame-name="_top" xlink:show="replace"><text:span text:style-name="T1879">NUMA</text:span></text:a></text:p>
                  </text:list-item>
                  <text:list-item>
                    <text:p text:style-name="P1880"><text:a office:title="Heterogenous Unified Memory Access" xlink:href="https://en.wikipedia.org/wiki/Heterogenous_Unified_Memory_Access" office:target-frame-name="_top" xlink:show="replace"><text:span text:style-name="T1881">HUMA</text:span></text:a></text:p>
                  </text:list-item>
                  <text:list-item>
                    <text:p text:style-name="P1882"><text:a office:title="Load/store architecture" xlink:href="https://en.wikipedia.org/wiki/Load/store_architecture" office:target-frame-name="_top" xlink:show="replace"><text:span text:style-name="T1883">Load/store</text:span></text:a></text:p>
                  </text:list-item>
                  <text:list-item>
                    <text:p text:style-name="P1884"><text:a office:title="Register memory architecture" xlink:href="https://en.wikipedia.org/wiki/Register_memory_architecture" office:target-frame-name="_top" xlink:show="replace"><text:span text:style-name="T1885">Register/memory</text:span></text:a></text:p>
                  </text:list-item>
                </text:list>
              </text:list-item>
              <text:list-item>
                <text:p text:style-name="P1886"><text:a office:title="Cache hierarchy" xlink:href="https://en.wikipedia.org/wiki/Cache_hierarchy" office:target-frame-name="_top" xlink:show="replace"><text:span text:style-name="T1887">Cache hierarchy</text:span></text:a></text:p>
              </text:list-item>
              <text:list-item>
                <text:p text:style-name="P1888"><text:a office:title="Memory hierarchy" xlink:href="https://en.wikipedia.org/wiki/Memory_hierarchy" office:target-frame-name="_top" xlink:show="replace"><text:span text:style-name="T1889">Memory hierarchy</text:span></text:a><text:span text:style-name="T1890"><text:s/></text:span></text:p>
                <text:list text:continue-numbering="true">
                  <text:list-item>
                    <text:p text:style-name="P1891"><text:a office:title="Virtual memory" xlink:href="https://en.wikipedia.org/wiki/Virtual_memory" office:target-frame-name="_top" xlink:show="replace"><text:span text:style-name="T1892">Virtual memory</text:span></text:a></text:p>
                  </text:list-item>
                  <text:list-item>
                    <text:p text:style-name="P1893"><text:a office:title="Secondary storage" xlink:href="https://en.wikipedia.org/wiki/Secondary_storage" office:target-frame-name="_top" xlink:show="replace"><text:span text:style-name="T1894">Secondary storage</text:span></text:a></text:p>
                  </text:list-item>
                </text:list>
              </text:list-item>
              <text:list-item>
                <text:p text:style-name="P1895"><text:a office:title="Heterogeneous System Architecture" xlink:href="https://en.wikipedia.org/wiki/Heterogeneous_System_Architecture" office:target-frame-name="_top" xlink:show="replace"><text:span text:style-name="T1896">Heterogeneous</text:span></text:a></text:p>
              </text:list-item>
              <text:list-item>
                <text:p text:style-name="P1897"><text:a office:title="Fabric computing" xlink:href="https://en.wikipedia.org/wiki/Fabric_computing" office:target-frame-name="_top" xlink:show="replace"><text:span text:style-name="T1898">Fabric</text:span></text:a></text:p>
              </text:list-item>
              <text:list-item>
                <text:p text:style-name="P1899"><text:a office:title="Multiprocessing" xlink:href="https://en.wikipedia.org/wiki/Multiprocessing" office:target-frame-name="_top" xlink:show="replace"><text:span text:style-name="T1900">Multiprocessing</text:span></text:a></text:p>
              </text:list-item>
              <text:list-item>
                <text:p text:style-name="P1901"><text:a office:title="Cognitive computing" xlink:href="https://en.wikipedia.org/wiki/Cognitive_computing" office:target-frame-name="_top" xlink:show="replace"><text:span text:style-name="T1902">Cognitive</text:span></text:a></text:p>
              </text:list-item>
              <text:list-item>
                <text:p text:style-name="P1903"><text:a office:title="Neuromorphic computing" xlink:href="https://en.wikipedia.org/wiki/Neuromorphic_computing" office:target-frame-name="_top" xlink:show="replace"><text:span text:style-name="T1904">Neuromorphic</text:span></text:a></text:p>
              </text:list-item>
            </text:list>
          </table:table-cell>
        </table:table-row>
        <table:table-row table:style-name="TableRow1905">
          <table:table-cell table:style-name="TableCell1906">
            <text:p text:style-name="P1907"><text:a office:title="Instruction set architecture" xlink:href="https://en.wikipedia.org/wiki/Instruction_set_architecture" office:target-frame-name="_top" xlink:show="replace"><text:span text:style-name="T1908">Instruction set</text:span><text:span text:style-name="T1909"><text:line-break/>architectures</text:span></text:a></text:p>
          </table:table-cell>
          <table:table-cell table:style-name="TableCell1910">
            <table:table table:style-name="Table1911">
              <table:table-columns>
                <table:table-column table:style-name="TableColumn1912"/>
                <table:table-column table:style-name="TableColumn1913"/>
              </table:table-columns>
              <table:table-row table:style-name="TableRow1914">
                <table:table-cell table:style-name="TableCell1915">
                  <text:p text:style-name="P1916">Types</text:p>
                </table:table-cell>
                <table:table-cell table:style-name="TableCell1917">
                  <text:list text:style-name="LFO19" text:continue-numbering="true">
                    <text:list-item>
                      <text:p text:style-name="P1918"><text:a office:title="Complex instruction set computer" xlink:href="https://en.wikipedia.org/wiki/Complex_instruction_set_computer" office:target-frame-name="_top" xlink:show="replace"><text:span text:style-name="T1919">CISC</text:span></text:a></text:p>
                    </text:list-item>
                    <text:list-item>
                      <text:p text:style-name="P1920"><text:a office:title="Reduced instruction set computer" xlink:href="https://en.wikipedia.org/wiki/Reduced_instruction_set_computer" office:target-frame-name="_top" xlink:show="replace"><text:span text:style-name="T1921">RISC</text:span></text:a></text:p>
                    </text:list-item>
                    <text:list-item>
                      <text:p text:style-name="P1922"><text:a office:title="Application-specific instruction set processor" xlink:href="https://en.wikipedia.org/wiki/Application-specific_instruction_set_processor" office:target-frame-name="_top" xlink:show="replace"><text:span text:style-name="T1923">Application-specific</text:span></text:a></text:p>
                    </text:list-item>
                    <text:list-item>
                      <text:p text:style-name="P1924"><text:a office:title="Explicit data graph execution" xlink:href="https://en.wikipedia.org/wiki/Explicit_data_graph_execution" office:target-frame-name="_top" xlink:show="replace"><text:span text:style-name="T1925">EDGE</text:span></text:a><text:span text:style-name="T1926"><text:s/></text:span></text:p>
                      <text:list text:continue-numbering="true">
                        <text:list-item>
                          <text:p text:style-name="P1927"><text:a office:title="TRIPS architecture" xlink:href="https://en.wikipedia.org/wiki/TRIPS_architecture" office:target-frame-name="_top" xlink:show="replace"><text:span text:style-name="T1928">TRIPS</text:span></text:a></text:p>
                        </text:list-item>
                      </text:list>
                    </text:list-item>
                    <text:list-item>
                      <text:p text:style-name="P1929"><text:a office:title="Very long instruction word" xlink:href="https://en.wikipedia.org/wiki/Very_long_instruction_word" office:target-frame-name="_top" xlink:show="replace"><text:span text:style-name="T1930">VLIW</text:span></text:a><text:span text:style-name="T1931"><text:s/></text:span></text:p>
                      <text:list text:continue-numbering="true">
                        <text:list-item>
                          <text:p text:style-name="P1932"><text:a office:title="Explicitly parallel instruction computing" xlink:href="https://en.wikipedia.org/wiki/Explicitly_parallel_instruction_computing" office:target-frame-name="_top" xlink:show="replace"><text:span text:style-name="T1933">EPIC</text:span></text:a></text:p>
                        </text:list-item>
                      </text:list>
                    </text:list-item>
                    <text:list-item>
                      <text:p text:style-name="P1934"><text:a office:title="Minimal instruction set computer" xlink:href="https://en.wikipedia.org/wiki/Minimal_instruction_set_computer" office:target-frame-name="_top" xlink:show="replace"><text:span text:style-name="T1935">MISC</text:span></text:a></text:p>
                    </text:list-item>
                    <text:list-item>
                      <text:p text:style-name="P1936"><text:a office:title="One instruction set computer" xlink:href="https://en.wikipedia.org/wiki/One_instruction_set_computer" office:target-frame-name="_top" xlink:show="replace"><text:span text:style-name="T1937">OISC</text:span></text:a></text:p>
                    </text:list-item>
                    <text:list-item>
                      <text:p text:style-name="P1938"><text:a office:title="No instruction set computing" xlink:href="https://en.wikipedia.org/wiki/No_instruction_set_computing" office:target-frame-name="_top" xlink:show="replace"><text:span text:style-name="T1939">NISC</text:span></text:a></text:p>
                    </text:list-item>
                    <text:list-item>
                      <text:p text:style-name="P1940"><text:a office:title="Zero instruction set computer" xlink:href="https://en.wikipedia.org/wiki/Zero_instruction_set_computer" office:target-frame-name="_top" xlink:show="replace"><text:span text:style-name="T1941">ZISC</text:span></text:a></text:p>
                    </text:list-item>
                    <text:list-item>
                      <text:p text:style-name="P1942"><text:a office:title="Comparison of instruction set architectures" xlink:href="https://en.wikipedia.org/wiki/Comparison_of_instruction_set_architectures" office:target-frame-name="_top" xlink:show="replace"><text:span text:style-name="T1943">comparison</text:span></text:a><text:span text:style-name="T1944"><text:s/></text:span></text:p>
                      <text:list text:continue-numbering="true">
                        <text:list-item>
                          <text:p text:style-name="P1945"><text:a office:title="Addressing mode" xlink:href="https://en.wikipedia.org/wiki/Addressing_mode" office:target-frame-name="_top" xlink:show="replace"><text:span text:style-name="T1946">addressing modes</text:span></text:a></text:p>
                        </text:list-item>
                      </text:list>
                    </text:list-item>
                  </text:list>
                </table:table-cell>
              </table:table-row>
            </table:table>
            <text:list text:style-name="LFO20" text:continue-numbering="true">
              <text:list-item>
                <text:p text:style-name="P1947"><text:a office:title="X86" xlink:href="https://en.wikipedia.org/wiki/X86" office:target-frame-name="_top" xlink:show="replace"><text:span text:style-name="T1948">x86</text:span></text:a></text:p>
              </text:list-item>
              <text:list-item>
                <text:p text:style-name="P1949"><text:a office:title="ARM architecture" xlink:href="https://en.wikipedia.org/wiki/ARM_architecture" office:target-frame-name="_top" xlink:show="replace"><text:span text:style-name="T1950">ARM</text:span></text:a></text:p>
              </text:list-item>
              <text:list-item>
                <text:p text:style-name="P1951"><text:a office:title="MIPS architecture" xlink:href="https://en.wikipedia.org/wiki/MIPS_architecture" office:target-frame-name="_top" xlink:show="replace"><text:span text:style-name="T1952">MIPS</text:span></text:a></text:p>
              </text:list-item>
              <text:list-item>
                <text:p text:style-name="P1953"><text:a office:title="Power Architecture" xlink:href="https://en.wikipedia.org/wiki/Power_Architecture" office:target-frame-name="_top" xlink:show="replace"><text:span text:style-name="T1954">Power</text:span></text:a><text:span text:style-name="T1955"><text:s/></text:span></text:p>
                <text:list text:continue-numbering="true">
                  <text:list-item>
                    <text:p text:style-name="P1956"><text:a office:title="PowerPC" xlink:href="https://en.wikipedia.org/wiki/PowerPC" office:target-frame-name="_top" xlink:show="replace"><text:span text:style-name="T1957">PowerPC</text:span></text:a></text:p>
                  </text:list-item>
                </text:list>
              </text:list-item>
              <text:list-item>
                <text:p text:style-name="P1958"><text:a office:title="SPARC" xlink:href="https://en.wikipedia.org/wiki/SPARC" office:target-frame-name="_top" xlink:show="replace"><text:span text:style-name="T1959">SPARC</text:span></text:a></text:p>
              </text:list-item>
              <text:list-item>
                <text:p text:style-name="P1960"><text:a office:title="IA-64" xlink:href="https://en.wikipedia.org/wiki/IA-64" office:target-frame-name="_top" xlink:show="replace"><text:span text:style-name="T1961">Itanium</text:span></text:a></text:p>
              </text:list-item>
              <text:list-item>
                <text:p text:style-name="P1962"><text:a office:title="Unicore" xlink:href="https://en.wikipedia.org/wiki/Unicore" office:target-frame-name="_top" xlink:show="replace"><text:span text:style-name="T1963">Unicore</text:span></text:a></text:p>
              </text:list-item>
              <text:list-item>
                <text:p text:style-name="P1964"><text:a office:title="MicroBlaze" xlink:href="https://en.wikipedia.org/wiki/MicroBlaze" office:target-frame-name="_top" xlink:show="replace"><text:span text:style-name="T1965">MicroBlaze</text:span></text:a></text:p>
              </text:list-item>
              <text:list-item>
                <text:p text:style-name="P1966"><text:a office:title="RISC-V" xlink:href="https://en.wikipedia.org/wiki/RISC-V" office:target-frame-name="_top" xlink:show="replace"><text:span text:style-name="T1967">RISC-V</text:span></text:a></text:p>
              </text:list-item>
              <text:list-item>
                <text:p text:style-name="P1968"><text:a office:title="List of instruction sets" xlink:href="https://en.wikipedia.org/wiki/List_of_instruction_sets" office:target-frame-name="_top" xlink:show="replace"><text:span text:style-name="T1969">others</text:span></text:a></text:p>
              </text:list-item>
            </text:list>
          </table:table-cell>
        </table:table-row>
        <table:table-row table:style-name="TableRow1970">
          <table:table-cell table:style-name="TableCell1971">
            <text:p text:style-name="P1972"><text:a office:title="Instruction cycle" xlink:href="https://en.wikipedia.org/wiki/Instruction_cycle" office:target-frame-name="_top" xlink:show="replace"><text:span text:style-name="T1973">Execution</text:span></text:a></text:p>
          </table:table-cell>
          <table:table-cell table:style-name="TableCell1974">
            <table:table table:style-name="Table1975">
              <table:table-columns>
                <table:table-column table:style-name="TableColumn1976"/>
                <table:table-column table:style-name="TableColumn1977"/>
              </table:table-columns>
              <table:table-row table:style-name="TableRow1978">
                <table:table-cell table:style-name="TableCell1979">
                  <text:p text:style-name="P1980"><text:a office:title="Instruction pipelining" xlink:href="https://en.wikipedia.org/wiki/Instruction_pipelining" office:target-frame-name="_top" xlink:show="replace"><text:span text:style-name="T1981">Instruction pipelining</text:span></text:a></text:p>
                </table:table-cell>
                <table:table-cell table:style-name="TableCell1982">
                  <text:p text:style-name="P1983"><text:span text:style-name="T1984"></text:span><text:span text:style-name="T1985"><text:s text:c="2"/></text:span><text:a office:title="Pipeline stall" xlink:href="https://en.wikipedia.org/wiki/Pipeline_stall" office:target-frame-name="_top" xlink:show="replace"><text:span text:style-name="T1986">Pipeline stall</text:span></text:a><text:span text:style-name="T1987"><text:s/></text:span></text:p>
                  <text:p text:style-name="P1988"><text:span text:style-name="T1989"></text:span><text:span text:style-name="T1990"><text:s text:c="2"/></text:span><text:a office:title="Operand forwarding" xlink:href="https://en.wikipedia.org/wiki/Operand_forwarding" office:target-frame-name="_top" xlink:show="replace"><text:span text:style-name="T1991">Operand forwarding</text:span></text:a><text:span text:style-name="T1992"><text:s/></text:span></text:p>
                  <text:p text:style-name="P1993"><text:span text:style-name="T1994"></text:span><text:span text:style-name="T1995"><text:s text:c="2"/></text:span><text:a office:title="Classic RISC pipeline" xlink:href="https://en.wikipedia.org/wiki/Classic_RISC_pipeline" office:target-frame-name="_top" xlink:show="replace"><text:span text:style-name="T1996">Classic RISC pipeline</text:span></text:a><text:span text:style-name="T1997"><text:s/></text:span></text:p>
                </table:table-cell>
              </table:table-row>
              <table:table-row table:style-name="TableRow1998">
                <table:table-cell table:style-name="TableCell1999">
                  <text:p text:style-name="P2000"><text:a office:title="Hazard (computer architecture)" xlink:href="https://en.wikipedia.org/wiki/Hazard_(computer_architecture)" office:target-frame-name="_top" xlink:show="replace"><text:span text:style-name="T2001">Hazards</text:span></text:a></text:p>
                </table:table-cell>
                <table:table-cell table:style-name="TableCell2002">
                  <text:list text:style-name="LFO21" text:continue-numbering="true">
                    <text:list-item>
                      <text:p text:style-name="P2003"><text:a office:title="Data dependency" xlink:href="https://en.wikipedia.org/wiki/Data_dependency" office:target-frame-name="_top" xlink:show="replace"><text:span text:style-name="T2004">Data dependency</text:span></text:a></text:p>
                    </text:list-item>
                    <text:list-item>
                      <text:p text:style-name="P2005"><text:a office:title="Structural hazard" xlink:href="https://en.wikipedia.org/wiki/Structural_hazard" office:target-frame-name="_top" xlink:show="replace"><text:span text:style-name="T2006">Structural</text:span></text:a></text:p>
                    </text:list-item>
                    <text:list-item>
                      <text:p text:style-name="P2007"><text:a office:title="Control hazard" xlink:href="https://en.wikipedia.org/wiki/Control_hazard" office:target-frame-name="_top" xlink:show="replace"><text:span text:style-name="T2008">Control</text:span></text:a></text:p>
                    </text:list-item>
                    <text:list-item>
                      <text:p text:style-name="P2009"><text:a office:title="False sharing" xlink:href="https://en.wikipedia.org/wiki/False_sharing" office:target-frame-name="_top" xlink:show="replace"><text:span text:style-name="T2010">False sharing</text:span></text:a></text:p>
                    </text:list-item>
                  </text:list>
                </table:table-cell>
              </table:table-row>
              <table:table-row table:style-name="TableRow2011">
                <table:table-cell table:style-name="TableCell2012">
                  <text:p text:style-name="P2013"><text:a office:title="Out-of-order execution" xlink:href="https://en.wikipedia.org/wiki/Out-of-order_execution" office:target-frame-name="_top" xlink:show="replace"><text:span text:style-name="T2014">Out-of-order</text:span></text:a></text:p>
                </table:table-cell>
                <table:table-cell table:style-name="TableCell2015">
                  <text:list text:style-name="LFO22" text:continue-numbering="true">
                    <text:list-item>
                      <text:p text:style-name="P2016"><text:a office:title="Tomasulo algorithm" xlink:href="https://en.wikipedia.org/wiki/Tomasulo_algorithm" office:target-frame-name="_top" xlink:show="replace"><text:span text:style-name="T2017">Tomasulo algorithm</text:span></text:a><text:span text:style-name="T2018"><text:s/></text:span></text:p>
                      <text:list text:continue-numbering="true">
                        <text:list-item>
                          <text:p text:style-name="P2019"><text:a office:title="Reservation station" xlink:href="https://en.wikipedia.org/wiki/Reservation_station" office:target-frame-name="_top" xlink:show="replace"><text:span text:style-name="T2020">Reservation station</text:span></text:a></text:p>
                        </text:list-item>
                        <text:list-item>
                          <text:p text:style-name="P2021"><text:a office:title="Re-order buffer" xlink:href="https://en.wikipedia.org/wiki/Re-order_buffer" office:target-frame-name="_top" xlink:show="replace"><text:span text:style-name="T2022">Re-order buffer</text:span></text:a></text:p>
                        </text:list-item>
                      </text:list>
                    </text:list-item>
                    <text:list-item>
                      <text:p text:style-name="P2023"><text:a office:title="Register renaming" xlink:href="https://en.wikipedia.org/wiki/Register_renaming" office:target-frame-name="_top" xlink:show="replace"><text:span text:style-name="T2024">Register renaming</text:span></text:a></text:p>
                    </text:list-item>
                  </text:list>
                </table:table-cell>
              </table:table-row>
              <table:table-row table:style-name="TableRow2025">
                <table:table-cell table:style-name="TableCell2026">
                  <text:p text:style-name="P2027"><text:a office:title="Speculative execution" xlink:href="https://en.wikipedia.org/wiki/Speculative_execution" office:target-frame-name="_top" xlink:show="replace"><text:span text:style-name="T2028">Speculative</text:span></text:a></text:p>
                </table:table-cell>
                <table:table-cell table:style-name="TableCell2029">
                  <text:list text:style-name="LFO23" text:continue-numbering="true">
                    <text:list-item>
                      <text:p text:style-name="P2030"><text:a office:title="Branch predictor" xlink:href="https://en.wikipedia.org/wiki/Branch_predictor" office:target-frame-name="_top" xlink:show="replace"><text:span text:style-name="T2031">Branch prediction</text:span></text:a></text:p>
                    </text:list-item>
                    <text:list-item>
                      <text:p text:style-name="P2032"><text:a office:title="Memory dependence prediction" xlink:href="https://en.wikipedia.org/wiki/Memory_dependence_prediction" office:target-frame-name="_top" xlink:show="replace"><text:span text:style-name="T2033">Memory dependence prediction</text:span></text:a></text:p>
                    </text:list-item>
                  </text:list>
                </table:table-cell>
              </table:table-row>
            </table:table>
            <text:p text:style-name="P2034"/>
          </table:table-cell>
        </table:table-row>
        <table:table-row table:style-name="TableRow2035">
          <table:table-cell table:style-name="TableCell2036">
            <text:p text:style-name="P2037"><text:a office:title="Parallel computing" xlink:href="https://en.wikipedia.org/wiki/Parallel_computing" office:target-frame-name="_top" xlink:show="replace"><text:span text:style-name="T2038">Parallelism</text:span></text:a></text:p>
          </table:table-cell>
          <table:table-cell table:style-name="TableCell2039">
            <table:table table:style-name="Table2040">
              <table:table-columns>
                <table:table-column table:style-name="TableColumn2041"/>
                <table:table-column table:style-name="TableColumn2042"/>
              </table:table-columns>
              <table:table-row table:style-name="TableRow2043">
                <table:table-cell table:style-name="TableCell2044">
                  <text:p text:style-name="P2045">Level</text:p>
                </table:table-cell>
                <table:table-cell table:style-name="TableCell2046">
                  <text:list text:style-name="LFO24" text:continue-numbering="true">
                    <text:list-item>
                      <text:p text:style-name="P2047"><text:a office:title="Bit-level parallelism" xlink:href="https://en.wikipedia.org/wiki/Bit-level_parallelism" office:target-frame-name="_top" xlink:show="replace"><text:span text:style-name="T2048">Bit</text:span></text:a><text:span text:style-name="T2049"><text:s/></text:span></text:p>
                      <text:list text:continue-numbering="true">
                        <text:list-item>
                          <text:p text:style-name="P2050"><text:a office:title="Bit-serial architecture" xlink:href="https://en.wikipedia.org/wiki/Bit-serial_architecture" office:target-frame-name="_top" xlink:show="replace"><text:span text:style-name="T2051">Bit-serial</text:span></text:a></text:p>
                        </text:list-item>
                        <text:list-item>
                          <text:p text:style-name="P2052"><text:a office:title="Word (computer architecture)" xlink:href="https://en.wikipedia.org/wiki/Word_(computer_architecture)" office:target-frame-name="_top" xlink:show="replace"><text:span text:style-name="T2053">Word</text:span></text:a></text:p>
                        </text:list-item>
                      </text:list>
                    </text:list-item>
                    <text:list-item>
                      <text:p text:style-name="P2054"><text:a office:title="Instruction-level parallelism" xlink:href="https://en.wikipedia.org/wiki/Instruction-level_parallelism" office:target-frame-name="_top" xlink:show="replace"><text:span text:style-name="T2055">Instruction</text:span></text:a></text:p>
                    </text:list-item>
                    <text:list-item>
                      <text:p text:style-name="P2056"><text:a office:title="Instruction pipelining" xlink:href="https://en.wikipedia.org/wiki/Instruction_pipelining" office:target-frame-name="_top" xlink:show="replace"><text:span text:style-name="T2057">Pipelining</text:span></text:a><text:span text:style-name="T2058"><text:s/></text:span></text:p>
                      <text:list text:continue-numbering="true">
                        <text:list-item>
                          <text:p text:style-name="P2059"><text:a office:title="Scalar processor" xlink:href="https://en.wikipedia.org/wiki/Scalar_processor" office:target-frame-name="_top" xlink:show="replace"><text:span text:style-name="T2060">Scalar</text:span></text:a></text:p>
                        </text:list-item>
                        <text:list-item>
                          <text:p text:style-name="P2061"><text:a office:title="Superscalar processor" xlink:href="https://en.wikipedia.org/wiki/Superscalar_processor" office:target-frame-name="_top" xlink:show="replace"><text:span text:style-name="T2062">Superscalar</text:span></text:a></text:p>
                        </text:list-item>
                      </text:list>
                    </text:list-item>
                    <text:list-item>
                      <text:p text:style-name="P2063"><text:a office:title="Task parallelism" xlink:href="https://en.wikipedia.org/wiki/Task_parallelism" office:target-frame-name="_top" xlink:show="replace"><text:span text:style-name="T2064">Task</text:span></text:a><text:span text:style-name="T2065"><text:s/></text:span></text:p>
                      <text:list text:continue-numbering="true">
                        <text:list-item>
                          <text:p text:style-name="P2066"><text:a office:title="Thread (computing)" xlink:href="https://en.wikipedia.org/wiki/Thread_(computing)" office:target-frame-name="_top" xlink:show="replace"><text:span text:style-name="T2067">Thread</text:span></text:a></text:p>
                        </text:list-item>
                        <text:list-item>
                          <text:p text:style-name="P2068"><text:a office:title="Process (computing)" xlink:href="https://en.wikipedia.org/wiki/Process_(computing)" office:target-frame-name="_top" xlink:show="replace"><text:span text:style-name="T2069">Process</text:span></text:a></text:p>
                        </text:list-item>
                      </text:list>
                    </text:list-item>
                    <text:list-item>
                      <text:p text:style-name="P2070"><text:a office:title="Data parallelism" xlink:href="https://en.wikipedia.org/wiki/Data_parallelism" office:target-frame-name="_top" xlink:show="replace"><text:span text:style-name="T2071">Data</text:span></text:a><text:span text:style-name="T2072"><text:s/></text:span></text:p>
                      <text:list text:continue-numbering="true">
                        <text:list-item>
                          <text:p text:style-name="P2073"><text:a office:title="Vector processor" xlink:href="https://en.wikipedia.org/wiki/Vector_processor" office:target-frame-name="_top" xlink:show="replace"><text:span text:style-name="T2074">Vector</text:span></text:a></text:p>
                        </text:list-item>
                      </text:list>
                    </text:list-item>
                    <text:list-item>
                      <text:p text:style-name="P2075"><text:a office:title="Memory-level parallelism" xlink:href="https://en.wikipedia.org/wiki/Memory-level_parallelism" office:target-frame-name="_top" xlink:show="replace"><text:span text:style-name="T2076">Memory</text:span></text:a></text:p>
                    </text:list-item>
                    <text:list-item>
                      <text:p text:style-name="P2077"><text:a office:title="Distributed architecture" xlink:href="https://en.wikipedia.org/wiki/Distributed_architecture" office:target-frame-name="_top" xlink:show="replace"><text:span text:style-name="T2078">Distributed</text:span></text:a></text:p>
                    </text:list-item>
                  </text:list>
                </table:table-cell>
              </table:table-row>
              <table:table-row table:style-name="TableRow2079">
                <table:table-cell table:style-name="TableCell2080">
                  <text:p text:style-name="P2081"><text:a office:title="Multithreading (computer architecture)" xlink:href="https://en.wikipedia.org/wiki/Multithreading_(computer_architecture)" office:target-frame-name="_top" xlink:show="replace"><text:span text:style-name="T2082">Multithreading</text:span></text:a></text:p>
                </table:table-cell>
                <table:table-cell table:style-name="TableCell2083">
                  <text:list text:style-name="LFO25" text:continue-numbering="true">
                    <text:list-item>
                      <text:p text:style-name="P2084"><text:a office:title="Temporal multithreading" xlink:href="https://en.wikipedia.org/wiki/Temporal_multithreading" office:target-frame-name="_top" xlink:show="replace"><text:span text:style-name="T2085">Temporal</text:span></text:a></text:p>
                    </text:list-item>
                    <text:list-item>
                      <text:p text:style-name="P2086"><text:a office:title="Simultaneous multithreading" xlink:href="https://en.wikipedia.org/wiki/Simultaneous_multithreading" office:target-frame-name="_top" xlink:show="replace"><text:span text:style-name="T2087">Simultaneous</text:span></text:a><text:span text:style-name="T2088"><text:s/></text:span></text:p>
                      <text:list text:continue-numbering="true">
                        <text:list-item>
                          <text:p text:style-name="P2089"><text:a office:title="Hyper-threading" xlink:href="https://en.wikipedia.org/wiki/Hyper-threading" office:target-frame-name="_top" xlink:show="replace"><text:span text:style-name="T2090">Hyperthreading</text:span></text:a></text:p>
                        </text:list-item>
                      </text:list>
                    </text:list-item>
                    <text:list-item>
                      <text:p text:style-name="P2091"><text:a office:title="Speculative multithreading" xlink:href="https://en.wikipedia.org/wiki/Speculative_multithreading" office:target-frame-name="_top" xlink:show="replace"><text:span text:style-name="T2092">Speculative</text:span></text:a></text:p>
                    </text:list-item>
                    <text:list-item>
                      <text:p text:style-name="P2093"><text:a office:title="Preemption (computing)" xlink:href="https://en.wikipedia.org/wiki/Preemption_(computing)" office:target-frame-name="_top" xlink:show="replace"><text:span text:style-name="T2094">Preemptive</text:span></text:a></text:p>
                    </text:list-item>
                    <text:list-item>
                      <text:p text:style-name="P2095"><text:a office:title="Cooperative multithreading" xlink:href="https://en.wikipedia.org/wiki/Cooperative_multithreading" office:target-frame-name="_top" xlink:show="replace"><text:span text:style-name="T2096">Cooperative</text:span></text:a></text:p>
                    </text:list-item>
                  </text:list>
                </table:table-cell>
              </table:table-row>
              <table:table-row table:style-name="TableRow2097">
                <table:table-cell table:style-name="TableCell2098">
                  <text:p text:style-name="P2099"><text:a office:title="Flynn's taxonomy" xlink:href="https://en.wikipedia.org/wiki/Flynn%27s_taxonomy" office:target-frame-name="_top" xlink:show="replace"><text:span text:style-name="T2100">Flynn's taxonomy</text:span></text:a></text:p>
                </table:table-cell>
                <table:table-cell table:style-name="TableCell2101">
                  <text:list text:style-name="LFO26" text:continue-numbering="true">
                    <text:list-item>
                      <text:p text:style-name="P2102"><text:a office:title="SISD" xlink:href="https://en.wikipedia.org/wiki/SISD" office:target-frame-name="_top" xlink:show="replace"><text:span text:style-name="T2103">SISD</text:span></text:a></text:p>
                    </text:list-item>
                    <text:list-item>
                      <text:p text:style-name="P2104"><text:a office:title="SIMD" xlink:href="https://en.wikipedia.org/wiki/SIMD" office:target-frame-name="_top" xlink:show="replace"><text:span text:style-name="T2105">SIMD</text:span></text:a><text:span text:style-name="T2106"><text:s/></text:span></text:p>
                      <text:list text:continue-numbering="true">
                        <text:list-item>
                          <text:p text:style-name="P2107"><text:a office:title="SWAR" xlink:href="https://en.wikipedia.org/wiki/SWAR" office:target-frame-name="_top" xlink:show="replace"><text:span text:style-name="T2108">SWAR</text:span></text:a></text:p>
                        </text:list-item>
                      </text:list>
                    </text:list-item>
                    <text:list-item>
                      <text:p text:style-name="P2109"><text:a office:title="Single instruction, multiple threads" xlink:href="https://en.wikipedia.org/wiki/Single_instruction,_multiple_threads" office:target-frame-name="_top" xlink:show="replace"><text:span text:style-name="T2110">SIMT</text:span></text:a></text:p>
                    </text:list-item>
                    <text:list-item>
                      <text:p text:style-name="P2111"><text:a office:title="MISD" xlink:href="https://en.wikipedia.org/wiki/MISD" office:target-frame-name="_top" xlink:show="replace"><text:span text:style-name="T2112">MISD</text:span></text:a></text:p>
                    </text:list-item>
                    <text:list-item>
                      <text:p text:style-name="P2113"><text:a office:title="MIMD" xlink:href="https://en.wikipedia.org/wiki/MIMD" office:target-frame-name="_top" xlink:show="replace"><text:span text:style-name="T2114">MIMD</text:span></text:a><text:span text:style-name="T2115"><text:s/></text:span></text:p>
                      <text:list text:continue-numbering="true">
                        <text:list-item>
                          <text:p text:style-name="P2116"><text:a office:title="SPMD" xlink:href="https://en.wikipedia.org/wiki/SPMD" office:target-frame-name="_top" xlink:show="replace"><text:span text:style-name="T2117">SPMD</text:span></text:a></text:p>
                        </text:list-item>
                      </text:list>
                    </text:list-item>
                  </text:list>
                </table:table-cell>
              </table:table-row>
            </table:table>
            <text:p text:style-name="P2118"/>
          </table:table-cell>
        </table:table-row>
        <table:table-row table:style-name="TableRow2119">
          <table:table-cell table:style-name="TableCell2120">
            <text:p text:style-name="P2121"><text:a office:title="Computer performance" xlink:href="https://en.wikipedia.org/wiki/Computer_performance" office:target-frame-name="_top" xlink:show="replace"><text:span text:style-name="T2122">Processor</text:span><text:span text:style-name="T2123"><text:line-break/>Performance</text:span></text:a></text:p>
          </table:table-cell>
          <table:table-cell table:style-name="TableCell2124">
            <text:list text:style-name="LFO27" text:continue-numbering="true">
              <text:list-item>
                <text:p text:style-name="P2125"><text:a office:title="Transistor count" xlink:href="https://en.wikipedia.org/wiki/Transistor_count" office:target-frame-name="_top" xlink:show="replace"><text:span text:style-name="T2126">Transistor count</text:span></text:a></text:p>
              </text:list-item>
              <text:list-item>
                <text:p text:style-name="P2127"><text:a office:title="Instructions per cycle" xlink:href="https://en.wikipedia.org/wiki/Instructions_per_cycle" office:target-frame-name="_top" xlink:show="replace"><text:span text:style-name="T2128">Instructions per cycle</text:span></text:a><text:span text:style-name="T2129"><text:s/>(IPC)<text:s/></text:span></text:p>
                <text:list text:continue-numbering="true">
                  <text:list-item>
                    <text:p text:style-name="P2130"><text:a office:title="Cycles per instruction" xlink:href="https://en.wikipedia.org/wiki/Cycles_per_instruction" office:target-frame-name="_top" xlink:show="replace"><text:span text:style-name="T2131">Cycles per instruction</text:span></text:a><text:span text:style-name="T2132"><text:s/>(CPI)</text:span></text:p>
                  </text:list-item>
                </text:list>
              </text:list-item>
              <text:list-item>
                <text:p text:style-name="P2133"><text:a office:title="Instructions per second" xlink:href="https://en.wikipedia.org/wiki/Instructions_per_second" office:target-frame-name="_top" xlink:show="replace"><text:span text:style-name="T2134">Instructions per second</text:span></text:a><text:span text:style-name="T2135"><text:s/>(IPS)</text:span></text:p>
              </text:list-item>
              <text:list-item>
                <text:p text:style-name="P2136"><text:a office:title="FLOPS" xlink:href="https://en.wikipedia.org/wiki/FLOPS" office:target-frame-name="_top" xlink:show="replace"><text:span text:style-name="T2137">Floating-point operations per second</text:span></text:a><text:span text:style-name="T2138"><text:s/>(FLOPS)</text:span></text:p>
              </text:list-item>
              <text:list-item>
                <text:p text:style-name="P2139"><text:a office:title="Transactions per second" xlink:href="https://en.wikipedia.org/wiki/Transactions_per_second" office:target-frame-name="_top" xlink:show="replace"><text:span text:style-name="T2140">Transactions per second</text:span></text:a><text:span text:style-name="T2141"><text:s/>(TPS)</text:span></text:p>
              </text:list-item>
              <text:list-item>
                <text:p text:style-name="P2142"><text:a office:title="SUPS" xlink:href="https://en.wikipedia.org/wiki/SUPS" office:target-frame-name="_top" xlink:show="replace"><text:span text:style-name="T2143">Synaptic updates per second</text:span></text:a><text:span text:style-name="T2144"><text:s/>(SUPS)</text:span></text:p>
              </text:list-item>
              <text:list-item>
                <text:p text:style-name="P2145"><text:a office:title="Performance per watt" xlink:href="https://en.wikipedia.org/wiki/Performance_per_watt" office:target-frame-name="_top" xlink:show="replace"><text:span text:style-name="T2146">Performance per watt</text:span></text:a><text:span text:style-name="T2147"><text:s/>(PPW)</text:span></text:p>
              </text:list-item>
              <text:list-item>
                <text:p text:style-name="P2148"><text:a office:title="Cache performance measurement and metric" xlink:href="https://en.wikipedia.org/wiki/Cache_performance_measurement_and_metric" office:target-frame-name="_top" xlink:show="replace"><text:span text:style-name="T2149">Cache performance metrics</text:span></text:a></text:p>
              </text:list-item>
              <text:list-item>
                <text:p text:style-name="P2150"><text:a office:title="Computer performance by orders of magnitude" xlink:href="https://en.wikipedia.org/wiki/Computer_performance_by_orders_of_magnitude" office:target-frame-name="_top" xlink:show="replace"><text:span text:style-name="T2151">Computer performance by orders of magnitude</text:span></text:a></text:p>
              </text:list-item>
            </text:list>
          </table:table-cell>
        </table:table-row>
        <table:table-row table:style-name="TableRow2152">
          <table:table-cell table:style-name="TableCell2153">
            <text:p text:style-name="P2154"><text:a office:title="Processor (computing)" xlink:href="https://en.wikipedia.org/wiki/Processor_(computing)" office:target-frame-name="_top" xlink:show="replace"><text:span text:style-name="T2155">Types</text:span></text:a></text:p>
          </table:table-cell>
          <table:table-cell table:style-name="TableCell2156">
            <text:list text:style-name="LFO28" text:continue-numbering="true">
              <text:list-item>
                <text:p text:style-name="P2157"><text:a office:title="Central processing unit" xlink:href="https://en.wikipedia.org/wiki/Central_processing_unit" office:target-frame-name="_top" xlink:show="replace"><text:span text:style-name="T2158">Central processing unit</text:span></text:a><text:span text:style-name="T2159"><text:s/>(CPU)</text:span></text:p>
              </text:list-item>
              <text:list-item>
                <text:p text:style-name="P2160"><text:a office:title="Graphics processing unit" xlink:href="https://en.wikipedia.org/wiki/Graphics_processing_unit" office:target-frame-name="_top" xlink:show="replace"><text:span text:style-name="T2161">Graphics processing unit</text:span></text:a><text:span text:style-name="T2162"><text:s/>(GPU)<text:s/></text:span></text:p>
                <text:list text:continue-numbering="true">
                  <text:list-item>
                    <text:p text:style-name="P2163"><text:a office:title="General-purpose computing on graphics processing units" xlink:href="https://en.wikipedia.org/wiki/General-purpose_computing_on_graphics_processing_units" office:target-frame-name="_top" xlink:show="replace"><text:span text:style-name="T2164">GPGPU</text:span></text:a></text:p>
                  </text:list-item>
                </text:list>
              </text:list-item>
              <text:list-item>
                <text:p text:style-name="P2165"><text:a office:title="Vector processor" xlink:href="https://en.wikipedia.org/wiki/Vector_processor" office:target-frame-name="_top" xlink:show="replace"><text:span text:style-name="T2166">Vector</text:span></text:a></text:p>
              </text:list-item>
              <text:list-item>
                <text:p text:style-name="P2167"><text:a office:title="Barrel processor" xlink:href="https://en.wikipedia.org/wiki/Barrel_processor" office:target-frame-name="_top" xlink:show="replace"><text:span text:style-name="T2168">Barrel</text:span></text:a></text:p>
              </text:list-item>
              <text:list-item>
                <text:p text:style-name="P2169"><text:a office:title="Stream processing" xlink:href="https://en.wikipedia.org/wiki/Stream_processing" office:target-frame-name="_top" xlink:show="replace"><text:span text:style-name="T2170">Stream</text:span></text:a></text:p>
              </text:list-item>
              <text:list-item>
                <text:p text:style-name="P2171"><text:a office:title="Coprocessor" xlink:href="https://en.wikipedia.org/wiki/Coprocessor" office:target-frame-name="_top" xlink:show="replace"><text:span text:style-name="T2172">Coprocessor</text:span></text:a></text:p>
              </text:list-item>
              <text:list-item>
                <text:p text:style-name="P2173"><text:a office:title="Application-specific integrated circuit" xlink:href="https://en.wikipedia.org/wiki/Application-specific_integrated_circuit" office:target-frame-name="_top" xlink:show="replace"><text:span text:style-name="T2174">ASIC</text:span></text:a></text:p>
              </text:list-item>
              <text:list-item>
                <text:p text:style-name="P2175"><text:a office:title="Field-programmable gate array" xlink:href="https://en.wikipedia.org/wiki/Field-programmable_gate_array" office:target-frame-name="_top" xlink:show="replace"><text:span text:style-name="T2176">FPGA</text:span></text:a></text:p>
              </text:list-item>
              <text:list-item>
                <text:p text:style-name="P2177"><text:a office:title="Complex programmable logic device" xlink:href="https://en.wikipedia.org/wiki/Complex_programmable_logic_device" office:target-frame-name="_top" xlink:show="replace"><text:span text:style-name="T2178">CPLD</text:span></text:a></text:p>
              </text:list-item>
              <text:list-item>
                <text:p text:style-name="P2179"><text:a office:title="Multi-chip module" xlink:href="https://en.wikipedia.org/wiki/Multi-chip_module" office:target-frame-name="_top" xlink:show="replace"><text:span text:style-name="T2180">Multi-chip module</text:span></text:a><text:span text:style-name="T2181"><text:s/>(MCM)</text:span></text:p>
              </text:list-item>
              <text:list-item>
                <text:p text:style-name="P2182"><text:a office:title="System in package" xlink:href="https://en.wikipedia.org/wiki/System_in_package" office:target-frame-name="_top" xlink:show="replace"><text:span text:style-name="T2183">System in package</text:span></text:a><text:span text:style-name="T2184"><text:s/>(SiP)</text:span></text:p>
              </text:list-item>
            </text:list>
            <table:table table:style-name="Table2185">
              <table:table-columns>
                <table:table-column table:style-name="TableColumn2186"/>
                <table:table-column table:style-name="TableColumn2187"/>
              </table:table-columns>
              <table:table-row table:style-name="TableRow2188">
                <table:table-cell table:style-name="TableCell2189">
                  <text:p text:style-name="P2190">By application</text:p>
                </table:table-cell>
                <table:table-cell table:style-name="TableCell2191">
                  <text:list text:style-name="LFO29" text:continue-numbering="true">
                    <text:list-item>
                      <text:p text:style-name="P2192"><text:a office:title="Microprocessor" xlink:href="https://en.wikipedia.org/wiki/Microprocessor" office:target-frame-name="_top" xlink:show="replace"><text:span text:style-name="T2193">Microprocessor</text:span></text:a></text:p>
                    </text:list-item>
                    <text:list-item>
                      <text:p text:style-name="P2194"><text:a office:title="Microcontroller" xlink:href="https://en.wikipedia.org/wiki/Microcontroller" office:target-frame-name="_top" xlink:show="replace"><text:span text:style-name="T2195">Microcontroller</text:span></text:a></text:p>
                    </text:list-item>
                    <text:list-item>
                      <text:p text:style-name="P2196"><text:a office:title="Mobile processor" xlink:href="https://en.wikipedia.org/wiki/Mobile_processor" office:target-frame-name="_top" xlink:show="replace"><text:span text:style-name="T2197">Mobile</text:span></text:a></text:p>
                    </text:list-item>
                    <text:list-item>
                      <text:p text:style-name="P2198"><text:a office:title="Notebook processor" xlink:href="https://en.wikipedia.org/wiki/Notebook_processor" office:target-frame-name="_top" xlink:show="replace"><text:span text:style-name="T2199">Notebook</text:span></text:a></text:p>
                    </text:list-item>
                    <text:list-item>
                      <text:p text:style-name="P2200"><text:a office:title="Ultra-low-voltage processor" xlink:href="https://en.wikipedia.org/wiki/Ultra-low-voltage_processor" office:target-frame-name="_top" xlink:show="replace"><text:span text:style-name="T2201">Ultra-low-voltage</text:span></text:a></text:p>
                    </text:list-item>
                    <text:list-item>
                      <text:p text:style-name="P2202"><text:a office:title="Application-specific instruction set processor" xlink:href="https://en.wikipedia.org/wiki/Application-specific_instruction_set_processor" office:target-frame-name="_top" xlink:show="replace"><text:span text:style-name="T2203">ASIP</text:span></text:a></text:p>
                    </text:list-item>
                  </text:list>
                </table:table-cell>
              </table:table-row>
              <table:table-row table:style-name="TableRow2204">
                <table:table-cell table:style-name="TableCell2205">
                  <text:p text:style-name="P2206">Systems<text:line-break/>on Chip</text:p>
                </table:table-cell>
                <table:table-cell table:style-name="TableCell2207">
                  <text:list text:style-name="LFO30" text:continue-numbering="true">
                    <text:list-item>
                      <text:p text:style-name="P2208"><text:a office:title="System on a chip" xlink:href="https://en.wikipedia.org/wiki/System_on_a_chip" office:target-frame-name="_top" xlink:show="replace"><text:span text:style-name="T2209">System-on-Chip</text:span></text:a><text:span text:style-name="T2210"><text:s/>(SoC)</text:span></text:p>
                    </text:list-item>
                    <text:list-item>
                      <text:p text:style-name="P2211"><text:a office:title="Multiprocessor system-on-chip" xlink:href="https://en.wikipedia.org/wiki/Multiprocessor_system-on-chip" office:target-frame-name="_top" xlink:show="replace"><text:span text:style-name="T2212">Multiprocessor</text:span></text:a><text:span text:style-name="T2213"><text:s/>(MPSoC)</text:span></text:p>
                    </text:list-item>
                    <text:list-item>
                      <text:p text:style-name="P2214"><text:a office:title="Programmable system-on-chip" xlink:href="https://en.wikipedia.org/wiki/Programmable_system-on-chip" office:target-frame-name="_top" xlink:show="replace"><text:span text:style-name="T2215">Programmable</text:span></text:a><text:span text:style-name="T2216"><text:s/>(PSoC)</text:span></text:p>
                    </text:list-item>
                    <text:list-item>
                      <text:p text:style-name="P2217"><text:a office:title="Network on a chip" xlink:href="https://en.wikipedia.org/wiki/Network_on_a_chip" office:target-frame-name="_top" xlink:show="replace"><text:span text:style-name="T2218">Network-on-Chip</text:span></text:a><text:span text:style-name="T2219"><text:s/>(NoC)</text:span></text:p>
                    </text:list-item>
                  </text:list>
                </table:table-cell>
              </table:table-row>
              <table:table-row table:style-name="TableRow2220">
                <table:table-cell table:style-name="TableCell2221">
                  <text:p text:style-name="P2222"><text:a office:title="Hardware acceleration" xlink:href="https://en.wikipedia.org/wiki/Hardware_acceleration" office:target-frame-name="_top" xlink:show="replace"><text:span text:style-name="T2223">Hardware</text:span><text:span text:style-name="T2224"><text:line-break/>accelerators</text:span></text:a></text:p>
                </table:table-cell>
                <table:table-cell table:style-name="TableCell2225">
                  <text:list text:style-name="LFO31" text:continue-numbering="true">
                    <text:list-item>
                      <text:p text:style-name="P2226"><text:a office:title="AI accelerator" xlink:href="https://en.wikipedia.org/wiki/AI_accelerator" office:target-frame-name="_top" xlink:show="replace"><text:span text:style-name="T2227">AI accelerator</text:span></text:a></text:p>
                    </text:list-item>
                    <text:list-item>
                      <text:p text:style-name="P2228"><text:a office:title="Vision processing unit" xlink:href="https://en.wikipedia.org/wiki/Vision_processing_unit" office:target-frame-name="_top" xlink:show="replace"><text:span text:style-name="T2229">Vision processing unit</text:span></text:a><text:span text:style-name="T2230"><text:s/>(VPU)</text:span></text:p>
                    </text:list-item>
                    <text:list-item>
                      <text:p text:style-name="P2231"><text:a office:title="Physics processing unit" xlink:href="https://en.wikipedia.org/wiki/Physics_processing_unit" office:target-frame-name="_top" xlink:show="replace"><text:span text:style-name="T2232">Physics processing unit</text:span></text:a><text:span text:style-name="T2233"><text:s/>(PPU)</text:span></text:p>
                    </text:list-item>
                    <text:list-item>
                      <text:p text:style-name="P2234"><text:a office:title="Digital signal processor" xlink:href="https://en.wikipedia.org/wiki/Digital_signal_processor" office:target-frame-name="_top" xlink:show="replace"><text:span text:style-name="T2235">Digital signal processor</text:span></text:a><text:span text:style-name="T2236"><text:s/>(DSP)</text:span></text:p>
                    </text:list-item>
                    <text:list-item>
                      <text:p text:style-name="P2237"><text:a office:title="Tensor processing unit" xlink:href="https://en.wikipedia.org/wiki/Tensor_processing_unit" office:target-frame-name="_top" xlink:show="replace"><text:span text:style-name="T2238">Tensor processing unit</text:span></text:a><text:span text:style-name="T2239"><text:s/>(TPU)</text:span></text:p>
                    </text:list-item>
                    <text:list-item>
                      <text:p text:style-name="P2240"><text:a office:title="Secure cryptoprocessor" xlink:href="https://en.wikipedia.org/wiki/Secure_cryptoprocessor" office:target-frame-name="_top" xlink:show="replace"><text:span text:style-name="T2241">Secure cryptoprocessor</text:span></text:a></text:p>
                    </text:list-item>
                    <text:list-item>
                      <text:p text:style-name="P2242"><text:a office:title="Network processor" xlink:href="https://en.wikipedia.org/wiki/Network_processor" office:target-frame-name="_top" xlink:show="replace"><text:span text:style-name="T2243">Network processor</text:span></text:a></text:p>
                    </text:list-item>
                    <text:list-item>
                      <text:p text:style-name="P2244"><text:a office:title="Baseband processor" xlink:href="https://en.wikipedia.org/wiki/Baseband_processor" office:target-frame-name="_top" xlink:show="replace"><text:span text:style-name="T2245">Baseband processor</text:span></text:a></text:p>
                    </text:list-item>
                  </text:list>
                </table:table-cell>
              </table:table-row>
            </table:table>
            <text:p text:style-name="P2246"/>
          </table:table-cell>
        </table:table-row>
        <table:table-row table:style-name="TableRow2247">
          <table:table-cell table:style-name="TableCell2248">
            <text:p text:style-name="P2249"><text:a office:title="Word (computer architecture)" xlink:href="https://en.wikipedia.org/wiki/Word_(computer_architecture)" office:target-frame-name="_top" xlink:show="replace"><text:span text:style-name="T2250">Word size</text:span></text:a></text:p>
          </table:table-cell>
          <table:table-cell table:style-name="TableCell2251">
            <text:list text:style-name="LFO32" text:continue-numbering="true">
              <text:list-item>
                <text:p text:style-name="P2252"><text:a office:title="1-bit architecture" xlink:href="https://en.wikipedia.org/wiki/1-bit_architecture" office:target-frame-name="_top" xlink:show="replace"><text:span text:style-name="T2253">1-bit</text:span></text:a></text:p>
              </text:list-item>
              <text:list-item>
                <text:p text:style-name="P2254"><text:a office:title="2-bit architecture" xlink:href="https://en.wikipedia.org/wiki/2-bit_architecture" office:target-frame-name="_top" xlink:show="replace"><text:span text:style-name="T2255">2-bit</text:span></text:a></text:p>
              </text:list-item>
              <text:list-item>
                <text:p text:style-name="P2256"><text:a office:title="4-bit" xlink:href="https://en.wikipedia.org/wiki/4-bit" office:target-frame-name="_top" xlink:show="replace"><text:span text:style-name="T2257">4-bit</text:span></text:a></text:p>
              </text:list-item>
              <text:list-item>
                <text:p text:style-name="P2258"><text:a office:title="8-bit" xlink:href="https://en.wikipedia.org/wiki/8-bit" office:target-frame-name="_top" xlink:show="replace"><text:span text:style-name="T2259">8-bit</text:span></text:a></text:p>
              </text:list-item>
              <text:list-item>
                <text:p text:style-name="P2260"><text:a office:title="16-bit" xlink:href="https://en.wikipedia.org/wiki/16-bit" office:target-frame-name="_top" xlink:show="replace"><text:span text:style-name="T2261">16-bit</text:span></text:a></text:p>
              </text:list-item>
              <text:list-item>
                <text:p text:style-name="P2262"><text:a office:title="32-bit" xlink:href="https://en.wikipedia.org/wiki/32-bit" office:target-frame-name="_top" xlink:show="replace"><text:span text:style-name="T2263">32-bit</text:span></text:a></text:p>
              </text:list-item>
              <text:list-item>
                <text:p text:style-name="P2264"><text:a office:title="48-bit" xlink:href="https://en.wikipedia.org/wiki/48-bit" office:target-frame-name="_top" xlink:show="replace"><text:span text:style-name="T2265">48-bit</text:span></text:a></text:p>
              </text:list-item>
              <text:list-item>
                <text:p text:style-name="P2266">64-bit</text:p>
              </text:list-item>
              <text:list-item>
                <text:p text:style-name="P2267"><text:a office:title="128-bit" xlink:href="https://en.wikipedia.org/wiki/128-bit" office:target-frame-name="_top" xlink:show="replace"><text:span text:style-name="T2268">128-bit</text:span></text:a></text:p>
              </text:list-item>
              <text:list-item>
                <text:p text:style-name="P2269"><text:a office:title="256-bit" xlink:href="https://en.wikipedia.org/wiki/256-bit" office:target-frame-name="_top" xlink:show="replace"><text:span text:style-name="T2270">256-bit</text:span></text:a></text:p>
              </text:list-item>
              <text:list-item>
                <text:p text:style-name="P2271"><text:a office:title="512-bit" xlink:href="https://en.wikipedia.org/wiki/512-bit" office:target-frame-name="_top" xlink:show="replace"><text:span text:style-name="T2272">512-bit</text:span></text:a></text:p>
              </text:list-item>
              <text:list-item>
                <text:p text:style-name="P2273"><text:a office:title="Word (computer architecture)" xlink:href="https://en.wikipedia.org/wiki/Word_(computer_architecture)#Table_of_word_sizes" office:target-frame-name="_top" xlink:show="replace"><text:span text:style-name="T2274">others</text:span></text:a><text:span text:style-name="T2275"><text:s/></text:span></text:p>
                <text:list text:continue-numbering="true">
                  <text:list-item>
                    <text:p text:style-name="P2276"><text:a office:title="Word (computer architecture)" xlink:href="https://en.wikipedia.org/wiki/Word_(computer_architecture)#Variable_word_architectures" office:target-frame-name="_top" xlink:show="replace"><text:span text:style-name="T2277">variable</text:span></text:a></text:p>
                  </text:list-item>
                </text:list>
              </text:list-item>
            </text:list>
          </table:table-cell>
        </table:table-row>
        <table:table-row table:style-name="TableRow2278">
          <table:table-cell table:style-name="TableCell2279">
            <text:p text:style-name="P2280">Core count</text:p>
          </table:table-cell>
          <table:table-cell table:style-name="TableCell2281">
            <text:list text:style-name="LFO33" text:continue-numbering="true">
              <text:list-item>
                <text:p text:style-name="P2282"><text:a office:title="Single-core" xlink:href="https://en.wikipedia.org/wiki/Single-core" office:target-frame-name="_top" xlink:show="replace"><text:span text:style-name="T2283">Single-core</text:span></text:a></text:p>
              </text:list-item>
              <text:list-item>
                <text:p text:style-name="P2284"><text:a office:title="Multi-core processor" xlink:href="https://en.wikipedia.org/wiki/Multi-core_processor" office:target-frame-name="_top" xlink:show="replace"><text:span text:style-name="T2285">Multi-core</text:span></text:a></text:p>
              </text:list-item>
              <text:list-item>
                <text:p text:style-name="P2286"><text:a office:title="Manycore processor" xlink:href="https://en.wikipedia.org/wiki/Manycore_processor" office:target-frame-name="_top" xlink:show="replace"><text:span text:style-name="T2287">Manycore</text:span></text:a></text:p>
              </text:list-item>
              <text:list-item>
                <text:p text:style-name="P2288"><text:a office:title="Heterogeneous computing" xlink:href="https://en.wikipedia.org/wiki/Heterogeneous_computing" office:target-frame-name="_top" xlink:show="replace"><text:span text:style-name="T2289">Heterogeneous architecture</text:span></text:a></text:p>
              </text:list-item>
            </text:list>
          </table:table-cell>
        </table:table-row>
        <table:table-row table:style-name="TableRow2290">
          <table:table-cell table:style-name="TableCell2291">
            <text:p text:style-name="P2292">Components</text:p>
          </table:table-cell>
          <table:table-cell table:style-name="TableCell2293">
            <text:list text:style-name="LFO34" text:continue-numbering="true">
              <text:list-item>
                <text:p text:style-name="P2294"><text:a office:title="Processor core" xlink:href="https://en.wikipedia.org/wiki/Processor_core" office:target-frame-name="_top" xlink:show="replace"><text:span text:style-name="T2295">Core</text:span></text:a></text:p>
              </text:list-item>
              <text:list-item>
                <text:p text:style-name="P2296"><text:a office:title="Cache (computing)" xlink:href="https://en.wikipedia.org/wiki/Cache_(computing)" office:target-frame-name="_top" xlink:show="replace"><text:span text:style-name="T2297">Cache</text:span></text:a><text:span text:style-name="T2298"><text:s/></text:span></text:p>
                <text:list text:continue-numbering="true">
                  <text:list-item>
                    <text:p text:style-name="P2299"><text:a office:title="CPU cache" xlink:href="https://en.wikipedia.org/wiki/CPU_cache" office:target-frame-name="_top" xlink:show="replace"><text:span text:style-name="T2300">CPU cache</text:span></text:a></text:p>
                  </text:list-item>
                  <text:list-item>
                    <text:p text:style-name="P2301"><text:a office:title="Cache replacement policies" xlink:href="https://en.wikipedia.org/wiki/Cache_replacement_policies" office:target-frame-name="_top" xlink:show="replace"><text:span text:style-name="T2302">replacement policies</text:span></text:a></text:p>
                  </text:list-item>
                  <text:list-item>
                    <text:p text:style-name="P2303"><text:a office:title="Cache coherence" xlink:href="https://en.wikipedia.org/wiki/Cache_coherence" office:target-frame-name="_top" xlink:show="replace"><text:span text:style-name="T2304">coherence</text:span></text:a></text:p>
                  </text:list-item>
                </text:list>
              </text:list-item>
              <text:list-item>
                <text:p text:style-name="P2305"><text:a office:title="Bus (computing)" xlink:href="https://en.wikipedia.org/wiki/Bus_(computing)" office:target-frame-name="_top" xlink:show="replace"><text:span text:style-name="T2306">Bus</text:span></text:a></text:p>
              </text:list-item>
              <text:list-item>
                <text:p text:style-name="P2307"><text:a office:title="Clock rate" xlink:href="https://en.wikipedia.org/wiki/Clock_rate" office:target-frame-name="_top" xlink:show="replace"><text:span text:style-name="T2308">Clock rate</text:span></text:a></text:p>
              </text:list-item>
              <text:list-item>
                <text:p text:style-name="P2309"><text:a office:title="FIFO (computing and electronics)" xlink:href="https://en.wikipedia.org/wiki/FIFO_(computing_and_electronics)" office:target-frame-name="_top" xlink:show="replace"><text:span text:style-name="T2310">FIFO</text:span></text:a></text:p>
              </text:list-item>
            </text:list>
            <table:table table:style-name="Table2311">
              <table:table-columns>
                <table:table-column table:style-name="TableColumn2312"/>
                <table:table-column table:style-name="TableColumn2313"/>
              </table:table-columns>
              <table:table-row table:style-name="TableRow2314">
                <table:table-cell table:style-name="TableCell2315">
                  <text:p text:style-name="P2316"><text:a office:title="Execution unit" xlink:href="https://en.wikipedia.org/wiki/Execution_unit" office:target-frame-name="_top" xlink:show="replace"><text:span text:style-name="T2317">Functional units</text:span></text:a></text:p>
                </table:table-cell>
                <table:table-cell table:style-name="TableCell2318">
                  <text:list text:style-name="LFO35" text:continue-numbering="true">
                    <text:list-item>
                      <text:p text:style-name="P2319"><text:a office:title="Arithmetic logic unit" xlink:href="https://en.wikipedia.org/wiki/Arithmetic_logic_unit" office:target-frame-name="_top" xlink:show="replace"><text:span text:style-name="T2320">Arithmetic logic unt</text:span></text:a><text:span text:style-name="T2321"><text:s/>(ALU)</text:span></text:p>
                    </text:list-item>
                    <text:list-item>
                      <text:p text:style-name="P2322"><text:a office:title="Address generation unit" xlink:href="https://en.wikipedia.org/wiki/Address_generation_unit" office:target-frame-name="_top" xlink:show="replace"><text:span text:style-name="T2323">Address generation unit</text:span></text:a><text:span text:style-name="T2324"><text:s/>(AGU)</text:span></text:p>
                    </text:list-item>
                    <text:list-item>
                      <text:p text:style-name="P2325"><text:a office:title="Floating-point unit" xlink:href="https://en.wikipedia.org/wiki/Floating-point_unit" office:target-frame-name="_top" xlink:show="replace"><text:span text:style-name="T2326">Floating-point unit</text:span></text:a><text:span text:style-name="T2327"><text:s/>(FPU)</text:span></text:p>
                    </text:list-item>
                    <text:list-item>
                      <text:p text:style-name="P2328"><text:a office:title="Memory management unit" xlink:href="https://en.wikipedia.org/wiki/Memory_management_unit" office:target-frame-name="_top" xlink:show="replace"><text:span text:style-name="T2329">Memory management unit</text:span></text:a><text:span text:style-name="T2330"><text:s/></text:span></text:p>
                      <text:list text:continue-numbering="true">
                        <text:list-item>
                          <text:p text:style-name="P2331"><text:a office:title="Load–store unit" xlink:href="https://en.wikipedia.org/wiki/Load%E2%80%93store_unit" office:target-frame-name="_top" xlink:show="replace"><text:span text:style-name="T2332">Load–store unit</text:span></text:a></text:p>
                        </text:list-item>
                        <text:list-item>
                          <text:p text:style-name="P2333"><text:a office:title="Translation lookaside buffer" xlink:href="https://en.wikipedia.org/wiki/Translation_lookaside_buffer" office:target-frame-name="_top" xlink:show="replace"><text:span text:style-name="T2334">Translation lookaside buffer</text:span></text:a><text:span text:style-name="T2335"><text:s/>(TLB)</text:span></text:p>
                        </text:list-item>
                      </text:list>
                    </text:list-item>
                  </text:list>
                </table:table-cell>
              </table:table-row>
              <table:table-row table:style-name="TableRow2336">
                <table:table-cell table:style-name="TableCell2337">
                  <text:p text:style-name="P2338"><text:a office:title="Digital logic" xlink:href="https://en.wikipedia.org/wiki/Digital_logic" office:target-frame-name="_top" xlink:show="replace"><text:span text:style-name="T2339">Logic</text:span></text:a></text:p>
                </table:table-cell>
                <table:table-cell table:style-name="TableCell2340">
                  <text:list text:style-name="LFO36" text:continue-numbering="true">
                    <text:list-item>
                      <text:p text:style-name="P2341"><text:a office:title="Combinational logic" xlink:href="https://en.wikipedia.org/wiki/Combinational_logic" office:target-frame-name="_top" xlink:show="replace"><text:span text:style-name="T2342">Combinational</text:span></text:a></text:p>
                    </text:list-item>
                    <text:list-item>
                      <text:p text:style-name="P2343"><text:a office:title="Sequential logic" xlink:href="https://en.wikipedia.org/wiki/Sequential_logic" office:target-frame-name="_top" xlink:show="replace"><text:span text:style-name="T2344">Sequential</text:span></text:a></text:p>
                    </text:list-item>
                    <text:list-item>
                      <text:p text:style-name="P2345"><text:a office:title="Glue logic" xlink:href="https://en.wikipedia.org/wiki/Glue_logic" office:target-frame-name="_top" xlink:show="replace"><text:span text:style-name="T2346">Glue</text:span></text:a></text:p>
                    </text:list-item>
                    <text:list-item>
                      <text:p text:style-name="P2347"><text:a office:title="Logic gate" xlink:href="https://en.wikipedia.org/wiki/Logic_gate" office:target-frame-name="_top" xlink:show="replace"><text:span text:style-name="T2348">Logic Gate</text:span></text:a><text:span text:style-name="T2349"><text:s/></text:span></text:p>
                      <text:list text:continue-numbering="true">
                        <text:list-item>
                          <text:p text:style-name="P2350"><text:a office:title="Quantum logic gate" xlink:href="https://en.wikipedia.org/wiki/Quantum_logic_gate" office:target-frame-name="_top" xlink:show="replace"><text:span text:style-name="T2351">Quantum</text:span></text:a></text:p>
                        </text:list-item>
                        <text:list-item>
                          <text:p text:style-name="P2352"><text:a office:title="Gate array" xlink:href="https://en.wikipedia.org/wiki/Gate_array" office:target-frame-name="_top" xlink:show="replace"><text:span text:style-name="T2353">Array</text:span></text:a></text:p>
                        </text:list-item>
                      </text:list>
                    </text:list-item>
                  </text:list>
                </table:table-cell>
              </table:table-row>
              <table:table-row table:style-name="TableRow2354">
                <table:table-cell table:style-name="TableCell2355">
                  <text:p text:style-name="P2356"><text:a office:title="Hardware register" xlink:href="https://en.wikipedia.org/wiki/Hardware_register" office:target-frame-name="_top" xlink:show="replace"><text:span text:style-name="T2357">Registers</text:span></text:a></text:p>
                </table:table-cell>
                <table:table-cell table:style-name="TableCell2358">
                  <text:list text:style-name="LFO37" text:continue-numbering="true">
                    <text:list-item>
                      <text:p text:style-name="P2359"><text:a office:title="Processor register" xlink:href="https://en.wikipedia.org/wiki/Processor_register" office:target-frame-name="_top" xlink:show="replace"><text:span text:style-name="T2360">Processor register</text:span></text:a></text:p>
                    </text:list-item>
                    <text:list-item>
                      <text:p text:style-name="P2361"><text:a office:title="Register file" xlink:href="https://en.wikipedia.org/wiki/Register_file" office:target-frame-name="_top" xlink:show="replace"><text:span text:style-name="T2362">Register file</text:span></text:a></text:p>
                    </text:list-item>
                    <text:list-item>
                      <text:p text:style-name="P2363"><text:a office:title="Memory buffer register" xlink:href="https://en.wikipedia.org/wiki/Memory_buffer_register" office:target-frame-name="_top" xlink:show="replace"><text:span text:style-name="T2364">Memory buffer</text:span></text:a></text:p>
                    </text:list-item>
                    <text:list-item>
                      <text:p text:style-name="P2365"><text:a office:title="Program counter" xlink:href="https://en.wikipedia.org/wiki/Program_counter" office:target-frame-name="_top" xlink:show="replace"><text:span text:style-name="T2366">Program counter</text:span></text:a></text:p>
                    </text:list-item>
                    <text:list-item>
                      <text:p text:style-name="P2367"><text:a office:title="Stack register" xlink:href="https://en.wikipedia.org/wiki/Stack_register" office:target-frame-name="_top" xlink:show="replace"><text:span text:style-name="T2368">Stack</text:span></text:a></text:p>
                    </text:list-item>
                  </text:list>
                </table:table-cell>
              </table:table-row>
              <table:table-row table:style-name="TableRow2369">
                <table:table-cell table:style-name="TableCell2370">
                  <text:p text:style-name="P2371"><text:a office:title="Control unit" xlink:href="https://en.wikipedia.org/wiki/Control_unit" office:target-frame-name="_top" xlink:show="replace"><text:span text:style-name="T2372">Control unit</text:span></text:a></text:p>
                </table:table-cell>
                <table:table-cell table:style-name="TableCell2373">
                  <text:list text:style-name="LFO38" text:continue-numbering="true">
                    <text:list-item>
                      <text:p text:style-name="P2374"><text:a office:title="Instruction unit" xlink:href="https://en.wikipedia.org/wiki/Instruction_unit" office:target-frame-name="_top" xlink:show="replace"><text:span text:style-name="T2375">Instruction unit</text:span></text:a></text:p>
                    </text:list-item>
                    <text:list-item>
                      <text:p text:style-name="P2376"><text:a office:title="Data buffer" xlink:href="https://en.wikipedia.org/wiki/Data_buffer" office:target-frame-name="_top" xlink:show="replace"><text:span text:style-name="T2377">Data buffer</text:span></text:a></text:p>
                    </text:list-item>
                    <text:list-item>
                      <text:p text:style-name="P2378"><text:a office:title="Write buffer" xlink:href="https://en.wikipedia.org/wiki/Write_buffer" office:target-frame-name="_top" xlink:show="replace"><text:span text:style-name="T2379">Write buffer</text:span></text:a></text:p>
                    </text:list-item>
                    <text:list-item>
                      <text:p text:style-name="P2380"><text:a office:title="Microcode" xlink:href="https://en.wikipedia.org/wiki/Microcode" office:target-frame-name="_top" xlink:show="replace"><text:span text:style-name="T2381">Microcode</text:span></text:a><text:span text:style-name="T2382"><text:s/></text:span><text:a office:title="ROM image" xlink:href="https://en.wikipedia.org/wiki/ROM_image" office:target-frame-name="_top" xlink:show="replace"><text:span text:style-name="T2383">ROM</text:span></text:a></text:p>
                    </text:list-item>
                    <text:list-item>
                      <text:p text:style-name="P2384"><text:a office:title="Counter (digital)" xlink:href="https://en.wikipedia.org/wiki/Counter_(digital)" office:target-frame-name="_top" xlink:show="replace"><text:span text:style-name="T2385">Counter</text:span></text:a></text:p>
                    </text:list-item>
                  </text:list>
                </table:table-cell>
              </table:table-row>
              <table:table-row table:style-name="TableRow2386">
                <table:table-cell table:style-name="TableCell2387">
                  <text:p text:style-name="P2388"><text:a office:title="Datapath" xlink:href="https://en.wikipedia.org/wiki/Datapath" office:target-frame-name="_top" xlink:show="replace"><text:span text:style-name="T2389">Datapath</text:span></text:a></text:p>
                </table:table-cell>
                <table:table-cell table:style-name="TableCell2390">
                  <text:list text:style-name="LFO39" text:continue-numbering="true">
                    <text:list-item>
                      <text:p text:style-name="P2391"><text:a office:title="Multiplexer" xlink:href="https://en.wikipedia.org/wiki/Multiplexer" office:target-frame-name="_top" xlink:show="replace"><text:span text:style-name="T2392">Multiplexer</text:span></text:a></text:p>
                    </text:list-item>
                    <text:list-item>
                      <text:p text:style-name="P2393"><text:a office:title="Demultiplexer" xlink:href="https://en.wikipedia.org/wiki/Demultiplexer" office:target-frame-name="_top" xlink:show="replace"><text:span text:style-name="T2394">Demultiplexer</text:span></text:a></text:p>
                    </text:list-item>
                    <text:list-item>
                      <text:p text:style-name="P2395"><text:a office:title="Adder (electronics)" xlink:href="https://en.wikipedia.org/wiki/Adder_(electronics)" office:target-frame-name="_top" xlink:show="replace"><text:span text:style-name="T2396">Adder</text:span></text:a></text:p>
                    </text:list-item>
                    <text:list-item>
                      <text:p text:style-name="P2397"><text:a office:title="Binary multiplier" xlink:href="https://en.wikipedia.org/wiki/Binary_multiplier" office:target-frame-name="_top" xlink:show="replace"><text:span text:style-name="T2398">Multiplier</text:span></text:a><text:span text:style-name="T2399"><text:s/></text:span></text:p>
                      <text:list text:continue-numbering="true">
                        <text:list-item>
                          <text:p text:style-name="P2400"><text:a office:title="CPU multiplier" xlink:href="https://en.wikipedia.org/wiki/CPU_multiplier" office:target-frame-name="_top" xlink:show="replace"><text:span text:style-name="T2401">CPU</text:span></text:a></text:p>
                        </text:list-item>
                      </text:list>
                    </text:list-item>
                    <text:list-item>
                      <text:p text:style-name="P2402"><text:a office:title="Binary decoder" xlink:href="https://en.wikipedia.org/wiki/Binary_decoder" office:target-frame-name="_top" xlink:show="replace"><text:span text:style-name="T2403">Binary decoder</text:span></text:a><text:span text:style-name="T2404"><text:s/></text:span></text:p>
                      <text:list text:continue-numbering="true">
                        <text:list-item>
                          <text:p text:style-name="P2405"><text:a office:title="Address decoder" xlink:href="https://en.wikipedia.org/wiki/Address_decoder" office:target-frame-name="_top" xlink:show="replace"><text:span text:style-name="T2406">Address decoder</text:span></text:a></text:p>
                        </text:list-item>
                        <text:list-item>
                          <text:p text:style-name="P2407"><text:a office:title="Sum addressed decoder" xlink:href="https://en.wikipedia.org/wiki/Sum_addressed_decoder" office:target-frame-name="_top" xlink:show="replace"><text:span text:style-name="T2408">Sum addressed decoder</text:span></text:a></text:p>
                        </text:list-item>
                      </text:list>
                    </text:list-item>
                    <text:list-item>
                      <text:p text:style-name="P2409"><text:a office:title="Barrel shifter" xlink:href="https://en.wikipedia.org/wiki/Barrel_shifter" office:target-frame-name="_top" xlink:show="replace"><text:span text:style-name="T2410">Barrel shifter</text:span></text:a></text:p>
                    </text:list-item>
                  </text:list>
                </table:table-cell>
              </table:table-row>
              <table:table-row table:style-name="TableRow2411">
                <table:table-cell table:style-name="TableCell2412">
                  <text:p text:style-name="P2413"><text:a office:title="Electronic circuit" xlink:href="https://en.wikipedia.org/wiki/Electronic_circuit" office:target-frame-name="_top" xlink:show="replace"><text:span text:style-name="T2414">Circuitry</text:span></text:a></text:p>
                </table:table-cell>
                <table:table-cell table:style-name="TableCell2415">
                  <text:list text:style-name="LFO40" text:continue-numbering="true">
                    <text:list-item>
                      <text:p text:style-name="P2416"><text:a office:title="Integrated circuit" xlink:href="https://en.wikipedia.org/wiki/Integrated_circuit" office:target-frame-name="_top" xlink:show="replace"><text:span text:style-name="T2417">Integrated circuit</text:span></text:a><text:span text:style-name="T2418"><text:s/></text:span></text:p>
                      <text:list text:continue-numbering="true">
                        <text:list-item>
                          <text:p text:style-name="P2419"><text:a office:title="Three-dimensional integrated circuit" xlink:href="https://en.wikipedia.org/wiki/Three-dimensional_integrated_circuit" office:target-frame-name="_top" xlink:show="replace"><text:span text:style-name="T2420">3D</text:span></text:a></text:p>
                        </text:list-item>
                        <text:list-item>
                          <text:p text:style-name="P2421"><text:a office:title="Mixed-signal integrated circuit" xlink:href="https://en.wikipedia.org/wiki/Mixed-signal_integrated_circuit" office:target-frame-name="_top" xlink:show="replace"><text:span text:style-name="T2422">Mixed signal</text:span></text:a></text:p>
                        </text:list-item>
                        <text:list-item>
                          <text:p text:style-name="P2423"><text:a office:title="Power management integrated circuit" xlink:href="https://en.wikipedia.org/wiki/Power_management_integrated_circuit" office:target-frame-name="_top" xlink:show="replace"><text:span text:style-name="T2424">Power management</text:span></text:a></text:p>
                        </text:list-item>
                      </text:list>
                    </text:list-item>
                    <text:list-item>
                      <text:p text:style-name="P2425"><text:a office:title="Boolean circuit" xlink:href="https://en.wikipedia.org/wiki/Boolean_circuit" office:target-frame-name="_top" xlink:show="replace"><text:span text:style-name="T2426">Boolean</text:span></text:a></text:p>
                    </text:list-item>
                    <text:list-item>
                      <text:p text:style-name="P2427"><text:a office:title="Digital circuit" xlink:href="https://en.wikipedia.org/wiki/Digital_circuit" office:target-frame-name="_top" xlink:show="replace"><text:span text:style-name="T2428">Digital</text:span></text:a></text:p>
                    </text:list-item>
                    <text:list-item>
                      <text:p text:style-name="P2429"><text:a office:title="Analog circuit" xlink:href="https://en.wikipedia.org/wiki/Analog_circuit" office:target-frame-name="_top" xlink:show="replace"><text:span text:style-name="T2430">Analog</text:span></text:a></text:p>
                    </text:list-item>
                    <text:list-item>
                      <text:p text:style-name="P2431"><text:a office:title="Quantum circuit" xlink:href="https://en.wikipedia.org/wiki/Quantum_circuit" office:target-frame-name="_top" xlink:show="replace"><text:span text:style-name="T2432">Quantum</text:span></text:a></text:p>
                    </text:list-item>
                    <text:list-item>
                      <text:p text:style-name="P2433"><text:a office:title="Switch" xlink:href="https://en.wikipedia.org/wiki/Switch#Electronic_switches" office:target-frame-name="_top" xlink:show="replace"><text:span text:style-name="T2434">Switch</text:span></text:a></text:p>
                    </text:list-item>
                  </text:list>
                </table:table-cell>
              </table:table-row>
            </table:table>
            <text:p text:style-name="P2435"/>
          </table:table-cell>
        </table:table-row>
        <table:table-row table:style-name="TableRow2436">
          <table:table-cell table:style-name="TableCell2437">
            <text:p text:style-name="P2438"><text:a office:title="Power management" xlink:href="https://en.wikipedia.org/wiki/Power_management" office:target-frame-name="_top" xlink:show="replace"><text:span text:style-name="T2439">Power</text:span><text:span text:style-name="T2440"><text:line-break/>management</text:span></text:a></text:p>
          </table:table-cell>
          <table:table-cell table:style-name="TableCell2441">
            <text:list text:style-name="LFO41" text:continue-numbering="true">
              <text:list-item>
                <text:p text:style-name="P2442"><text:a office:title="Power Management Unit" xlink:href="https://en.wikipedia.org/wiki/Power_Management_Unit" office:target-frame-name="_top" xlink:show="replace"><text:span text:style-name="T2443">PMU</text:span></text:a></text:p>
              </text:list-item>
              <text:list-item>
                <text:p text:style-name="P2444"><text:a office:title="Advanced Power Management" xlink:href="https://en.wikipedia.org/wiki/Advanced_Power_Management" office:target-frame-name="_top" xlink:show="replace"><text:span text:style-name="T2445">APM</text:span></text:a></text:p>
              </text:list-item>
              <text:list-item>
                <text:p text:style-name="P2446"><text:a office:title="Advanced Configuration and Power Interface" xlink:href="https://en.wikipedia.org/wiki/Advanced_Configuration_and_Power_Interface" office:target-frame-name="_top" xlink:show="replace"><text:span text:style-name="T2447">ACPI</text:span></text:a></text:p>
              </text:list-item>
              <text:list-item>
                <text:p text:style-name="P2448"><text:a office:title="Dynamic frequency scaling" xlink:href="https://en.wikipedia.org/wiki/Dynamic_frequency_scaling" office:target-frame-name="_top" xlink:show="replace"><text:span text:style-name="T2449">Dynamic frequency scaling</text:span></text:a></text:p>
              </text:list-item>
              <text:list-item>
                <text:p text:style-name="P2450"><text:a office:title="Dynamic voltage scaling" xlink:href="https://en.wikipedia.org/wiki/Dynamic_voltage_scaling" office:target-frame-name="_top" xlink:show="replace"><text:span text:style-name="T2451">Dynamic voltage scaling</text:span></text:a></text:p>
              </text:list-item>
              <text:list-item>
                <text:p text:style-name="P2452"><text:a office:title="Clock gating" xlink:href="https://en.wikipedia.org/wiki/Clock_gating" office:target-frame-name="_top" xlink:show="replace"><text:span text:style-name="T2453">Clock gating</text:span></text:a></text:p>
              </text:list-item>
              <text:list-item>
                <text:p text:style-name="P2454"><text:a office:title="Performance per watt" xlink:href="https://en.wikipedia.org/wiki/Performance_per_watt" office:target-frame-name="_top" xlink:show="replace"><text:span text:style-name="T2455">Performance per watt</text:span></text:a><text:span text:style-name="T2456"><text:s/>(PPW)</text:span></text:p>
              </text:list-item>
            </text:list>
          </table:table-cell>
        </table:table-row>
        <table:table-row table:style-name="TableRow2457">
          <table:table-cell table:style-name="TableCell2458">
            <text:p text:style-name="P2459">Related</text:p>
          </table:table-cell>
          <table:table-cell table:style-name="TableCell2460">
            <text:list text:style-name="LFO42" text:continue-numbering="true">
              <text:list-item>
                <text:p text:style-name="P2461"><text:a office:title="History of general-purpose CPUs" xlink:href="https://en.wikipedia.org/wiki/History_of_general-purpose_CPUs" office:target-frame-name="_top" xlink:show="replace"><text:span text:style-name="T2462">History of general-purpose CPUs</text:span></text:a></text:p>
              </text:list-item>
              <text:list-item>
                <text:p text:style-name="P2463"><text:a office:title="Microprocessor chronology" xlink:href="https://en.wikipedia.org/wiki/Microprocessor_chronology" office:target-frame-name="_top" xlink:show="replace"><text:span text:style-name="T2464">Microprocessor chronology</text:span></text:a></text:p>
              </text:list-item>
              <text:list-item>
                <text:p text:style-name="P2465"><text:a office:title="Processor design" xlink:href="https://en.wikipedia.org/wiki/Processor_design" office:target-frame-name="_top" xlink:show="replace"><text:span text:style-name="T2466">Processor design</text:span></text:a></text:p>
              </text:list-item>
              <text:list-item>
                <text:p text:style-name="P2467"><text:a office:title="Digital electronics" xlink:href="https://en.wikipedia.org/wiki/Digital_electronics" office:target-frame-name="_top" xlink:show="replace"><text:span text:style-name="T2468">Digital electronics</text:span></text:a></text:p>
              </text:list-item>
              <text:list-item>
                <text:p text:style-name="P2469"><text:a office:title="Hardware security module" xlink:href="https://en.wikipedia.org/wiki/Hardware_security_module" office:target-frame-name="_top" xlink:show="replace"><text:span text:style-name="T2470">Hardware security module</text:span></text:a></text:p>
              </text:list-item>
            </text:list>
          </table:table-cell>
        </table:table-row>
      </table:table>
      <text:p text:style-name="P2471"><text:a office:title="Help:Category" xlink:href="https://en.wikipedia.org/wiki/Help:Category" office:target-frame-name="_top" xlink:show="replace"><text:span text:style-name="T2472">Categories</text:span></text:a><text:span text:style-name="T2473">:<text:s/></text:span></text:p>
      <text:list text:style-name="LFO43" text:continue-numbering="true">
        <text:list-item>
          <text:p text:style-name="P2474"><text:a office:title="Category:Data unit" xlink:href="https://en.wikipedia.org/wiki/Category:Data_unit" office:target-frame-name="_top" xlink:show="replace"><text:span text:style-name="T2475">Data unit</text:span></text:a></text:p>
        </text:list-item>
      </text:list>
      <text:p text:style-name="P2476">Navigation menu</text:p>
      <text:list text:style-name="LFO44" text:continue-numbering="true">
        <text:list-item>
          <text:p text:style-name="P2477">Not logged in</text:p>
        </text:list-item>
        <text:list-item>
          <text:p text:style-name="P2478"><text:a office:title="Discussion about edits from this IP address [Alt+Shift+n]" xlink:href="https://en.wikipedia.org/wiki/Special:MyTalk" office:target-frame-name="_top" xlink:show="replace"><text:span text:style-name="T2479">Talk</text:span></text:a></text:p>
        </text:list-item>
        <text:list-item>
          <text:p text:style-name="P2480"><text:a office:title="A list of edits made from this IP address [Alt+Shift+y]" xlink:href="https://en.wikipedia.org/wiki/Special:MyContributions" office:target-frame-name="_top" xlink:show="replace"><text:span text:style-name="T2481">Contributions</text:span></text:a></text:p>
        </text:list-item>
        <text:list-item>
          <text:p text:style-name="P2482"><text:a office:title="You are encouraged to create an account and log in; however, it is not mandatory" xlink:href="https://en.wikipedia.org/w/index.php?title=Special:CreateAccount&amp;returnto=64-bit+computing" office:target-frame-name="_top" xlink:show="replace"><text:span text:style-name="T2483">Create account</text:span></text:a></text:p>
        </text:list-item>
        <text:list-item>
          <text:p text:style-name="P2484"><text:a office:title="You're encouraged to log in; however, it's not mandatory. [Alt+Shift+o]" xlink:href="https://en.wikipedia.org/w/index.php?title=Special:UserLogin&amp;returnto=64-bit+computing" office:target-frame-name="_top" xlink:show="replace"><text:span text:style-name="T2485">Log in</text:span></text:a></text:p>
        </text:list-item>
      </text:list>
      <text:list text:style-name="LFO45" text:continue-numbering="true">
        <text:list-item>
          <text:p text:style-name="P2486"><text:a office:title="View the content page [Alt+Shift+c]" xlink:href="https://en.wikipedia.org/wiki/64-bit_computing" office:target-frame-name="_top" xlink:show="replace"><text:span text:style-name="T2487">Article</text:span></text:a></text:p>
        </text:list-item>
        <text:list-item>
          <text:p text:style-name="P2488"><text:a office:title="Discussion about the content page [Alt+Shift+t]" xlink:href="https://en.wikipedia.org/wiki/Talk:64-bit_computing" office:target-frame-name="_top" xlink:show="replace"><text:span text:style-name="T2489">Talk</text:span></text:a></text:p>
        </text:list-item>
      </text:list>
      <text:list text:style-name="LFO46" text:continue-numbering="true">
        <text:list-item>
          <text:p text:style-name="P2490"><text:a xlink:href="https://en.wikipedia.org/wiki/64-bit_computing" office:target-frame-name="_top" xlink:show="replace"><text:span text:style-name="T2491">Read</text:span></text:a></text:p>
        </text:list-item>
        <text:list-item>
          <text:p text:style-name="P2492"><text:a office:title="Edit this page [Alt+Shift+e]" xlink:href="https://en.wikipedia.org/w/index.php?title=64-bit_computing&amp;action=edit" office:target-frame-name="_top" xlink:show="replace"><text:span text:style-name="T2493">Edit</text:span></text:a></text:p>
        </text:list-item>
        <text:list-item>
          <text:p text:style-name="P2494"><text:a office:title="Past revisions of this page [Alt+Shift+h]" xlink:href="https://en.wikipedia.org/w/index.php?title=64-bit_computing&amp;action=history" office:target-frame-name="_top" xlink:show="replace"><text:span text:style-name="T2495">View history</text:span></text:a></text:p>
        </text:list-item>
      </text:list>
      <text:p text:style-name="P2496">Search<text:s/></text:p>
      <text:p text:style-name="P2497">Top of Form</text:p>
      <text:p text:style-name="P2498">Bottom of Form</text:p>
      <text:list text:style-name="LFO47" text:continue-numbering="true">
        <text:list-item>
          <text:p text:style-name="P2499"><text:a office:title="Visit the main page [Alt+Shift+z]" xlink:href="https://en.wikipedia.org/wiki/Main_Page" office:target-frame-name="_top" xlink:show="replace"><text:span text:style-name="T2500">Main page</text:span></text:a></text:p>
        </text:list-item>
        <text:list-item>
          <text:p text:style-name="P2501"><text:a office:title="Guides to browsing Wikipedia" xlink:href="https://en.wikipedia.org/wiki/Portal:Contents" office:target-frame-name="_top" xlink:show="replace"><text:span text:style-name="T2502">Contents</text:span></text:a></text:p>
        </text:list-item>
        <text:list-item>
          <text:p text:style-name="P2503"><text:a office:title="Featured content – the best of Wikipedia" xlink:href="https://en.wikipedia.org/wiki/Portal:Featured_content" office:target-frame-name="_top" xlink:show="replace"><text:span text:style-name="T2504">Featured content</text:span></text:a></text:p>
        </text:list-item>
        <text:list-item>
          <text:p text:style-name="P2505"><text:a office:title="Find background information on current events" xlink:href="https://en.wikipedia.org/wiki/Portal:Current_events" office:target-frame-name="_top" xlink:show="replace"><text:span text:style-name="T2506">Current events</text:span></text:a></text:p>
        </text:list-item>
        <text:list-item>
          <text:p text:style-name="P2507"><text:a office:title="Load a random article [Alt+Shift+x]" xlink:href="https://en.wikipedia.org/wiki/Special:Random" office:target-frame-name="_top" xlink:show="replace"><text:span text:style-name="T2508">Random article</text:span></text:a></text:p>
        </text:list-item>
        <text:list-item>
          <text:p text:style-name="P2509"><text:a office:title="Support us" xlink:href="https://donate.wikimedia.org/wiki/Special:FundraiserRedirector?utm_source=donate&amp;utm_medium=sidebar&amp;utm_campaign=C13_en.wikipedia.org&amp;uselang=en" office:target-frame-name="_top" xlink:show="replace"><text:span text:style-name="T2510">Donate to Wikipedia</text:span></text:a></text:p>
        </text:list-item>
        <text:list-item>
          <text:p text:style-name="P2511"><text:a office:title="Visit the Wikipedia store" xlink:href="https://shop.wikimedia.org" office:target-frame-name="_top" xlink:show="replace"><text:span text:style-name="T2512">Wikipedia store</text:span></text:a></text:p>
        </text:list-item>
      </text:list>
      <text:p text:style-name="P2513">Interaction</text:p>
      <text:list text:style-name="LFO48" text:continue-numbering="true">
        <text:list-item>
          <text:p text:style-name="P2514"><text:a office:title="Guidance on how to use and edit Wikipedia" xlink:href="https://en.wikipedia.org/wiki/Help:Contents" office:target-frame-name="_top" xlink:show="replace"><text:span text:style-name="T2515">Help</text:span></text:a></text:p>
        </text:list-item>
        <text:list-item>
          <text:p text:style-name="P2516"><text:a office:title="Find out about Wikipedia" xlink:href="https://en.wikipedia.org/wiki/Wikipedia:About" office:target-frame-name="_top" xlink:show="replace"><text:span text:style-name="T2517">About Wikipedia</text:span></text:a></text:p>
        </text:list-item>
        <text:list-item>
          <text:p text:style-name="P2518"><text:a office:title="About the project, what you can do, where to find things" xlink:href="https://en.wikipedia.org/wiki/Wikipedia:Community_portal" office:target-frame-name="_top" xlink:show="replace"><text:span text:style-name="T2519">Community portal</text:span></text:a></text:p>
        </text:list-item>
        <text:list-item>
          <text:p text:style-name="P2520"><text:a office:title="A list of recent changes in the wiki [Alt+Shift+r]" xlink:href="https://en.wikipedia.org/wiki/Special:RecentChanges" office:target-frame-name="_top" xlink:show="replace"><text:span text:style-name="T2521">Recent changes</text:span></text:a></text:p>
        </text:list-item>
        <text:list-item>
          <text:p text:style-name="P2522"><text:a office:title="How to contact Wikipedia" xlink:href="https://en.wikipedia.org/wiki/Wikipedia:Contact_us" office:target-frame-name="_top" xlink:show="replace"><text:span text:style-name="T2523">Contact page</text:span></text:a></text:p>
        </text:list-item>
      </text:list>
      <text:p text:style-name="P2524">Tools</text:p>
      <text:list text:style-name="LFO49" text:continue-numbering="true">
        <text:list-item>
          <text:p text:style-name="P2525"><text:a office:title="List of all English Wikipedia pages containing links to this page [Alt+Shift+j]" xlink:href="https://en.wikipedia.org/wiki/Special:WhatLinksHere/64-bit_computing" office:target-frame-name="_top" xlink:show="replace"><text:span text:style-name="T2526">What links here</text:span></text:a></text:p>
        </text:list-item>
        <text:list-item>
          <text:p text:style-name="P2527"><text:a office:title="Recent changes in pages linked from this page [Alt+Shift+k]" xlink:href="https://en.wikipedia.org/wiki/Special:RecentChangesLinked/64-bit_computing" office:target-frame-name="_top" xlink:show="replace"><text:span text:style-name="T2528">Related changes</text:span></text:a></text:p>
        </text:list-item>
        <text:list-item>
          <text:p text:style-name="P2529"><text:a office:title="Upload files [Alt+Shift+u]" xlink:href="https://en.wikipedia.org/wiki/Wikipedia:File_Upload_Wizard" office:target-frame-name="_top" xlink:show="replace"><text:span text:style-name="T2530">Upload file</text:span></text:a></text:p>
        </text:list-item>
        <text:list-item>
          <text:p text:style-name="P2531"><text:a office:title="A list of all special pages [Alt+Shift+q]" xlink:href="https://en.wikipedia.org/wiki/Special:SpecialPages" office:target-frame-name="_top" xlink:show="replace"><text:span text:style-name="T2532">Special pages</text:span></text:a></text:p>
        </text:list-item>
        <text:list-item>
          <text:p text:style-name="P2533"><text:a office:title="Permanent link to this revision of the page" xlink:href="https://en.wikipedia.org/w/index.php?title=64-bit_computing&amp;oldid=869470513" office:target-frame-name="_top" xlink:show="replace"><text:span text:style-name="T2534">Permanent link</text:span></text:a></text:p>
        </text:list-item>
        <text:list-item>
          <text:p text:style-name="P2535"><text:a office:title="More information about this page" xlink:href="https://en.wikipedia.org/w/index.php?title=64-bit_computing&amp;action=info" office:target-frame-name="_top" xlink:show="replace"><text:span text:style-name="T2536">Page information</text:span></text:a></text:p>
        </text:list-item>
        <text:list-item>
          <text:p text:style-name="P2537"><text:a office:title="Link to connected data repository item [Alt+Shift+g]" xlink:href="https://www.wikidata.org/wiki/Special:EntityPage/Q252132" office:target-frame-name="_top" xlink:show="replace"><text:span text:style-name="T2538">Wikidata item</text:span></text:a></text:p>
        </text:list-item>
        <text:list-item>
          <text:p text:style-name="P2539"><text:a office:title="Information on how to cite this page" xlink:href="https://en.wikipedia.org/w/index.php?title=Special:CiteThisPage&amp;page=64-bit_computing&amp;id=869470513" office:target-frame-name="_top" xlink:show="replace"><text:span text:style-name="T2540">Cite this page</text:span></text:a></text:p>
        </text:list-item>
      </text:list>
      <text:p text:style-name="P2541">Print/export</text:p>
      <text:list text:style-name="LFO50" text:continue-numbering="true">
        <text:list-item>
          <text:p text:style-name="P2542"><text:a xlink:href="https://en.wikipedia.org/w/index.php?title=Special:Book&amp;bookcmd=book_creator&amp;referer=64-bit+computing" office:target-frame-name="_top" xlink:show="replace"><text:span text:style-name="T2543">Create a book</text:span></text:a></text:p>
        </text:list-item>
        <text:list-item>
          <text:p text:style-name="P2544"><text:a xlink:href="https://en.wikipedia.org/w/index.php?title=Special:ElectronPdf&amp;page=64-bit+computing&amp;action=show-download-screen" office:target-frame-name="_top" xlink:show="replace"><text:span text:style-name="T2545">Download as PDF</text:span></text:a></text:p>
        </text:list-item>
        <text:list-item>
          <text:p text:style-name="P2546"><text:a office:title="Printable version of this page [Alt+Shift+p]" xlink:href="https://en.wikipedia.org/w/index.php?title=64-bit_computing&amp;printable=yes" office:target-frame-name="_top" xlink:show="replace"><text:span text:style-name="T2547">Printable version</text:span></text:a></text:p>
        </text:list-item>
      </text:list>
      <text:p text:style-name="P2548">Languages</text:p>
      <text:list text:style-name="LFO51" text:continue-numbering="true">
        <text:list-item>
          <text:p text:style-name="P2549"><text:a office:title="64-بت – Arabic" xlink:href="https://ar.wikipedia.org/wiki/64-%D8%A8%D8%AA" office:target-frame-name="_top" xlink:show="replace"><text:span text:style-name="T2550">العربية</text:span></text:a></text:p>
        </text:list-item>
        <text:list-item>
          <text:p text:style-name="P2551"><text:a office:title="64-Bit-Architektur – German" xlink:href="https://de.wikipedia.org/wiki/64-Bit-Architektur" office:target-frame-name="_top" xlink:show="replace"><text:span text:style-name="T2552">Deutsch</text:span></text:a></text:p>
        </text:list-item>
        <text:list-item>
          <text:p text:style-name="P2553"><text:a office:title="64 bits – Spanish" xlink:href="https://es.wikipedia.org/wiki/64_bits" office:target-frame-name="_top" xlink:show="replace"><text:span text:style-name="T2554">Español</text:span></text:a></text:p>
        </text:list-item>
        <text:list-item>
          <text:p text:style-name="P2555"><text:a office:title="Processeur 64 bits – French" xlink:href="https://fr.wikipedia.org/wiki/Processeur_64_bits" office:target-frame-name="_top" xlink:show="replace"><text:span text:style-name="T2556">Français</text:span></text:a></text:p>
        </text:list-item>
        <text:list-item>
          <text:p text:style-name="P2557"><text:a office:title="64비트 – Korean" xlink:href="https://ko.wikipedia.org/wiki/64%EB%B9%84%ED%8A%B8" office:target-frame-name="_top" xlink:show="replace"><text:span text:style-name="T2558">한국어</text:span></text:a></text:p>
        </text:list-item>
        <text:list-item>
          <text:p text:style-name="P2559"><text:a office:title="64 bit – Italian" xlink:href="https://it.wikipedia.org/wiki/64_bit" office:target-frame-name="_top" xlink:show="replace"><text:span text:style-name="T2560">Italiano</text:span></text:a></text:p>
        </text:list-item>
        <text:list-item>
          <text:p text:style-name="P2561"><text:a office:title="64 бита – Russian" xlink:href="https://ru.wikipedia.org/wiki/64_%D0%B1%D0%B8%D1%82%D0%B0" office:target-frame-name="_top" xlink:show="replace"><text:span text:style-name="T2562">Русский</text:span></text:a></text:p>
        </text:list-item>
        <text:list-item>
          <text:p text:style-name="P2563"><text:a office:title="64-bit – Vietnamese" xlink:href="https://vi.wikipedia.org/wiki/64-bit" office:target-frame-name="_top" xlink:show="replace"><text:span text:style-name="T2564">Tiếng Việt</text:span></text:a></text:p>
        </text:list-item>
        <text:list-item>
          <text:p text:style-name="P2565"><text:a office:title="64位元 – Chinese" xlink:href="https://zh.wikipedia.org/wiki/64%E4%BD%8D%E5%85%83" office:target-frame-name="_top" xlink:show="replace"><text:span text:style-name="T2566">中文</text:span></text:a></text:p>
        </text:list-item>
      </text:list>
      <text:p text:style-name="P2567"><text:a office:title="Edit interlanguage links" xlink:href="https://www.wikidata.org/wiki/Special:EntityPage/Q252132#sitelinks-wikipedia" office:target-frame-name="_top" xlink:show="replace"><text:span text:style-name="T2568">Edit links</text:span></text:a></text:p>
      <text:list text:style-name="LFO52" text:continue-numbering="true">
        <text:list-item>
          <text:p text:style-name="P2569">This page was last edited on 18 November 2018, at 20:43 (UTC).</text:p>
        </text:list-item>
        <text:list-item>
          <text:p text:style-name="P2570"><text:span text:style-name="T2571">Text is available under the<text:s/></text:span><text:a xlink:href="https://en.wikipedia.org/wiki/Wikipedia:Text_of_Creative_Commons_Attribution-ShareAlike_3.0_Unported_License" office:target-frame-name="_top" xlink:show="replace"><text:span text:style-name="T2572">Creative Commons Attribution-ShareAlike License</text:span></text:a><text:span text:style-name="T2573">; additional terms may apply. By using this site, you agree to the<text:s/></text:span><text:a xlink:href="https://foundation.wikimedia.org/wiki/Terms_of_Use" office:target-frame-name="_top" xlink:show="replace"><text:span text:style-name="T2574">Terms of Use</text:span></text:a><text:span text:style-name="T2575"><text:s/>and<text:s/></text:span><text:a xlink:href="https://foundation.wikimedia.org/wiki/Privacy_policy" office:target-frame-name="_top" xlink:show="replace"><text:span text:style-name="T2576">Privacy Policy</text:span></text:a><text:span text:style-name="T2577">. Wikipedia® is a registered trademark of the<text:s/></text:span><text:a xlink:href="https://www.wikimediafoundation.org/" office:target-frame-name="_top" xlink:show="replace"><text:span text:style-name="T2578">Wikimedia Foundation, Inc.</text:span></text:a><text:span text:style-name="T2579">, a non-profit organization.</text:span></text:p>
        </text:list-item>
      </text:list>
      <text:list text:style-name="LFO53" text:continue-numbering="true">
        <text:list-item>
          <text:p text:style-name="P2580"><text:a office:title="wmf:Privacy policy" xlink:href="https://foundation.wikimedia.org/wiki/Privacy_policy" office:target-frame-name="_top" xlink:show="replace"><text:span text:style-name="T2581">Privacy policy</text:span></text:a></text:p>
        </text:list-item>
        <text:list-item>
          <text:p text:style-name="P2582"><text:a office:title="Wikipedia:About" xlink:href="https://en.wikipedia.org/wiki/Wikipedia:About" office:target-frame-name="_top" xlink:show="replace"><text:span text:style-name="T2583">About Wikipedia</text:span></text:a></text:p>
        </text:list-item>
        <text:list-item>
          <text:p text:style-name="P2584"><text:a office:title="Wikipedia:General disclaimer" xlink:href="https://en.wikipedia.org/wiki/Wikipedia:General_disclaimer" office:target-frame-name="_top" xlink:show="replace"><text:span text:style-name="T2585">Disclaimers</text:span></text:a></text:p>
        </text:list-item>
        <text:list-item>
          <text:p text:style-name="P2586"><text:a xlink:href="https://en.wikipedia.org/wiki/Wikipedia:Contact_us" office:target-frame-name="_top" xlink:show="replace"><text:span text:style-name="T2587">Contact Wikipedia</text:span></text:a></text:p>
        </text:list-item>
        <text:list-item>
          <text:p text:style-name="P2588"><text:a xlink:href="https://www.mediawiki.org/wiki/Special:MyLanguage/How_to_contribute" office:target-frame-name="_top" xlink:show="replace"><text:span text:style-name="T2589">Developers</text:span></text:a></text:p>
        </text:list-item>
        <text:list-item>
          <text:p text:style-name="P2590"><text:a xlink:href="https://foundation.wikimedia.org/wiki/Cookie_statement" office:target-frame-name="_top" xlink:show="replace"><text:span text:style-name="T2591">Cookie statement</text:span></text:a></text:p>
        </text:list-item>
        <text:list-item>
          <text:p text:style-name="P2592"><text:a xlink:href="https://en.m.wikipedia.org/w/index.php?title=64-bit_computing&amp;mobileaction=toggle_view_mobile" office:target-frame-name="_top" xlink:show="replace"><text:span text:style-name="T2593">Mobile view</text:span></text:a></text:p>
        </text:list-item>
      </text:list>
      <text:list text:style-name="LFO54" text:continue-numbering="true">
        <text:list-item>
          <text:p text:style-name="P2594"><text:span text:style-name="T2595"><draw:frame draw:style-name="a1" draw:name="Picture 2" text:anchor-type="as-char" svg:x="0in" svg:y="0in" svg:width="0.91667in" svg:height="0.32292in" style:rel-width="scale" style:rel-height="scale"><draw:image xlink:href="media/image2.png" xlink:type="simple" xlink:show="embed" xlink:actuate="onLoad"/><svg:title/><svg:desc>Wikimedia Foundation</svg:desc></draw:frame></text:span></text:p>
        </text:list-item>
        <text:list-item>
          <text:p text:style-name="P2596"><text:span text:style-name="T2597"><draw:frame draw:style-name="a2" draw:name="Picture 1" text:anchor-type="as-char" svg:x="0in" svg:y="0in" svg:width="0.91667in" svg:height="0.32292in" style:rel-width="scale" style:rel-height="scale"><draw:image xlink:href="media/image3.png" xlink:type="simple" xlink:show="embed" xlink:actuate="onLoad"/><svg:title/><svg:desc>Powered by MediaWiki</svg:desc></draw:frame></text:span></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Malgun Gothic" svg:font-family="Malgun Gothic" style:font-family-generic="swiss" style:font-pitch="variable" svg:panose-1="2 11 5 3 2 0 0 2 0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fo:hyphenate="false"/>
    </style: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hyphenate="false"/>
    </style:style>
    <style:style style:name="Heading3" style:display-name="Heading 3" style:family="paragraph" style:parent-style-name="Normal"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toctogglespan" style:display-name="toctogglespan" style:family="text" style:parent-style-name="DefaultParagraphFont"/>
    <style:style style:name="tocnumber" style:display-name="tocnumber" style:family="text" style:parent-style-name="DefaultParagraphFont"/>
    <style:style style:name="toctext" style:display-name="toctext" style:family="text" style:parent-style-name="DefaultParagraphFont"/>
    <style:style style:name="mw-headline" style:display-name="mw-headline" style:family="text" style:parent-style-name="DefaultParagraphFont"/>
    <style:style style:name="nowrap" style:display-name="nowrap" style:family="text" style:parent-style-name="DefaultParagraphFont"/>
    <style:style style:name="hide-when-compact" style:display-name="hide-when-compact" style:family="text" style:parent-style-name="DefaultParagraphFont"/>
    <style:style style:name="date" style:display-name="date" style:family="text" style:parent-style-name="DefaultParagraphFont"/>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style>
    <style:style style:name="kt" style:display-name="kt" style:family="text" style:parent-style-name="DefaultParagraphFont"/>
    <style:style style:name="n" style:display-name="n" style:family="text" style:parent-style-name="DefaultParagraphFont"/>
    <style:style style:name="p" style:display-name="p" style:family="text" style:parent-style-name="DefaultParagraphFont"/>
    <style:style style:name="k" style:display-name="k" style:family="text" style:parent-style-name="DefaultParagraphFont"/>
    <style:style style:name="o" style:display-name="o" style:family="text" style:parent-style-name="DefaultParagraphFont"/>
    <style:style style:name="mi" style:display-name="mi" style:family="text" style:parent-style-name="DefaultParagraphFont"/>
    <style:style style:name="citation" style:display-name="citation" style:family="text" style:parent-style-name="DefaultParagraphFont"/>
    <style:style style:name="reference-text" style:display-name="reference-text" style:family="text" style:parent-style-name="DefaultParagraphFont"/>
    <style:style style:name="HTMLCite" style:display-name="HTML Cite" style:family="text" style:parent-style-name="DefaultParagraphFont">
      <style:text-properties fo:font-style="italic" style:font-style-asian="italic" style:font-style-complex="italic"/>
    </style:style>
    <style:style style:name="reference-accessdate" style:display-name="reference-accessdate" style:family="text" style:parent-style-name="DefaultParagraphFont"/>
    <style:style style:name="z3988" style:display-name="z3988" style:family="text" style:parent-style-name="DefaultParagraphFont"/>
    <style:style style:name="cs1-format" style:display-name="cs1-format" style:family="text" style:parent-style-name="DefaultParagraphFont"/>
    <style:style style:name="z-TopofForm" style:display-name="z-Top of Form" style:family="paragraph" style:parent-style-name="Normal" style:next-style-name="Normal">
      <style:paragraph-properties fo:border-top="none" fo:border-left="none" fo:border-bottom="0.0104in solid #000000" fo:border-right="none" fo:padding-top="0in" fo:padding-left="0in" fo:padding-bottom="0.0138in" fo:padding-right="0in" style:shadow="none" fo:text-align="center" fo:margin-bottom="0in" fo:line-height="100%"/>
      <style:text-properties style:font-name="Arial" style:font-name-asian="Times New Roman" style:font-name-complex="Arial" text:display="none" fo:font-size="8pt" style:font-size-asian="8pt" style:font-size-complex="8pt" fo:hyphenate="false"/>
    </style:style>
    <style:style style:name="z-TopofFormChar" style:display-name="z-Top of Form Char" style:family="text" style:parent-style-name="DefaultParagraphFont">
      <style:text-properties style:font-name="Arial" style:font-name-asian="Times New Roman" style:font-name-complex="Arial" text:display="none" fo:font-size="8pt" style:font-size-asian="8pt" style:font-size-complex="8pt"/>
    </style:style>
    <style:style style:name="z-BottomofForm" style:display-name="z-Bottom of Form" style:family="paragraph" style:parent-style-name="Normal" style:next-style-name="Normal">
      <style:paragraph-properties fo:border-top="0.0104in solid #000000" fo:border-left="none" fo:border-bottom="none" fo:border-right="none" fo:padding-top="0.0138in" fo:padding-left="0in" fo:padding-bottom="0in" fo:padding-right="0in" style:shadow="none" fo:text-align="center" fo:margin-bottom="0in" fo:line-height="100%"/>
      <style:text-properties style:font-name="Arial" style:font-name-asian="Times New Roman" style:font-name-complex="Arial" text:display="none" fo:font-size="8pt" style:font-size-asian="8pt" style:font-size-complex="8pt" fo:hyphenate="false"/>
    </style:style>
    <style:style style:name="z-BottomofFormChar" style:display-name="z-Bottom of Form Char" style:family="text" style:parent-style-name="DefaultParagraphFont">
      <style:text-properties style:font-name="Arial" style:font-name-asian="Times New Roman" style:font-name-complex="Arial" text:display="none" fo:font-size="8pt" style:font-size-asian="8pt" style:font-size-complex="8pt"/>
    </style:style>
    <style:style style:name="wb-langlinks-edit" style:display-name="wb-langlinks-edit" style:family="text" style:parent-style-name="DefaultParagraphFont"/>
    <style:style style:name="anonymous-show" style:display-name="anonymous-show"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style style:name="WW_CharLFO27LVL1" style:family="text">
      <style:text-properties style:font-name="Symbol"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style style:name="WW_CharLFO28LVL1" style:family="text">
      <style:text-properties style:font-name="Symbol"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style:style style:name="WW_CharLFO29LVL1" style:family="text">
      <style:text-properties style:font-name="Symbol" fo:font-size="10pt" style:font-size-asian="10pt"/>
    </style:style>
    <style:style style:name="WW_CharLFO29LVL2" style:family="text">
      <style:text-properties style:font-name="Courier New" fo:font-size="10pt" style:font-size-asian="10pt"/>
    </style:style>
    <style:style style:name="WW_CharLFO29LVL3" style:family="text">
      <style:text-properties style:font-name="Wingdings" fo:font-size="10pt" style:font-size-asian="10pt"/>
    </style:style>
    <style:style style:name="WW_CharLFO29LVL4" style:family="text">
      <style:text-properties style:font-name="Wingdings" fo:font-size="10pt" style:font-size-asian="10pt"/>
    </style:style>
    <style:style style:name="WW_CharLFO29LVL5" style:family="text">
      <style:text-properties style:font-name="Wingdings" fo:font-size="10pt" style:font-size-asian="10pt"/>
    </style:style>
    <style:style style:name="WW_CharLFO29LVL6" style:family="text">
      <style:text-properties style:font-name="Wingdings" fo:font-size="10pt" style:font-size-asian="10pt"/>
    </style:style>
    <style:style style:name="WW_CharLFO29LVL7" style:family="text">
      <style:text-properties style:font-name="Wingdings" fo:font-size="10pt" style:font-size-asian="10pt"/>
    </style:style>
    <style:style style:name="WW_CharLFO29LVL8" style:family="text">
      <style:text-properties style:font-name="Wingdings" fo:font-size="10pt" style:font-size-asian="10pt"/>
    </style:style>
    <style:style style:name="WW_CharLFO29LVL9" style:family="text">
      <style:text-properties style:font-name="Wingdings" fo:font-size="10pt" style:font-size-asian="10pt"/>
    </style:style>
    <style:style style:name="WW_CharLFO30LVL1" style:family="text">
      <style:text-properties style:font-name="Symbol" fo:font-size="10pt" style:font-size-asian="10pt"/>
    </style:style>
    <style:style style:name="WW_CharLFO30LVL2" style:family="text">
      <style:text-properties style:font-name="Courier New" fo:font-size="10pt" style:font-size-asian="10pt"/>
    </style:style>
    <style:style style:name="WW_CharLFO30LVL3" style:family="text">
      <style:text-properties style:font-name="Wingdings" fo:font-size="10pt" style:font-size-asian="10pt"/>
    </style:style>
    <style:style style:name="WW_CharLFO30LVL4" style:family="text">
      <style:text-properties style:font-name="Wingdings" fo:font-size="10pt" style:font-size-asian="10pt"/>
    </style:style>
    <style:style style:name="WW_CharLFO30LVL5" style:family="text">
      <style:text-properties style:font-name="Wingdings" fo:font-size="10pt" style:font-size-asian="10pt"/>
    </style:style>
    <style:style style:name="WW_CharLFO30LVL6" style:family="text">
      <style:text-properties style:font-name="Wingdings" fo:font-size="10pt" style:font-size-asian="10pt"/>
    </style:style>
    <style:style style:name="WW_CharLFO30LVL7" style:family="text">
      <style:text-properties style:font-name="Wingdings" fo:font-size="10pt" style:font-size-asian="10pt"/>
    </style:style>
    <style:style style:name="WW_CharLFO30LVL8" style:family="text">
      <style:text-properties style:font-name="Wingdings" fo:font-size="10pt" style:font-size-asian="10pt"/>
    </style:style>
    <style:style style:name="WW_CharLFO30LVL9" style:family="text">
      <style:text-properties style:font-name="Wingdings" fo:font-size="10pt" style:font-size-asian="10pt"/>
    </style:style>
    <style:style style:name="WW_CharLFO31LVL1" style:family="text">
      <style:text-properties style:font-name="Symbol" fo:font-size="10pt" style:font-size-asian="10pt"/>
    </style:style>
    <style:style style:name="WW_CharLFO31LVL2" style:family="text">
      <style:text-properties style:font-name="Courier New" fo:font-size="10pt" style:font-size-asian="10pt"/>
    </style:style>
    <style:style style:name="WW_CharLFO31LVL3" style:family="text">
      <style:text-properties style:font-name="Wingdings" fo:font-size="10pt" style:font-size-asian="10pt"/>
    </style:style>
    <style:style style:name="WW_CharLFO31LVL4" style:family="text">
      <style:text-properties style:font-name="Wingdings" fo:font-size="10pt" style:font-size-asian="10pt"/>
    </style:style>
    <style:style style:name="WW_CharLFO31LVL5" style:family="text">
      <style:text-properties style:font-name="Wingdings" fo:font-size="10pt" style:font-size-asian="10pt"/>
    </style:style>
    <style:style style:name="WW_CharLFO31LVL6" style:family="text">
      <style:text-properties style:font-name="Wingdings" fo:font-size="10pt" style:font-size-asian="10pt"/>
    </style:style>
    <style:style style:name="WW_CharLFO31LVL7" style:family="text">
      <style:text-properties style:font-name="Wingdings" fo:font-size="10pt" style:font-size-asian="10pt"/>
    </style:style>
    <style:style style:name="WW_CharLFO31LVL8" style:family="text">
      <style:text-properties style:font-name="Wingdings" fo:font-size="10pt" style:font-size-asian="10pt"/>
    </style:style>
    <style:style style:name="WW_CharLFO31LVL9" style:family="text">
      <style:text-properties style:font-name="Wingdings" fo:font-size="10pt" style:font-size-asian="10pt"/>
    </style:style>
    <style:style style:name="WW_CharLFO32LVL1" style:family="text">
      <style:text-properties style:font-name="Symbol" fo:font-size="10pt" style:font-size-asian="10pt"/>
    </style:style>
    <style:style style:name="WW_CharLFO32LVL2" style:family="text">
      <style:text-properties style:font-name="Courier New" fo:font-size="10pt" style:font-size-asian="10pt"/>
    </style:style>
    <style:style style:name="WW_CharLFO32LVL3" style:family="text">
      <style:text-properties style:font-name="Wingdings" fo:font-size="10pt" style:font-size-asian="10pt"/>
    </style:style>
    <style:style style:name="WW_CharLFO32LVL4" style:family="text">
      <style:text-properties style:font-name="Wingdings" fo:font-size="10pt" style:font-size-asian="10pt"/>
    </style:style>
    <style:style style:name="WW_CharLFO32LVL5" style:family="text">
      <style:text-properties style:font-name="Wingdings" fo:font-size="10pt" style:font-size-asian="10pt"/>
    </style:style>
    <style:style style:name="WW_CharLFO32LVL6" style:family="text">
      <style:text-properties style:font-name="Wingdings" fo:font-size="10pt" style:font-size-asian="10pt"/>
    </style:style>
    <style:style style:name="WW_CharLFO32LVL7" style:family="text">
      <style:text-properties style:font-name="Wingdings" fo:font-size="10pt" style:font-size-asian="10pt"/>
    </style:style>
    <style:style style:name="WW_CharLFO32LVL8" style:family="text">
      <style:text-properties style:font-name="Wingdings" fo:font-size="10pt" style:font-size-asian="10pt"/>
    </style:style>
    <style:style style:name="WW_CharLFO32LVL9" style:family="text">
      <style:text-properties style:font-name="Wingdings" fo:font-size="10pt" style:font-size-asian="10pt"/>
    </style:style>
    <style:style style:name="WW_CharLFO33LVL1" style:family="text">
      <style:text-properties style:font-name="Symbol" fo:font-size="10pt" style:font-size-asian="10pt"/>
    </style:style>
    <style:style style:name="WW_CharLFO33LVL2" style:family="text">
      <style:text-properties style:font-name="Courier New" fo:font-size="10pt" style:font-size-asian="10pt"/>
    </style:style>
    <style:style style:name="WW_CharLFO33LVL3" style:family="text">
      <style:text-properties style:font-name="Wingdings" fo:font-size="10pt" style:font-size-asian="10pt"/>
    </style:style>
    <style:style style:name="WW_CharLFO33LVL4" style:family="text">
      <style:text-properties style:font-name="Wingdings" fo:font-size="10pt" style:font-size-asian="10pt"/>
    </style:style>
    <style:style style:name="WW_CharLFO33LVL5" style:family="text">
      <style:text-properties style:font-name="Wingdings" fo:font-size="10pt" style:font-size-asian="10pt"/>
    </style:style>
    <style:style style:name="WW_CharLFO33LVL6" style:family="text">
      <style:text-properties style:font-name="Wingdings" fo:font-size="10pt" style:font-size-asian="10pt"/>
    </style:style>
    <style:style style:name="WW_CharLFO33LVL7" style:family="text">
      <style:text-properties style:font-name="Wingdings" fo:font-size="10pt" style:font-size-asian="10pt"/>
    </style:style>
    <style:style style:name="WW_CharLFO33LVL8" style:family="text">
      <style:text-properties style:font-name="Wingdings" fo:font-size="10pt" style:font-size-asian="10pt"/>
    </style:style>
    <style:style style:name="WW_CharLFO33LVL9" style:family="text">
      <style:text-properties style:font-name="Wingdings" fo:font-size="10pt" style:font-size-asian="10pt"/>
    </style:style>
    <style:style style:name="WW_CharLFO34LVL1" style:family="text">
      <style:text-properties style:font-name="Symbol" fo:font-size="10pt" style:font-size-asian="10pt"/>
    </style:style>
    <style:style style:name="WW_CharLFO34LVL2" style:family="text">
      <style:text-properties style:font-name="Courier New" fo:font-size="10pt" style:font-size-asian="10pt"/>
    </style:style>
    <style:style style:name="WW_CharLFO34LVL3" style:family="text">
      <style:text-properties style:font-name="Wingdings" fo:font-size="10pt" style:font-size-asian="10pt"/>
    </style:style>
    <style:style style:name="WW_CharLFO34LVL4" style:family="text">
      <style:text-properties style:font-name="Wingdings" fo:font-size="10pt" style:font-size-asian="10pt"/>
    </style:style>
    <style:style style:name="WW_CharLFO34LVL5" style:family="text">
      <style:text-properties style:font-name="Wingdings" fo:font-size="10pt" style:font-size-asian="10pt"/>
    </style:style>
    <style:style style:name="WW_CharLFO34LVL6" style:family="text">
      <style:text-properties style:font-name="Wingdings" fo:font-size="10pt" style:font-size-asian="10pt"/>
    </style:style>
    <style:style style:name="WW_CharLFO34LVL7" style:family="text">
      <style:text-properties style:font-name="Wingdings" fo:font-size="10pt" style:font-size-asian="10pt"/>
    </style:style>
    <style:style style:name="WW_CharLFO34LVL8" style:family="text">
      <style:text-properties style:font-name="Wingdings" fo:font-size="10pt" style:font-size-asian="10pt"/>
    </style:style>
    <style:style style:name="WW_CharLFO34LVL9" style:family="text">
      <style:text-properties style:font-name="Wingdings" fo:font-size="10pt" style:font-size-asian="10pt"/>
    </style:style>
    <style:style style:name="WW_CharLFO35LVL1" style:family="text">
      <style:text-properties style:font-name="Symbol" fo:font-size="10pt" style:font-size-asian="10pt"/>
    </style:style>
    <style:style style:name="WW_CharLFO35LVL2" style:family="text">
      <style:text-properties style:font-name="Courier New" fo:font-size="10pt" style:font-size-asian="10pt"/>
    </style:style>
    <style:style style:name="WW_CharLFO35LVL3" style:family="text">
      <style:text-properties style:font-name="Wingdings" fo:font-size="10pt" style:font-size-asian="10pt"/>
    </style:style>
    <style:style style:name="WW_CharLFO35LVL4" style:family="text">
      <style:text-properties style:font-name="Wingdings" fo:font-size="10pt" style:font-size-asian="10pt"/>
    </style:style>
    <style:style style:name="WW_CharLFO35LVL5" style:family="text">
      <style:text-properties style:font-name="Wingdings" fo:font-size="10pt" style:font-size-asian="10pt"/>
    </style:style>
    <style:style style:name="WW_CharLFO35LVL6" style:family="text">
      <style:text-properties style:font-name="Wingdings" fo:font-size="10pt" style:font-size-asian="10pt"/>
    </style:style>
    <style:style style:name="WW_CharLFO35LVL7" style:family="text">
      <style:text-properties style:font-name="Wingdings" fo:font-size="10pt" style:font-size-asian="10pt"/>
    </style:style>
    <style:style style:name="WW_CharLFO35LVL8" style:family="text">
      <style:text-properties style:font-name="Wingdings" fo:font-size="10pt" style:font-size-asian="10pt"/>
    </style:style>
    <style:style style:name="WW_CharLFO35LVL9" style:family="text">
      <style:text-properties style:font-name="Wingdings" fo:font-size="10pt" style:font-size-asian="10pt"/>
    </style:style>
    <style:style style:name="WW_CharLFO36LVL1" style:family="text">
      <style:text-properties style:font-name="Symbol" fo:font-size="10pt" style:font-size-asian="10pt"/>
    </style:style>
    <style:style style:name="WW_CharLFO36LVL2" style:family="text">
      <style:text-properties style:font-name="Courier New" fo:font-size="10pt" style:font-size-asian="10pt"/>
    </style:style>
    <style:style style:name="WW_CharLFO36LVL3" style:family="text">
      <style:text-properties style:font-name="Wingdings" fo:font-size="10pt" style:font-size-asian="10pt"/>
    </style:style>
    <style:style style:name="WW_CharLFO36LVL4" style:family="text">
      <style:text-properties style:font-name="Wingdings" fo:font-size="10pt" style:font-size-asian="10pt"/>
    </style:style>
    <style:style style:name="WW_CharLFO36LVL5" style:family="text">
      <style:text-properties style:font-name="Wingdings" fo:font-size="10pt" style:font-size-asian="10pt"/>
    </style:style>
    <style:style style:name="WW_CharLFO36LVL6" style:family="text">
      <style:text-properties style:font-name="Wingdings" fo:font-size="10pt" style:font-size-asian="10pt"/>
    </style:style>
    <style:style style:name="WW_CharLFO36LVL7" style:family="text">
      <style:text-properties style:font-name="Wingdings" fo:font-size="10pt" style:font-size-asian="10pt"/>
    </style:style>
    <style:style style:name="WW_CharLFO36LVL8" style:family="text">
      <style:text-properties style:font-name="Wingdings" fo:font-size="10pt" style:font-size-asian="10pt"/>
    </style:style>
    <style:style style:name="WW_CharLFO36LVL9" style:family="text">
      <style:text-properties style:font-name="Wingdings" fo:font-size="10pt" style:font-size-asian="10pt"/>
    </style:style>
    <style:style style:name="WW_CharLFO37LVL1" style:family="text">
      <style:text-properties style:font-name="Symbol" fo:font-size="10pt" style:font-size-asian="10pt"/>
    </style:style>
    <style:style style:name="WW_CharLFO37LVL2" style:family="text">
      <style:text-properties style:font-name="Courier New" fo:font-size="10pt" style:font-size-asian="10pt"/>
    </style:style>
    <style:style style:name="WW_CharLFO37LVL3" style:family="text">
      <style:text-properties style:font-name="Wingdings" fo:font-size="10pt" style:font-size-asian="10pt"/>
    </style:style>
    <style:style style:name="WW_CharLFO37LVL4" style:family="text">
      <style:text-properties style:font-name="Wingdings" fo:font-size="10pt" style:font-size-asian="10pt"/>
    </style:style>
    <style:style style:name="WW_CharLFO37LVL5" style:family="text">
      <style:text-properties style:font-name="Wingdings" fo:font-size="10pt" style:font-size-asian="10pt"/>
    </style:style>
    <style:style style:name="WW_CharLFO37LVL6" style:family="text">
      <style:text-properties style:font-name="Wingdings" fo:font-size="10pt" style:font-size-asian="10pt"/>
    </style:style>
    <style:style style:name="WW_CharLFO37LVL7" style:family="text">
      <style:text-properties style:font-name="Wingdings" fo:font-size="10pt" style:font-size-asian="10pt"/>
    </style:style>
    <style:style style:name="WW_CharLFO37LVL8" style:family="text">
      <style:text-properties style:font-name="Wingdings" fo:font-size="10pt" style:font-size-asian="10pt"/>
    </style:style>
    <style:style style:name="WW_CharLFO37LVL9" style:family="text">
      <style:text-properties style:font-name="Wingdings" fo:font-size="10pt" style:font-size-asian="10pt"/>
    </style:style>
    <style:style style:name="WW_CharLFO38LVL1" style:family="text">
      <style:text-properties style:font-name="Symbol" fo:font-size="10pt" style:font-size-asian="10pt"/>
    </style:style>
    <style:style style:name="WW_CharLFO38LVL2" style:family="text">
      <style:text-properties style:font-name="Courier New" fo:font-size="10pt" style:font-size-asian="10pt"/>
    </style:style>
    <style:style style:name="WW_CharLFO38LVL3" style:family="text">
      <style:text-properties style:font-name="Wingdings" fo:font-size="10pt" style:font-size-asian="10pt"/>
    </style:style>
    <style:style style:name="WW_CharLFO38LVL4" style:family="text">
      <style:text-properties style:font-name="Wingdings" fo:font-size="10pt" style:font-size-asian="10pt"/>
    </style:style>
    <style:style style:name="WW_CharLFO38LVL5" style:family="text">
      <style:text-properties style:font-name="Wingdings" fo:font-size="10pt" style:font-size-asian="10pt"/>
    </style:style>
    <style:style style:name="WW_CharLFO38LVL6" style:family="text">
      <style:text-properties style:font-name="Wingdings" fo:font-size="10pt" style:font-size-asian="10pt"/>
    </style:style>
    <style:style style:name="WW_CharLFO38LVL7" style:family="text">
      <style:text-properties style:font-name="Wingdings" fo:font-size="10pt" style:font-size-asian="10pt"/>
    </style:style>
    <style:style style:name="WW_CharLFO38LVL8" style:family="text">
      <style:text-properties style:font-name="Wingdings" fo:font-size="10pt" style:font-size-asian="10pt"/>
    </style:style>
    <style:style style:name="WW_CharLFO38LVL9" style:family="text">
      <style:text-properties style:font-name="Wingdings" fo:font-size="10pt" style:font-size-asian="10pt"/>
    </style:style>
    <style:style style:name="WW_CharLFO39LVL1" style:family="text">
      <style:text-properties style:font-name="Symbol" fo:font-size="10pt" style:font-size-asian="10pt"/>
    </style:style>
    <style:style style:name="WW_CharLFO39LVL2" style:family="text">
      <style:text-properties style:font-name="Courier New" fo:font-size="10pt" style:font-size-asian="10pt"/>
    </style:style>
    <style:style style:name="WW_CharLFO39LVL3" style:family="text">
      <style:text-properties style:font-name="Wingdings" fo:font-size="10pt" style:font-size-asian="10pt"/>
    </style:style>
    <style:style style:name="WW_CharLFO39LVL4" style:family="text">
      <style:text-properties style:font-name="Wingdings" fo:font-size="10pt" style:font-size-asian="10pt"/>
    </style:style>
    <style:style style:name="WW_CharLFO39LVL5" style:family="text">
      <style:text-properties style:font-name="Wingdings" fo:font-size="10pt" style:font-size-asian="10pt"/>
    </style:style>
    <style:style style:name="WW_CharLFO39LVL6" style:family="text">
      <style:text-properties style:font-name="Wingdings" fo:font-size="10pt" style:font-size-asian="10pt"/>
    </style:style>
    <style:style style:name="WW_CharLFO39LVL7" style:family="text">
      <style:text-properties style:font-name="Wingdings" fo:font-size="10pt" style:font-size-asian="10pt"/>
    </style:style>
    <style:style style:name="WW_CharLFO39LVL8" style:family="text">
      <style:text-properties style:font-name="Wingdings" fo:font-size="10pt" style:font-size-asian="10pt"/>
    </style:style>
    <style:style style:name="WW_CharLFO39LVL9" style:family="text">
      <style:text-properties style:font-name="Wingdings" fo:font-size="10pt" style:font-size-asian="10pt"/>
    </style:style>
    <style:style style:name="WW_CharLFO40LVL1" style:family="text">
      <style:text-properties style:font-name="Symbol" fo:font-size="10pt" style:font-size-asian="10pt"/>
    </style:style>
    <style:style style:name="WW_CharLFO40LVL2" style:family="text">
      <style:text-properties style:font-name="Courier New" fo:font-size="10pt" style:font-size-asian="10pt"/>
    </style:style>
    <style:style style:name="WW_CharLFO40LVL3" style:family="text">
      <style:text-properties style:font-name="Wingdings" fo:font-size="10pt" style:font-size-asian="10pt"/>
    </style:style>
    <style:style style:name="WW_CharLFO40LVL4" style:family="text">
      <style:text-properties style:font-name="Wingdings" fo:font-size="10pt" style:font-size-asian="10pt"/>
    </style:style>
    <style:style style:name="WW_CharLFO40LVL5" style:family="text">
      <style:text-properties style:font-name="Wingdings" fo:font-size="10pt" style:font-size-asian="10pt"/>
    </style:style>
    <style:style style:name="WW_CharLFO40LVL6" style:family="text">
      <style:text-properties style:font-name="Wingdings" fo:font-size="10pt" style:font-size-asian="10pt"/>
    </style:style>
    <style:style style:name="WW_CharLFO40LVL7" style:family="text">
      <style:text-properties style:font-name="Wingdings" fo:font-size="10pt" style:font-size-asian="10pt"/>
    </style:style>
    <style:style style:name="WW_CharLFO40LVL8" style:family="text">
      <style:text-properties style:font-name="Wingdings" fo:font-size="10pt" style:font-size-asian="10pt"/>
    </style:style>
    <style:style style:name="WW_CharLFO40LVL9" style:family="text">
      <style:text-properties style:font-name="Wingdings" fo:font-size="10pt" style:font-size-asian="10pt"/>
    </style:style>
    <style:style style:name="WW_CharLFO41LVL1" style:family="text">
      <style:text-properties style:font-name="Symbol" fo:font-size="10pt" style:font-size-asian="10pt"/>
    </style:style>
    <style:style style:name="WW_CharLFO41LVL2" style:family="text">
      <style:text-properties style:font-name="Courier New" fo:font-size="10pt" style:font-size-asian="10pt"/>
    </style:style>
    <style:style style:name="WW_CharLFO41LVL3" style:family="text">
      <style:text-properties style:font-name="Wingdings" fo:font-size="10pt" style:font-size-asian="10pt"/>
    </style:style>
    <style:style style:name="WW_CharLFO41LVL4" style:family="text">
      <style:text-properties style:font-name="Wingdings" fo:font-size="10pt" style:font-size-asian="10pt"/>
    </style:style>
    <style:style style:name="WW_CharLFO41LVL5" style:family="text">
      <style:text-properties style:font-name="Wingdings" fo:font-size="10pt" style:font-size-asian="10pt"/>
    </style:style>
    <style:style style:name="WW_CharLFO41LVL6" style:family="text">
      <style:text-properties style:font-name="Wingdings" fo:font-size="10pt" style:font-size-asian="10pt"/>
    </style:style>
    <style:style style:name="WW_CharLFO41LVL7" style:family="text">
      <style:text-properties style:font-name="Wingdings" fo:font-size="10pt" style:font-size-asian="10pt"/>
    </style:style>
    <style:style style:name="WW_CharLFO41LVL8" style:family="text">
      <style:text-properties style:font-name="Wingdings" fo:font-size="10pt" style:font-size-asian="10pt"/>
    </style:style>
    <style:style style:name="WW_CharLFO41LVL9" style:family="text">
      <style:text-properties style:font-name="Wingdings" fo:font-size="10pt" style:font-size-asian="10pt"/>
    </style:style>
    <style:style style:name="WW_CharLFO42LVL1" style:family="text">
      <style:text-properties style:font-name="Symbol" fo:font-size="10pt" style:font-size-asian="10pt"/>
    </style:style>
    <style:style style:name="WW_CharLFO42LVL2" style:family="text">
      <style:text-properties style:font-name="Courier New" fo:font-size="10pt" style:font-size-asian="10pt"/>
    </style:style>
    <style:style style:name="WW_CharLFO42LVL3" style:family="text">
      <style:text-properties style:font-name="Wingdings" fo:font-size="10pt" style:font-size-asian="10pt"/>
    </style:style>
    <style:style style:name="WW_CharLFO42LVL4" style:family="text">
      <style:text-properties style:font-name="Wingdings" fo:font-size="10pt" style:font-size-asian="10pt"/>
    </style:style>
    <style:style style:name="WW_CharLFO42LVL5" style:family="text">
      <style:text-properties style:font-name="Wingdings" fo:font-size="10pt" style:font-size-asian="10pt"/>
    </style:style>
    <style:style style:name="WW_CharLFO42LVL6" style:family="text">
      <style:text-properties style:font-name="Wingdings" fo:font-size="10pt" style:font-size-asian="10pt"/>
    </style:style>
    <style:style style:name="WW_CharLFO42LVL7" style:family="text">
      <style:text-properties style:font-name="Wingdings" fo:font-size="10pt" style:font-size-asian="10pt"/>
    </style:style>
    <style:style style:name="WW_CharLFO42LVL8" style:family="text">
      <style:text-properties style:font-name="Wingdings" fo:font-size="10pt" style:font-size-asian="10pt"/>
    </style:style>
    <style:style style:name="WW_CharLFO42LVL9" style:family="text">
      <style:text-properties style:font-name="Wingdings" fo:font-size="10pt" style:font-size-asian="10pt"/>
    </style:style>
    <style:style style:name="WW_CharLFO43LVL1" style:family="text">
      <style:text-properties style:font-name="Symbol" fo:font-size="10pt" style:font-size-asian="10pt"/>
    </style:style>
    <style:style style:name="WW_CharLFO43LVL2" style:family="text">
      <style:text-properties style:font-name="Courier New" fo:font-size="10pt" style:font-size-asian="10pt"/>
    </style:style>
    <style:style style:name="WW_CharLFO43LVL3" style:family="text">
      <style:text-properties style:font-name="Wingdings" fo:font-size="10pt" style:font-size-asian="10pt"/>
    </style:style>
    <style:style style:name="WW_CharLFO43LVL4" style:family="text">
      <style:text-properties style:font-name="Wingdings" fo:font-size="10pt" style:font-size-asian="10pt"/>
    </style:style>
    <style:style style:name="WW_CharLFO43LVL5" style:family="text">
      <style:text-properties style:font-name="Wingdings" fo:font-size="10pt" style:font-size-asian="10pt"/>
    </style:style>
    <style:style style:name="WW_CharLFO43LVL6" style:family="text">
      <style:text-properties style:font-name="Wingdings" fo:font-size="10pt" style:font-size-asian="10pt"/>
    </style:style>
    <style:style style:name="WW_CharLFO43LVL7" style:family="text">
      <style:text-properties style:font-name="Wingdings" fo:font-size="10pt" style:font-size-asian="10pt"/>
    </style:style>
    <style:style style:name="WW_CharLFO43LVL8" style:family="text">
      <style:text-properties style:font-name="Wingdings" fo:font-size="10pt" style:font-size-asian="10pt"/>
    </style:style>
    <style:style style:name="WW_CharLFO43LVL9" style:family="text">
      <style:text-properties style:font-name="Wingdings" fo:font-size="10pt" style:font-size-asian="10pt"/>
    </style:style>
    <style:style style:name="WW_CharLFO44LVL1" style:family="text">
      <style:text-properties style:font-name="Symbol" fo:font-size="10pt" style:font-size-asian="10pt"/>
    </style:style>
    <style:style style:name="WW_CharLFO44LVL2" style:family="text">
      <style:text-properties style:font-name="Courier New" fo:font-size="10pt" style:font-size-asian="10pt"/>
    </style:style>
    <style:style style:name="WW_CharLFO44LVL3" style:family="text">
      <style:text-properties style:font-name="Wingdings" fo:font-size="10pt" style:font-size-asian="10pt"/>
    </style:style>
    <style:style style:name="WW_CharLFO44LVL4" style:family="text">
      <style:text-properties style:font-name="Wingdings" fo:font-size="10pt" style:font-size-asian="10pt"/>
    </style:style>
    <style:style style:name="WW_CharLFO44LVL5" style:family="text">
      <style:text-properties style:font-name="Wingdings" fo:font-size="10pt" style:font-size-asian="10pt"/>
    </style:style>
    <style:style style:name="WW_CharLFO44LVL6" style:family="text">
      <style:text-properties style:font-name="Wingdings" fo:font-size="10pt" style:font-size-asian="10pt"/>
    </style:style>
    <style:style style:name="WW_CharLFO44LVL7" style:family="text">
      <style:text-properties style:font-name="Wingdings" fo:font-size="10pt" style:font-size-asian="10pt"/>
    </style:style>
    <style:style style:name="WW_CharLFO44LVL8" style:family="text">
      <style:text-properties style:font-name="Wingdings" fo:font-size="10pt" style:font-size-asian="10pt"/>
    </style:style>
    <style:style style:name="WW_CharLFO44LVL9" style:family="text">
      <style:text-properties style:font-name="Wingdings" fo:font-size="10pt" style:font-size-asian="10pt"/>
    </style:style>
    <style:style style:name="WW_CharLFO45LVL1" style:family="text">
      <style:text-properties style:font-name="Symbol" fo:font-size="10pt" style:font-size-asian="10pt"/>
    </style:style>
    <style:style style:name="WW_CharLFO45LVL2" style:family="text">
      <style:text-properties style:font-name="Courier New" fo:font-size="10pt" style:font-size-asian="10pt"/>
    </style:style>
    <style:style style:name="WW_CharLFO45LVL3" style:family="text">
      <style:text-properties style:font-name="Wingdings" fo:font-size="10pt" style:font-size-asian="10pt"/>
    </style:style>
    <style:style style:name="WW_CharLFO45LVL4" style:family="text">
      <style:text-properties style:font-name="Wingdings" fo:font-size="10pt" style:font-size-asian="10pt"/>
    </style:style>
    <style:style style:name="WW_CharLFO45LVL5" style:family="text">
      <style:text-properties style:font-name="Wingdings" fo:font-size="10pt" style:font-size-asian="10pt"/>
    </style:style>
    <style:style style:name="WW_CharLFO45LVL6" style:family="text">
      <style:text-properties style:font-name="Wingdings" fo:font-size="10pt" style:font-size-asian="10pt"/>
    </style:style>
    <style:style style:name="WW_CharLFO45LVL7" style:family="text">
      <style:text-properties style:font-name="Wingdings" fo:font-size="10pt" style:font-size-asian="10pt"/>
    </style:style>
    <style:style style:name="WW_CharLFO45LVL8" style:family="text">
      <style:text-properties style:font-name="Wingdings" fo:font-size="10pt" style:font-size-asian="10pt"/>
    </style:style>
    <style:style style:name="WW_CharLFO45LVL9" style:family="text">
      <style:text-properties style:font-name="Wingdings" fo:font-size="10pt" style:font-size-asian="10pt"/>
    </style:style>
    <style:style style:name="WW_CharLFO46LVL1" style:family="text">
      <style:text-properties style:font-name="Symbol" fo:font-size="10pt" style:font-size-asian="10pt"/>
    </style:style>
    <style:style style:name="WW_CharLFO46LVL2" style:family="text">
      <style:text-properties style:font-name="Courier New" fo:font-size="10pt" style:font-size-asian="10pt"/>
    </style:style>
    <style:style style:name="WW_CharLFO46LVL3" style:family="text">
      <style:text-properties style:font-name="Wingdings" fo:font-size="10pt" style:font-size-asian="10pt"/>
    </style:style>
    <style:style style:name="WW_CharLFO46LVL4" style:family="text">
      <style:text-properties style:font-name="Wingdings" fo:font-size="10pt" style:font-size-asian="10pt"/>
    </style:style>
    <style:style style:name="WW_CharLFO46LVL5" style:family="text">
      <style:text-properties style:font-name="Wingdings" fo:font-size="10pt" style:font-size-asian="10pt"/>
    </style:style>
    <style:style style:name="WW_CharLFO46LVL6" style:family="text">
      <style:text-properties style:font-name="Wingdings" fo:font-size="10pt" style:font-size-asian="10pt"/>
    </style:style>
    <style:style style:name="WW_CharLFO46LVL7" style:family="text">
      <style:text-properties style:font-name="Wingdings" fo:font-size="10pt" style:font-size-asian="10pt"/>
    </style:style>
    <style:style style:name="WW_CharLFO46LVL8" style:family="text">
      <style:text-properties style:font-name="Wingdings" fo:font-size="10pt" style:font-size-asian="10pt"/>
    </style:style>
    <style:style style:name="WW_CharLFO46LVL9" style:family="text">
      <style:text-properties style:font-name="Wingdings" fo:font-size="10pt" style:font-size-asian="10pt"/>
    </style:style>
    <style:style style:name="WW_CharLFO47LVL1" style:family="text">
      <style:text-properties style:font-name="Symbol" fo:font-size="10pt" style:font-size-asian="10pt"/>
    </style:style>
    <style:style style:name="WW_CharLFO47LVL2" style:family="text">
      <style:text-properties style:font-name="Courier New" fo:font-size="10pt" style:font-size-asian="10pt"/>
    </style:style>
    <style:style style:name="WW_CharLFO47LVL3" style:family="text">
      <style:text-properties style:font-name="Wingdings" fo:font-size="10pt" style:font-size-asian="10pt"/>
    </style:style>
    <style:style style:name="WW_CharLFO47LVL4" style:family="text">
      <style:text-properties style:font-name="Wingdings" fo:font-size="10pt" style:font-size-asian="10pt"/>
    </style:style>
    <style:style style:name="WW_CharLFO47LVL5" style:family="text">
      <style:text-properties style:font-name="Wingdings" fo:font-size="10pt" style:font-size-asian="10pt"/>
    </style:style>
    <style:style style:name="WW_CharLFO47LVL6" style:family="text">
      <style:text-properties style:font-name="Wingdings" fo:font-size="10pt" style:font-size-asian="10pt"/>
    </style:style>
    <style:style style:name="WW_CharLFO47LVL7" style:family="text">
      <style:text-properties style:font-name="Wingdings" fo:font-size="10pt" style:font-size-asian="10pt"/>
    </style:style>
    <style:style style:name="WW_CharLFO47LVL8" style:family="text">
      <style:text-properties style:font-name="Wingdings" fo:font-size="10pt" style:font-size-asian="10pt"/>
    </style:style>
    <style:style style:name="WW_CharLFO47LVL9" style:family="text">
      <style:text-properties style:font-name="Wingdings" fo:font-size="10pt" style:font-size-asian="10pt"/>
    </style:style>
    <style:style style:name="WW_CharLFO48LVL1" style:family="text">
      <style:text-properties style:font-name="Symbol" fo:font-size="10pt" style:font-size-asian="10pt"/>
    </style:style>
    <style:style style:name="WW_CharLFO48LVL2" style:family="text">
      <style:text-properties style:font-name="Courier New" fo:font-size="10pt" style:font-size-asian="10pt"/>
    </style:style>
    <style:style style:name="WW_CharLFO48LVL3" style:family="text">
      <style:text-properties style:font-name="Wingdings" fo:font-size="10pt" style:font-size-asian="10pt"/>
    </style:style>
    <style:style style:name="WW_CharLFO48LVL4" style:family="text">
      <style:text-properties style:font-name="Wingdings" fo:font-size="10pt" style:font-size-asian="10pt"/>
    </style:style>
    <style:style style:name="WW_CharLFO48LVL5" style:family="text">
      <style:text-properties style:font-name="Wingdings" fo:font-size="10pt" style:font-size-asian="10pt"/>
    </style:style>
    <style:style style:name="WW_CharLFO48LVL6" style:family="text">
      <style:text-properties style:font-name="Wingdings" fo:font-size="10pt" style:font-size-asian="10pt"/>
    </style:style>
    <style:style style:name="WW_CharLFO48LVL7" style:family="text">
      <style:text-properties style:font-name="Wingdings" fo:font-size="10pt" style:font-size-asian="10pt"/>
    </style:style>
    <style:style style:name="WW_CharLFO48LVL8" style:family="text">
      <style:text-properties style:font-name="Wingdings" fo:font-size="10pt" style:font-size-asian="10pt"/>
    </style:style>
    <style:style style:name="WW_CharLFO48LVL9" style:family="text">
      <style:text-properties style:font-name="Wingdings" fo:font-size="10pt" style:font-size-asian="10pt"/>
    </style:style>
    <style:style style:name="WW_CharLFO49LVL1" style:family="text">
      <style:text-properties style:font-name="Symbol" fo:font-size="10pt" style:font-size-asian="10pt"/>
    </style:style>
    <style:style style:name="WW_CharLFO49LVL2" style:family="text">
      <style:text-properties style:font-name="Courier New" fo:font-size="10pt" style:font-size-asian="10pt"/>
    </style:style>
    <style:style style:name="WW_CharLFO49LVL3" style:family="text">
      <style:text-properties style:font-name="Wingdings" fo:font-size="10pt" style:font-size-asian="10pt"/>
    </style:style>
    <style:style style:name="WW_CharLFO49LVL4" style:family="text">
      <style:text-properties style:font-name="Wingdings" fo:font-size="10pt" style:font-size-asian="10pt"/>
    </style:style>
    <style:style style:name="WW_CharLFO49LVL5" style:family="text">
      <style:text-properties style:font-name="Wingdings" fo:font-size="10pt" style:font-size-asian="10pt"/>
    </style:style>
    <style:style style:name="WW_CharLFO49LVL6" style:family="text">
      <style:text-properties style:font-name="Wingdings" fo:font-size="10pt" style:font-size-asian="10pt"/>
    </style:style>
    <style:style style:name="WW_CharLFO49LVL7" style:family="text">
      <style:text-properties style:font-name="Wingdings" fo:font-size="10pt" style:font-size-asian="10pt"/>
    </style:style>
    <style:style style:name="WW_CharLFO49LVL8" style:family="text">
      <style:text-properties style:font-name="Wingdings" fo:font-size="10pt" style:font-size-asian="10pt"/>
    </style:style>
    <style:style style:name="WW_CharLFO49LVL9" style:family="text">
      <style:text-properties style:font-name="Wingdings" fo:font-size="10pt" style:font-size-asian="10pt"/>
    </style:style>
    <style:style style:name="WW_CharLFO50LVL1" style:family="text">
      <style:text-properties style:font-name="Symbol" fo:font-size="10pt" style:font-size-asian="10pt"/>
    </style:style>
    <style:style style:name="WW_CharLFO50LVL2" style:family="text">
      <style:text-properties style:font-name="Courier New" fo:font-size="10pt" style:font-size-asian="10pt"/>
    </style:style>
    <style:style style:name="WW_CharLFO50LVL3" style:family="text">
      <style:text-properties style:font-name="Wingdings" fo:font-size="10pt" style:font-size-asian="10pt"/>
    </style:style>
    <style:style style:name="WW_CharLFO50LVL4" style:family="text">
      <style:text-properties style:font-name="Wingdings" fo:font-size="10pt" style:font-size-asian="10pt"/>
    </style:style>
    <style:style style:name="WW_CharLFO50LVL5" style:family="text">
      <style:text-properties style:font-name="Wingdings" fo:font-size="10pt" style:font-size-asian="10pt"/>
    </style:style>
    <style:style style:name="WW_CharLFO50LVL6" style:family="text">
      <style:text-properties style:font-name="Wingdings" fo:font-size="10pt" style:font-size-asian="10pt"/>
    </style:style>
    <style:style style:name="WW_CharLFO50LVL7" style:family="text">
      <style:text-properties style:font-name="Wingdings" fo:font-size="10pt" style:font-size-asian="10pt"/>
    </style:style>
    <style:style style:name="WW_CharLFO50LVL8" style:family="text">
      <style:text-properties style:font-name="Wingdings" fo:font-size="10pt" style:font-size-asian="10pt"/>
    </style:style>
    <style:style style:name="WW_CharLFO50LVL9" style:family="text">
      <style:text-properties style:font-name="Wingdings" fo:font-size="10pt" style:font-size-asian="10pt"/>
    </style:style>
    <style:style style:name="WW_CharLFO51LVL1" style:family="text">
      <style:text-properties style:font-name="Symbol" fo:font-size="10pt" style:font-size-asian="10pt"/>
    </style:style>
    <style:style style:name="WW_CharLFO51LVL2" style:family="text">
      <style:text-properties style:font-name="Courier New" fo:font-size="10pt" style:font-size-asian="10pt"/>
    </style:style>
    <style:style style:name="WW_CharLFO51LVL3" style:family="text">
      <style:text-properties style:font-name="Wingdings" fo:font-size="10pt" style:font-size-asian="10pt"/>
    </style:style>
    <style:style style:name="WW_CharLFO51LVL4" style:family="text">
      <style:text-properties style:font-name="Wingdings" fo:font-size="10pt" style:font-size-asian="10pt"/>
    </style:style>
    <style:style style:name="WW_CharLFO51LVL5" style:family="text">
      <style:text-properties style:font-name="Wingdings" fo:font-size="10pt" style:font-size-asian="10pt"/>
    </style:style>
    <style:style style:name="WW_CharLFO51LVL6" style:family="text">
      <style:text-properties style:font-name="Wingdings" fo:font-size="10pt" style:font-size-asian="10pt"/>
    </style:style>
    <style:style style:name="WW_CharLFO51LVL7" style:family="text">
      <style:text-properties style:font-name="Wingdings" fo:font-size="10pt" style:font-size-asian="10pt"/>
    </style:style>
    <style:style style:name="WW_CharLFO51LVL8" style:family="text">
      <style:text-properties style:font-name="Wingdings" fo:font-size="10pt" style:font-size-asian="10pt"/>
    </style:style>
    <style:style style:name="WW_CharLFO51LVL9" style:family="text">
      <style:text-properties style:font-name="Wingdings" fo:font-size="10pt" style:font-size-asian="10pt"/>
    </style:style>
    <style:style style:name="WW_CharLFO52LVL1" style:family="text">
      <style:text-properties style:font-name="Symbol" fo:font-size="10pt" style:font-size-asian="10pt"/>
    </style:style>
    <style:style style:name="WW_CharLFO52LVL2" style:family="text">
      <style:text-properties style:font-name="Courier New" fo:font-size="10pt" style:font-size-asian="10pt"/>
    </style:style>
    <style:style style:name="WW_CharLFO52LVL3" style:family="text">
      <style:text-properties style:font-name="Wingdings" fo:font-size="10pt" style:font-size-asian="10pt"/>
    </style:style>
    <style:style style:name="WW_CharLFO52LVL4" style:family="text">
      <style:text-properties style:font-name="Wingdings" fo:font-size="10pt" style:font-size-asian="10pt"/>
    </style:style>
    <style:style style:name="WW_CharLFO52LVL5" style:family="text">
      <style:text-properties style:font-name="Wingdings" fo:font-size="10pt" style:font-size-asian="10pt"/>
    </style:style>
    <style:style style:name="WW_CharLFO52LVL6" style:family="text">
      <style:text-properties style:font-name="Wingdings" fo:font-size="10pt" style:font-size-asian="10pt"/>
    </style:style>
    <style:style style:name="WW_CharLFO52LVL7" style:family="text">
      <style:text-properties style:font-name="Wingdings" fo:font-size="10pt" style:font-size-asian="10pt"/>
    </style:style>
    <style:style style:name="WW_CharLFO52LVL8" style:family="text">
      <style:text-properties style:font-name="Wingdings" fo:font-size="10pt" style:font-size-asian="10pt"/>
    </style:style>
    <style:style style:name="WW_CharLFO52LVL9" style:family="text">
      <style:text-properties style:font-name="Wingdings" fo:font-size="10pt" style:font-size-asian="10pt"/>
    </style:style>
    <style:style style:name="WW_CharLFO53LVL1" style:family="text">
      <style:text-properties style:font-name="Symbol" fo:font-size="10pt" style:font-size-asian="10pt"/>
    </style:style>
    <style:style style:name="WW_CharLFO53LVL2" style:family="text">
      <style:text-properties style:font-name="Courier New" fo:font-size="10pt" style:font-size-asian="10pt"/>
    </style:style>
    <style:style style:name="WW_CharLFO53LVL3" style:family="text">
      <style:text-properties style:font-name="Wingdings" fo:font-size="10pt" style:font-size-asian="10pt"/>
    </style:style>
    <style:style style:name="WW_CharLFO53LVL4" style:family="text">
      <style:text-properties style:font-name="Wingdings" fo:font-size="10pt" style:font-size-asian="10pt"/>
    </style:style>
    <style:style style:name="WW_CharLFO53LVL5" style:family="text">
      <style:text-properties style:font-name="Wingdings" fo:font-size="10pt" style:font-size-asian="10pt"/>
    </style:style>
    <style:style style:name="WW_CharLFO53LVL6" style:family="text">
      <style:text-properties style:font-name="Wingdings" fo:font-size="10pt" style:font-size-asian="10pt"/>
    </style:style>
    <style:style style:name="WW_CharLFO53LVL7" style:family="text">
      <style:text-properties style:font-name="Wingdings" fo:font-size="10pt" style:font-size-asian="10pt"/>
    </style:style>
    <style:style style:name="WW_CharLFO53LVL8" style:family="text">
      <style:text-properties style:font-name="Wingdings" fo:font-size="10pt" style:font-size-asian="10pt"/>
    </style:style>
    <style:style style:name="WW_CharLFO53LVL9" style:family="text">
      <style:text-properties style:font-name="Wingdings" fo:font-size="10pt" style:font-size-asian="10pt"/>
    </style:style>
    <style:style style:name="WW_CharLFO54LVL1" style:family="text">
      <style:text-properties style:font-name="Symbol" fo:font-size="10pt" style:font-size-asian="10pt"/>
    </style:style>
    <style:style style:name="WW_CharLFO54LVL2" style:family="text">
      <style:text-properties style:font-name="Courier New" fo:font-size="10pt" style:font-size-asian="10pt"/>
    </style:style>
    <style:style style:name="WW_CharLFO54LVL3" style:family="text">
      <style:text-properties style:font-name="Wingdings" fo:font-size="10pt" style:font-size-asian="10pt"/>
    </style:style>
    <style:style style:name="WW_CharLFO54LVL4" style:family="text">
      <style:text-properties style:font-name="Wingdings" fo:font-size="10pt" style:font-size-asian="10pt"/>
    </style:style>
    <style:style style:name="WW_CharLFO54LVL5" style:family="text">
      <style:text-properties style:font-name="Wingdings" fo:font-size="10pt" style:font-size-asian="10pt"/>
    </style:style>
    <style:style style:name="WW_CharLFO54LVL6" style:family="text">
      <style:text-properties style:font-name="Wingdings" fo:font-size="10pt" style:font-size-asian="10pt"/>
    </style:style>
    <style:style style:name="WW_CharLFO54LVL7" style:family="text">
      <style:text-properties style:font-name="Wingdings" fo:font-size="10pt" style:font-size-asian="10pt"/>
    </style:style>
    <style:style style:name="WW_CharLFO54LVL8" style:family="text">
      <style:text-properties style:font-name="Wingdings" fo:font-size="10pt" style:font-size-asian="10pt"/>
    </style:style>
    <style:style style:name="WW_CharLFO54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ean walla walla</meta:initial-creator>
    <dc:creator>sean walla walla</dc:creator>
    <meta:creation-date>2019-01-03T18:17:00Z</meta:creation-date>
    <dc:date>2019-01-03T18:17:00Z</dc:date>
    <meta:template xlink:href="Normal.dotm" xlink:type="simple"/>
    <meta:editing-cycles>1</meta:editing-cycles>
    <meta:editing-duration>PT0S</meta:editing-duration>
    <meta:document-statistic meta:page-count="24" meta:paragraph-count="235" meta:word-count="17582" meta:character-count="117570" meta:row-count="835" meta:non-whitespace-character-count="100223"/>
  </office:meta>
</office:document-meta>
</file>